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Text_20_body">
      <style:text-properties fo:language="en" fo:country="US"/>
    </style:style>
    <style:style style:name="P4" style:family="paragraph" style:parent-style-name="Text_20_body">
      <style:text-properties fo:language="en" fo:country="US" officeooo:paragraph-rsid="1c792787"/>
    </style:style>
    <style:style style:name="P5" style:family="paragraph" style:parent-style-name="Text_20_body">
      <style:text-properties fo:language="en" fo:country="US" officeooo:paragraph-rsid="1d6f3448"/>
    </style:style>
    <style:style style:name="P6" style:family="paragraph" style:parent-style-name="Text_20_body">
      <style:text-properties fo:language="en" fo:country="US" officeooo:paragraph-rsid="1d74c9f7"/>
    </style:style>
    <style:style style:name="P7" style:family="paragraph" style:parent-style-name="Text_20_body">
      <style:text-properties fo:language="en" fo:country="US" officeooo:paragraph-rsid="1d74fa12"/>
    </style:style>
    <style:style style:name="P8" style:family="paragraph" style:parent-style-name="Text_20_body">
      <style:text-properties fo:language="en" fo:country="US" officeooo:paragraph-rsid="1d82c706"/>
    </style:style>
    <style:style style:name="P9" style:family="paragraph" style:parent-style-name="Text_20_body">
      <style:text-properties fo:language="en" fo:country="US" officeooo:paragraph-rsid="1da3138c"/>
    </style:style>
    <style:style style:name="P10" style:family="paragraph" style:parent-style-name="Text_20_body">
      <style:text-properties fo:language="en" fo:country="US" officeooo:paragraph-rsid="1d9ef228"/>
    </style:style>
    <style:style style:name="P11" style:family="paragraph" style:parent-style-name="Text_20_body">
      <style:text-properties fo:language="en" fo:country="US" officeooo:paragraph-rsid="1da068c8"/>
    </style:style>
    <style:style style:name="P12" style:family="paragraph" style:parent-style-name="Text_20_body">
      <style:text-properties fo:language="en" fo:country="US" officeooo:paragraph-rsid="1da1ae98"/>
    </style:style>
    <style:style style:name="P13" style:family="paragraph" style:parent-style-name="Text_20_body">
      <style:text-properties fo:language="en" fo:country="US" officeooo:paragraph-rsid="1da6c946"/>
    </style:style>
    <style:style style:name="P14" style:family="paragraph" style:parent-style-name="Text_20_body">
      <style:text-properties fo:language="en" fo:country="US" officeooo:paragraph-rsid="1da9c72e"/>
    </style:style>
    <style:style style:name="P15" style:family="paragraph" style:parent-style-name="Text_20_body">
      <style:text-properties fo:language="en" fo:country="US" officeooo:paragraph-rsid="1dac185a"/>
    </style:style>
    <style:style style:name="P16" style:family="paragraph" style:parent-style-name="Text_20_body">
      <style:text-properties fo:language="en" fo:country="US" officeooo:paragraph-rsid="1db23dc1"/>
    </style:style>
    <style:style style:name="P17" style:family="paragraph" style:parent-style-name="Text_20_body">
      <style:text-properties fo:language="en" fo:country="US" officeooo:paragraph-rsid="1dd9551c"/>
    </style:style>
    <style:style style:name="P18" style:family="paragraph" style:parent-style-name="Text_20_body">
      <style:text-properties fo:language="en" fo:country="US" officeooo:paragraph-rsid="1dbfe685"/>
    </style:style>
    <style:style style:name="P19" style:family="paragraph" style:parent-style-name="Text_20_body">
      <style:text-properties fo:language="en" fo:country="US" officeooo:paragraph-rsid="1dc43109"/>
    </style:style>
    <style:style style:name="P20" style:family="paragraph" style:parent-style-name="Text_20_body">
      <style:text-properties fo:language="en" fo:country="US" officeooo:paragraph-rsid="1dc45fee"/>
    </style:style>
    <style:style style:name="P21" style:family="paragraph" style:parent-style-name="Text_20_body">
      <style:text-properties fo:language="en" fo:country="US" officeooo:paragraph-rsid="1dca68d4"/>
    </style:style>
    <style:style style:name="P22" style:family="paragraph" style:parent-style-name="Text_20_body">
      <style:text-properties fo:language="en" fo:country="US" officeooo:paragraph-rsid="1dd478ce"/>
    </style:style>
    <style:style style:name="P23" style:family="paragraph" style:parent-style-name="Text_20_body">
      <style:text-properties fo:language="en" fo:country="US" officeooo:paragraph-rsid="1dda0171"/>
    </style:style>
    <style:style style:name="P24" style:family="paragraph" style:parent-style-name="Text_20_body">
      <style:text-properties fo:language="en" fo:country="US" officeooo:paragraph-rsid="1deb6846"/>
    </style:style>
    <style:style style:name="P25" style:family="paragraph" style:parent-style-name="Text_20_body">
      <style:text-properties fo:language="en" fo:country="US" officeooo:paragraph-rsid="1dff64df"/>
    </style:style>
    <style:style style:name="P26" style:family="paragraph" style:parent-style-name="Text_20_body">
      <style:text-properties fo:language="en" fo:country="US" officeooo:paragraph-rsid="1e04147b"/>
    </style:style>
    <style:style style:name="P27" style:family="paragraph" style:parent-style-name="Text_20_body">
      <style:text-properties fo:language="en" fo:country="US" officeooo:paragraph-rsid="1e0f6e6f"/>
    </style:style>
    <style:style style:name="P28" style:family="paragraph" style:parent-style-name="Text_20_body">
      <style:text-properties fo:language="en" fo:country="US" officeooo:paragraph-rsid="1e1414ce"/>
    </style:style>
    <style:style style:name="P29" style:family="paragraph" style:parent-style-name="Text_20_body">
      <style:text-properties fo:language="en" fo:country="US" officeooo:paragraph-rsid="229c386c"/>
    </style:style>
    <style:style style:name="P30" style:family="paragraph" style:parent-style-name="Text_20_body">
      <style:text-properties fo:language="en" fo:country="US" officeooo:paragraph-rsid="229e505f"/>
    </style:style>
    <style:style style:name="P31" style:family="paragraph" style:parent-style-name="Text_20_body">
      <style:text-properties fo:language="en" fo:country="US" officeooo:paragraph-rsid="22a014dd"/>
    </style:style>
    <style:style style:name="P32" style:family="paragraph" style:parent-style-name="Text_20_body">
      <style:text-properties fo:language="en" fo:country="US" officeooo:paragraph-rsid="22a0a861"/>
    </style:style>
    <style:style style:name="P33" style:family="paragraph" style:parent-style-name="Text_20_body">
      <style:text-properties fo:language="en" fo:country="US" officeooo:paragraph-rsid="22a3a927"/>
    </style:style>
    <style:style style:name="P34" style:family="paragraph" style:parent-style-name="Text_20_body">
      <style:text-properties fo:language="en" fo:country="US" officeooo:paragraph-rsid="22ba82fb"/>
    </style:style>
    <style:style style:name="P35" style:family="paragraph" style:parent-style-name="Text_20_body">
      <style:text-properties fo:language="en" fo:country="US" officeooo:paragraph-rsid="22caaa39"/>
    </style:style>
    <style:style style:name="P36" style:family="paragraph" style:parent-style-name="Header">
      <style:paragraph-properties fo:text-align="end" style:justify-single-word="false"/>
    </style:style>
    <style:style style:name="P37" style:family="paragraph" style:parent-style-name="Text_20_body">
      <style:text-properties officeooo:paragraph-rsid="1d5fa35c"/>
    </style:style>
    <style:style style:name="P38" style:family="paragraph" style:parent-style-name="Text_20_body">
      <style:text-properties officeooo:paragraph-rsid="1d613e57"/>
    </style:style>
    <style:style style:name="P39" style:family="paragraph" style:parent-style-name="Text_20_body">
      <style:text-properties officeooo:paragraph-rsid="1d62621b"/>
    </style:style>
    <style:style style:name="P40" style:family="paragraph" style:parent-style-name="Text_20_body">
      <style:text-properties officeooo:paragraph-rsid="1d63ee55"/>
    </style:style>
    <style:style style:name="P41" style:family="paragraph" style:parent-style-name="Text_20_body">
      <style:text-properties officeooo:paragraph-rsid="1d666151"/>
    </style:style>
    <style:style style:name="P42" style:family="paragraph" style:parent-style-name="Text_20_body">
      <style:text-properties officeooo:paragraph-rsid="1d6834a9"/>
    </style:style>
    <style:style style:name="P43" style:family="paragraph" style:parent-style-name="Text_20_body">
      <style:text-properties officeooo:paragraph-rsid="1d697bcb"/>
    </style:style>
    <style:style style:name="P44" style:family="paragraph" style:parent-style-name="Text_20_body">
      <style:text-properties officeooo:paragraph-rsid="1d6b5fba"/>
    </style:style>
    <style:style style:name="P45" style:family="paragraph" style:parent-style-name="Text_20_body">
      <style:text-properties officeooo:paragraph-rsid="1d72dbc0"/>
    </style:style>
    <style:style style:name="P46" style:family="paragraph" style:parent-style-name="Text_20_body">
      <style:text-properties officeooo:paragraph-rsid="1d75747f"/>
    </style:style>
    <style:style style:name="P47" style:family="paragraph" style:parent-style-name="Text_20_body">
      <style:text-properties officeooo:paragraph-rsid="1d76c3fe"/>
    </style:style>
    <style:style style:name="P48" style:family="paragraph" style:parent-style-name="Footnote">
      <style:text-properties officeooo:rsid="1d88dae4" officeooo:paragraph-rsid="1d88dae4"/>
    </style:style>
    <style:style style:name="P49" style:family="paragraph" style:parent-style-name="Text_20_body">
      <style:text-properties officeooo:paragraph-rsid="1d9d17af"/>
    </style:style>
    <style:style style:name="P50" style:family="paragraph" style:parent-style-name="Text_20_body">
      <style:text-properties officeooo:paragraph-rsid="1d9e9afa"/>
    </style:style>
    <style:style style:name="P51" style:family="paragraph" style:parent-style-name="Text_20_body">
      <style:text-properties officeooo:paragraph-rsid="1da01f68"/>
    </style:style>
    <style:style style:name="P52" style:family="paragraph" style:parent-style-name="Text_20_body">
      <style:text-properties officeooo:paragraph-rsid="1da6c946"/>
    </style:style>
    <style:style style:name="P53" style:family="paragraph" style:parent-style-name="Text_20_body">
      <style:text-properties officeooo:paragraph-rsid="1daa34b3"/>
    </style:style>
    <style:style style:name="P54" style:family="paragraph" style:parent-style-name="Text_20_body">
      <style:text-properties officeooo:paragraph-rsid="1dbaaf61"/>
    </style:style>
    <style:style style:name="P55" style:family="paragraph" style:parent-style-name="Text_20_body">
      <style:text-properties officeooo:paragraph-rsid="1dbfe685"/>
    </style:style>
    <style:style style:name="P56" style:family="paragraph" style:parent-style-name="Text_20_body">
      <style:text-properties officeooo:paragraph-rsid="1dc43109"/>
    </style:style>
    <style:style style:name="P57" style:family="paragraph" style:parent-style-name="Text_20_body">
      <style:text-properties officeooo:paragraph-rsid="1dc6ebf0"/>
    </style:style>
    <style:style style:name="P58" style:family="paragraph" style:parent-style-name="Text_20_body">
      <style:text-properties officeooo:paragraph-rsid="1dcd1ce7"/>
    </style:style>
    <style:style style:name="P59" style:family="paragraph" style:parent-style-name="Text_20_body">
      <style:text-properties officeooo:paragraph-rsid="1dcd5c3f"/>
    </style:style>
    <style:style style:name="P60" style:family="paragraph" style:parent-style-name="Text_20_body">
      <style:text-properties officeooo:paragraph-rsid="1dd01d39"/>
    </style:style>
    <style:style style:name="P61" style:family="paragraph" style:parent-style-name="Text_20_body">
      <style:text-properties officeooo:paragraph-rsid="1dd2808c"/>
    </style:style>
    <style:style style:name="P62" style:family="paragraph" style:parent-style-name="Text_20_body">
      <style:text-properties officeooo:paragraph-rsid="1dd478ce"/>
    </style:style>
    <style:style style:name="P63" style:family="paragraph" style:parent-style-name="Text_20_body">
      <style:text-properties officeooo:paragraph-rsid="1dd61703"/>
    </style:style>
    <style:style style:name="P64" style:family="paragraph" style:parent-style-name="Text_20_body">
      <style:text-properties officeooo:paragraph-rsid="1dd9551c"/>
    </style:style>
    <style:style style:name="P65" style:family="paragraph" style:parent-style-name="Text_20_body">
      <style:text-properties officeooo:paragraph-rsid="1dda0171"/>
    </style:style>
    <style:style style:name="P66" style:family="paragraph" style:parent-style-name="Text_20_body">
      <style:text-properties officeooo:paragraph-rsid="1ddb5460"/>
    </style:style>
    <style:style style:name="P67" style:family="paragraph" style:parent-style-name="Text_20_body">
      <style:text-properties officeooo:paragraph-rsid="1ddd3512"/>
    </style:style>
    <style:style style:name="P68" style:family="paragraph" style:parent-style-name="Text_20_body">
      <style:text-properties officeooo:paragraph-rsid="1de7239e"/>
    </style:style>
    <style:style style:name="P69" style:family="paragraph" style:parent-style-name="Text_20_body">
      <style:text-properties officeooo:paragraph-rsid="1ddf479c"/>
    </style:style>
    <style:style style:name="P70" style:family="paragraph" style:parent-style-name="Text_20_body">
      <style:text-properties officeooo:paragraph-rsid="1de2d74c"/>
    </style:style>
    <style:style style:name="P71" style:family="paragraph" style:parent-style-name="Text_20_body">
      <style:text-properties officeooo:paragraph-rsid="1de4c325"/>
    </style:style>
    <style:style style:name="P72" style:family="paragraph" style:parent-style-name="Text_20_body">
      <style:text-properties officeooo:paragraph-rsid="1de59116"/>
    </style:style>
    <style:style style:name="P73" style:family="paragraph" style:parent-style-name="Text_20_body">
      <style:text-properties officeooo:paragraph-rsid="1de659c6"/>
    </style:style>
    <style:style style:name="P74" style:family="paragraph" style:parent-style-name="Text_20_body">
      <style:text-properties officeooo:paragraph-rsid="1de853dd"/>
    </style:style>
    <style:style style:name="P75" style:family="paragraph" style:parent-style-name="Text_20_body">
      <style:text-properties officeooo:paragraph-rsid="1de92fc3"/>
    </style:style>
    <style:style style:name="P76" style:family="paragraph" style:parent-style-name="Text_20_body">
      <style:text-properties officeooo:paragraph-rsid="1de9cb42"/>
    </style:style>
    <style:style style:name="P77" style:family="paragraph" style:parent-style-name="Text_20_body">
      <style:text-properties officeooo:paragraph-rsid="1decda79"/>
    </style:style>
    <style:style style:name="P78" style:family="paragraph" style:parent-style-name="Text_20_body">
      <style:text-properties officeooo:paragraph-rsid="1ded000a"/>
    </style:style>
    <style:style style:name="P79" style:family="paragraph" style:parent-style-name="Text_20_body">
      <style:text-properties officeooo:paragraph-rsid="1df04052"/>
    </style:style>
    <style:style style:name="P80" style:family="paragraph" style:parent-style-name="Text_20_body">
      <style:text-properties officeooo:paragraph-rsid="1df36aba"/>
    </style:style>
    <style:style style:name="P81" style:family="paragraph" style:parent-style-name="Text_20_body">
      <style:text-properties officeooo:paragraph-rsid="1df58ba6"/>
    </style:style>
    <style:style style:name="P82" style:family="paragraph" style:parent-style-name="Text_20_body">
      <style:text-properties officeooo:paragraph-rsid="1e005c84"/>
    </style:style>
    <style:style style:name="P83" style:family="paragraph" style:parent-style-name="Text_20_body">
      <style:text-properties officeooo:paragraph-rsid="1e0889e0"/>
    </style:style>
    <style:style style:name="P84" style:family="paragraph" style:parent-style-name="Text_20_body">
      <style:text-properties officeooo:paragraph-rsid="1e08b86f"/>
    </style:style>
    <style:style style:name="P85" style:family="paragraph" style:parent-style-name="Text_20_body">
      <style:text-properties officeooo:paragraph-rsid="1e094ddd"/>
    </style:style>
    <style:style style:name="P86" style:family="paragraph" style:parent-style-name="Text_20_body">
      <style:text-properties officeooo:paragraph-rsid="1e0a9cd7"/>
    </style:style>
    <style:style style:name="P87" style:family="paragraph" style:parent-style-name="Text_20_body">
      <style:text-properties officeooo:paragraph-rsid="1e0dc41c"/>
    </style:style>
    <style:style style:name="P88" style:family="paragraph" style:parent-style-name="Text_20_body">
      <style:text-properties officeooo:paragraph-rsid="1e126852"/>
    </style:style>
    <style:style style:name="P89" style:family="paragraph" style:parent-style-name="Text_20_body">
      <style:text-properties officeooo:paragraph-rsid="1e1372fe"/>
    </style:style>
    <style:style style:name="P90" style:family="paragraph" style:parent-style-name="Text_20_body">
      <style:text-properties officeooo:paragraph-rsid="1e1414ce"/>
    </style:style>
    <style:style style:name="P91" style:family="paragraph" style:parent-style-name="Text_20_body">
      <style:text-properties officeooo:rsid="1c7d1ccc" officeooo:paragraph-rsid="226865e8"/>
    </style:style>
    <style:style style:name="P92" style:family="paragraph" style:parent-style-name="Text_20_body">
      <style:text-properties officeooo:paragraph-rsid="22a65ca1"/>
    </style:style>
    <style:style style:name="P93" style:family="paragraph" style:parent-style-name="Text_20_body">
      <style:text-properties officeooo:paragraph-rsid="22ae31d2"/>
    </style:style>
    <style:style style:name="P94" style:family="paragraph" style:parent-style-name="Footnote">
      <style:text-properties officeooo:paragraph-rsid="23da9f04"/>
    </style:style>
    <style:style style:name="P95" style:family="paragraph" style:parent-style-name="Text_20_body">
      <style:text-properties officeooo:paragraph-rsid="23dc51a6"/>
    </style:style>
    <style:style style:name="P96" style:family="paragraph" style:parent-style-name="Heading_20_3" style:master-page-name="">
      <style:paragraph-properties style:page-number="auto" fo:break-before="auto" fo:break-after="auto"/>
      <style:text-properties fo:language="en" fo:country="US"/>
    </style:style>
    <style:style style:name="P97" style:family="paragraph" style:parent-style-name="Heading_20_3">
      <style:text-properties fo:language="en" fo:country="US"/>
    </style:style>
    <style:style style:name="P98" style:family="paragraph" style:parent-style-name="Heading_20_4">
      <style:text-properties fo:language="en" fo:country="US"/>
    </style:style>
    <style:style style:name="P99" style:family="paragraph" style:parent-style-name="Heading_20_5">
      <style:text-properties fo:language="en" fo:country="US"/>
    </style:style>
    <style:style style:name="P100" style:family="paragraph" style:parent-style-name="Heading_20_5">
      <style:text-properties fo:language="en" fo:country="US" officeooo:paragraph-rsid="1d846020"/>
    </style:style>
    <style:style style:name="P101" style:family="paragraph" style:parent-style-name="Heading_20_5">
      <style:text-properties officeooo:rsid="065f6bfd" officeooo:paragraph-rsid="226865e8"/>
    </style:style>
    <style:style style:name="P102" style:family="paragraph" style:parent-style-name="Ordered_5f_list_5f_jlq" style:list-style-name="L1">
      <style:text-properties officeooo:paragraph-rsid="2381c725"/>
    </style:style>
    <style:style style:name="P103" style:family="paragraph" style:parent-style-name="Ordered_5f_list_5f_jlq" style:list-style-name="L2"/>
    <style:style style:name="T1" style:family="text">
      <style:text-properties fo:language="en" fo:country="US"/>
    </style:style>
    <style:style style:name="T2" style:family="text">
      <style:text-properties fo:language="en" fo:country="US" officeooo:rsid="1c8b8912"/>
    </style:style>
    <style:style style:name="T3" style:family="text">
      <style:text-properties fo:language="en" fo:country="US" officeooo:rsid="1c93c321"/>
    </style:style>
    <style:style style:name="T4" style:family="text">
      <style:text-properties fo:language="en" fo:country="US" officeooo:rsid="1d5fa35c"/>
    </style:style>
    <style:style style:name="T5" style:family="text">
      <style:text-properties fo:language="en" fo:country="US" officeooo:rsid="1d613e57"/>
    </style:style>
    <style:style style:name="T6" style:family="text">
      <style:text-properties fo:language="en" fo:country="US" officeooo:rsid="1d62621b"/>
    </style:style>
    <style:style style:name="T7" style:family="text">
      <style:text-properties fo:language="en" fo:country="US" officeooo:rsid="1d63ee55"/>
    </style:style>
    <style:style style:name="T8" style:family="text">
      <style:text-properties fo:language="en" fo:country="US" officeooo:rsid="1d64a2e5"/>
    </style:style>
    <style:style style:name="T9" style:family="text">
      <style:text-properties fo:language="en" fo:country="US" officeooo:rsid="1d666151"/>
    </style:style>
    <style:style style:name="T10" style:family="text">
      <style:text-properties fo:language="en" fo:country="US" officeooo:rsid="1d67f801"/>
    </style:style>
    <style:style style:name="T11" style:family="text">
      <style:text-properties fo:language="en" fo:country="US" officeooo:rsid="1d6834a9"/>
    </style:style>
    <style:style style:name="T12" style:family="text">
      <style:text-properties fo:language="en" fo:country="US" officeooo:rsid="1d697bcb"/>
    </style:style>
    <style:style style:name="T13" style:family="text">
      <style:text-properties fo:language="en" fo:country="US" officeooo:rsid="1d6b5fba"/>
    </style:style>
    <style:style style:name="T14" style:family="text">
      <style:text-properties fo:language="en" fo:country="US" officeooo:rsid="1d6c3668"/>
    </style:style>
    <style:style style:name="T15" style:family="text">
      <style:text-properties fo:language="en" fo:country="US" officeooo:rsid="1d72dbc0"/>
    </style:style>
    <style:style style:name="T16" style:family="text">
      <style:text-properties fo:language="en" fo:country="US" officeooo:rsid="1d74c9f7"/>
    </style:style>
    <style:style style:name="T17" style:family="text">
      <style:text-properties fo:language="en" fo:country="US" officeooo:rsid="1d75747f"/>
    </style:style>
    <style:style style:name="T18" style:family="text">
      <style:text-properties fo:language="en" fo:country="US" officeooo:rsid="1d76c3fe"/>
    </style:style>
    <style:style style:name="T19" style:family="text">
      <style:text-properties fo:language="en" fo:country="US" officeooo:rsid="1d79002d"/>
    </style:style>
    <style:style style:name="T20" style:family="text">
      <style:text-properties fo:language="en" fo:country="US" officeooo:rsid="1d7a95e2"/>
    </style:style>
    <style:style style:name="T21" style:family="text">
      <style:text-properties fo:language="en" fo:country="US" officeooo:rsid="1d7c80e7"/>
    </style:style>
    <style:style style:name="T22" style:family="text">
      <style:text-properties fo:language="en" fo:country="US" officeooo:rsid="1d7d9eff"/>
    </style:style>
    <style:style style:name="T23" style:family="text">
      <style:text-properties fo:language="en" fo:country="US" officeooo:rsid="1d859b9a"/>
    </style:style>
    <style:style style:name="T24" style:family="text">
      <style:text-properties fo:language="en" fo:country="US" officeooo:rsid="1d8dad12"/>
    </style:style>
    <style:style style:name="T25" style:family="text">
      <style:text-properties fo:language="en" fo:country="US" officeooo:rsid="1d995b80"/>
    </style:style>
    <style:style style:name="T26" style:family="text">
      <style:text-properties fo:language="en" fo:country="US" officeooo:rsid="1d9d17af"/>
    </style:style>
    <style:style style:name="T27" style:family="text">
      <style:text-properties fo:language="en" fo:country="US" officeooo:rsid="1d9e9afa"/>
    </style:style>
    <style:style style:name="T28" style:family="text">
      <style:text-properties fo:language="en" fo:country="US" officeooo:rsid="1da01f68"/>
    </style:style>
    <style:style style:name="T29" style:family="text">
      <style:text-properties fo:language="en" fo:country="US" officeooo:rsid="1da227fb"/>
    </style:style>
    <style:style style:name="T30" style:family="text">
      <style:text-properties fo:language="en" fo:country="US" officeooo:rsid="1da6c946"/>
    </style:style>
    <style:style style:name="T31" style:family="text">
      <style:text-properties fo:language="en" fo:country="US" officeooo:rsid="1da546b6"/>
    </style:style>
    <style:style style:name="T32" style:family="text">
      <style:text-properties fo:language="en" fo:country="US" officeooo:rsid="1daa34b3"/>
    </style:style>
    <style:style style:name="T33" style:family="text">
      <style:text-properties fo:language="en" fo:country="US" officeooo:rsid="1dafadc5"/>
    </style:style>
    <style:style style:name="T34" style:family="text">
      <style:text-properties fo:language="en" fo:country="US" officeooo:rsid="1db04d7f"/>
    </style:style>
    <style:style style:name="T35" style:family="text">
      <style:text-properties fo:language="en" fo:country="US" officeooo:rsid="1db405c4"/>
    </style:style>
    <style:style style:name="T36" style:family="text">
      <style:text-properties fo:language="en" fo:country="US" officeooo:rsid="1db9754b"/>
    </style:style>
    <style:style style:name="T37" style:family="text">
      <style:text-properties fo:language="en" fo:country="US" officeooo:rsid="1dbaaf61"/>
    </style:style>
    <style:style style:name="T38" style:family="text">
      <style:text-properties fo:language="en" fo:country="US" officeooo:rsid="1dbfe685"/>
    </style:style>
    <style:style style:name="T39" style:family="text">
      <style:text-properties fo:language="en" fo:country="US" officeooo:rsid="1dc17c52"/>
    </style:style>
    <style:style style:name="T40" style:family="text">
      <style:text-properties fo:language="en" fo:country="US" officeooo:rsid="1dc43109"/>
    </style:style>
    <style:style style:name="T41" style:family="text">
      <style:text-properties fo:language="en" fo:country="US" officeooo:rsid="1dc6ebf0"/>
    </style:style>
    <style:style style:name="T42" style:family="text">
      <style:text-properties fo:language="en" fo:country="US" officeooo:rsid="1dc78437"/>
    </style:style>
    <style:style style:name="T43" style:family="text">
      <style:text-properties fo:language="en" fo:country="US" officeooo:rsid="1dcd1ce7"/>
    </style:style>
    <style:style style:name="T44" style:family="text">
      <style:text-properties fo:language="en" fo:country="US" officeooo:rsid="1dcd5c3f"/>
    </style:style>
    <style:style style:name="T45" style:family="text">
      <style:text-properties fo:language="en" fo:country="US" officeooo:rsid="1dd01d39"/>
    </style:style>
    <style:style style:name="T46" style:family="text">
      <style:text-properties fo:language="en" fo:country="US" officeooo:rsid="1dd12153"/>
    </style:style>
    <style:style style:name="T47" style:family="text">
      <style:text-properties fo:language="en" fo:country="US" officeooo:rsid="1dd2808c"/>
    </style:style>
    <style:style style:name="T48" style:family="text">
      <style:text-properties fo:language="en" fo:country="US" officeooo:rsid="1dd2937a"/>
    </style:style>
    <style:style style:name="T49" style:family="text">
      <style:text-properties fo:language="en" fo:country="US" officeooo:rsid="1dd478ce"/>
    </style:style>
    <style:style style:name="T50" style:family="text">
      <style:text-properties fo:language="en" fo:country="US" officeooo:rsid="1dd61703"/>
    </style:style>
    <style:style style:name="T51" style:family="text">
      <style:text-properties fo:language="en" fo:country="US" officeooo:rsid="1dd9551c"/>
    </style:style>
    <style:style style:name="T52" style:family="text">
      <style:text-properties fo:language="en" fo:country="US" officeooo:rsid="1dda0171"/>
    </style:style>
    <style:style style:name="T53" style:family="text">
      <style:text-properties fo:language="en" fo:country="US" officeooo:rsid="1ddb5460"/>
    </style:style>
    <style:style style:name="T54" style:family="text">
      <style:text-properties fo:language="en" fo:country="US" officeooo:rsid="1ddd3512"/>
    </style:style>
    <style:style style:name="T55" style:family="text">
      <style:text-properties fo:language="en" fo:country="US" officeooo:rsid="1ddf479c"/>
    </style:style>
    <style:style style:name="T56" style:family="text">
      <style:text-properties fo:language="en" fo:country="US" officeooo:rsid="1de0006c"/>
    </style:style>
    <style:style style:name="T57" style:family="text">
      <style:text-properties fo:language="en" fo:country="US" officeooo:rsid="1de2d74c"/>
    </style:style>
    <style:style style:name="T58" style:family="text">
      <style:text-properties fo:language="en" fo:country="US" officeooo:rsid="1de4c325"/>
    </style:style>
    <style:style style:name="T59" style:family="text">
      <style:text-properties fo:language="en" fo:country="US" officeooo:rsid="1de59116"/>
    </style:style>
    <style:style style:name="T60" style:family="text">
      <style:text-properties fo:language="en" fo:country="US" officeooo:rsid="1de659c6"/>
    </style:style>
    <style:style style:name="T61" style:family="text">
      <style:text-properties fo:language="en" fo:country="US" officeooo:rsid="1de7239e"/>
    </style:style>
    <style:style style:name="T62" style:family="text">
      <style:text-properties fo:language="en" fo:country="US" officeooo:rsid="1de853dd"/>
    </style:style>
    <style:style style:name="T63" style:family="text">
      <style:text-properties fo:language="en" fo:country="US" officeooo:rsid="1de92fc3"/>
    </style:style>
    <style:style style:name="T64" style:family="text">
      <style:text-properties fo:language="en" fo:country="US" officeooo:rsid="1de9cb42"/>
    </style:style>
    <style:style style:name="T65" style:family="text">
      <style:text-properties fo:language="en" fo:country="US" officeooo:rsid="1debe98a"/>
    </style:style>
    <style:style style:name="T66" style:family="text">
      <style:text-properties fo:language="en" fo:country="US" officeooo:rsid="1decda79"/>
    </style:style>
    <style:style style:name="T67" style:family="text">
      <style:text-properties fo:language="en" fo:country="US" officeooo:rsid="1ded000a"/>
    </style:style>
    <style:style style:name="T68" style:family="text">
      <style:text-properties fo:language="en" fo:country="US" officeooo:rsid="1df04052"/>
    </style:style>
    <style:style style:name="T69" style:family="text">
      <style:text-properties fo:language="en" fo:country="US" officeooo:rsid="1df14fde"/>
    </style:style>
    <style:style style:name="T70" style:family="text">
      <style:text-properties fo:language="en" fo:country="US" officeooo:rsid="1df36aba"/>
    </style:style>
    <style:style style:name="T71" style:family="text">
      <style:text-properties fo:language="en" fo:country="US" officeooo:rsid="1df473fd"/>
    </style:style>
    <style:style style:name="T72" style:family="text">
      <style:text-properties fo:language="en" fo:country="US" officeooo:rsid="1df58ba6"/>
    </style:style>
    <style:style style:name="T73" style:family="text">
      <style:text-properties fo:language="en" fo:country="US" officeooo:rsid="1df9030a"/>
    </style:style>
    <style:style style:name="T74" style:family="text">
      <style:text-properties fo:language="en" fo:country="US" officeooo:rsid="1dfa743f"/>
    </style:style>
    <style:style style:name="T75" style:family="text">
      <style:text-properties fo:language="en" fo:country="US" officeooo:rsid="1e005c84"/>
    </style:style>
    <style:style style:name="T76" style:family="text">
      <style:text-properties fo:language="en" fo:country="US" officeooo:rsid="1e025012"/>
    </style:style>
    <style:style style:name="T77" style:family="text">
      <style:text-properties fo:language="en" fo:country="US" officeooo:rsid="1e0652b1"/>
    </style:style>
    <style:style style:name="T78" style:family="text">
      <style:text-properties fo:language="en" fo:country="US" officeooo:rsid="1e078bb3"/>
    </style:style>
    <style:style style:name="T79" style:family="text">
      <style:text-properties fo:language="en" fo:country="US" officeooo:rsid="1e0889e0"/>
    </style:style>
    <style:style style:name="T80" style:family="text">
      <style:text-properties fo:language="en" fo:country="US" officeooo:rsid="1e08b86f"/>
    </style:style>
    <style:style style:name="T81" style:family="text">
      <style:text-properties fo:language="en" fo:country="US" officeooo:rsid="1e094ddd"/>
    </style:style>
    <style:style style:name="T82" style:family="text">
      <style:text-properties fo:language="en" fo:country="US" officeooo:rsid="1e0956d4"/>
    </style:style>
    <style:style style:name="T83" style:family="text">
      <style:text-properties fo:language="en" fo:country="US" officeooo:rsid="1e099208"/>
    </style:style>
    <style:style style:name="T84" style:family="text">
      <style:text-properties fo:language="en" fo:country="US" officeooo:rsid="1e0a9cd7"/>
    </style:style>
    <style:style style:name="T85" style:family="text">
      <style:text-properties fo:language="en" fo:country="US" officeooo:rsid="1e0dc41c"/>
    </style:style>
    <style:style style:name="T86" style:family="text">
      <style:text-properties fo:language="en" fo:country="US" officeooo:rsid="1e126852"/>
    </style:style>
    <style:style style:name="T87" style:family="text">
      <style:text-properties fo:language="en" fo:country="US" officeooo:rsid="1e1372fe"/>
    </style:style>
    <style:style style:name="T88" style:family="text">
      <style:text-properties fo:language="en" fo:country="US" officeooo:rsid="1e1414ce"/>
    </style:style>
    <style:style style:name="T89" style:family="text">
      <style:text-properties fo:language="en" fo:country="US" officeooo:rsid="1e18e3d3"/>
    </style:style>
    <style:style style:name="T90" style:family="text">
      <style:text-properties fo:language="en" fo:country="US" officeooo:rsid="22a141da"/>
    </style:style>
    <style:style style:name="T91" style:family="text">
      <style:text-properties fo:language="en" fo:country="US" officeooo:rsid="22ae31d2"/>
    </style:style>
    <style:style style:name="T92" style:family="text">
      <style:text-properties fo:language="en" fo:country="US" officeooo:rsid="22b22086"/>
    </style:style>
    <style:style style:name="T93" style:family="text">
      <style:text-properties fo:language="en" fo:country="US" officeooo:rsid="22b2c947"/>
    </style:style>
    <style:style style:name="T94" style:family="text">
      <style:text-properties fo:language="en" fo:country="US" officeooo:rsid="23da2964"/>
    </style:style>
    <style:style style:name="T95" style:family="text">
      <style:text-properties fo:language="en" fo:country="US" officeooo:rsid="23da9f04"/>
    </style:style>
    <style:style style:name="T96" style:family="text">
      <style:text-properties fo:language="en" fo:country="US" officeooo:rsid="2404e8df"/>
    </style:style>
    <style:style style:name="T97" style:family="text">
      <style:text-properties fo:language="en" fo:country="US" officeooo:rsid="240950a0"/>
    </style:style>
    <style:style style:name="T98" style:family="text">
      <style:text-properties style:use-window-font-color="true" loext:opacity="0%" fo:font-size="14pt" style:font-size-asian="10.5pt"/>
    </style:style>
    <style:style style:name="T99" style:family="text">
      <style:text-properties style:use-window-font-color="true" loext:opacity="0%" fo:font-size="14pt" officeooo:rsid="065f6bfd" style:font-size-asian="10.5pt"/>
    </style:style>
    <style:style style:name="T100" style:family="text">
      <style:text-properties officeooo:rsid="1d520de0"/>
    </style:style>
    <style:style style:name="T101" style:family="text">
      <style:text-properties officeooo:rsid="1d5fa35c"/>
    </style:style>
    <style:style style:name="T102" style:family="text">
      <style:text-properties officeooo:rsid="1d613e57"/>
    </style:style>
    <style:style style:name="T103" style:family="text">
      <style:text-properties officeooo:rsid="1d62621b"/>
    </style:style>
    <style:style style:name="T104" style:family="text">
      <style:text-properties officeooo:rsid="1d63ee55"/>
    </style:style>
    <style:style style:name="T105" style:family="text">
      <style:text-properties officeooo:rsid="1d645b4f"/>
    </style:style>
    <style:style style:name="T106" style:family="text">
      <style:text-properties fo:font-variant="small-caps"/>
    </style:style>
    <style:style style:name="T107" style:family="text">
      <style:text-properties officeooo:rsid="1d666151"/>
    </style:style>
    <style:style style:name="T108" style:family="text">
      <style:text-properties officeooo:rsid="1d6834a9"/>
    </style:style>
    <style:style style:name="T109" style:family="text">
      <style:text-properties officeooo:rsid="1d6c4958"/>
    </style:style>
    <style:style style:name="T110" style:family="text">
      <style:text-properties officeooo:rsid="1d6dbbe9"/>
    </style:style>
    <style:style style:name="T111" style:family="text">
      <style:text-properties officeooo:rsid="1d6f3448"/>
    </style:style>
    <style:style style:name="T112" style:family="text">
      <style:text-properties officeooo:rsid="1d711427"/>
    </style:style>
    <style:style style:name="T113" style:family="text">
      <style:text-properties officeooo:rsid="1d74c9f7"/>
    </style:style>
    <style:style style:name="T114" style:family="text">
      <style:text-properties officeooo:rsid="1d74fa12"/>
    </style:style>
    <style:style style:name="T115" style:family="text">
      <style:text-properties officeooo:rsid="1d75747f"/>
    </style:style>
    <style:style style:name="T116" style:family="text">
      <style:text-properties officeooo:rsid="1d76c3fe"/>
    </style:style>
    <style:style style:name="T117" style:family="text">
      <style:text-properties officeooo:rsid="1d78240e"/>
    </style:style>
    <style:style style:name="T118" style:family="text">
      <style:text-properties officeooo:rsid="1d7c80e7"/>
    </style:style>
    <style:style style:name="T119" style:family="text">
      <style:text-properties officeooo:rsid="1d7f8f3d"/>
    </style:style>
    <style:style style:name="T120" style:family="text">
      <style:text-properties officeooo:rsid="1d810f4e"/>
    </style:style>
    <style:style style:name="T121" style:family="text">
      <style:text-properties officeooo:rsid="1d82c706"/>
    </style:style>
    <style:style style:name="T122" style:family="text">
      <style:text-properties officeooo:rsid="1d846020"/>
    </style:style>
    <style:style style:name="T123" style:family="text">
      <style:text-properties officeooo:rsid="1d8c601d"/>
    </style:style>
    <style:style style:name="T124" style:family="text">
      <style:text-properties officeooo:rsid="1d8dad12"/>
    </style:style>
    <style:style style:name="T125" style:family="text">
      <style:text-properties officeooo:rsid="1d8fc228"/>
    </style:style>
    <style:style style:name="T126" style:family="text">
      <style:text-properties officeooo:rsid="1d9074bd"/>
    </style:style>
    <style:style style:name="T127" style:family="text">
      <style:text-properties officeooo:rsid="1d923d1f"/>
    </style:style>
    <style:style style:name="T128" style:family="text">
      <style:text-properties officeooo:rsid="1d932003"/>
    </style:style>
    <style:style style:name="T129" style:family="text">
      <style:text-properties officeooo:rsid="1d938da5"/>
    </style:style>
    <style:style style:name="T130" style:family="text">
      <style:text-properties officeooo:rsid="1d958d35"/>
    </style:style>
    <style:style style:name="T131" style:family="text">
      <style:text-properties officeooo:rsid="1d975809"/>
    </style:style>
    <style:style style:name="T132" style:family="text">
      <style:text-properties officeooo:rsid="1d995b80"/>
    </style:style>
    <style:style style:name="T133" style:family="text">
      <style:text-properties officeooo:rsid="1d9a7ab3"/>
    </style:style>
    <style:style style:name="T134" style:family="text">
      <style:text-properties officeooo:rsid="1d9e9afa"/>
    </style:style>
    <style:style style:name="T135" style:family="text">
      <style:text-properties officeooo:rsid="1d9ef228"/>
    </style:style>
    <style:style style:name="T136" style:family="text">
      <style:text-properties officeooo:rsid="1da01f68"/>
    </style:style>
    <style:style style:name="T137" style:family="text">
      <style:text-properties officeooo:rsid="1da068c8"/>
    </style:style>
    <style:style style:name="T138" style:family="text">
      <style:text-properties officeooo:rsid="1da1ae98"/>
    </style:style>
    <style:style style:name="T139" style:family="text">
      <style:text-properties officeooo:rsid="1da227fb"/>
    </style:style>
    <style:style style:name="T140" style:family="text">
      <style:text-properties officeooo:rsid="1da296d2"/>
    </style:style>
    <style:style style:name="T141" style:family="text">
      <style:text-properties officeooo:rsid="1da3138c"/>
    </style:style>
    <style:style style:name="T142" style:family="text">
      <style:text-properties officeooo:rsid="1da45894"/>
    </style:style>
    <style:style style:name="T143" style:family="text">
      <style:text-properties officeooo:rsid="1da546b6"/>
    </style:style>
    <style:style style:name="T144" style:family="text">
      <style:text-properties officeooo:rsid="1da6c946"/>
    </style:style>
    <style:style style:name="T145" style:family="text">
      <style:text-properties officeooo:rsid="1da7327f"/>
    </style:style>
    <style:style style:name="T146" style:family="text">
      <style:text-properties officeooo:rsid="1da8f049"/>
    </style:style>
    <style:style style:name="T147" style:family="text">
      <style:text-properties officeooo:rsid="1da9c72e"/>
    </style:style>
    <style:style style:name="T148" style:family="text">
      <style:text-properties officeooo:rsid="1dab743d"/>
    </style:style>
    <style:style style:name="T149" style:family="text">
      <style:text-properties officeooo:rsid="1dac185a"/>
    </style:style>
    <style:style style:name="T150" style:family="text">
      <style:text-properties officeooo:rsid="1dad320c"/>
    </style:style>
    <style:style style:name="T151" style:family="text">
      <style:text-properties officeooo:rsid="1db04d7f"/>
    </style:style>
    <style:style style:name="T152" style:family="text">
      <style:text-properties officeooo:rsid="1db23dc1"/>
    </style:style>
    <style:style style:name="T153" style:family="text">
      <style:text-properties officeooo:rsid="1db405c4"/>
    </style:style>
    <style:style style:name="T154" style:family="text">
      <style:text-properties officeooo:rsid="1db7a655"/>
    </style:style>
    <style:style style:name="T155" style:family="text">
      <style:text-properties officeooo:rsid="1dbaaf61"/>
    </style:style>
    <style:style style:name="T156" style:family="text">
      <style:text-properties officeooo:rsid="1dbbe569"/>
    </style:style>
    <style:style style:name="T157" style:family="text">
      <style:text-properties officeooo:rsid="1dbeac72"/>
    </style:style>
    <style:style style:name="T158" style:family="text">
      <style:text-properties officeooo:rsid="1dbfe685"/>
    </style:style>
    <style:style style:name="T159" style:family="text">
      <style:text-properties officeooo:rsid="1dc3099e"/>
    </style:style>
    <style:style style:name="T160" style:family="text">
      <style:text-properties officeooo:rsid="1dc43109"/>
    </style:style>
    <style:style style:name="T161" style:family="text">
      <style:text-properties officeooo:rsid="1dc45fee"/>
    </style:style>
    <style:style style:name="T162" style:family="text">
      <style:text-properties officeooo:rsid="1dc62104"/>
    </style:style>
    <style:style style:name="T163" style:family="text">
      <style:text-properties officeooo:rsid="1dc78437"/>
    </style:style>
    <style:style style:name="T164" style:family="text">
      <style:text-properties officeooo:rsid="1dc930ce"/>
    </style:style>
    <style:style style:name="T165" style:family="text">
      <style:text-properties officeooo:rsid="1dca68d4"/>
    </style:style>
    <style:style style:name="T166" style:family="text">
      <style:text-properties officeooo:rsid="1dcb4d2b"/>
    </style:style>
    <style:style style:name="T167" style:family="text">
      <style:text-properties officeooo:rsid="1dcbbb38"/>
    </style:style>
    <style:style style:name="T168" style:family="text">
      <style:text-properties officeooo:rsid="1dd01d39"/>
    </style:style>
    <style:style style:name="T169" style:family="text">
      <style:text-properties officeooo:rsid="1dd2808c"/>
    </style:style>
    <style:style style:name="T170" style:family="text">
      <style:text-properties officeooo:rsid="1dd478ce"/>
    </style:style>
    <style:style style:name="T171" style:family="text">
      <style:text-properties officeooo:rsid="1dd61703"/>
    </style:style>
    <style:style style:name="T172" style:family="text">
      <style:text-properties officeooo:rsid="1dd6c8f4"/>
    </style:style>
    <style:style style:name="T173" style:family="text">
      <style:text-properties officeooo:rsid="1dd84691"/>
    </style:style>
    <style:style style:name="T174" style:family="text">
      <style:text-properties officeooo:rsid="1dd9551c"/>
    </style:style>
    <style:style style:name="T175" style:family="text">
      <style:text-properties officeooo:rsid="1dd98ff6"/>
    </style:style>
    <style:style style:name="T176" style:family="text">
      <style:text-properties officeooo:rsid="1dda0171"/>
    </style:style>
    <style:style style:name="T177" style:family="text">
      <style:text-properties officeooo:rsid="1ddb5460"/>
    </style:style>
    <style:style style:name="T178" style:family="text">
      <style:text-properties officeooo:rsid="1ddd3512"/>
    </style:style>
    <style:style style:name="T179" style:family="text">
      <style:text-properties officeooo:rsid="1dde94c3"/>
    </style:style>
    <style:style style:name="T180" style:family="text">
      <style:text-properties officeooo:rsid="1ddf479c"/>
    </style:style>
    <style:style style:name="T181" style:family="text">
      <style:text-properties officeooo:rsid="1de11889"/>
    </style:style>
    <style:style style:name="T182" style:family="text">
      <style:text-properties officeooo:rsid="1de1eebf"/>
    </style:style>
    <style:style style:name="T183" style:family="text">
      <style:text-properties officeooo:rsid="1de2d74c"/>
    </style:style>
    <style:style style:name="T184" style:family="text">
      <style:text-properties officeooo:rsid="1de59116"/>
    </style:style>
    <style:style style:name="T185" style:family="text">
      <style:text-properties officeooo:rsid="1de61bad"/>
    </style:style>
    <style:style style:name="T186" style:family="text">
      <style:text-properties officeooo:rsid="1de659c6"/>
    </style:style>
    <style:style style:name="T187" style:family="text">
      <style:text-properties officeooo:rsid="1de7239e"/>
    </style:style>
    <style:style style:name="T188" style:family="text">
      <style:text-properties officeooo:rsid="1de853dd"/>
    </style:style>
    <style:style style:name="T189" style:family="text">
      <style:text-properties officeooo:rsid="1de92fc3"/>
    </style:style>
    <style:style style:name="T190" style:family="text">
      <style:text-properties officeooo:rsid="1de9cb42"/>
    </style:style>
    <style:style style:name="T191" style:family="text">
      <style:text-properties officeooo:rsid="1deb6846"/>
    </style:style>
    <style:style style:name="T192" style:family="text">
      <style:text-properties officeooo:rsid="1debe98a"/>
    </style:style>
    <style:style style:name="T193" style:family="text">
      <style:text-properties officeooo:rsid="1decda79"/>
    </style:style>
    <style:style style:name="T194" style:family="text">
      <style:text-properties officeooo:rsid="1ded000a"/>
    </style:style>
    <style:style style:name="T195" style:family="text">
      <style:text-properties officeooo:rsid="1dee02fb"/>
    </style:style>
    <style:style style:name="T196" style:family="text">
      <style:text-properties officeooo:rsid="1deffbec"/>
    </style:style>
    <style:style style:name="T197" style:family="text">
      <style:text-properties officeooo:rsid="1df14fde"/>
    </style:style>
    <style:style style:name="T198" style:family="text">
      <style:text-properties officeooo:rsid="1df23527"/>
    </style:style>
    <style:style style:name="T199" style:family="text">
      <style:text-properties officeooo:rsid="1df473fd"/>
    </style:style>
    <style:style style:name="T200" style:family="text">
      <style:text-properties officeooo:rsid="1df58ba6"/>
    </style:style>
    <style:style style:name="T201" style:family="text">
      <style:text-properties officeooo:rsid="1df6ab77"/>
    </style:style>
    <style:style style:name="T202" style:family="text">
      <style:text-properties officeooo:rsid="1df7d5ad"/>
    </style:style>
    <style:style style:name="T203" style:family="text">
      <style:text-properties officeooo:rsid="1df9030a"/>
    </style:style>
    <style:style style:name="T204" style:family="text">
      <style:text-properties officeooo:rsid="1dfa4594"/>
    </style:style>
    <style:style style:name="T205" style:family="text">
      <style:text-properties officeooo:rsid="1dfa743f"/>
    </style:style>
    <style:style style:name="T206" style:family="text">
      <style:text-properties officeooo:rsid="1dfae147"/>
    </style:style>
    <style:style style:name="T207" style:family="text">
      <style:text-properties officeooo:rsid="1dfd9d44"/>
    </style:style>
    <style:style style:name="T208" style:family="text">
      <style:text-properties officeooo:rsid="1dff64df"/>
    </style:style>
    <style:style style:name="T209" style:family="text">
      <style:text-properties officeooo:rsid="1e04147b"/>
    </style:style>
    <style:style style:name="T210" style:family="text">
      <style:text-properties officeooo:rsid="1e058372"/>
    </style:style>
    <style:style style:name="T211" style:family="text">
      <style:text-properties officeooo:rsid="1e0652b1"/>
    </style:style>
    <style:style style:name="T212" style:family="text">
      <style:text-properties officeooo:rsid="1e085da4"/>
    </style:style>
    <style:style style:name="T213" style:family="text">
      <style:text-properties officeooo:rsid="1e0889e0"/>
    </style:style>
    <style:style style:name="T214" style:family="text">
      <style:text-properties officeooo:rsid="1e094ddd"/>
    </style:style>
    <style:style style:name="T215" style:family="text">
      <style:text-properties officeooo:rsid="1e0956d4"/>
    </style:style>
    <style:style style:name="T216" style:family="text">
      <style:text-properties officeooo:rsid="1e0b84f4"/>
    </style:style>
    <style:style style:name="T217" style:family="text">
      <style:text-properties officeooo:rsid="1e0dc41c"/>
    </style:style>
    <style:style style:name="T218" style:family="text">
      <style:text-properties officeooo:rsid="1e0f6e6f"/>
    </style:style>
    <style:style style:name="T219" style:family="text">
      <style:text-properties officeooo:rsid="1e10c163"/>
    </style:style>
    <style:style style:name="T220" style:family="text">
      <style:text-properties officeooo:rsid="1e126852"/>
    </style:style>
    <style:style style:name="T221" style:family="text">
      <style:text-properties officeooo:rsid="1e12fc33"/>
    </style:style>
    <style:style style:name="T222" style:family="text">
      <style:text-properties officeooo:rsid="1e1414ce"/>
    </style:style>
    <style:style style:name="T223" style:family="text">
      <style:text-properties officeooo:rsid="1e18e3d3"/>
    </style:style>
    <style:style style:name="T224" style:family="text">
      <style:text-properties officeooo:rsid="1c7d1ccc"/>
    </style:style>
    <style:style style:name="T225" style:family="text">
      <style:text-properties officeooo:rsid="226865e8"/>
    </style:style>
    <style:style style:name="T226" style:family="text">
      <style:text-properties officeooo:rsid="229c386c"/>
    </style:style>
    <style:style style:name="T227" style:family="text">
      <style:text-properties officeooo:rsid="229df916"/>
    </style:style>
    <style:style style:name="T228" style:family="text">
      <style:text-properties officeooo:rsid="22a014dd"/>
    </style:style>
    <style:style style:name="T229" style:family="text">
      <style:text-properties officeooo:rsid="22a22931"/>
    </style:style>
    <style:style style:name="T230" style:family="text">
      <style:text-properties officeooo:rsid="22a2770d"/>
    </style:style>
    <style:style style:name="T231" style:family="text">
      <style:text-properties officeooo:rsid="22a3a927"/>
    </style:style>
    <style:style style:name="T232" style:family="text">
      <style:text-properties officeooo:rsid="22a60038"/>
    </style:style>
    <style:style style:name="T233" style:family="text">
      <style:text-properties officeooo:rsid="22a8058d"/>
    </style:style>
    <style:style style:name="T234" style:family="text">
      <style:text-properties officeooo:rsid="22a91411"/>
    </style:style>
    <style:style style:name="T235" style:family="text">
      <style:text-properties officeooo:rsid="22aac8f5"/>
    </style:style>
    <style:style style:name="T236" style:family="text">
      <style:text-properties officeooo:rsid="22aca52e"/>
    </style:style>
    <style:style style:name="T237" style:family="text">
      <style:text-properties officeooo:rsid="22acc3f7"/>
    </style:style>
    <style:style style:name="T238" style:family="text">
      <style:text-properties officeooo:rsid="22ada96f"/>
    </style:style>
    <style:style style:name="T239" style:family="text">
      <style:text-properties officeooo:rsid="22af94a3"/>
    </style:style>
    <style:style style:name="T240" style:family="text">
      <style:text-properties officeooo:rsid="22b4227b"/>
    </style:style>
    <style:style style:name="T241" style:family="text">
      <style:text-properties officeooo:rsid="22b78b06"/>
    </style:style>
    <style:style style:name="T242" style:family="text">
      <style:text-properties officeooo:rsid="22bd0283"/>
    </style:style>
    <style:style style:name="T243" style:family="text">
      <style:text-properties officeooo:rsid="22be8dff"/>
    </style:style>
    <style:style style:name="T244" style:family="text">
      <style:text-properties officeooo:rsid="22c00008"/>
    </style:style>
    <style:style style:name="T245" style:family="text">
      <style:text-properties officeooo:rsid="22c02d5f"/>
    </style:style>
    <style:style style:name="T246" style:family="text">
      <style:text-properties officeooo:rsid="22c1cfa0"/>
    </style:style>
    <style:style style:name="T247" style:family="text">
      <style:text-properties officeooo:rsid="22c4da53"/>
    </style:style>
    <style:style style:name="T248" style:family="text">
      <style:text-properties officeooo:rsid="22c7851a"/>
    </style:style>
    <style:style style:name="T249" style:family="text">
      <style:text-properties officeooo:rsid="22c8d54a"/>
    </style:style>
    <style:style style:name="T250" style:family="text">
      <style:text-properties officeooo:rsid="22caaa39"/>
    </style:style>
    <style:style style:name="T251" style:family="text">
      <style:text-properties officeooo:rsid="2381c725"/>
    </style:style>
    <style:style style:name="T252" style:family="text">
      <style:text-properties officeooo:rsid="2393fe48"/>
    </style:style>
    <style:style style:name="T253" style:family="text">
      <style:text-properties officeooo:rsid="23950002"/>
    </style:style>
    <style:style style:name="T254" style:family="text">
      <style:text-properties officeooo:rsid="23953905"/>
    </style:style>
    <style:style style:name="T255" style:family="text">
      <style:text-properties officeooo:rsid="23da2964"/>
    </style:style>
    <style:style style:name="T256" style:family="text">
      <style:text-properties officeooo:rsid="2406a9cf"/>
    </style:style>
    <style:style style:name="T257" style:family="text">
      <style:text-properties officeooo:rsid="240702cd"/>
    </style:style>
    <style:style style:name="T258" style:family="text">
      <style:text-properties officeooo:rsid="24087fa6"/>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eng_refs.sdi"/>
      <text:h text:style-name="P96" text:outline-level="3"><text:bookmark-start text:name="__RefHeading___Toc34727_4173466481"/><text:span text:style-name="T100">Lord</text:span>.<text:bookmark-end text:name="__RefHeading___Toc34727_4173466481"/></text:h>
      <text:p text:style-name="Text_20_body">According to the bible, Yeshua is Lord.</text:p>
      <text:p text:style-name="P37"><text:span text:style-name="T1">In </text:span><text:alphabetical-index-mark-start text:id="IMark94844738483048"/><text:span text:style-name="T1">John 3</text:span><text:alphabetical-index-mark-end text:id="IMark94844738483048"/><text:span text:style-name="T1">, John the Baptist says that: </text:span><text:span text:style-name="Bible_5f_text"><text:span text:style-name="T1">“</text:span></text:span><text:span text:style-name="Bible_5f_text"><text:span text:style-name="T4">T</text:span></text:span><text:span text:style-name="Bible_5f_text">he Father loves the Son, and has given </text:span><text:span text:style-name="Bible_5f_text"><text:span text:style-name="T101">ALL</text:span></text:span><text:span text:style-name="Bible_5f_text"> things into His hand</text:span><text:span text:style-name="Bible_5f_text"><text:span text:style-name="T1">” </text:span></text:span><text:span text:style-name="Bible_5f_text"><text:span text:style-name="T1"><text:note text:id="ftn1" text:note-class="footnote"><text:note-citation>1</text:note-citation><text:note-body><text:p text:style-name="Footnote"><text:alphabetical-index-mark-start text:id="IMark94844480960136"/><text:span text:style-name="T1">John 3</text:span><text:alphabetical-index-mark-end text:id="IMark94844480960136"/><text:span text:style-name="T1">:35 </text:span><text:a xlink:type="simple" xlink:href="https://www.biblegateway.com/passage/?search=John+3%3A35&amp;version=NKJV" text:style-name="Internet_20_link" text:visited-style-name="Visited_20_Internet_20_Link"><text:span text:style-name="Definition"><text:span text:style-name="T1">NKJV</text:span></text:span></text:a></text:p></text:note-body></text:note></text:span></text:span><text:span text:style-name="T1">.</text:span></text:p>
      <text:p text:style-name="P37"><text:span text:style-name="T1">In </text:span><text:alphabetical-index-mark-start text:id="IMark94844635824504"/><text:span text:style-name="T89">H</text:span><text:span text:style-name="T1">ebrews 1</text:span><text:alphabetical-index-mark-end text:id="IMark94844635824504"/><text:span text:style-name="T1"> its author tells us, speaking of Jesus Christ, that: </text:span><text:span text:style-name="Bible_5f_text"><text:span text:style-name="T1">“</text:span></text:span><text:span text:style-name="Bible_5f_text"><text:span text:style-name="T4">w</text:span></text:span><text:span text:style-name="Bible_5f_text">hom He has appointed heir of </text:span><text:span text:style-name="Bible_5f_text"><text:span text:style-name="T101">ALL</text:span></text:span><text:span text:style-name="Bible_5f_text"> things, through whom also He made the </text:span><text:span text:style-name="Bible_5f_text"><text:span text:style-name="T101">WORLDS</text:span></text:span><text:span text:style-name="Bible_5f_text"><text:span text:style-name="T1">” </text:span></text:span><text:span text:style-name="Bible_5f_text"><text:span text:style-name="T1"><text:note text:id="ftn2" text:note-class="footnote"><text:note-citation>2</text:note-citation><text:note-body><text:p text:style-name="Footnote"><text:alphabetical-index-mark-start text:id="IMark94844635824504"/><text:span text:style-name="T1">Hebrews 1</text:span><text:alphabetical-index-mark-end text:id="IMark94844635824504"/><text:span text:style-name="T1">:2 </text:span><text:a xlink:type="simple" xlink:href="https://www.biblegateway.com/passage/?search=Hebrews+1%3A2&amp;version=NKJV" text:style-name="Internet_20_link" text:visited-style-name="Visited_20_Internet_20_Link"><text:span text:style-name="Definition"><text:span text:style-name="T1">NKJV</text:span></text:span></text:a></text:p></text:note-body></text:note></text:span></text:span><text:span text:style-name="T1">.</text:span></text:p>
      <text:p text:style-name="P37"><text:span text:style-name="T1">And Paul affirms in </text:span><text:alphabetical-index-mark-start text:id="IMark94844463099432"/><text:span text:style-name="T1">Ephesians 1</text:span><text:alphabetical-index-mark-end text:id="IMark94844463099432"/><text:span text:style-name="T1">0 that God's plan is that: </text:span><text:span text:style-name="Bible_5f_text"><text:span text:style-name="T1">“</text:span></text:span><text:span text:style-name="Bible_5f_text"><text:span text:style-name="T4">H</text:span></text:span><text:span text:style-name="Bible_5f_text">e might gather together in one </text:span><text:span text:style-name="Bible_5f_text"><text:span text:style-name="T101">ALL</text:span></text:span><text:span text:style-name="Bible_5f_text"> things in Christ, both which are in heaven and which are on earth</text:span><text:span text:style-name="Bible_5f_text"><text:span text:style-name="T1">” </text:span></text:span><text:span text:style-name="Bible_5f_text"><text:span text:style-name="T1"><text:note text:id="ftn3" text:note-class="footnote"><text:note-citation>3</text:note-citation><text:note-body><text:p text:style-name="Footnote"><text:alphabetical-index-mark-start text:id="IMark94844471492168"/><text:span text:style-name="T1">Ephesians 1</text:span><text:alphabetical-index-mark-end text:id="IMark94844471492168"/><text:span text:style-name="T1">:10 </text:span><text:a xlink:type="simple" xlink:href="https://www.biblegateway.com/passage/?search=Ephesians+1%3A10&amp;version=NKJV" text:style-name="Internet_20_link" text:visited-style-name="Visited_20_Internet_20_Link"><text:span text:style-name="Definition"><text:span text:style-name="T1">NKJV</text:span></text:span></text:a></text:p></text:note-body></text:note></text:span></text:span><text:span text:style-name="T1">.</text:span></text:p>
      <text:p text:style-name="P38"><text:span text:style-name="T1">Paul also explains in </text:span><text:alphabetical-index-mark-start text:id="IMark94844463099432"/><text:span text:style-name="T1">Colossians 1</text:span><text:alphabetical-index-mark-end text:id="IMark94844463099432"/><text:span text:style-name="T1"> that Jesus Christ: </text:span><text:span text:style-name="Bible_5f_text"><text:span text:style-name="T1">“</text:span></text:span><text:span text:style-name="Bible_5f_text"><text:span text:style-name="T5">i</text:span></text:span><text:span text:style-name="Bible_5f_text">s the image of the invisible God, the firstborn over </text:span><text:span text:style-name="Bible_5f_text"><text:span text:style-name="T102">ALL</text:span></text:span><text:span text:style-name="Bible_5f_text"> creation. </text:span><text:span text:style-name="Bible_5f_text"><text:span text:style-name="T102">F</text:span></text:span><text:span text:style-name="Bible_5f_text">or by Him </text:span><text:span text:style-name="Bible_5f_text"><text:span text:style-name="T102">ALL</text:span></text:span><text:span text:style-name="Bible_5f_text"> things were created that are in heaven and that are on earth, visible and invisible, whether thrones or dominions or principalities or powers. </text:span><text:span text:style-name="Bible_5f_text"><text:span text:style-name="T102">ALL</text:span></text:span><text:span text:style-name="Bible_5f_text"> things were created through Him and for Him. </text:span><text:span text:style-name="Bible_5f_text"><text:span text:style-name="T102">A</text:span></text:span><text:span text:style-name="Bible_5f_text">nd He is before </text:span><text:span text:style-name="Bible_5f_text"><text:span text:style-name="T102">ALL</text:span></text:span><text:span text:style-name="Bible_5f_text"> things, and in Him </text:span><text:span text:style-name="Bible_5f_text"><text:span text:style-name="T102">ALL</text:span></text:span><text:span text:style-name="Bible_5f_text"> things consist</text:span><text:span text:style-name="Bible_5f_text"><text:span text:style-name="T1">” </text:span></text:span><text:span text:style-name="Bible_5f_text"><text:span text:style-name="T1"><text:note text:id="ftn4" text:note-class="footnote"><text:note-citation>4</text:note-citation><text:note-body><text:p text:style-name="Footnote"><text:alphabetical-index-mark-start text:id="IMark94844506105224"/><text:span text:style-name="T1">Colossians 1</text:span><text:alphabetical-index-mark-end text:id="IMark94844506105224"/><text:span text:style-name="T1">:15-17 </text:span><text:a xlink:type="simple" xlink:href="https://www.biblegateway.com/passage/?search=Colossians+1%3A15-17&amp;version=NKJV" text:style-name="Internet_20_link" text:visited-style-name="Visited_20_Internet_20_Link"><text:span text:style-name="Definition"><text:span text:style-name="T1">NKJV</text:span></text:span></text:a></text:p></text:note-body></text:note></text:span></text:span><text:span text:style-name="T1">.</text:span></text:p>
      <text:p text:style-name="P29">So Jesus Christ was the first and <text:span text:style-name="T227">THROUGH</text:span> <text:span text:style-name="T227">H</text:span>im everything was created, <text:span text:style-name="T226">listen EVER</text:span><text:span text:style-name="T227">Y</text:span><text:span text:style-name="T226">THING, all of it</text:span>, <text:span text:style-name="T226">the whole thing, TODO, todito, todo</text:span>. And everything, <text:span text:style-name="T226">all of it</text:span>, <text:span text:style-name="T226">the whole thing,</text:span> was created <text:span text:style-name="T227">FOR</text:span> <text:span text:style-name="T227">H</text:span>im. And <text:span text:style-name="T227">IN</text:span><text:span text:style-name="T103"> Him</text:span> all <text:span text:style-name="T103">things consist</text:span>.</text:p>
      <text:p text:style-name="P39"><text:span text:style-name="T1">And according to </text:span><text:alphabetical-index-mark-start text:id="IMark94844463099432"/><text:span text:style-name="T1">Matthew 11</text:span><text:alphabetical-index-mark-end text:id="IMark94844463099432"/><text:span text:style-name="T1"> Yeshua himself tells us that: </text:span><text:span text:style-name="Bible_5f_text"><text:span text:style-name="T1">“</text:span></text:span><text:span text:style-name="Bible_5f_text"><text:span text:style-name="T6">ALL</text:span></text:span><text:span text:style-name="Bible_5f_text"> things have been delivered to Me by My Father</text:span><text:span text:style-name="Bible_5f_text"><text:span text:style-name="T1">” </text:span></text:span><text:span text:style-name="Bible_5f_text"><text:span text:style-name="T1"><text:note text:id="ftn5" text:note-class="footnote"><text:note-citation>5</text:note-citation><text:note-body><text:p text:style-name="Footnote"><text:alphabetical-index-mark-start text:id="IMark94844463099432"/><text:span text:style-name="T1">Matthew 11</text:span><text:alphabetical-index-mark-end text:id="IMark94844463099432"/><text:span text:style-name="T1">:27 </text:span><text:a xlink:type="simple" xlink:href="https://www.biblegateway.com/passage/?search=Matthew+11%3A27&amp;version=NKJV" text:style-name="Internet_20_link" text:visited-style-name="Visited_20_Internet_20_Link"><text:span text:style-name="Definition"><text:span text:style-name="T1">NKJV</text:span></text:span></text:a></text:p></text:note-body></text:note></text:span></text:span><text:span text:style-name="T1">.</text:span></text:p>
      <text:p text:style-name="P40"><text:soft-page-break/><text:span text:style-name="T1">And in </text:span><text:alphabetical-index-mark-start text:id="IMark94844477314920"/><text:alphabetical-index-mark-start text:id="IMark94844586411592"/><text:span text:style-name="T1">1 Corinthians 1</text:span><text:alphabetical-index-mark-end text:id="IMark94844586411592"/><text:span text:style-name="T1">5</text:span><text:alphabetical-index-mark-end text:id="IMark94844477314920"/><text:span text:style-name="T1"> Paul explains that God: </text:span><text:span text:style-name="Bible_5f_text"><text:span text:style-name="T1">“</text:span></text:span><text:span text:style-name="Bible_5f_text"><text:span text:style-name="T7">h</text:span></text:span><text:span text:style-name="Bible_5f_text">as put all things under His feet. But when He says ‘all things are put under Him,’ it is evident that He who put all things under Him is excepted”</text:span><text:span text:style-name="Bible_5f_text"><text:span text:style-name="T1"> </text:span></text:span><text:span text:style-name="Bible_5f_text"><text:span text:style-name="T1"><text:note text:id="ftn6" text:note-class="footnote"><text:note-citation>6</text:note-citation><text:note-body><text:p text:style-name="Footnote"><text:alphabetical-index-mark-start text:id="IMark94844477314920"/><text:alphabetical-index-mark-start text:id="IMark94844586411592"/><text:span text:style-name="T1">1 Corinthians 1</text:span><text:alphabetical-index-mark-end text:id="IMark94844586411592"/><text:span text:style-name="T1">5</text:span><text:alphabetical-index-mark-end text:id="IMark94844477314920"/><text:span text:style-name="T1">:27 </text:span><text:a xlink:type="simple" xlink:href="https://www.biblegateway.com/passage/?search=1+Corinthians+15%3A27&amp;version=NKJV" text:style-name="Internet_20_link" text:visited-style-name="Visited_20_Internet_20_Link"><text:span text:style-name="Definition"><text:span text:style-name="T1">NKJV</text:span></text:span></text:a></text:p></text:note-body></text:note></text:span></text:span><text:span text:style-name="T1">, </text:span><text:span text:style-name="T7">meaning the Father is not under the Son’s feet.</text:span></text:p>
      <text:p text:style-name="P30"><text:span text:style-name="T104">That means </text:span>everything, <text:span text:style-name="T226">all of it</text:span>, <text:span text:style-name="T226">the whole thing, TODO, todito, todo</text:span>, except the Father himself. That's why in <text:span text:style-name="T104">t</text:span>he entire New Testament, <text:span text:style-name="T104">Yeshua is </text:span>call<text:span text:style-name="T104">ed</text:span> "our <text:span text:style-name="T104">L</text:span>ord."</text:p>
      <text:h text:style-name="P98" text:outline-level="4"><text:bookmark-start text:name="__RefHeading___Toc34729_4173466481"/>Heaven of <text:span text:style-name="T105">the </text:span>heaven<text:span text:style-name="T105">s</text:span>.<text:bookmark-end text:name="__RefHeading___Toc34729_4173466481"/></text:h>
      <text:p text:style-name="Text_20_body"><text:span text:style-name="T1">And </text:span><text:span text:style-name="T8">just to be </text:span><text:span text:style-name="T1">clear about what is included when </text:span><text:span text:style-name="T8">it</text:span><text:span text:style-name="T1"> says "all things" in </text:span><text:alphabetical-index-mark-start text:id="IMark94844586411592"/><text:span text:style-name="T1">Deuteronomy 10</text:span><text:alphabetical-index-mark-end text:id="IMark94844586411592"/><text:span text:style-name="T1"> can be read that: </text:span><text:span text:style-name="Bible_5f_text"><text:span text:style-name="T1">“</text:span></text:span><text:span text:style-name="Bible_5f_text"><text:span text:style-name="T8">I</text:span></text:span><text:span text:style-name="Bible_5f_text">ndeed heaven and the highest heavens belong to the </text:span><text:span text:style-name="Bible_5f_text"><text:span text:style-name="T106">Lord</text:span></text:span><text:span text:style-name="Bible_5f_text"> your God, also the earth with </text:span><text:span text:style-name="Bible_5f_text"><text:span text:style-name="T228">ALL</text:span></text:span><text:span text:style-name="Bible_5f_text"> that is in it</text:span><text:span text:style-name="Bible_5f_text"><text:span text:style-name="T1">” </text:span></text:span><text:span text:style-name="Bible_5f_text"><text:span text:style-name="T1"><text:note text:id="ftn7" text:note-class="footnote"><text:note-citation>7</text:note-citation><text:note-body><text:p text:style-name="Footnote"><text:alphabetical-index-mark-start text:id="IMark94844586411592"/><text:span text:style-name="T1">Deuteronomy 10</text:span><text:alphabetical-index-mark-end text:id="IMark94844586411592"/><text:span text:style-name="T1">:14 </text:span><text:a xlink:type="simple" xlink:href="https://www.biblegateway.com/passage/?search=Deuteronomy+10%3A14&amp;version=NKJV" text:style-name="Internet_20_link" text:visited-style-name="Visited_20_Internet_20_Link"><text:span text:style-name="Definition"><text:span text:style-name="T1">NKJV</text:span></text:span></text:a><text:span text:style-name="T1"> </text:span><text:a xlink:type="simple" xlink:href="https://biblehub.com/text/deuteronomy/10-14.htm" text:style-name="Internet_20_link" text:visited-style-name="Visited_20_Internet_20_Link"><text:span text:style-name="Definition"><text:span text:style-name="T1">biblehub</text:span></text:span></text:a></text:p></text:note-body></text:note></text:span></text:span><text:span text:style-name="T1">.</text:span></text:p>
      <text:p text:style-name="P31">All things are his because he made them, according to <text:alphabetical-index-mark-start text:id="IMark94844535101912"/>Nehemiah 9<text:alphabetical-index-mark-end text:id="IMark94844535101912"/>: <text:span text:style-name="Bible_5f_text">"You alone are the Lord; You have made heaven, The heaven of heavens, with all their host, The earth and everything on it, The seas and all that is in them, And You preserve them all. The host of heaven worships You” </text:span><text:span text:style-name="Bible_5f_text"><text:note text:id="ftn8" text:note-class="footnote"><text:note-citation>8</text:note-citation><text:note-body><text:p text:style-name="Footnote"><text:alphabetical-index-mark-start text:id="IMark94844586411592"/><text:span text:style-name="T1">Nehemiah 9</text:span><text:alphabetical-index-mark-end text:id="IMark94844586411592"/><text:span text:style-name="T1">:6 </text:span><text:a xlink:type="simple" xlink:href="https://www.biblegateway.com/passage/?search=Nehemiah+9%3A6&amp;version=NKJV" text:style-name="Internet_20_link" text:visited-style-name="Visited_20_Internet_20_Link"><text:span text:style-name="Definition"><text:span text:style-name="T1">NKJV</text:span></text:span></text:a><text:span text:style-name="T1"> </text:span><text:a xlink:type="simple" xlink:href="https://biblehub.com/text/nehemiah/9-6.htm" text:style-name="Internet_20_link" text:visited-style-name="Visited_20_Internet_20_Link"><text:span text:style-name="Definition"><text:span text:style-name="T1">biblehub</text:span></text:span></text:a></text:p></text:note-body></text:note></text:span>. <text:span text:style-name="T107">N</text:span>ot only He made them but he <text:span text:style-name="T107">keeps</text:span> them running.</text:p>
      <text:p text:style-name="P41"><text:span text:style-name="T1">In 1st Kings 8 it tells us that: </text:span><text:span text:style-name="Bible_5f_text"><text:span text:style-name="T1">“</text:span></text:span><text:span text:style-name="Bible_5f_text"><text:span text:style-name="T9">B</text:span></text:span><text:span text:style-name="Bible_5f_text">ehold, heaven and the highest heaven cannot contain thee</text:span><text:span text:style-name="Bible_5f_text"><text:span text:style-name="T1">” </text:span></text:span><text:span text:style-name="Bible_5f_text"><text:span text:style-name="T1"><text:note text:id="ftn9" text:note-class="footnote"><text:note-citation>9</text:note-citation><text:note-body><text:p text:style-name="Footnote"><text:alphabetical-index-mark-start text:id="IMark94844535101912"/><text:span text:style-name="T1">1 Kings 8</text:span><text:alphabetical-index-mark-end text:id="IMark94844535101912"/><text:span text:style-name="T1">:27 </text:span><text:a xlink:type="simple" xlink:href="https://www.biblegateway.com/passage/?search=1+Kings+8%3A27&amp;version=RSV" text:style-name="Internet_20_link" text:visited-style-name="Visited_20_Internet_20_Link"><text:span text:style-name="Definition"><text:span text:style-name="T1">RSV</text:span></text:span></text:a><text:span text:style-name="T1"> </text:span><text:a xlink:type="simple" xlink:href="https://biblehub.com/text/1_kings/8-27.htm" text:style-name="Internet_20_link" text:visited-style-name="Visited_20_Internet_20_Link"><text:span text:style-name="Definition"><text:span text:style-name="T1">biblehub</text:span></text:span></text:a></text:p></text:note-body></text:note></text:span></text:span><text:span text:style-name="T1">. </text:span><text:span text:style-name="T9">N</text:span><text:span text:style-name="T1">ot even </text:span><text:span text:style-name="T9">the </text:span><text:span text:style-name="T1">heaven of heaven</text:span><text:span text:style-name="T9">s</text:span><text:span text:style-name="T1"> can contain the Father. And he repeats it to us in 2nd Chronicles 2 </text:span><text:span text:style-name="T1"><text:note text:id="ftn10" text:note-class="footnote"><text:note-citation>10</text:note-citation><text:note-body><text:p text:style-name="Footnote"><text:alphabetical-index-mark-start text:id="IMark94844605039992"/><text:span text:style-name="T1">2 Chronicles 2</text:span><text:alphabetical-index-mark-end text:id="IMark94844605039992"/><text:span text:style-name="T1">:6 </text:span><text:a xlink:type="simple" xlink:href="https://www.biblegateway.com/passage/?search=2+Chronicles+2%3A6&amp;version=NKJV" text:style-name="Internet_20_link" text:visited-style-name="Visited_20_Internet_20_Link"><text:span text:style-name="Definition"><text:span text:style-name="T1">NKJV</text:span></text:span></text:a><text:span text:style-name="T1"> </text:span><text:a xlink:type="simple" xlink:href="https://biblehub.com/text/2_chronicles/2-6.htm" text:style-name="Internet_20_link" text:visited-style-name="Visited_20_Internet_20_Link"><text:span text:style-name="Definition"><text:span text:style-name="T1">biblehub</text:span></text:span></text:a></text:p></text:note-body></text:note></text:span><text:span text:style-name="T1"><text:s/>and in 2nd Chronicles 6 </text:span><text:span text:style-name="T1"><text:note text:id="ftn11" text:note-class="footnote"><text:note-citation>11</text:note-citation><text:note-body><text:p text:style-name="Footnote"><text:alphabetical-index-mark-start text:id="IMark94844754207480"/><text:span text:style-name="T1">2 Chronicles 6</text:span><text:alphabetical-index-mark-end text:id="IMark94844754207480"/><text:span text:style-name="T1">:18 </text:span><text:a xlink:type="simple" xlink:href="https://www.biblegateway.com/passage/?search=2+Chronicles+6%3A18&amp;version=NKJV" text:style-name="Internet_20_link" text:visited-style-name="Visited_20_Internet_20_Link"><text:span text:style-name="Definition"><text:span text:style-name="T1">NKJV</text:span></text:span></text:a><text:span text:style-name="T1"> </text:span><text:a xlink:type="simple" xlink:href="https://biblehub.com/text/2_chronicles/6-18.htm" text:style-name="Internet_20_link" text:visited-style-name="Visited_20_Internet_20_Link"><text:span text:style-name="Definition"><text:span text:style-name="T1">biblehub</text:span></text:span></text:a></text:p></text:note-body></text:note></text:span><text:span text:style-name="T1">.</text:span></text:p>
      <text:p text:style-name="P3"><text:soft-page-break/>And in <text:alphabetical-index-mark-start text:id="IMark94844611772568"/><text:alphabetical-index-mark-start text:id="IMark94844754207480"/>psalm 6<text:alphabetical-index-mark-end text:id="IMark94844754207480"/>8<text:alphabetical-index-mark-end text:id="IMark94844611772568"/> he also tells us about the heaven of heavens <text:note text:id="ftn12" text:note-class="footnote"><text:note-citation>12</text:note-citation><text:note-body><text:p text:style-name="Footnote"><text:alphabetical-index-mark-start text:id="IMark94844754207480"/><text:alphabetical-index-mark-start text:id="IMark94844611772568"/><text:span text:style-name="T1">Psalm 6</text:span><text:alphabetical-index-mark-end text:id="IMark94844611772568"/><text:span text:style-name="T1">8</text:span><text:alphabetical-index-mark-end text:id="IMark94844754207480"/><text:span text:style-name="T1">:33 </text:span><text:a xlink:type="simple" xlink:href="https://www.biblegateway.com/passage/?search=Psalms+68%3A33&amp;version=NKJV" text:style-name="Internet_20_link" text:visited-style-name="Visited_20_Internet_20_Link"><text:span text:style-name="Definition"><text:span text:style-name="T1">NKJV</text:span></text:span></text:a><text:span text:style-name="T1"> </text:span><text:a xlink:type="simple" xlink:href="https://biblehub.com/text/psalms/68-33.htm" text:style-name="Internet_20_link" text:visited-style-name="Visited_20_Internet_20_Link"><text:span text:style-name="Definition"><text:span text:style-name="T1">biblehub</text:span></text:span></text:a></text:p></text:note-body></text:note>. And in <text:alphabetical-index-mark-start text:id="IMark94844480960136"/><text:alphabetical-index-mark-start text:id="IMark94844682614216"/>Psalm 14<text:alphabetical-index-mark-end text:id="IMark94844682614216"/>8<text:alphabetical-index-mark-end text:id="IMark94844480960136"/> says that: <text:span text:style-name="Bible_5f_text">"Praise Him, you heavens of heavens, And you waters above the heavens!” </text:span><text:span text:style-name="Bible_5f_text"><text:note text:id="ftn13" text:note-class="footnote"><text:note-citation>13</text:note-citation><text:note-body><text:p text:style-name="Footnote"><text:alphabetical-index-mark-start text:id="IMark94844682614216"/><text:alphabetical-index-mark-start text:id="IMark94844480960136"/><text:span text:style-name="T1">Psalm 14</text:span><text:alphabetical-index-mark-end text:id="IMark94844480960136"/><text:span text:style-name="T1">8</text:span><text:alphabetical-index-mark-end text:id="IMark94844682614216"/><text:span text:style-name="T1">:4 </text:span><text:a xlink:type="simple" xlink:href="https://www.biblegateway.com/passage/?search=Psalms+148%3A4&amp;version=NKJV" text:style-name="Internet_20_link" text:visited-style-name="Visited_20_Internet_20_Link"><text:span text:style-name="Definition"><text:span text:style-name="T1">NKJV</text:span></text:span></text:a><text:span text:style-name="T1"> </text:span><text:a xlink:type="simple" xlink:href="https://biblehub.com/text/psalms/148-4.htm" text:style-name="Internet_20_link" text:visited-style-name="Visited_20_Internet_20_Link"><text:span text:style-name="Definition"><text:span text:style-name="T1">biblehub</text:span></text:span></text:a></text:p></text:note-body></text:note></text:span>.</text:p>
      <text:p text:style-name="P3">In several of them a difference is made between the heavens and the heaven of the <text:span text:style-name="T107">h</text:span>eavens. And according to Nehemiah, YHWH, the Father, also made them and not only <text:span text:style-name="T107">made </text:span>them <text:span text:style-name="T107">but </text:span>He "<text:span text:style-name="T107">preserves</text:span>" them.</text:p>
      <text:h text:style-name="P98" text:outline-level="4"><text:bookmark-start text:name="__RefHeading___Toc34731_4173466481"/>Angels.<text:bookmark-end text:name="__RefHeading___Toc34731_4173466481"/></text:h>
      <text:p text:style-name="Text_20_body">Of course the angels are part of "all things" and since Yeshua, according to <text:alphabetical-index-mark-start text:id="IMark94844480960136"/>Mark 12<text:alphabetical-index-mark-end text:id="IMark94844480960136"/>, tells us that we will be like the angels in heaven <text:note text:id="ftn14" text:note-class="footnote"><text:note-citation>14</text:note-citation><text:note-body><text:p text:style-name="Footnote"><text:alphabetical-index-mark-start text:id="IMark94844682614216"/><text:span text:style-name="T1">Mark 12</text:span><text:alphabetical-index-mark-end text:id="IMark94844682614216"/><text:span text:style-name="T1">:25 </text:span><text:a xlink:type="simple" xlink:href="https://www.biblegateway.com/passage/?search=Mark+12%3A25&amp;version=NKJV" text:style-name="Internet_20_link" text:visited-style-name="Visited_20_Internet_20_Link"><text:span text:style-name="Definition"><text:span text:style-name="T1">NKJV</text:span></text:span></text:a></text:p></text:note-body></text:note>. It seems like a good idea to know what the bible says about these characters.</text:p>
      <text:p text:style-name="P42"><text:span text:style-name="T1">The angels, or messengers of YHWH, according to the bible, look and act exactly like men. According to </text:span><text:alphabetical-index-mark-start text:id="IMark94844480960136"/><text:alphabetical-index-mark-start text:id="IMark94844682614216"/><text:span text:style-name="T1">Genesis 1</text:span><text:alphabetical-index-mark-end text:id="IMark94844682614216"/><text:span text:style-name="T1">8</text:span><text:alphabetical-index-mark-end text:id="IMark94844480960136"/><text:span text:style-name="T1">, when Abraham was in front of his </text:span><text:span text:style-name="T10">tent</text:span><text:span text:style-name="T1">, some men suddenly appear, next to him, that he recognizes and calls them YHWH and then the bible calls them with the </text:span><text:span text:style-name="T10">h</text:span><text:span text:style-name="T1">ebrew word for angels. In this passage of the bible we can see that these characters talk, eat and walk </text:span><text:span text:style-name="T1"><text:note text:id="ftn15" text:note-class="footnote"><text:note-citation>15</text:note-citation><text:note-body><text:p text:style-name="Footnote"><text:alphabetical-index-mark-start text:id="IMark94844490667288"/><text:alphabetical-index-mark-start text:id="IMark94844682614216"/><text:span text:style-name="T1">Genesis 1</text:span><text:alphabetical-index-mark-end text:id="IMark94844682614216"/><text:span text:style-name="T1">8</text:span><text:alphabetical-index-mark-end text:id="IMark94844490667288"/><text:span text:style-name="T1"> </text:span><text:a xlink:type="simple" xlink:href="https://www.biblegateway.com/passage/?search=Genesis+18&amp;version=NET" text:style-name="Internet_20_link" text:visited-style-name="Visited_20_Internet_20_Link"><text:span text:style-name="Definition"><text:span text:style-name="T1">NET</text:span></text:span></text:a></text:p></text:note-body></text:note></text:span><text:span text:style-name="T1"><text:s/>and that the bible uses the </text:span><text:span text:style-name="T10">h</text:span><text:span text:style-name="T1">ebrew words </text:span><text:span text:style-name="T10">for</text:span><text:span text:style-name="T1"> "men", "YHWH" and "angels" to refer to them. In </text:span><text:alphabetical-index-mark-start text:id="IMark94844754207480"/><text:alphabetical-index-mark-start text:id="IMark94844611772568"/><text:span text:style-name="T1">Genesis 1</text:span><text:alphabetical-index-mark-end text:id="IMark94844611772568"/><text:span text:style-name="T1">9</text:span><text:alphabetical-index-mark-end text:id="IMark94844754207480"/><text:span text:style-name="T1">, just before the destruction of Sodom and Gomorrah, we see that they can also have sex and in </text:span><text:alphabetical-index-mark-start text:id="IMark94844502045416"/><text:alphabetical-index-mark-start text:id="IMark94844726378904"/><text:span text:style-name="T1">Genesis 3</text:span><text:alphabetical-index-mark-end text:id="IMark94844726378904"/><text:span text:style-name="T1">2</text:span><text:alphabetical-index-mark-end text:id="IMark94844502045416"/><text:span text:style-name="T1"> an angel fights with Jacob </text:span><text:span text:style-name="T1"><text:note text:id="ftn16" text:note-class="footnote"><text:note-citation>16</text:note-citation><text:note-body><text:p text:style-name="Footnote"><text:alphabetical-index-mark-start text:id="IMark94844490885608"/><text:alphabetical-index-mark-start text:id="IMark94844683338568"/><text:span text:style-name="T1">Genesis 3</text:span><text:alphabetical-index-mark-end text:id="IMark94844683338568"/><text:span text:style-name="T1">2</text:span><text:alphabetical-index-mark-end text:id="IMark94844490885608"/><text:span text:style-name="T1">:24 </text:span><text:a xlink:type="simple" xlink:href="https://www.biblegateway.com/passage/?search=Genesis+32%3A24&amp;version=NKJV" text:style-name="Internet_20_link" text:visited-style-name="Visited_20_Internet_20_Link"><text:span text:style-name="Definition"><text:span text:style-name="T1">NKJV</text:span></text:span></text:a></text:p></text:note-body></text:note></text:span><text:span text:style-name="T1">. The angel touches him and Jacob is left lame. In </text:span><text:alphabetical-index-mark-start text:id="IMark94844726378600"/><text:span text:style-name="T1">1 Kings 19</text:span><text:alphabetical-index-mark-end text:id="IMark94844726378600"/><text:span text:style-name="T1"> an angel touches Elijah several times </text:span><text:span text:style-name="T1"><text:note text:id="ftn17" text:note-class="footnote"><text:note-citation>17</text:note-citation><text:note-body><text:p text:style-name="Footnote"><text:alphabetical-index-mark-start text:id="IMark94844405690184"/><text:span text:style-name="T1">1 Kings 19</text:span><text:alphabetical-index-mark-end text:id="IMark94844405690184"/><text:span text:style-name="T1">:4-7 </text:span><text:a xlink:type="simple" xlink:href="https://www.biblegateway.com/passage/?search=1+Kings+19%3A4+-7&amp;version=RSV" text:style-name="Internet_20_link" text:visited-style-name="Visited_20_Internet_20_Link"><text:span text:style-name="Definition"><text:span text:style-name="T1">RSV</text:span></text:span></text:a></text:p></text:note-body></text:note></text:span><text:span text:style-name="T1">. And in </text:span><text:soft-page-break/><text:alphabetical-index-mark-start text:id="IMark94844561208728"/><text:span text:style-name="T1">Zechariah 4</text:span><text:alphabetical-index-mark-end text:id="IMark94844561208728"/><text:span text:style-name="T1"> an angel shakes Zechariah to wake him up </text:span><text:span text:style-name="T1"><text:note text:id="ftn18" text:note-class="footnote"><text:note-citation>18</text:note-citation><text:note-body><text:p text:style-name="Footnote"><text:alphabetical-index-mark-start text:id="IMark94844480960136"/><text:span text:style-name="T1">Zechariah 4</text:span><text:alphabetical-index-mark-end text:id="IMark94844480960136"/><text:span text:style-name="T1">:1 </text:span><text:a xlink:type="simple" xlink:href="https://www.biblegateway.com/passage/?search=Zacharias+4&amp;version=NET" text:style-name="Internet_20_link" text:visited-style-name="Visited_20_Internet_20_Link"><text:span text:style-name="Definition"><text:span text:style-name="T1">NET</text:span></text:span></text:a></text:p></text:note-body></text:note></text:span><text:span text:style-name="T1">. Angels have a physical body. Such as Jesus Christ after resurrected. </text:span><text:alphabetical-index-mark-start text:id="IMark94844411380920"/><text:span text:style-name="T1">Philippians 3</text:span><text:alphabetical-index-mark-end text:id="IMark94844411380920"/><text:span text:style-name="T1"> says that Jesus Christ </text:span><text:span text:style-name="Bible_5f_text"><text:span text:style-name="T1">“</text:span></text:span><text:span text:style-name="Bible_5f_text"><text:span text:style-name="T11">w</text:span></text:span><text:span text:style-name="Bible_5f_text">ill transform our lowly body that it may be conformed to His glorious body</text:span><text:span text:style-name="Bible_5f_text"><text:span text:style-name="T1">" </text:span></text:span><text:span text:style-name="Bible_5f_text"><text:span text:style-name="T1"><text:note text:id="ftn19" text:note-class="footnote"><text:note-citation>19</text:note-citation><text:note-body><text:p text:style-name="Footnote"><text:alphabetical-index-mark-start text:id="IMark94844480960136"/><text:span text:style-name="T1">Philippians 3</text:span><text:alphabetical-index-mark-end text:id="IMark94844480960136"/><text:span text:style-name="T1">:21 </text:span><text:a xlink:type="simple" xlink:href="https://www.biblegateway.com/passage/?search=Philippians+3%3A21&amp;version=NKJV" text:style-name="Internet_20_link" text:visited-style-name="Visited_20_Internet_20_Link"><text:span text:style-name="Definition"><text:span text:style-name="T1">NKJV</text:span></text:span></text:a></text:p></text:note-body></text:note></text:span></text:span><text:span text:style-name="T1">. And they can also kill </text:span><text:span text:style-name="T11">people</text:span><text:span text:style-name="T1">. In 2nd Kings 19 a single angel kills 185 thousand people in one night </text:span><text:span text:style-name="T1"><text:note text:id="ftn20" text:note-class="footnote"><text:note-citation>20</text:note-citation><text:note-body><text:p text:style-name="Footnote"><text:alphabetical-index-mark-start text:id="IMark94844480960136"/><text:span text:style-name="T1">2 Kings 19</text:span><text:alphabetical-index-mark-end text:id="IMark94844480960136"/><text:span text:style-name="T1">:35 </text:span><text:a xlink:type="simple" xlink:href="https://www.biblegateway.com/passage/?search=2+Kings+19%3A35&amp;version=NKJV" text:style-name="Internet_20_link" text:visited-style-name="Visited_20_Internet_20_Link"><text:span text:style-name="Definition"><text:span text:style-name="T1">NKJV</text:span></text:span></text:a></text:p></text:note-body></text:note></text:span><text:span text:style-name="T1">.</text:span></text:p>
      <text:p text:style-name="P3">But remember that it is not the only thing they can do. According to <text:alphabetical-index-mark-start text:id="IMark94844405690184"/>1 Chronicles 21<text:alphabetical-index-mark-end text:id="IMark94844405690184"/>, <text:span text:style-name="T108">they </text:span>can float between heaven and earth <text:note text:id="ftn21" text:note-class="footnote"><text:note-citation>21</text:note-citation><text:note-body><text:p text:style-name="Footnote"><text:alphabetical-index-mark-start text:id="IMark94844561208728"/><text:span text:style-name="T1">1 Chronicles 21</text:span><text:alphabetical-index-mark-end text:id="IMark94844561208728"/><text:span text:style-name="T1">:16 </text:span><text:a xlink:type="simple" xlink:href="https://www.biblegateway.com/passage/?search=1+Chronicles+21%3A16&amp;version=NKJV" text:style-name="Internet_20_link" text:visited-style-name="Visited_20_Internet_20_Link"><text:span text:style-name="Definition"><text:span text:style-name="T1">NKJV</text:span></text:span></text:a></text:p></text:note-body></text:note>. <text:span text:style-name="T108">S</text:span>imilar to how Yeshua himself <text:span text:style-name="T108">was lifted </text:span>to heaven, after being resurrected, according to <text:alphabetical-index-mark-start text:id="IMark94844480960136"/>Acts 1<text:alphabetical-index-mark-end text:id="IMark94844480960136"/> <text:note text:id="ftn22" text:note-class="footnote"><text:note-citation>22</text:note-citation><text:note-body><text:p text:style-name="Footnote"><text:alphabetical-index-mark-start text:id="IMark94844469823176"/><text:span text:style-name="T1">Acts 1</text:span><text:alphabetical-index-mark-end text:id="IMark94844469823176"/><text:span text:style-name="T1">:11 </text:span><text:a xlink:type="simple" xlink:href="https://www.biblegateway.com/passage/?search=Acts+1%3A11&amp;version=NKJV" text:style-name="Internet_20_link" text:visited-style-name="Visited_20_Internet_20_Link"><text:span text:style-name="Definition"><text:span text:style-name="T3">NKJV</text:span></text:span></text:a></text:p></text:note-body></text:note>.</text:p>
      <text:p text:style-name="P3">Angels can appear from one moment to another in a<text:span text:style-name="T108">ny</text:span> place, <text:span text:style-name="T108">just </text:span>like Yeshua himself, according to <text:alphabetical-index-mark-start text:id="IMark94844549386840"/><text:alphabetical-index-mark-start text:id="IMark94844469823176"/>Luke 2<text:alphabetical-index-mark-end text:id="IMark94844469823176"/>4<text:alphabetical-index-mark-end text:id="IMark94844549386840"/> and <text:alphabetical-index-mark-start text:id="IMark94844405690184"/>John 20<text:alphabetical-index-mark-end text:id="IMark94844405690184"/>, who appears in the midst of the apostles, being these behind closed doors <text:note text:id="ftn23" text:note-class="footnote"><text:note-citation>23</text:note-citation><text:note-body><text:p text:style-name="Footnote"><text:alphabetical-index-mark-start text:id="IMark94844549386840"/><text:alphabetical-index-mark-start text:id="IMark94844405690184"/><text:span text:style-name="T1">Luke 2</text:span><text:alphabetical-index-mark-end text:id="IMark94844405690184"/><text:span text:style-name="T1">4</text:span><text:alphabetical-index-mark-end text:id="IMark94844549386840"/><text:span text:style-name="T1">:36 </text:span><text:a xlink:type="simple" xlink:href="https://www.biblegateway.com/passage/?search=Luke+24%3A36&amp;version=NKJV" text:style-name="Internet_20_link" text:visited-style-name="Visited_20_Internet_20_Link"><text:span text:style-name="Definition"><text:span text:style-name="T1">NKJV</text:span></text:span></text:a><text:span text:style-name="T1"> </text:span><text:alphabetical-index-mark-start text:id="IMark94844469823176"/><text:span text:style-name="T1">John 20</text:span><text:alphabetical-index-mark-end text:id="IMark94844469823176"/><text:span text:style-name="T1">:19 </text:span><text:a xlink:type="simple" xlink:href="https://www.biblegateway.com/passage/?search=John+20%3A19&amp;version=NKJV" text:style-name="Internet_20_link" text:visited-style-name="Visited_20_Internet_20_Link"><text:span text:style-name="Definition"><text:span text:style-name="T1">NKJV</text:span></text:span></text:a></text:p></text:note-body></text:note>. Something similar to the teleportation shown by science fiction movies. Thus, angels apparently do not need to walk to get from one place to another.</text:p>
      <text:p text:style-name="P43"><text:span text:style-name="T1">They can also become invisible to some eyes and at the same time visible to other eyes as happened to Balaam and his donkey </text:span><text:span text:style-name="T1"><text:note text:id="ftn24" text:note-class="footnote"><text:note-citation>24</text:note-citation><text:note-body><text:p text:style-name="Footnote"><text:alphabetical-index-mark-start text:id="IMark94844726378600"/><text:span text:style-name="T1">Numbers 22</text:span><text:alphabetical-index-mark-end text:id="IMark94844726378600"/><text:span text:style-name="T1">:31 </text:span><text:a xlink:type="simple" xlink:href="https://www.biblegateway.com/passage/?search=Numbers+22%3A31&amp;version=NKJV" text:style-name="Internet_20_link" text:visited-style-name="Visited_20_Internet_20_Link"><text:span text:style-name="Definition"><text:span text:style-name="T1">NKJV</text:span></text:span></text:a></text:p></text:note-body></text:note></text:span><text:span text:style-name="T1"><text:s/>in </text:span><text:alphabetical-index-mark-start text:id="IMark94844682614216"/><text:span text:style-name="T1">Numbers 22</text:span><text:alphabetical-index-mark-end text:id="IMark94844682614216"/><text:span text:style-name="T1"> or as happened to Elisha and his servant in 2nd Kings 6. When </text:span><text:span text:style-name="Bible_5f_text"><text:span text:style-name="T1">“</text:span></text:span><text:span text:style-name="Bible_5f_text"><text:span text:style-name="T12">E</text:span></text:span><text:span text:style-name="Bible_5f_text">lisha prayed, and said, ‘</text:span><text:span text:style-name="Bible_5f_text"><text:span text:style-name="T106">Lord</text:span></text:span><text:span text:style-name="Bible_5f_text">, I pray, open his eyes that he may see’ </text:span><text:span text:style-name="Bible_5f_text"><text:span text:style-name="T1">”</text:span></text:span><text:span text:style-name="T1"> and YHWH opens the eyes of the servant, and he sees that </text:span><text:span text:style-name="Bible_5f_text"><text:span text:style-name="T1">“the mountain was full of horses and chariots of fire all around Elisha” </text:span></text:span><text:span text:style-name="Bible_5f_text"><text:span text:style-name="T1"><text:note text:id="ftn25" text:note-class="footnote"><text:note-citation>25</text:note-citation><text:note-body><text:p text:style-name="Footnote"><text:alphabetical-index-mark-start text:id="IMark94844405690184"/><text:span text:style-name="T1">2 Kings 6</text:span><text:alphabetical-index-mark-end text:id="IMark94844405690184"/><text:span text:style-name="T1">:17 </text:span><text:a xlink:type="simple" xlink:href="https://www.biblegateway.com/passage/?search=2+Kings+6%3A17&amp;version=NKJV" text:style-name="Internet_20_link" text:visited-style-name="Visited_20_Internet_20_Link"><text:span text:style-name="Definition"><text:span text:style-name="T1">NKJV</text:span></text:span></text:a></text:p></text:note-body></text:note></text:span></text:span><text:span text:style-name="T1">.</text:span></text:p>
      <text:p text:style-name="P43"><text:soft-page-break/><text:span text:style-name="T1">Furthermore, John says of his vision of Heaven in </text:span><text:alphabetical-index-mark-start text:id="IMark94844535101912"/><text:span text:style-name="T1">Revelation 5</text:span><text:alphabetical-index-mark-end text:id="IMark94844535101912"/><text:span text:style-name="T1"> that: </text:span><text:span text:style-name="Bible_5f_text"><text:span text:style-name="T1">“</text:span></text:span><text:span text:style-name="Bible_5f_text"><text:span text:style-name="T12">I</text:span></text:span><text:span text:style-name="Bible_5f_text"> looked and heard the voice of many angels in a circle around the throne, as well as the living creatures and the elders. Their number was ten thousand times ten thousand</text:span><text:span text:style-name="Bible_5f_text"><text:span text:style-name="T1">" </text:span></text:span><text:span text:style-name="Bible_5f_text"><text:span text:style-name="T1"><text:note text:id="ftn26" text:note-class="footnote"><text:note-citation>26</text:note-citation><text:note-body><text:p text:style-name="Footnote"><text:alphabetical-index-mark-start text:id="IMark94844535101912"/><text:span text:style-name="T1">Revelation 5</text:span><text:alphabetical-index-mark-end text:id="IMark94844535101912"/><text:span text:style-name="T1">:11 </text:span><text:a xlink:type="simple" xlink:href="https://www.biblegateway.com/passage/?search=Revelation+5%3A11&amp;version=NET" text:style-name="Internet_20_link" text:visited-style-name="Visited_20_Internet_20_Link"><text:span text:style-name="Definition"><text:span text:style-name="T1">NET</text:span></text:span></text:a></text:p></text:note-body></text:note></text:span></text:span><text:span text:style-name="T1">, so there are quite a few angels. In fact, according to </text:span><text:alphabetical-index-mark-start text:id="IMark94844405690184"/><text:span text:style-name="T1">Jeremiah 33</text:span><text:alphabetical-index-mark-end text:id="IMark94844405690184"/><text:span text:style-name="T1"> they ca</text:span><text:span text:style-name="T90">n not</text:span><text:span text:style-name="T1"> even be counted </text:span><text:span text:style-name="T1"><text:note text:id="ftn27" text:note-class="footnote"><text:note-citation>27</text:note-citation><text:note-body><text:p text:style-name="Footnote"><text:alphabetical-index-mark-start text:id="IMark94844586411592"/><text:span text:style-name="T1">Jeremiah 33</text:span><text:alphabetical-index-mark-end text:id="IMark94844586411592"/><text:span text:style-name="T1">:22 </text:span><text:a xlink:type="simple" xlink:href="https://www.biblegateway.com/passage/?search=Jeremiah+33%3A22&amp;version=NKJV" text:style-name="Internet_20_link" text:visited-style-name="Visited_20_Internet_20_Link"><text:span text:style-name="Definition"><text:span text:style-name="T1">NKJV</text:span></text:span></text:a></text:p></text:note-body></text:note></text:span><text:span text:style-name="T1">.</text:span></text:p>
      <text:p text:style-name="P44"><text:span text:style-name="T1">In </text:span><text:alphabetical-index-mark-start text:id="IMark94844738483048"/><text:span text:style-name="T1">Nehemiah 9</text:span><text:alphabetical-index-mark-end text:id="IMark94844738483048"/><text:span text:style-name="T1"> we are told that: </text:span><text:span text:style-name="Bible_5f_text"><text:span text:style-name="T1">“you keep giving all of them life, and the army of heaven continuously worships you” </text:span></text:span><text:span text:style-name="Bible_5f_text"><text:span text:style-name="T1"><text:note text:id="ftn28" text:note-class="footnote"><text:note-citation>28</text:note-citation><text:note-body><text:p text:style-name="Footnote"><text:alphabetical-index-mark-start text:id="IMark94844480960136"/><text:span text:style-name="T1">Nehemiah 9</text:span><text:alphabetical-index-mark-end text:id="IMark94844480960136"/><text:span text:style-name="T1">:6 </text:span><text:a xlink:type="simple" xlink:href="https://www.biblegateway.com/passage/?search=Nehemiah+9%3A6&amp;version=ISV" text:style-name="Internet_20_link" text:visited-style-name="Visited_20_Internet_20_Link"><text:span text:style-name="Definition"><text:span text:style-name="T14">ISV</text:span></text:span></text:a></text:p></text:note-body></text:note></text:span></text:span><text:span text:style-name="T1">. And Jesus Christ, according to </text:span><text:alphabetical-index-mark-start text:id="IMark94844535101912"/><text:span text:style-name="T1">Matthew 26</text:span><text:alphabetical-index-mark-end text:id="IMark94844535101912"/><text:span text:style-name="T1">, tells Peter </text:span><text:span text:style-name="T13">who</text:span><text:span text:style-name="T1"> tries to defend </text:span><text:span text:style-name="T13">Jesus </text:span><text:span text:style-name="T1">when they </text:span><text:span text:style-name="T13">come</text:span><text:span text:style-name="T1"> to arrest </text:span><text:span text:style-name="T13">Him</text:span><text:span text:style-name="T1">: </text:span><text:span text:style-name="Bible_5f_text"><text:span text:style-name="T1">“</text:span></text:span><text:span text:style-name="Bible_5f_text"><text:span text:style-name="T13">D</text:span></text:span><text:span text:style-name="Bible_5f_text">o you think that I cannot appeal to my Father, and he will at once send me more than twelve legions of angels?</text:span><text:span text:style-name="Bible_5f_text"><text:span text:style-name="T1">” </text:span></text:span><text:span text:style-name="Bible_5f_text"><text:span text:style-name="T1"><text:note text:id="ftn29" text:note-class="footnote"><text:note-citation>29</text:note-citation><text:note-body><text:p text:style-name="Footnote"><text:alphabetical-index-mark-start text:id="IMark94844535101912"/><text:span text:style-name="T1">Matthew 26</text:span><text:alphabetical-index-mark-end text:id="IMark94844535101912"/><text:span text:style-name="T1">:53 </text:span><text:a xlink:type="simple" xlink:href="https://www.biblegateway.com/passage/?search=Matthew+26%3A53&amp;version=RSV" text:style-name="Internet_20_link" text:visited-style-name="Visited_20_Internet_20_Link"><text:span text:style-name="Definition"><text:span text:style-name="T1">RSV</text:span></text:span></text:a></text:p></text:note-body></text:note></text:span></text:span><text:span text:style-name="T1">. </text:span><text:span text:style-name="T13">A</text:span><text:span text:style-name="T1">rmies and legions </text:span><text:span text:style-name="T13">of</text:span><text:span text:style-name="T1"> </text:span><text:span text:style-name="T13">angels</text:span><text:span text:style-name="T1">. They are definitely organized.</text:span></text:p>
      <text:p text:style-name="P3">In <text:alphabetical-index-mark-start text:id="IMark94844535101912"/>Joshua 5<text:alphabetical-index-mark-end text:id="IMark94844535101912"/> we are told that: <text:span text:style-name="Bible_5f_text">“the Commander of the Lord’s army said to Joshua, ‘Take your sandal off your foot, for the place where you stand is holy.’ And Joshua did so” </text:span><text:span text:style-name="Bible_5f_text"><text:note text:id="ftn30" text:note-class="footnote"><text:note-citation>30</text:note-citation><text:note-body><text:p text:style-name="Footnote"><text:alphabetical-index-mark-start text:id="IMark94844480960136"/><text:span text:style-name="T1">Joshua 5</text:span><text:alphabetical-index-mark-end text:id="IMark94844480960136"/><text:span text:style-name="T1">:15 </text:span><text:a xlink:type="simple" xlink:href="https://www.biblegateway.com/passage/?search=Joshua+5%3A15&amp;version=NKJV" text:style-name="Internet_20_link" text:visited-style-name="Visited_20_Internet_20_Link"><text:span text:style-name="Definition"><text:span text:style-name="T1">NKJV</text:span></text:span></text:a></text:p></text:note-body></text:note></text:span>. They have a Chief of their army.</text:p>
      <text:p text:style-name="P3">And the author of <text:span text:style-name="T223">H</text:span>ebrews explains to us in <text:alphabetical-index-mark-start text:id="IMark94844535101912"/><text:span text:style-name="T223">H</text:span>ebrews 1<text:alphabetical-index-mark-end text:id="IMark94844535101912"/> that Yeshua, Jesus Christ, was made superior to the angels and inherited a name more excellent than <text:span text:style-name="T109">theirs</text:span>, because God never said of an angel: <text:span text:style-name="Bible_5f_text">“You are My Son, Today I have begotten You”</text:span>, and he never said of an angel <text:span text:style-name="Bible_5f_text">“I will be to Him a Father, And He shall be to Me a Son”</text:span> and furthermore God commands: <text:span text:style-name="Bible_5f_text">“all the angels of God </text:span><text:soft-page-break/><text:span text:style-name="Bible_5f_text">worship Him” </text:span><text:span text:style-name="Bible_5f_text"><text:note text:id="ftn31" text:note-class="footnote"><text:note-citation>31</text:note-citation><text:note-body><text:p text:style-name="Footnote"><text:alphabetical-index-mark-start text:id="IMark94844523013048"/><text:span text:style-name="T1">Hebrews 1</text:span><text:alphabetical-index-mark-end text:id="IMark94844523013048"/><text:span text:style-name="T1">:4-6 </text:span><text:a xlink:type="simple" xlink:href="https://www.biblegateway.com/passage/?search=Hebrews+1%3A4-6&amp;version=NKJV" text:style-name="Internet_20_link" text:visited-style-name="Visited_20_Internet_20_Link"><text:span text:style-name="Definition"><text:span text:style-name="T1">NKJV</text:span></text:span></text:a></text:p></text:note-body></text:note></text:span><text:s/><text:span text:style-name="T109">quoting</text:span> <text:alphabetical-index-mark-start text:id="IMark94844480960136"/>Psalms 2<text:alphabetical-index-mark-end text:id="IMark94844480960136"/> <text:note text:id="ftn32" text:note-class="footnote"><text:note-citation>32</text:note-citation><text:note-body><text:p text:style-name="Footnote"><text:alphabetical-index-mark-start text:id="IMark94844738483048"/><text:span text:style-name="T1">Psalms 2</text:span><text:alphabetical-index-mark-end text:id="IMark94844738483048"/><text:span text:style-name="T1">:7 </text:span><text:a xlink:type="simple" xlink:href="https://www.biblegateway.com/passage/?search=Psalms+2%3A7&amp;version=NKJV" text:style-name="Internet_20_link" text:visited-style-name="Visited_20_Internet_20_Link"><text:span text:style-name="Definition"><text:span text:style-name="T1">NKJV</text:span></text:span></text:a></text:p></text:note-body></text:note>, 1st Chronicles 17 <text:note text:id="ftn33" text:note-class="footnote"><text:note-citation>33</text:note-citation><text:note-body><text:p text:style-name="Footnote"><text:alphabetical-index-mark-start text:id="IMark94844708251368"/><text:span text:style-name="T1">1 Chronicles 17</text:span><text:alphabetical-index-mark-end text:id="IMark94844708251368"/><text:span text:style-name="T1">:13 </text:span><text:a xlink:type="simple" xlink:href="https://www.biblegateway.com/passage/?search=1+Chronicles+17%3A13&amp;version=NKJV" text:style-name="Internet_20_link" text:visited-style-name="Visited_20_Internet_20_Link"><text:span text:style-name="Definition"><text:span text:style-name="T1">NKJV</text:span></text:span></text:a></text:p></text:note-body></text:note><text:s/>and 2nd Samuel 7 <text:note text:id="ftn34" text:note-class="footnote"><text:note-citation>34</text:note-citation><text:note-body><text:p text:style-name="Footnote"><text:alphabetical-index-mark-start text:id="IMark94844523013048"/><text:span text:style-name="T1">2 Samuel 7</text:span><text:alphabetical-index-mark-end text:id="IMark94844523013048"/><text:span text:style-name="T1">:14 </text:span><text:a xlink:type="simple" xlink:href="https://www.biblegateway.com/passage/?search=2+Samuel+7%3A14&amp;version=NKJV" text:style-name="Internet_20_link" text:visited-style-name="Visited_20_Internet_20_Link"><text:span text:style-name="Definition"><text:span text:style-name="T1">NKJV</text:span></text:span></text:a></text:p></text:note-body></text:note>.</text:p>
      <text:p text:style-name="P32">Yeshua is Lord of everything, <text:span text:style-name="T226">all of it</text:span>, <text:span text:style-name="T226">the whole thing, </text:span>except the Father who was the one He gave h<text:span text:style-name="T109">im</text:span> everything, <text:span text:style-name="T226">all of it</text:span>, <text:span text:style-name="T226">the whole thing, TODO, todito, todo</text:span>.</text:p>
      <text:p text:style-name="P3">What angels do NOT have are wings. <text:span text:style-name="T110">N</text:span>owhere in the bible we are told that angels have wings. <text:span text:style-name="T110">A</text:span>ngels are indistinguishable <text:span text:style-name="T110">in </text:span>appearance <text:span text:style-name="T110">from</text:span> a descendant of Adam and Eve, of a person born on this planet. According to <text:alphabetical-index-mark-start text:id="IMark94844691919128"/><text:alphabetical-index-mark-start text:id="IMark94844706691336"/><text:span text:style-name="T223">H</text:span>ebrews 1<text:alphabetical-index-mark-end text:id="IMark94844706691336"/>3<text:alphabetical-index-mark-end text:id="IMark94844691919128"/>: <text:span text:style-name="Bible_5f_text">“some have unwittingly entertained angels” </text:span><text:span text:style-name="Bible_5f_text"><text:note text:id="ftn35" text:note-class="footnote"><text:note-citation>35</text:note-citation><text:note-body><text:p text:style-name="Footnote"><text:alphabetical-index-mark-start text:id="IMark94844706691336"/><text:alphabetical-index-mark-start text:id="IMark94844691919128"/><text:span text:style-name="T1">Hebrews 1</text:span><text:alphabetical-index-mark-end text:id="IMark94844691919128"/><text:span text:style-name="T1">3</text:span><text:alphabetical-index-mark-end text:id="IMark94844706691336"/><text:span text:style-name="T1">:2 </text:span><text:a xlink:type="simple" xlink:href="https://www.biblegateway.com/passage/?search=Hebrews+13%3A2&amp;version=NKJV" text:style-name="Internet_20_link" text:visited-style-name="Visited_20_Internet_20_Link"><text:span text:style-name="Definition"><text:span text:style-name="T1">NKJV</text:span></text:span></text:a></text:p></text:note-body></text:note></text:span>. They are indistinguishable.</text:p>
      <text:h text:style-name="P98" text:outline-level="4"><text:bookmark-start text:name="__RefHeading___Toc34733_4173466481"/><text:span text:style-name="T110">Wings</text:span>.<text:bookmark-end text:name="__RefHeading___Toc34733_4173466481"/></text:h>
      <text:p text:style-name="Text_20_body">Those who do have wings are the Serafim of <text:alphabetical-index-mark-start text:id="IMark94844726378600"/>Isaiah 6<text:alphabetical-index-mark-end text:id="IMark94844726378600"/>, the Cherubim of Ezekiel and the living creatures or animals of <text:alphabetical-index-mark-start text:id="IMark94844733863768"/>Revelation 4<text:alphabetical-index-mark-end text:id="IMark94844733863768"/>. 3 different names for the same creatures that surround the throne of God <text:note text:id="ftn36" text:note-class="footnote"><text:note-citation>36</text:note-citation><text:note-body><text:p text:style-name="Footnote"><text:alphabetical-index-mark-start text:id="IMark94844726378600"/><text:span text:style-name="T1">Isaiah 6</text:span><text:alphabetical-index-mark-end text:id="IMark94844726378600"/><text:span text:style-name="T1">:2 </text:span><text:a xlink:type="simple" xlink:href="https://www.biblegateway.com/passage/?search=Isaiah+6%3A2&amp;version=NKJV" text:style-name="Internet_20_link" text:visited-style-name="Visited_20_Internet_20_Link"><text:span text:style-name="Definition"><text:span text:style-name="T1">NKJV</text:span></text:span></text:a><text:span text:style-name="T1"> </text:span><text:alphabetical-index-mark-start text:id="IMark94844733863768"/><text:alphabetical-index-mark-start text:id="IMark94844535101912"/><text:span text:style-name="T1">Ezekiel 1</text:span><text:alphabetical-index-mark-end text:id="IMark94844535101912"/><text:span text:style-name="T1">0</text:span><text:alphabetical-index-mark-end text:id="IMark94844733863768"/><text:span text:style-name="T1">:19 </text:span><text:a xlink:type="simple" xlink:href="https://www.biblegateway.com/passage/?search=Ezekiel+10%3A19&amp;version=NKJV" text:style-name="Internet_20_link" text:visited-style-name="Visited_20_Internet_20_Link"><text:span text:style-name="Definition"><text:span text:style-name="T1">NKJV</text:span></text:span></text:a><text:span text:style-name="T1"> </text:span><text:alphabetical-index-mark-start text:id="IMark94844686862184"/><text:span text:style-name="T1">Revelation 4</text:span><text:alphabetical-index-mark-end text:id="IMark94844686862184"/><text:span text:style-name="T1">:8 </text:span><text:a xlink:type="simple" xlink:href="https://www.biblegateway.com/passage/?search=Revelation+4%3A8&amp;version=RSV" text:style-name="Internet_20_link" text:visited-style-name="Visited_20_Internet_20_Link"><text:span text:style-name="Definition"><text:span text:style-name="T1">RSV</text:span></text:span></text:a></text:p></text:note-body></text:note>. But another meaning of the <text:span text:style-name="T110">h</text:span>ebrew word is “extremity” <text:note text:id="ftn37" text:note-class="footnote"><text:note-citation>37</text:note-citation><text:note-body><text:p text:style-name="Footnote"><text:a xlink:type="simple" xlink:href="https://biblehub.com/hebrew/3671.htm" text:style-name="Internet_20_link" text:visited-style-name="Visited_20_Internet_20_Link"><text:span text:style-name="Definition"><text:span text:style-name="T1">H3671</text:span></text:span></text:a></text:p></text:note-body></text:note>, so they can easily be something other than wings as we see in birds.</text:p>
      <text:p text:style-name="P5">In these 4 creatures, that John <text:span text:style-name="T111">tells us about,</text:span> it seems that the 6 extremities <text:note text:id="ftn38" text:note-class="footnote"><text:note-citation>38</text:note-citation><text:note-body><text:p text:style-name="Footnote"><text:alphabetical-index-mark-start text:id="IMark94844604580968"/><text:span text:style-name="T1">Revelation 4</text:span><text:alphabetical-index-mark-end text:id="IMark94844604580968"/><text:span text:style-name="T1">:8 </text:span><text:a xlink:type="simple" xlink:href="https://www.biblegateway.com/passage/?search=Revelation+4%3A8&amp;version=RSV" text:style-name="Internet_20_link" text:visited-style-name="Visited_20_Internet_20_Link"><text:span text:style-name="Definition"><text:span text:style-name="T1">RSV</text:span></text:span></text:a></text:p></text:note-body></text:note><text:span text:style-name="T111"><text:s/></text:span>correspond with those of Isaiah <text:note text:id="ftn39" text:note-class="footnote"><text:note-citation>39</text:note-citation><text:note-body><text:p text:style-name="Footnote"><text:alphabetical-index-mark-start text:id="IMark94844726378600"/><text:span text:style-name="T1">Isaiah 6</text:span><text:alphabetical-index-mark-end text:id="IMark94844726378600"/><text:span text:style-name="T1">:2 </text:span><text:a xlink:type="simple" xlink:href="https://www.biblegateway.com/passage/?search=Isaiah+6%3A2&amp;version=NKJV" text:style-name="Internet_20_link" text:visited-style-name="Visited_20_Internet_20_Link"><text:span text:style-name="Definition"><text:span text:style-name="T1">NKJV</text:span></text:span></text:a></text:p></text:note-body></text:note><text:s/>and with those of Ezekiel <text:note text:id="ftn40" text:note-class="footnote"><text:note-citation>40</text:note-citation><text:note-body><text:p text:style-name="Footnote"><text:alphabetical-index-mark-start text:id="IMark94844529473000"/><text:span text:style-name="T1">Ezekiel 1</text:span><text:alphabetical-index-mark-end text:id="IMark94844529473000"/><text:span text:style-name="T1">:6-7 </text:span><text:a xlink:type="simple" xlink:href="https://www.biblegateway.com/passage/?search=Ezekiel+1%3A6-7&amp;version=KJV" text:style-name="Internet_20_link" text:visited-style-name="Visited_20_Internet_20_Link"><text:span text:style-name="Definition"><text:span text:style-name="T1">KJV</text:span></text:span></text:a></text:p></text:note-body></text:note><text:s/>if 2 are calf feet with some wing structure, 2 are arms with some wing structure and 2 are wings as we see in <text:span text:style-name="T111">e</text:span>agles.</text:p>
      <text:p text:style-name="P3"><text:soft-page-break/>These creatures seem to be simple animals more than any other <text:span text:style-name="T111">thing</text:span>. These creatures do not appear to be very intelligent or have awareness. The most they do is repeat a phrase like parrots <text:note text:id="ftn41" text:note-class="footnote"><text:note-citation>41</text:note-citation><text:note-body><text:p text:style-name="Footnote"><text:alphabetical-index-mark-start text:id="IMark94844666523160"/><text:span text:style-name="T1">Revelation 4</text:span><text:alphabetical-index-mark-end text:id="IMark94844666523160"/><text:span text:style-name="T1">:8 </text:span><text:a xlink:type="simple" xlink:href="https://www.biblegateway.com/passage/?search=Revelation+4%3A8&amp;version=KJV" text:style-name="Internet_20_link" text:visited-style-name="Visited_20_Internet_20_Link"><text:span text:style-name="Definition"><text:span text:style-name="T1">KJV</text:span></text:span></text:a><text:span text:style-name="T1"> </text:span><text:alphabetical-index-mark-start text:id="IMark94844725936712"/><text:span text:style-name="T1">Isaiah 6</text:span><text:alphabetical-index-mark-end text:id="IMark94844725936712"/><text:span text:style-name="T1">:7 </text:span><text:a xlink:type="simple" xlink:href="https://www.biblegateway.com/passage/?search=isaias+6%3A7&amp;version=KJV" text:style-name="Internet_20_link" text:visited-style-name="Visited_20_Internet_20_Link"><text:span text:style-name="Definition"><text:span text:style-name="T1">KJV</text:span></text:span></text:a></text:p></text:note-body></text:note>, or pass an object <text:note text:id="ftn42" text:note-class="footnote"><text:note-citation>42</text:note-citation><text:note-body><text:p text:style-name="Footnote"><text:alphabetical-index-mark-start text:id="IMark94844738483048"/><text:alphabetical-index-mark-start text:id="IMark94844666523160"/><text:span text:style-name="T1">Revelation 1</text:span><text:alphabetical-index-mark-end text:id="IMark94844666523160"/><text:span text:style-name="T1">5</text:span><text:alphabetical-index-mark-end text:id="IMark94844738483048"/><text:span text:style-name="T1">:7 </text:span><text:a xlink:type="simple" xlink:href="https://www.biblegateway.com/passage/?search=Revelation+15%3A7&amp;version=KJV" text:style-name="Internet_20_link" text:visited-style-name="Visited_20_Internet_20_Link"><text:span text:style-name="Definition"><text:span text:style-name="T1">KJV</text:span></text:span></text:a><text:span text:style-name="T1"> </text:span><text:alphabetical-index-mark-start text:id="IMark94844611788056"/><text:span text:style-name="T1">Isaiah 6</text:span><text:alphabetical-index-mark-end text:id="IMark94844611788056"/><text:span text:style-name="T1">:6 </text:span><text:a xlink:type="simple" xlink:href="https://www.biblegateway.com/passage/?search=isaias+6%3A6&amp;version=KJV" text:style-name="Internet_20_link" text:visited-style-name="Visited_20_Internet_20_Link"><text:span text:style-name="Definition"><text:span text:style-name="T1">KJV</text:span></text:span></text:a><text:span text:style-name="T1"> </text:span><text:alphabetical-index-mark-start text:id="IMark94844687601704"/><text:alphabetical-index-mark-start text:id="IMark94844508343224"/><text:span text:style-name="T1">Ezekiel 1</text:span><text:alphabetical-index-mark-end text:id="IMark94844508343224"/><text:span text:style-name="T1">0</text:span><text:alphabetical-index-mark-end text:id="IMark94844687601704"/><text:span text:style-name="T1">:7 </text:span><text:a xlink:type="simple" xlink:href="https://www.biblegateway.com/passage/?search=Ezekiel+10%3A7&amp;version=KJV" text:style-name="Internet_20_link" text:visited-style-name="Visited_20_Internet_20_Link"><text:span text:style-name="Definition"><text:span text:style-name="T1">KJV</text:span></text:span></text:a></text:p></text:note-body></text:note>. Also when they do this, it only happens in <text:span text:style-name="T111">a </text:span>vision and not in a narrative that describes physical events. <text:span text:style-name="T111">I</text:span>n these tasks, as intelligent as a dog or a parrot. <text:span text:style-name="T111">I</text:span>n fact some <text:span text:style-name="T111">times they</text:span> function as watchdogs according to <text:alphabetical-index-mark-start text:id="IMark94844726378600"/>Genesis 3<text:alphabetical-index-mark-end text:id="IMark94844726378600"/> <text:note text:id="ftn43" text:note-class="footnote"><text:note-citation>43</text:note-citation><text:note-body><text:p text:style-name="Footnote"><text:alphabetical-index-mark-start text:id="IMark94844635824504"/><text:span text:style-name="T1">Genesis 3</text:span><text:alphabetical-index-mark-end text:id="IMark94844635824504"/><text:span text:style-name="T1">:24 </text:span><text:a xlink:type="simple" xlink:href="https://www.biblegateway.com/passage/?search=Genesis+3%3A24&amp;version=KJV" text:style-name="Internet_20_link" text:visited-style-name="Visited_20_Internet_20_Link"><text:span text:style-name="Definition"><text:span text:style-name="T1">KJV</text:span></text:span></text:a></text:p></text:note-body></text:note>. <text:span text:style-name="T112">O</text:span>r protectors, according to <text:alphabetical-index-mark-start text:id="IMark94844529473000"/>Ezekiel 28<text:alphabetical-index-mark-end text:id="IMark94844529473000"/> <text:note text:id="ftn44" text:note-class="footnote"><text:note-citation>44</text:note-citation><text:note-body><text:p text:style-name="Footnote"><text:alphabetical-index-mark-start text:id="IMark94844738483048"/><text:span text:style-name="T1">Ezekiel 28</text:span><text:alphabetical-index-mark-end text:id="IMark94844738483048"/><text:span text:style-name="T1">:14 </text:span><text:a xlink:type="simple" xlink:href="https://www.biblegateway.com/passage/?search=Ezekiel+28%3A14&amp;version=KJV" text:style-name="Internet_20_link" text:visited-style-name="Visited_20_Internet_20_Link"><text:span text:style-name="Definition"><text:span text:style-name="T1">KJV</text:span></text:span></text:a></text:p></text:note-body></text:note>, which directly compares the king of Tyre, and the Satan indirectly, with one of these animals, perhaps because the Satan was from the heavenly council, that is, very close to YHWH.</text:p>
      <text:p text:style-name="P3">The translation of Seraf, the singular of Serafim, is serpent. An animal. And 3 of the total of 4 faces that the Cherubim have are of an animal: one is <text:span text:style-name="T112">of</text:span> an eagle, one is <text:span text:style-name="T112">of </text:span>a calf and one is <text:span text:style-name="T112">of </text:span>a lion. And his legs are from calf, although they also appear to have some wing structure. Also, according to <text:alphabetical-index-mark-start text:id="IMark94844635824504"/>Psalm 18<text:alphabetical-index-mark-end text:id="IMark94844635824504"/>, YHWH likes to ride them <text:note text:id="ftn45" text:note-class="footnote"><text:note-citation>45</text:note-citation><text:note-body><text:p text:style-name="Footnote"><text:alphabetical-index-mark-start text:id="IMark94844738483048"/><text:span text:style-name="T1">Psalms 18</text:span><text:alphabetical-index-mark-end text:id="IMark94844738483048"/><text:span text:style-name="T1">:10 </text:span><text:a xlink:type="simple" xlink:href="https://www.biblegateway.com/passage/?search=salmo+18%3A10&amp;version=KJV" text:style-name="Internet_20_link" text:visited-style-name="Visited_20_Internet_20_Link"><text:span text:style-name="Definition"><text:span text:style-name="T1">KJV</text:span></text:span></text:a></text:p></text:note-body></text:note>.</text:p>
      <text:p text:style-name="P45"><text:span text:style-name="T1">Powerful animals, very intelligent, for animals, and very beautiful, but animals after all. Some kind of heavenly pets. Creatures that only the creator could have designed because according to Ezekiel they seem to have the body of a man </text:span><text:span text:style-name="T1"><text:note text:id="ftn46" text:note-class="footnote"><text:note-citation>46</text:note-citation><text:note-body><text:p text:style-name="Footnote"><text:alphabetical-index-mark-start text:id="IMark94844666523160"/><text:span text:style-name="T1">Ezekiel 1</text:span><text:alphabetical-index-mark-end text:id="IMark94844666523160"/><text:span text:style-name="T1">:5 </text:span><text:a xlink:type="simple" xlink:href="https://www.biblegateway.com/passage/?search=Ezekiel+1%3A5&amp;version=KJV" text:style-name="Internet_20_link" text:visited-style-name="Visited_20_Internet_20_Link"><text:span text:style-name="Definition"><text:span text:style-name="T1">KJV</text:span></text:span></text:a></text:p></text:note-body></text:note></text:span><text:span text:style-name="T1"><text:s/>and have extraordinary capacities like changing </text:span><text:span text:style-name="T15">their</text:span><text:span text:style-name="T1"> face to any of 4 possible </text:span><text:span text:style-name="T1"><text:note text:id="ftn47" text:note-class="footnote"><text:note-citation>47</text:note-citation><text:note-body><text:p text:style-name="Footnote"><text:alphabetical-index-mark-start text:id="IMark94844666523160"/><text:span text:style-name="T1">Ezekiel 1</text:span><text:alphabetical-index-mark-end text:id="IMark94844666523160"/><text:span text:style-name="T1">:10 </text:span><text:a xlink:type="simple" xlink:href="https://www.biblegateway.com/passage/?search=Ezekiel+1%3A10&amp;version=KJV" text:style-name="Internet_20_link" text:visited-style-name="Visited_20_Internet_20_Link"><text:span text:style-name="Definition"><text:span text:style-name="T1">KJV</text:span></text:span></text:a></text:p></text:note-body></text:note></text:span><text:span text:style-name="T1">. A kind of biological transformer</text:span><text:span text:style-name="T15">s</text:span><text:span text:style-name="T1">. They emit light that comes from their interior that appears to be like </text:span><text:bookmark text:name="en-KJV-20478"/>burning coals of fire<text:span text:style-name="T1"> </text:span><text:span text:style-name="T1"><text:note text:id="ftn48" text:note-class="footnote"><text:note-citation>48</text:note-citation><text:note-body><text:p text:style-name="Footnote"><text:alphabetical-index-mark-start text:id="IMark94844666523160"/><text:span text:style-name="T1">Ezekiel 1</text:span><text:alphabetical-index-mark-end text:id="IMark94844666523160"/><text:span text:style-name="T1">:13 </text:span><text:a xlink:type="simple" xlink:href="https://www.biblegateway.com/passage/?search=Ezekiel+1%3A13&amp;version=KJV" text:style-name="Internet_20_link" text:visited-style-name="Visited_20_Internet_20_Link"><text:span text:style-name="Definition"><text:span text:style-name="T1">KJV</text:span></text:span></text:a></text:p></text:note-body></text:note></text:span><text:span text:style-name="T1">. One of the</text:span><text:span text:style-name="T15">m</text:span><text:span text:style-name="T1"> </text:span><text:soft-page-break/><text:span text:style-name="T1">even take with their hand of said fire inside them and give it to a man dressed in linen </text:span><text:span text:style-name="T1"><text:note text:id="ftn49" text:note-class="footnote"><text:note-citation>49</text:note-citation><text:note-body><text:p text:style-name="Footnote"><text:alphabetical-index-mark-start text:id="IMark94844666523160"/><text:alphabetical-index-mark-start text:id="IMark94844691919128"/><text:span text:style-name="T1">Ezekiel 1</text:span><text:alphabetical-index-mark-end text:id="IMark94844691919128"/><text:span text:style-name="T1">0</text:span><text:alphabetical-index-mark-end text:id="IMark94844666523160"/><text:span text:style-name="T1">:7 </text:span><text:a xlink:type="simple" xlink:href="https://www.biblegateway.com/passage/?search=Ezekiel+10%3A7&amp;version=KJV" text:style-name="Internet_20_link" text:visited-style-name="Visited_20_Internet_20_Link"><text:span text:style-name="Definition"><text:span text:style-name="T1">KJV</text:span></text:span></text:a></text:p></text:note-body></text:note></text:span><text:span text:style-name="T1">. And, according to </text:span><text:alphabetical-index-mark-start text:id="IMark94844635824504"/><text:span text:style-name="T1">Ezekiel 1</text:span><text:alphabetical-index-mark-end text:id="IMark94844635824504"/><text:span text:style-name="T1">, they run like the lightning </text:span><text:span text:style-name="T1"><text:note text:id="ftn50" text:note-class="footnote"><text:note-citation>50</text:note-citation><text:note-body><text:p text:style-name="Footnote"><text:alphabetical-index-mark-start text:id="IMark94844666523160"/><text:span text:style-name="T1">Ezekiel 1</text:span><text:alphabetical-index-mark-end text:id="IMark94844666523160"/><text:span text:style-name="T1">:14 </text:span><text:a xlink:type="simple" xlink:href="https://www.biblegateway.com/passage/?search=Ezekiel+1%3A14&amp;version=KJV" text:style-name="Internet_20_link" text:visited-style-name="Visited_20_Internet_20_Link"><text:span text:style-name="Definition"><text:span text:style-name="T1">KJV</text:span></text:span></text:a></text:p></text:note-body></text:note></text:span><text:span text:style-name="T1">.</text:span></text:p>
      <text:p text:style-name="P3">Powerful animals but animals after all.</text:p>
      <text:h text:style-name="P98" text:outline-level="4"><text:bookmark-start text:name="__RefHeading___Toc34735_4173466481"/>Creation.<text:bookmark-end text:name="__RefHeading___Toc34735_4173466481"/></text:h>
      <text:p text:style-name="Text_20_body">The bible describes creation, or what the author of <text:alphabetical-index-mark-start text:id="IMark94844635824504"/><text:span text:style-name="T223">H</text:span>ebrews 9<text:alphabetical-index-mark-end text:id="IMark94844635824504"/> calls “THIS creation” <text:note text:id="ftn51" text:note-class="footnote"><text:note-citation>51</text:note-citation><text:note-body><text:p text:style-name="Footnote"><text:alphabetical-index-mark-start text:id="IMark94844469823176"/><text:span text:style-name="T1">Hebrews 9</text:span><text:alphabetical-index-mark-end text:id="IMark94844469823176"/><text:span text:style-name="T1">:11 </text:span><text:a xlink:type="simple" xlink:href="https://www.biblegateway.com/passage/?search=Hebrews+9%3A11&amp;version=MEV" text:style-name="Internet_20_link" text:visited-style-name="Visited_20_Internet_20_Link"><text:span text:style-name="Definition"><text:span text:style-name="T16">MEV</text:span></text:span></text:a><text:span text:style-name="T1"> </text:span><text:a xlink:type="simple" xlink:href="https://biblehub.com/text/hebrews/9-11.htm" text:style-name="Internet_20_link" text:visited-style-name="Visited_20_Internet_20_Link"><text:span text:style-name="Definition"><text:span text:style-name="T1">biblehub</text:span></text:span></text:a><text:span text:style-name="T1"> </text:span><text:a xlink:type="simple" xlink:href="https://biblehub.com/greek/3778.htm" text:style-name="Internet_20_link" text:visited-style-name="Visited_20_Internet_20_Link"><text:span text:style-name="Definition"><text:span text:style-name="T1">G3778</text:span></text:span></text:a></text:p></text:note-body></text:note>, in <text:alphabetical-index-mark-start text:id="IMark94844666523160"/>Genesis 1<text:alphabetical-index-mark-end text:id="IMark94844666523160"/> and <text:alphabetical-index-mark-start text:id="IMark94844691919128"/>Genesis 2<text:alphabetical-index-mark-end text:id="IMark94844691919128"/>.</text:p>
      <text:p text:style-name="P6">Many people try to reconcile what the text of Genesis says with the ideas of a religion that passes itself off as science. <text:span text:style-name="T113">O</text:span>r with preconceived ideas of what the text narrates.</text:p>
      <text:p text:style-name="P3">But there is really no need if we read the text as it is.</text:p>
      <text:p text:style-name="P3">And if we do not deny what is logically obvious: That there HAS to be a creator.</text:p>
      <text:p text:style-name="P3">And let's remember that it HAS to exist because</text:p>
      <text:p text:style-name="P3">If we are going to call the human being intelligent, designer and creative, for all planes, shoes, cell phones, cars, <text:span text:style-name="T114">for </text:span>all the technology, <text:span text:style-name="T114">that men</text:span> has built,</text:p>
      <text:p text:style-name="P3">We have to</text:p>
      <text:p text:style-name="P6">To admit, by logical necessity, that the complexity of the <text:span text:style-name="T114">biological </text:span>machinery that we observe in plants and animals requires a technology of someone much more intelligent, designer and creative than <text:span text:style-name="T113">the human </text:span>being. A creator.</text:p>
      <text:p text:style-name="P3">It is simple observation and logic.</text:p>
      <text:p text:style-name="P7"><text:soft-page-break/><text:span text:style-name="T114">That is why,</text:span> <text:span text:style-name="T114">let us </text:span>remember that in this presentation we seek to understand the extraordinary events narrated in the bible <text:span text:style-name="T114">under</text:span> the light of current technology and tha<text:span text:style-name="T114">t which</text:span> we can logically project into the future. <text:span text:style-name="T114">A</text:span>nd not <text:span text:style-name="T114">under</text:span> the light of the technology <text:span text:style-name="T114">that </text:span>we believe the biblical authors had. <text:span text:style-name="T114">That’</text:span>s <text:span text:style-name="T114">the</text:span> logical <text:span text:style-name="T114">thing to do</text:span>. It is a better approximation to the techn<text:span text:style-name="T114">ical</text:span> creativity of the Creator. The evidence shows us that it is much more advanced.</text:p>
      <text:p text:style-name="P3">Doing this and studying a bit of the original <text:span text:style-name="T115">h</text:span>ebrew, the description of <text:alphabetical-index-mark-start text:id="IMark94844463099432"/>Genesis 1<text:alphabetical-index-mark-end text:id="IMark94844463099432"/> and <text:alphabetical-index-mark-start text:id="IMark94844726378904"/>Genesis 2<text:alphabetical-index-mark-end text:id="IMark94844726378904"/> can be understood consistently with futuristic projections of the current technology of man.</text:p>
      <text:p text:style-name="P46"><text:span text:style-name="T1">The first verse </text:span><text:span text:style-name="T17">specifies</text:span><text:span text:style-name="T1"> </text:span><text:span text:style-name="T17">for </text:span><text:span text:style-name="T1">us that it is going to speak </text:span><text:span text:style-name="T17">about</text:span><text:span text:style-name="T1"> two parts: the shamayim, translated as the heavens, and the earth. </text:span><text:span text:style-name="Bible_5f_text"><text:span text:style-name="T1">“</text:span></text:span><text:span text:style-name="Bible_5f_text"><text:span text:style-name="T17">I</text:span></text:span><text:span text:style-name="Bible_5f_text">n the beginning God created the heaven and the earth</text:span><text:span text:style-name="Bible_5f_text"><text:span text:style-name="T1">” </text:span></text:span><text:span text:style-name="Bible_5f_text"><text:span text:style-name="T1"><text:note text:id="ftn52" text:note-class="footnote"><text:note-citation>52</text:note-citation><text:note-body><text:p text:style-name="Footnote"><text:alphabetical-index-mark-start text:id="IMark94844726378904"/><text:span text:style-name="T1">Genesis 1</text:span><text:alphabetical-index-mark-end text:id="IMark94844726378904"/><text:span text:style-name="T1">:1 </text:span><text:a xlink:type="simple" xlink:href="https://www.biblegateway.com/passage/?search=Genesis+1%3A1&amp;version=KJV" text:style-name="Internet_20_link" text:visited-style-name="Visited_20_Internet_20_Link"><text:span text:style-name="Definition"><text:span text:style-name="T1">KJV</text:span></text:span></text:a></text:p></text:note-body></text:note></text:span></text:span><text:span text:style-name="T1">.</text:span></text:p>
      <text:p text:style-name="P3">Here it is important to clarify that the <text:span text:style-name="T116">h</text:span>ebrew word <text:span text:style-name="T116">for</text:span> creat<text:span text:style-name="T116">ing</text:span> also accepts the idea <text:span text:style-name="T116">of b</text:span>uilding, organizing, shaping, assembling.</text:p>
      <text:p text:style-name="P47"><text:span text:style-name="T1">In the next verse we see that there were things pre-existing to </text:span><text:span text:style-name="T18">what</text:span><text:span text:style-name="T1"> he is </text:span><text:span text:style-name="T18">about </text:span><text:span text:style-name="T1">to create, organize or assemble: </text:span><text:span text:style-name="Bible_5f_text"><text:span text:style-name="T1">“</text:span></text:span><text:span text:style-name="Bible_5f_text"><text:span text:style-name="T18">A</text:span></text:span><text:span text:style-name="Bible_5f_text">nd the earth was without form, and void; and darkness was upon the face of the deep. And the Spirit of God moved upon the face of the waters</text:span><text:span text:style-name="Bible_5f_text"><text:span text:style-name="T1">” </text:span></text:span><text:span text:style-name="Bible_5f_text"><text:span text:style-name="T1"><text:note text:id="ftn53" text:note-class="footnote"><text:note-citation>53</text:note-citation><text:note-body><text:p text:style-name="Footnote"><text:alphabetical-index-mark-start text:id="IMark94844467007016"/><text:span text:style-name="T1">Genesis 1</text:span><text:alphabetical-index-mark-end text:id="IMark94844467007016"/><text:span text:style-name="T1">:2 </text:span><text:a xlink:type="simple" xlink:href="https://www.biblegateway.com/passage/?search=Genesis+1%3A2&amp;version=KJV" text:style-name="Internet_20_link" text:visited-style-name="Visited_20_Internet_20_Link"><text:span text:style-name="Definition"><text:span text:style-name="T1">KJV</text:span></text:span></text:a></text:p></text:note-body></text:note></text:span></text:span><text:span text:style-name="T1">. </text:span><text:span text:style-name="T18">T</text:span><text:span text:style-name="T1">here was already a</text:span><text:span text:style-name="T18">n</text:span><text:span text:style-name="T1"> “</text:span><text:span text:style-name="T18">earth without form</text:span><text:span text:style-name="T1">”, a “</text:span><text:span text:style-name="T18">deep</text:span><text:span text:style-name="T1">” and some “waters”. </text:span><text:span text:style-name="T18">A</text:span><text:span text:style-name="T1">nd everything was dark and messy. It is not difficult to imagine a planet full of water but empty and dark from the lack of a transparent atmosphere.</text:span></text:p>
      <text:p text:style-name="P3"><text:span text:style-name="T117">It is evident t</text:span>he multiple interdependence of plants, animals and <text:span text:style-name="T117">the </text:span>environment. The functioning of the biological machinery depends mutually, in multiple ways, <text:span text:style-name="T117">of</text:span> other biological machines, <text:span text:style-name="T117">that is why they are </text:span>called “ecosystems”. But there is also a dependency on the <text:soft-page-break/><text:span text:style-name="T117">enviroment</text:span>. The biological machinery of this planet can only function at certain temperatures, certain atmospheric pressures, some only in presence of oxygen, of air, because they need to breathe, many <text:span text:style-name="T117">of </text:span>the<text:span text:style-name="T117">m</text:span> need to consume water to continue functioning. <text:span text:style-name="T117">The </text:span>whole <text:span text:style-name="T117">biological </text:span>system of the planet depends on characteristics <text:span text:style-name="T117">present </text:span>only <text:span text:style-name="T117">on </text:span>this planet.</text:p>
      <text:p text:style-name="P3">Thus, it is not difficult to imagine that everything had to be put in operation in a period of time that would allow the global system <text:span text:style-name="T229">to </text:span>start without <text:span text:style-name="T117">collapsing</text:span>. A span of time like <text:span text:style-name="T117">the one</text:span> described in <text:alphabetical-index-mark-start text:id="IMark94844691919128"/>Genesis 1<text:alphabetical-index-mark-end text:id="IMark94844691919128"/> and 2: 6 spins of the planet on its axis. 6 days. <text:span text:style-name="T117">Period</text:span>.</text:p>
      <text:h text:style-name="P99" text:outline-level="5"><text:bookmark-start text:name="__RefHeading___Toc34737_4173466481"/>Day 1.<text:bookmark-end text:name="__RefHeading___Toc34737_4173466481"/></text:h>
      <text:p text:style-name="Text_20_body"><text:span text:style-name="T1">The third verse of the bible tells us what Elohim did on the first day: </text:span><text:span text:style-name="Bible_5f_text"><text:span text:style-name="T1">“</text:span></text:span><text:span text:style-name="Bible_5f_text"><text:span text:style-name="T19">A</text:span></text:span><text:span text:style-name="Bible_5f_text">nd God said, Let there be light: and there was light</text:span><text:span text:style-name="Bible_5f_text"><text:span text:style-name="T1">” </text:span></text:span><text:span text:style-name="Bible_5f_text"><text:span text:style-name="T1"><text:note text:id="ftn54" text:note-class="footnote"><text:note-citation>54</text:note-citation><text:note-body><text:p text:style-name="Footnote"><text:alphabetical-index-mark-start text:id="IMark94844691919128"/><text:span text:style-name="T1">Genesis 1</text:span><text:alphabetical-index-mark-end text:id="IMark94844691919128"/><text:span text:style-name="T1">:3 </text:span><text:a xlink:type="simple" xlink:href="https://www.biblegateway.com/passage/?search=Genesis+1%3A3&amp;version=KJV" text:style-name="Internet_20_link" text:visited-style-name="Visited_20_Internet_20_Link"><text:span text:style-name="Definition"><text:span text:style-name="T1">KJV</text:span></text:span></text:a></text:p></text:note-body></text:note></text:span></text:span><text:span text:style-name="T1">. </text:span><text:span text:style-name="T19">If</text:span><text:span text:style-name="T1"> we follow the established context, it is the moment in which the creator gives </text:span><text:span text:style-name="T19">the command </text:span><text:span text:style-name="T1">to use </text:span><text:span text:style-name="T19">His</text:span><text:span text:style-name="T1"> highly advanced technology to generate an atmosphere that allow</text:span><text:span text:style-name="T19">s</text:span><text:span text:style-name="T1"> the passage of light </text:span><text:span text:style-name="T19">so that it is possible to </text:span><text:span text:style-name="T1">begin to differentiate day from </text:span><text:span text:style-name="T19">night</text:span><text:span text:style-name="T1">. The process starts and it takes no more than one rotation of this planet on its axis before it is possible to distinguish the two states: one </text:span><text:span text:style-name="T19">of </text:span><text:span text:style-name="T1">light and one </text:span><text:span text:style-name="T19">of </text:span><text:span text:style-name="T1">dark</text:span><text:span text:style-name="T19">ness</text:span><text:span text:style-name="T1">.</text:span></text:p>
      <text:h text:style-name="P99" text:outline-level="5"><text:bookmark-start text:name="__RefHeading___Toc34739_4173466481"/>Day 2.<text:bookmark-end text:name="__RefHeading___Toc34739_4173466481"/></text:h>
      <text:p text:style-name="Text_20_body"><text:span text:style-name="T1">The sixth verse sums up the second day for us: </text:span><text:span text:style-name="Bible_5f_text"><text:span text:style-name="T1">”</text:span></text:span><text:span text:style-name="Bible_5f_text"><text:span text:style-name="T20">Le</text:span></text:span><text:span text:style-name="Bible_5f_text"><text:span text:style-name="T1">t there be an expanse in the midst of the waters, and let it separate the waters from the waters” </text:span></text:span><text:span text:style-name="Bible_5f_text"><text:span text:style-name="T1"><text:note text:id="ftn55" text:note-class="footnote"><text:note-citation>55</text:note-citation><text:note-body><text:p text:style-name="Footnote"><text:alphabetical-index-mark-start text:id="IMark94844611772568"/><text:span text:style-name="T1">Genesis 1</text:span><text:alphabetical-index-mark-end text:id="IMark94844611772568"/><text:span text:style-name="T1">:6 </text:span><text:a xlink:type="simple" xlink:href="https://www.biblegateway.com/passage/?search=Genesis+1%3A6&amp;version=MEV" text:style-name="Internet_20_link" text:visited-style-name="Visited_20_Internet_20_Link"><text:span text:style-name="Definition"><text:span text:style-name="T20">MEV</text:span></text:span></text:a></text:p></text:note-body></text:note></text:span></text:span><text:span text:style-name="T1">. Following the given context, it is the moment in which the order to create, according to a pre-established design, a separation of waters, one body of water is </text:span><text:span text:style-name="T20">under the expanse </text:span><text:span text:style-name="T1">directly </text:span><text:soft-page-break/><text:span text:style-name="T1">on the planet and the other body of water above </text:span><text:span text:style-name="T20">the expanse</text:span><text:span text:style-name="T1"> in an outer orbit. To the space between the two masses of water, to that </text:span><text:span text:style-name="T20">expanse</text:span><text:span text:style-name="T1">, he calls </text:span><text:span text:style-name="T20">it </text:span><text:span text:style-name="T1">"shamaim" which </text:span><text:span text:style-name="T20">is </text:span><text:span text:style-name="T1">translate</text:span><text:span text:style-name="T20">d</text:span><text:span text:style-name="T1"> "heavens".</text:span></text:p>
      <text:h text:style-name="P99" text:outline-level="5"><text:bookmark-start text:name="__RefHeading___Toc34741_4173466481"/>Day 3.<text:bookmark-end text:name="__RefHeading___Toc34741_4173466481"/></text:h>
      <text:p text:style-name="Text_20_body">On the third day Elohim separates the dry from the lower body of water, the <text:span text:style-name="T118">one </text:span>under the heavens. If the text is reconciled with the physical evidence that we <text:span text:style-name="T118">observe</text:span> even today, even after the times of Noah, the process generates a granite shell around the planet <text:span text:style-name="T118">that</text:span> has an interconnected subterranean ocean below and with large shallow lakes <text:span text:style-name="T118">over</text:span> said shell. Upon said shell of granite, the creator appears, or using cinematographic terminology: tele-generated by globalized parallel atomic copy, all vegetation, all the plants, already mature, with which he had thought to start the reproductive process of the plant kingdom.</text:p>
      <text:h text:style-name="P99" text:outline-level="5"><text:bookmark-start text:name="__RefHeading___Toc34743_4173466481"/>Day 4.<text:bookmark-end text:name="__RefHeading___Toc34743_4173466481"/></text:h>
      <text:p text:style-name="Text_20_body"><text:span text:style-name="T1">The fourth day </text:span><text:span text:style-name="T21">He </text:span><text:span text:style-name="T1">modifies the atmosphere enough so that it can be observe</text:span><text:span text:style-name="T21">d</text:span><text:span text:style-name="T1"> the sun during the day and the moon and stars at night. It is </text:span><text:span text:style-name="T21">to be </text:span><text:span text:style-name="T1">observe</text:span><text:span text:style-name="T21">d</text:span><text:span text:style-name="T1"> that objects external to the atmosphere already physically existed. The plasma candle </text:span><text:span text:style-name="T22">that </text:span><text:span text:style-name="T1">we call the sun and the quasi-spherical object that reflects the light coming from the sun that we call moon, they already physically existed. What he </text:span><text:span text:style-name="T22">creates</text:span><text:span text:style-name="T1"> at this moment, what he shapes, organizes, arranges, are the lights, or </text:span><text:span text:style-name="T22">l</text:span>uminaries<text:span text:style-name="T1"> in some translations. He creates them through the physical transformations in temperature, distance, rotation, and so on, which are necessary </text:span><text:span text:style-name="T22">to</text:span><text:span text:style-name="T1"> keep the biological machinery on the planet running.</text:span></text:p>
      <text:h text:style-name="P99" text:outline-level="5"><text:bookmark-start text:name="__RefHeading___Toc34745_4173466481"/><text:soft-page-break/>Day 5.<text:bookmark-end text:name="__RefHeading___Toc34745_4173466481"/></text:h>
      <text:p text:style-name="Text_20_body">On the fifth day Elohim gives the <text:span text:style-name="T119">command</text:span> to create all the aquatic animals adults and adult birds with which <text:span text:style-name="T119">He</text:span> decided, during the design stage, start the reproductive process of these animals. And he did it <text:span text:style-name="T119">in</text:span> similar <text:span text:style-name="T119">manner </text:span>to how he created all the vegetation on the planet: by globalized parallel atomic tele-copying, <text:span text:style-name="T119">in </text:span>cinematographic terminology. In other words, a three-dimensional and parallel atomic copy-paste.</text:p>
      <text:h text:style-name="P99" text:outline-level="5"><text:bookmark-start text:name="__RefHeading___Toc34747_4173466481"/>Day 6.<text:bookmark-end text:name="__RefHeading___Toc34747_4173466481"/></text:h>
      <text:p text:style-name="Text_20_body">On the sixth day he made the rest of the adult animals, the terrestrial ones, and the first man. <text:span text:style-name="T119">He did it i</text:span>n a similar way to how <text:span text:style-name="T119">He</text:span> create<text:span text:style-name="T119">d</text:span> plants, aquatic animals and birds, similarly as a human being of <text:span text:style-name="T119">today</text:span> creates a document on <text:span text:style-name="T119">his</text:span> computer. He tells him "<text:span text:style-name="T119">sonny,</text:span> create document". In this case everything was done through another son, the master copy: the son of God, the Lord of Lords, the King of Kings, The Only Begotten Son of God, The First and the Last, The Meshiakh of Israel: Yeshua HaMashiakh, Our Savior Jesus Christ. <text:span text:style-name="T119">T</text:span>hat <text:span text:style-name="T230">He </text:span>could have done early in the morning in a nanosecond. He left homework to <text:span text:style-name="T119">his</text:span> creation, Adam, to give names to domestic animals and ONLY domestic animals. Both, those of the air and those of the field, but only the domestic ones, <text:span text:style-name="T119">the </text:span>logical <text:span text:style-name="T119">thing to do</text:span>. The <text:span text:style-name="T120">h</text:span>ebrew word <text:span text:style-name="T157">coded as </text:span>H929 <text:note text:id="ftn56" text:note-class="footnote"><text:note-citation>56</text:note-citation><text:note-body><text:p text:style-name="Footnote"><text:a xlink:type="simple" xlink:href="https://biblehub.com/hebrew/929.htm" text:style-name="Internet_20_link" text:visited-style-name="Visited_20_Internet_20_Link"><text:span text:style-name="Definition"><text:span text:style-name="T1">H929</text:span></text:span></text:a></text:p></text:note-body></text:note><text:s/>indicates <text:span text:style-name="T120">so</text:span>. And then, over the evening, when Adam had already done his homework, Elohim puts him to sleep and <text:span text:style-name="T120">c</text:span>reate<text:span text:style-name="T120">s</text:span> <text:span text:style-name="T120">his</text:span> partner.</text:p>
      <text:h text:style-name="P99" text:outline-level="5"><text:bookmark-start text:name="__RefHeading___Toc34749_4173466481"/>Easy.<text:bookmark-end text:name="__RefHeading___Toc34749_4173466481"/></text:h>
      <text:p text:style-name="Text_20_body">If we really accept the logical. <text:span text:style-name="T121">That</text:span>:</text:p>
      <text:p text:style-name="P3"><text:soft-page-break/>If we are going to call the human being intelligent, designer and creative, for all planes, shoes, cell phones, cars, <text:span text:style-name="T121">for </text:span>all the technology <text:span text:style-name="T121">that he</text:span> has built,</text:p>
      <text:p text:style-name="P3">We have to</text:p>
      <text:p text:style-name="P33">To admit, by logical necessity, that the complexity of the <text:span text:style-name="T121">biological </text:span>machinery that we observe in plants and animals requires a technology of someone much more intelligent, designer and creative than <text:span text:style-name="T121">the human </text:span>being. A creator.</text:p>
      <text:p text:style-name="P8">If we really accept that there HAS to be, by logical necessity, a creator with a technology that we can barely imagine.</text:p>
      <text:p text:style-name="P8">And if we read <text:alphabetical-index-mark-start text:id="IMark94844726378904"/>Genesis 1<text:alphabetical-index-mark-end text:id="IMark94844726378904"/> and 2 as they are written, and not as we were taught <text:span text:style-name="T231">to </text:span>read them, or how we want to read them so that they fit our preconceived ideas, it is not so difficult to believe them.</text:p>
      <text:p text:style-name="P3">Today, with today's technology, imagining that of the creator, it is not <text:span text:style-name="T121">so h</text:span>ard to believe the first two chapters of Genesis.</text:p>
      <text:p text:style-name="P8">The bible is a practical book. It tells us about what we can see, about what that we can touch, of what is within our reach, of what we can check. Not <text:span text:style-name="T121">about </text:span>alpha centaur<text:span text:style-name="T121">i</text:span> and <text:span text:style-name="T121">about</text:span> galaxies billions of light years <text:span text:style-name="T121">far away</text:span>.</text:p>
      <text:h text:style-name="P98" text:outline-level="4"><text:bookmark-start text:name="__RefHeading___Toc34751_4173466481"/>The <text:span text:style-name="T121">previous</text:span>.<text:bookmark-end text:name="__RefHeading___Toc34751_4173466481"/></text:h>
      <text:p text:style-name="Text_20_body">But according to the same scriptures, according to the bible, there are things that <text:span text:style-name="T121">existed</text:span> before the creation described in <text:alphabetical-index-mark-start text:id="IMark94844726378904"/>Genesis 1<text:alphabetical-index-mark-end text:id="IMark94844726378904"/> and 2.</text:p>
      <text:h text:style-name="P100" text:outline-level="5"><text:bookmark-start text:name="__RefHeading___Toc34753_4173466481"/>Elohim.<text:bookmark-end text:name="__RefHeading___Toc34753_4173466481"/></text:h>
      <text:p text:style-name="Text_20_body">The very word Elohim, who is the Creator, according to <text:alphabetical-index-mark-start text:id="IMark94844726378904"/>Genesis 1<text:alphabetical-index-mark-end text:id="IMark94844726378904"/> and 2, <text:span text:style-name="T122">already </text:span>existed since he is the creator. Thus, Elohim is not <text:soft-page-break/>part of what <text:span text:style-name="T122">was </text:span>created in <text:alphabetical-index-mark-start text:id="IMark94844586411592"/>Genesis 1<text:alphabetical-index-mark-end text:id="IMark94844586411592"/> and 2. <text:span text:style-name="T122">He</text:span> <text:span text:style-name="T122">already </text:span>was. <text:span text:style-name="T122">He</text:span> already existed. It's obvious but you have to mention it because there are people who like to deny the obvious.</text:p>
      <text:h text:style-name="P99" text:outline-level="5"><text:bookmark-start text:name="__RefHeading___Toc34755_4173466481"/>Yeshua.<text:bookmark-end text:name="__RefHeading___Toc34755_4173466481"/></text:h>
      <text:p text:style-name="Text_20_body"><text:span text:style-name="T1">Yeshua, our Lord Jesus Christ, even if not everyone is aware that </text:span><text:span text:style-name="T23">He</text:span><text:span text:style-name="T1"> is their lord, or do not want to recognize </text:span><text:span text:style-name="T23">H</text:span><text:span text:style-name="T1">im as such, is neither part of THIS creation nor of anything created. According to </text:span><text:alphabetical-index-mark-start text:id="IMark94844586411592"/><text:span text:style-name="T1">John 1</text:span><text:alphabetical-index-mark-end text:id="IMark94844586411592"/><text:span text:style-name="T1">, </text:span><text:span text:style-name="Bible_5f_text"><text:span text:style-name="T1">”</text:span></text:span><text:span text:style-name="Bible_5f_text"><text:span text:style-name="T24">I</text:span></text:span><text:span text:style-name="Bible_5f_text"><text:span text:style-name="T1">n the beginning was the Word, and the Word was with God, and the Word was God. The same was in the beginning with God. All things were made by him ; and without him was not any thing made that was made. In him was life; and the life was the light of men” </text:span></text:span><text:span text:style-name="Bible_5f_text"><text:span text:style-name="T1"><text:note text:id="ftn57" text:note-class="footnote"><text:note-citation>57</text:note-citation><text:note-body><text:p text:style-name="Footnote"><text:s/><text:alphabetical-index-mark-start text:id="IMark94844726378600"/><text:span text:style-name="T124">John 1</text:span><text:alphabetical-index-mark-end text:id="IMark94844726378600"/><text:span text:style-name="T124">:1-4 </text:span><text:a xlink:type="simple" xlink:href="https://www.biblegateway.com/passage/?search=John+1%3A1-4&amp;version=KJV" text:style-name="Internet_20_link" text:visited-style-name="Visited_20_Internet_20_Link"><text:span text:style-name="T124">KJV</text:span></text:a></text:p></text:note-body></text:note></text:span></text:span><text:span text:style-name="T1">, and then tells us that: </text:span><text:span text:style-name="Bible_5f_text"><text:span text:style-name="T1">”</text:span></text:span><text:span text:style-name="Bible_5f_text"><text:span text:style-name="T24">An</text:span></text:span><text:span text:style-name="Bible_5f_text"><text:span text:style-name="T1">d the Word was made flesh, and dwelt among us, (and we beheld his glory, the glory as of the only begotten of the Father,) full of grace and truth" </text:span></text:span><text:span text:style-name="Bible_5f_text"><text:span text:style-name="T1"><text:note text:id="ftn58" text:note-class="footnote"><text:note-citation>58</text:note-citation><text:note-body><text:p text:style-name="Footnote"><text:s/><text:alphabetical-index-mark-start text:id="IMark94844687601704"/><text:span text:style-name="T124">John 1</text:span><text:alphabetical-index-mark-end text:id="IMark94844687601704"/><text:span text:style-name="T124">:14 </text:span><text:a xlink:type="simple" xlink:href="https://www.biblegateway.com/passage/?search=John+1%3A14&amp;version=KJV" text:style-name="Internet_20_link" text:visited-style-name="Visited_20_Internet_20_Link"><text:span text:style-name="T124">KJV</text:span></text:a></text:p></text:note-body></text:note></text:span></text:span><text:span text:style-name="T1">. And he ends up identifying the Word with Jesus Christ saying </text:span><text:span text:style-name="Bible_5f_text"><text:span text:style-name="T1">“</text:span></text:span><text:span text:style-name="Bible_5f_text"><text:span text:style-name="T24">g</text:span></text:span><text:span text:style-name="Bible_5f_text">race and truth came by Jesus Christ</text:span><text:span text:style-name="Bible_5f_text"><text:span text:style-name="T1">” </text:span></text:span><text:span text:style-name="Bible_5f_text"><text:span text:style-name="T1"><text:note text:id="ftn59" text:note-class="footnote"><text:note-citation>59</text:note-citation><text:note-body><text:p text:style-name="P48"><text:s/><text:alphabetical-index-mark-start text:id="IMark94844480960136"/>John 1<text:alphabetical-index-mark-end text:id="IMark94844480960136"/>:<text:span text:style-name="T124">17</text:span> <text:a xlink:type="simple" xlink:href="https://www.biblegateway.com/passage/?search=John+1%3A17&amp;version=KJV" text:style-name="Internet_20_link" text:visited-style-name="Visited_20_Internet_20_Link"><text:span text:style-name="T123">KJV</text:span></text:a></text:p></text:note-body></text:note></text:span></text:span><text:span text:style-name="T1">. All things were made by through Yeshua and without Him nothing was made that was made. Yeshua is prior to </text:span><text:span text:style-name="T24">anything created </text:span><text:span text:style-name="T1">including THIS creation.</text:span></text:p>
      <text:h text:style-name="P101" text:outline-level="5"><text:bookmark-start text:name="__RefHeading___Toc28167_16277266591"/><text:span text:style-name="T224">Ruakh Hakodesh</text:span>.<text:bookmark-end text:name="__RefHeading___Toc28167_16277266591"/></text:h>
      <text:p text:style-name="P91"><text:span text:style-name="T225">The Holy Spirit or “Wind” </text:span><text:span text:style-name="T122">already </text:span><text:span text:style-name="T225">existed</text:span><text:span text:style-name="T98">. </text:span><text:span text:style-name="T99">It's obvious but you have to mention it because there are people who like to deny the obvious.</text:span></text:p>
      <text:h text:style-name="P99" text:outline-level="5"><text:bookmark-start text:name="__RefHeading___Toc34757_4173466481"/>The Sons of Elohim.<text:bookmark-end text:name="__RefHeading___Toc34757_4173466481"/></text:h>
      <text:p text:style-name="Text_20_body">The "beni-haelohim", the sons of Elohim <text:note text:id="ftn60" text:note-class="footnote"><text:note-citation>60</text:note-citation><text:note-body><text:p text:style-name="Footnote"><text:alphabetical-index-mark-start text:id="IMark94844463099432"/><text:span text:style-name="T1">Job 1</text:span><text:alphabetical-index-mark-end text:id="IMark94844463099432"/><text:span text:style-name="T1">:6 </text:span><text:a xlink:type="simple" xlink:href="https://biblehub.com/text/job/1-6.htm" text:style-name="Internet_20_link" text:visited-style-name="Visited_20_Internet_20_Link"><text:span text:style-name="Definition"><text:span text:style-name="T1">biblehub</text:span></text:span></text:a></text:p></text:note-body></text:note>, the union of the words H1121 and H430 of the Strong code are not part of <text:span text:style-name="T125">THIS</text:span> creation. <text:soft-page-break/>Nowhere in <text:alphabetical-index-mark-start text:id="IMark94844738483048"/>Genesis 1<text:alphabetical-index-mark-end text:id="IMark94844738483048"/> and 2 does this expression appear. The Satan is part of this group and so are the angels. <text:span text:style-name="T125">T</text:span>he book of job indicates so. The bible refers to men as the sons of Adam, not like the sons of Elohim. Thus, the sons of Elohim <text:span text:style-name="T232">are</text:span> not part of THIS creation.</text:p>
      <text:h text:style-name="P99" text:outline-level="5"><text:bookmark-start text:name="__RefHeading___Toc34759_4173466481"/>The Angels.<text:bookmark-end text:name="__RefHeading___Toc34759_4173466481"/></text:h>
      <text:p text:style-name="Text_20_body">Nowhere in the creation account <text:span text:style-name="T125">of</text:span> <text:alphabetical-index-mark-start text:id="IMark94844611772568"/>Genesis 1<text:alphabetical-index-mark-end text:id="IMark94844611772568"/> and 2 appears the <text:span text:style-name="T125">h</text:span>ebrew word <text:span text:style-name="T157">coded as </text:span>H4397 <text:note text:id="ftn61" text:note-class="footnote"><text:note-citation>61</text:note-citation><text:note-body><text:p text:style-name="Footnote"><text:a xlink:type="simple" xlink:href="https://biblehub.com/hebrew/4397.htm" text:style-name="Internet_20_link" text:visited-style-name="Visited_20_Internet_20_Link"><text:span text:style-name="Definition"><text:span text:style-name="T1">H4397</text:span></text:span></text:a></text:p></text:note-body></text:note>, the word “malakh” in the singular, or “malakhim” in the plural, used in the bible for “angel” or “messenger”. In addition, in Psalm 8, the word Elohim is also used, that which is <text:span text:style-name="T125">for </text:span>the Creator, to refer to the angels as a whole <text:note text:id="ftn62" text:note-class="footnote"><text:note-citation>62</text:note-citation><text:note-body><text:p text:style-name="Footnote"><text:alphabetical-index-mark-start text:id="IMark94844611772568"/><text:span text:style-name="T1">Psalms 8</text:span><text:alphabetical-index-mark-end text:id="IMark94844611772568"/><text:span text:style-name="T1">:5 </text:span><text:a xlink:type="simple" xlink:href="https://biblehub.com/text/psalms/8-5.htm" text:style-name="Internet_20_link" text:visited-style-name="Visited_20_Internet_20_Link"><text:span text:style-name="Definition"><text:span text:style-name="T1">biblehub</text:span></text:span></text:a></text:p></text:note-body></text:note>. The angels are not part of THIS creation.</text:p>
      <text:h text:style-name="P99" text:outline-level="5"><text:bookmark-start text:name="__RefHeading___Toc34761_4173466481"/>The Satan and company.<text:bookmark-end text:name="__RefHeading___Toc34761_4173466481"/></text:h>
      <text:p text:style-name="P92">The "bení-haelohim" who <text:span text:style-name="T125">were</text:span> not <text:span text:style-name="T128">any </text:span><text:span text:style-name="T125">good</text:span> <text:span text:style-name="T128">little </text:span>angel<text:span text:style-name="T125">s</text:span>, all those children of Elohim who opposed YHWH, Jehovah, Elohim, when he created the human being, they are not part of THIS creation either. Among them is <text:span text:style-name="T125">the </text:span>Satan, the ancient serpent, the devil, the first liar and the first murderer, all titles of the person who is only named in the bible by these titles. The same one that initiates the little problem of disobedience <text:span text:style-name="T125">when he deceived E</text:span>ve. <text:span text:style-name="T125">The</text:span> Satan and company are not part of THIS creation because they are a subset of the beni-haelohim who are not part of of THIS creation.</text:p>
      <text:h text:style-name="P99" text:outline-level="5"><text:bookmark-start text:name="__RefHeading___Toc34763_4173466481"/>The Winged Ones.<text:bookmark-end text:name="__RefHeading___Toc34763_4173466481"/></text:h>
      <text:p text:style-name="Text_20_body">The Serafim of <text:alphabetical-index-mark-start text:id="IMark94844535101912"/>Isaiah 6<text:alphabetical-index-mark-end text:id="IMark94844535101912"/>, the Cherubim of Ezekiel and the living creatures or animals of <text:alphabetical-index-mark-start text:id="IMark94844705160024"/>Revelation 4<text:alphabetical-index-mark-end text:id="IMark94844705160024"/>, those of which we have already spoken, they were <text:span text:style-name="T125">already </text:span>created. These mighty animals that are ridden by YHWH and that have 6 extremities and 4 possible <text:soft-page-break/>faces, these <text:span text:style-name="T125">kind</text:span> of biological transformers that are celestial pets, <text:span text:style-name="T125">they </text:span>were already created when Elohim created this heaven and this earth.</text:p>
      <text:h text:style-name="P99" text:outline-level="5"><text:bookmark-start text:name="__RefHeading___Toc34765_4173466481"/>The stars.<text:bookmark-end text:name="__RefHeading___Toc34765_4173466481"/></text:h>
      <text:p text:style-name="Text_20_body">Neither do the stars. The only occurrence <text:span text:style-name="T256">in Genesis 1 and 2 </text:span>of the word used in the bible for “star”, the word H3556 <text:note text:id="ftn63" text:note-class="footnote"><text:note-citation>63</text:note-citation><text:note-body><text:p text:style-name="Footnote"><text:a xlink:type="simple" xlink:href="https://biblehub.com/hebrew/3556.htm" text:style-name="Internet_20_link" text:visited-style-name="Visited_20_Internet_20_Link"><text:span text:style-name="Definition"><text:span text:style-name="T1">H3556</text:span></text:span></text:a></text:p></text:note-body></text:note>, is under the verb GOVERN, NOT under the verb CREATE. This is an example of how even translators are carried away by preconceived ideas. The lesser star, <text:span text:style-name="T126">that is</text:span> the light of the moon, governs the night and the "kakobim", <text:span text:style-name="T126">which</text:span> <text:span text:style-name="T126">means</text:span>, the stars. The stars are also not part of what was created in <text:alphabetical-index-mark-start text:id="IMark94844705160024"/>Genesis 1<text:alphabetical-index-mark-end text:id="IMark94844705160024"/> and 2. This is perfectly consistent with the fact that the "heavens" of the Genesis also have a heaven, which was also created by YHWH, <text:span text:style-name="T126">but </text:span>BEFORE THIS creation.</text:p>
      <text:h text:style-name="P99" text:outline-level="5"><text:bookmark-start text:name="__RefHeading___Toc34767_4173466481"/>A part of the armies of Heaven.<text:bookmark-end text:name="__RefHeading___Toc34767_4173466481"/></text:h>
      <text:p text:style-name="Text_20_body">The armies of heaven include the sons of Elohim, Satan and company, the angels, the stars and all the animals that fly in the sky. And since only the last ones are part of THIS creation, good part of the armies of heaven are NOT part of THIS creation. In <text:alphabetical-index-mark-start text:id="IMark94844611772568"/>Genesis 1<text:alphabetical-index-mark-end text:id="IMark94844611772568"/> were completed YES, when the animals that fly in the sky <text:span text:style-name="T126">were made</text:span>, but before THIS creation there was already a good part of the armies of heaven. The <text:span text:style-name="T157">h</text:span>ebrew word for “armies”, the word <text:span text:style-name="T157">coded as </text:span>H6635 <text:note text:id="ftn64" text:note-class="footnote"><text:note-citation>64</text:note-citation><text:note-body><text:p text:style-name="Footnote"><text:a xlink:type="simple" xlink:href="https://biblehub.com/hebrew/6635.htm" text:style-name="Internet_20_link" text:visited-style-name="Visited_20_Internet_20_Link"><text:span text:style-name="Definition"><text:span text:style-name="T1">H6635</text:span></text:span></text:a></text:p></text:note-body></text:note>, the word “tsaba” only appears ONE time in <text:alphabetical-index-mark-start text:id="IMark94844726378904"/>Genesis 1<text:alphabetical-index-mark-end text:id="IMark94844726378904"/>, and appears AFTER the creation of man, and in the context of FINISH<text:span text:style-name="T126">ING</text:span> the “armies” of what is on earth and in the heavens, th<text:span text:style-name="T126">ose that</text:span> have just been created. A good part of the armies of the heavens already existed BEFORE THIS creation.</text:p>
      <text:h text:style-name="P99" text:outline-level="5"><text:bookmark-start text:name="__RefHeading___Toc34769_4173466481"/><text:soft-page-break/>Heaven of Heavens.<text:bookmark-end text:name="__RefHeading___Toc34769_4173466481"/></text:h>
      <text:p text:style-name="Text_20_body">The expression heaven of heaven<text:span text:style-name="T127">s</text:span> <text:span text:style-name="T127">appears a few times </text:span>in the bible. <text:span text:style-name="T127">It </text:span>is the union of the word H8064 in the singular with the same in the plural <text:note text:id="ftn65" text:note-class="footnote"><text:note-citation>65</text:note-citation><text:note-body><text:p text:style-name="Footnote"><text:a xlink:type="simple" xlink:href="https://biblehub.com/hebrew/8064.htm" text:style-name="Internet_20_link" text:visited-style-name="Visited_20_Internet_20_Link"><text:span text:style-name="Definition"><text:span text:style-name="T1">H8064</text:span></text:span></text:a></text:p></text:note-body></text:note>. Shami-hashamayim and on various occasions it is used in contrast to the plural only referring to the shamayim created in <text:alphabetical-index-mark-start text:id="IMark94844535101912"/>Genesis 1<text:alphabetical-index-mark-end text:id="IMark94844535101912"/>, as used for example in <text:alphabetical-index-mark-start text:id="IMark94844611772568"/>Deuteronomy 10<text:alphabetical-index-mark-end text:id="IMark94844611772568"/> <text:note text:id="ftn66" text:note-class="footnote"><text:note-citation>66</text:note-citation><text:note-body><text:p text:style-name="Footnote"><text:alphabetical-index-mark-start text:id="IMark94844480960136"/><text:span text:style-name="T1">Deuteronomy 10</text:span><text:alphabetical-index-mark-end text:id="IMark94844480960136"/><text:span text:style-name="T1">:14 </text:span><text:a xlink:type="simple" xlink:href="https://www.biblegateway.com/passage/?search=Deuteronomy+10%3A14&amp;version=KJV" text:style-name="Internet_20_link" text:visited-style-name="Visited_20_Internet_20_Link"><text:span text:style-name="Definition"><text:span text:style-name="T1">KJV</text:span></text:span></text:a><text:span text:style-name="T1"> </text:span><text:a xlink:type="simple" xlink:href="https://biblehub.com/text/deuteronomy/10-14.htm" text:style-name="Internet_20_link" text:visited-style-name="Visited_20_Internet_20_Link"><text:span text:style-name="Definition"><text:span text:style-name="T1">biblehub</text:span></text:span></text:a></text:p></text:note-body></text:note>. First in the plural and then the combination separated by a vev, the <text:span text:style-name="T127">h</text:span>ebrew letter used to separate phrases. The shamaim is part of THIS creation, the one narrated in <text:alphabetical-index-mark-start text:id="IMark94844463099432"/>Genesis 1<text:alphabetical-index-mark-end text:id="IMark94844463099432"/> and 2. The <text:span text:style-name="T127">heaven</text:span> of the heavens <text:span text:style-name="T127">is NOT</text:span>. That <text:span text:style-name="T128">heaven </text:span>already was, already existed. In it were the sons of Elohim, Satan and company, the angels and the stars. Well, the Satan and company were not yet the Satan and company, <text:span text:style-name="T128">they were </text:span>still <text:span text:style-name="T128">good little</text:span> angels, they had not <text:span text:style-name="T128">yet opposed the Creator</text:span>. But the idea is clear.</text:p>
      <text:h text:style-name="P98" text:outline-level="4"><text:bookmark-start text:name="__RefHeading___Toc34771_4173466481"/>Consistency.<text:bookmark-end text:name="__RefHeading___Toc34771_4173466481"/></text:h>
      <text:p text:style-name="Text_20_body">What was created in <text:alphabetical-index-mark-start text:id="IMark94844405690184"/>Genesis 1<text:alphabetical-index-mark-end text:id="IMark94844405690184"/> and 2 is what we see on this planet: plants, animals, people, the earth and the skies, those that if we look <text:span text:style-name="T129">up,</text:span> we can see that they have clouds, and that in Noah's time they had waters above. The bible is practical, it does not tell us about other planets or things to which man has no access. The theme of <text:alphabetical-index-mark-start text:id="IMark94844468307208"/>Genesis 1<text:alphabetical-index-mark-end text:id="IMark94844468307208"/> and 2 is limited to THIS creation.</text:p>
      <text:p text:style-name="P3">Of course this is only ONE way to coherently understand the bible with what the technical creativity of man that we use in day to day <text:span text:style-name="T129">basis </text:span>allows us to project logically. Because if we compare it with the technical creativity necessary for all the biological machinery that we observe in everyday life: plants, animals and people, it is rationally undeniable that there HAS to be <text:span text:style-name="T129">a Creator </text:span>much <text:span text:style-name="T129">more </text:span><text:soft-page-break/>intelligent and creative than the human being. That Elohim of <text:alphabetical-index-mark-start text:id="IMark94844405690184"/>Genesis 1<text:alphabetical-index-mark-end text:id="IMark94844405690184"/>. This is just what seems to be the most literal of all ways <text:span text:style-name="T129">to</text:span> understand a text that ha<text:span text:style-name="T129">d</text:span> to be designed for all ages and all times.</text:p>
      <text:p text:style-name="P4">Technical creativity is the best criterion to distinguish a religion <text:span text:style-name="T130">from</text:span> a science. Yes, Christianity is a Faith. <text:span text:style-name="T130">It</text:span> has never denied it. Yes, <text:span text:style-name="T234">it </text:span>claims to be the only true faith because it comes from the only <text:span text:style-name="T130">True </text:span>God. But it is much more logical and coherent, with that technical creativity that we observe, tha<text:span text:style-name="T130">n</text:span> the rest of religions, including some pretending to be science<text:span text:style-name="T130">s</text:span>.</text:p>
      <text:p text:style-name="P3">According to the bible, Yeshua is Lord of Lords over EVERYTHING, <text:span text:style-name="T233">all of it</text:span>, <text:span text:style-name="T233">the whole thing, TODO, todito, todo,</text:span> including everything prior to THIS creation, because th<text:span text:style-name="T131">o</text:span>se things <text:span text:style-name="T131">were </text:span>ALSO created by Yeshua and were given to him by his Father.</text:p>
      <text:p text:style-name="P3">This way of understanding the bible does not contradict anything that is written on it and seems to be the most literal of all.</text:p>
      <text:h text:style-name="P97" text:outline-level="3"><text:bookmark-start text:name="__RefHeading___Toc34773_4173466481"/>Savio<text:span text:style-name="T132">u</text:span>r.<text:bookmark-end text:name="__RefHeading___Toc34773_4173466481"/></text:h>
      <text:p text:style-name="Text_20_body"><text:span text:style-name="T1">According to the bible, in </text:span><text:alphabetical-index-mark-start text:id="IMark94844468307208"/><text:span text:style-name="T1">Luke 2</text:span><text:alphabetical-index-mark-end text:id="IMark94844468307208"/><text:span text:style-name="T1">, it is said of Yeshua that: </text:span><text:span text:style-name="Bible_5f_text"><text:span text:style-name="T1">“</text:span></text:span><text:span text:style-name="Bible_5f_text"><text:span text:style-name="T25">F</text:span></text:span><text:span text:style-name="Bible_5f_text">or unto you is born this day in the city of David a </text:span><text:span text:style-name="Bible_5f_text"><text:span text:style-name="T132">SAVIOUR</text:span></text:span><text:span text:style-name="Bible_5f_text">, which is Christ the Lord</text:span><text:span text:style-name="Bible_5f_text"><text:span text:style-name="T1">” </text:span></text:span><text:span text:style-name="Bible_5f_text"><text:span text:style-name="T1"><text:note text:id="ftn67" text:note-class="footnote"><text:note-citation>67</text:note-citation><text:note-body><text:p text:style-name="Footnote"><text:alphabetical-index-mark-start text:id="IMark94844611772568"/><text:span text:style-name="T1">Luke 2</text:span><text:alphabetical-index-mark-end text:id="IMark94844611772568"/><text:span text:style-name="T1">:11 </text:span><text:a xlink:type="simple" xlink:href="https://www.biblegateway.com/passage/?search=Luke+2%3A11&amp;version=KJV" text:style-name="Internet_20_link" text:visited-style-name="Visited_20_Internet_20_Link"><text:span text:style-name="Definition"><text:span text:style-name="T1">KJV</text:span></text:span></text:a></text:p></text:note-body></text:note></text:span></text:span><text:span text:style-name="T1">, and in </text:span><text:alphabetical-index-mark-start text:id="IMark94844405690184"/><text:span text:style-name="T1">John 4</text:span><text:alphabetical-index-mark-end text:id="IMark94844405690184"/><text:span text:style-name="T1"> some Samaritans say of Jesus Christ that: </text:span><text:span text:style-name="Bible_5f_text"><text:span text:style-name="T1">“</text:span></text:span><text:span text:style-name="Bible_5f_text"><text:span text:style-name="T25">w</text:span></text:span><text:span text:style-name="Bible_5f_text"><text:span text:style-name="T1">e have heard him ourselves, and know that this is indeed the Christ, the </text:span></text:span><text:span text:style-name="Bible_5f_text"><text:span text:style-name="T25">SAVIOUR</text:span></text:span><text:span text:style-name="Bible_5f_text"><text:span text:style-name="T1"> of the world” </text:span></text:span><text:span text:style-name="Bible_5f_text"><text:span text:style-name="T1"><text:note text:id="ftn68" text:note-class="footnote"><text:note-citation>68</text:note-citation><text:note-body><text:p text:style-name="Footnote"><text:alphabetical-index-mark-start text:id="IMark94844726378600"/><text:span text:style-name="T1">John 4</text:span><text:alphabetical-index-mark-end text:id="IMark94844726378600"/><text:span text:style-name="T1">:42 </text:span><text:a xlink:type="simple" xlink:href="https://www.biblegateway.com/passage/?search=John+4%3A42&amp;version=KJV" text:style-name="Internet_20_link" text:visited-style-name="Visited_20_Internet_20_Link"><text:span text:style-name="Definition"><text:span text:style-name="T1">KJV</text:span></text:span></text:a></text:p></text:note-body></text:note></text:span></text:span><text:span text:style-name="T1">.</text:span></text:p>
      <text:p text:style-name="P3">Thus, according to the bible, Jesus Christ is Savior.</text:p>
      <text:p text:style-name="P3">But savior from what? What <text:span text:style-name="T133">did He </text:span>save us <text:span text:style-name="T133">from</text:span>?</text:p>
      <text:p text:style-name="P3">There are only two ways to see existence:</text:p>
      <text:list text:style-name="L1">
        <text:list-item>
          <text:p text:style-name="P102"><text:soft-page-break/>Physical <text:span text:style-name="T251">life does NOT continue after the physical death because there is NO resurrection. </text:span>Physical death is the end. <text:span text:style-name="T133">Period</text:span>. It's all over and it's forever. Physical death is eternal. Or exclusively</text:p>
        </text:list-item>
        <text:list-item>
          <text:p text:style-name="P102">Physical <text:span text:style-name="T251">life DOES continue after the physical death because there IS resurrection. </text:span>Physical death is NOT the end. Jesus Christ was physically resurrected, is alive, and physical life is eternal because we are going to see each other again after the PHYSICAL resurrection of <text:span text:style-name="T252">all </text:span>PHYSICAL<text:span text:style-name="T252">LY</text:span> dead <text:span text:style-name="T252">people</text:span>. <text:span text:style-name="T133">A</text:span>nd that physical resurrection is to never die again physically because <text:span text:style-name="T133">it is not possible to</text:span> die physically, that is what Jesus Christ affirms.</text:p>
        </text:list-item>
      </text:list>
      <text:p text:style-name="Text_20_body">Thus, Jesus Christ saves us from death.</text:p>
      <text:p text:style-name="P3">To make the concept clear from the biblical point of view, let us see <text:span text:style-name="T235">w</text:span>hat the bible tells us.</text:p>
      <text:h text:style-name="P98" text:outline-level="4"><text:bookmark-start text:name="__RefHeading___Toc34775_4173466481"/>Life.<text:bookmark-end text:name="__RefHeading___Toc34775_4173466481"/></text:h>
      <text:p text:style-name="Text_20_body">In various parts of the gospels our Lord Jesus Christ, Yeshua, refers to life:</text:p>
      <text:p text:style-name="P49"><text:span text:style-name="T1">In </text:span><text:alphabetical-index-mark-start text:id="IMark94844535101912"/><text:alphabetical-index-mark-start text:id="IMark94844463099432"/><text:span text:style-name="T1">John 1</text:span><text:alphabetical-index-mark-end text:id="IMark94844463099432"/><text:span text:style-name="T1">4</text:span><text:alphabetical-index-mark-end text:id="IMark94844535101912"/><text:span text:style-name="T1"> he says: </text:span><text:span text:style-name="Bible_5f_text"><text:span text:style-name="T1">“</text:span></text:span><text:span text:style-name="Bible_5f_text"><text:span text:style-name="T26">I</text:span></text:span><text:span text:style-name="Bible_5f_text"> am the way, the truth, and the life</text:span><text:span text:style-name="Bible_5f_text"><text:span text:style-name="T1">" </text:span></text:span><text:span text:style-name="Bible_5f_text"><text:span text:style-name="T1"><text:note text:id="ftn69" text:note-class="footnote"><text:note-citation>69</text:note-citation><text:note-body><text:p text:style-name="Footnote"><text:alphabetical-index-mark-start text:id="IMark94844691919128"/><text:alphabetical-index-mark-start text:id="IMark94844478414584"/><text:span text:style-name="T1">John 1</text:span><text:alphabetical-index-mark-end text:id="IMark94844478414584"/><text:span text:style-name="T1">4</text:span><text:alphabetical-index-mark-end text:id="IMark94844691919128"/><text:span text:style-name="T1">:6 </text:span><text:a xlink:type="simple" xlink:href="https://www.biblegateway.com/passage/?search=John+14%3A6&amp;version=NKJV" text:style-name="Internet_20_link" text:visited-style-name="Visited_20_Internet_20_Link"><text:span text:style-name="Definition"><text:span text:style-name="T1">NKJV</text:span></text:span></text:a></text:p></text:note-body></text:note></text:span></text:span><text:span text:style-name="T1">.</text:span></text:p>
      <text:p text:style-name="P49"><text:span text:style-name="T1">In </text:span><text:alphabetical-index-mark-start text:id="IMark94844535101912"/><text:alphabetical-index-mark-start text:id="IMark94844611772568"/><text:span text:style-name="T1">John 1</text:span><text:alphabetical-index-mark-end text:id="IMark94844611772568"/><text:span text:style-name="T1">1</text:span><text:alphabetical-index-mark-end text:id="IMark94844535101912"/><text:span text:style-name="T1"> he states: </text:span><text:span text:style-name="Bible_5f_text"><text:span text:style-name="T1">“</text:span></text:span><text:span text:style-name="Bible_5f_text"><text:span text:style-name="T26">I</text:span></text:span><text:span text:style-name="Bible_5f_text"> am the resurrection and the life. He who believes in Me, though he may die, he shall live</text:span><text:span text:style-name="Bible_5f_text"><text:span text:style-name="T1">” </text:span></text:span><text:span text:style-name="Bible_5f_text"><text:span text:style-name="T1"><text:note text:id="ftn70" text:note-class="footnote"><text:note-citation>70</text:note-citation><text:note-body><text:p text:style-name="Footnote"><text:alphabetical-index-mark-start text:id="IMark94844611772568"/><text:alphabetical-index-mark-start text:id="IMark94844478414584"/><text:span text:style-name="T1">John 1</text:span><text:alphabetical-index-mark-end text:id="IMark94844478414584"/><text:span text:style-name="T1">1</text:span><text:alphabetical-index-mark-end text:id="IMark94844611772568"/><text:span text:style-name="T1">:25 </text:span><text:a xlink:type="simple" xlink:href="https://www.biblegateway.com/passage/?search=John+11%3A25&amp;version=NKJV" text:style-name="Internet_20_link" text:visited-style-name="Visited_20_Internet_20_Link"><text:span text:style-name="Definition"><text:span text:style-name="T1">NKJV</text:span></text:span></text:a></text:p></text:note-body></text:note></text:span></text:span><text:span text:style-name="T1">.</text:span></text:p>
      <text:p text:style-name="P49"><text:span text:style-name="T1">In </text:span><text:alphabetical-index-mark-start text:id="IMark94844480960136"/><text:span text:style-name="T1">John 8</text:span><text:alphabetical-index-mark-end text:id="IMark94844480960136"/><text:span text:style-name="T1">: </text:span><text:span text:style-name="Bible_5f_text"><text:span text:style-name="T1">“</text:span></text:span><text:span text:style-name="Bible_5f_text"><text:span text:style-name="T26">I</text:span></text:span><text:span text:style-name="Bible_5f_text"> am the light of the world. He who follows Me shall not walk in darkness, but have the light of life</text:span><text:span text:style-name="Bible_5f_text"><text:span text:style-name="T1">” </text:span></text:span><text:span text:style-name="Bible_5f_text"><text:span text:style-name="T1"><text:note text:id="ftn71" text:note-class="footnote"><text:note-citation>71</text:note-citation><text:note-body><text:p text:style-name="Footnote"><text:alphabetical-index-mark-start text:id="IMark94844463099432"/><text:span text:style-name="T1">John 8</text:span><text:alphabetical-index-mark-end text:id="IMark94844463099432"/><text:span text:style-name="T1">:12 </text:span><text:a xlink:type="simple" xlink:href="https://www.biblegateway.com/passage/?search=John+8%3A12&amp;version=NKJV" text:style-name="Internet_20_link" text:visited-style-name="Visited_20_Internet_20_Link"><text:span text:style-name="Definition"><text:span text:style-name="T1">NKJV</text:span></text:span></text:a></text:p></text:note-body></text:note></text:span></text:span><text:span text:style-name="T1">.</text:span></text:p>
      <text:p text:style-name="P49"><text:span text:style-name="T1">In </text:span><text:alphabetical-index-mark-start text:id="IMark94844611772568"/><text:span text:style-name="T1">John 6</text:span><text:alphabetical-index-mark-end text:id="IMark94844611772568"/><text:span text:style-name="T1">: </text:span><text:span text:style-name="Bible_5f_text"><text:span text:style-name="T1">“</text:span></text:span><text:span text:style-name="Bible_5f_text"><text:span text:style-name="T26">I</text:span></text:span><text:span text:style-name="Bible_5f_text"> am the bread of life</text:span><text:span text:style-name="Bible_5f_text"><text:span text:style-name="T1">” </text:span></text:span><text:span text:style-name="Bible_5f_text"><text:span text:style-name="T1"><text:note text:id="ftn72" text:note-class="footnote"><text:note-citation>72</text:note-citation><text:note-body><text:p text:style-name="Footnote"><text:alphabetical-index-mark-start text:id="IMark94844691919128"/><text:span text:style-name="T1">John 6</text:span><text:alphabetical-index-mark-end text:id="IMark94844691919128"/><text:span text:style-name="T1">:35 </text:span><text:a xlink:type="simple" xlink:href="https://www.biblegateway.com/passage/?search=John+6%3A35&amp;version=NKJV" text:style-name="Internet_20_link" text:visited-style-name="Visited_20_Internet_20_Link"><text:span text:style-name="Definition"><text:span text:style-name="T1">NKJV</text:span></text:span></text:a></text:p></text:note-body></text:note></text:span></text:span><text:span text:style-name="T1">.</text:span></text:p>
      <text:p text:style-name="P49"><text:soft-page-break/><text:span text:style-name="T1">In </text:span><text:alphabetical-index-mark-start text:id="IMark94844506105224"/><text:alphabetical-index-mark-start text:id="IMark94844611772568"/><text:span text:style-name="T1">John 1</text:span><text:alphabetical-index-mark-end text:id="IMark94844611772568"/><text:span text:style-name="T1">7</text:span><text:alphabetical-index-mark-end text:id="IMark94844506105224"/><text:span text:style-name="T1">: </text:span><text:span text:style-name="Bible_5f_text"><text:span text:style-name="T1">“</text:span></text:span><text:span text:style-name="Bible_5f_text"><text:span text:style-name="T26">A</text:span></text:span><text:span text:style-name="Bible_5f_text">nd this is eternal life, that they may know You, the only true God, and Jesus Christ whom You have sent</text:span><text:span text:style-name="Bible_5f_text"><text:span text:style-name="T1">” </text:span></text:span><text:span text:style-name="Bible_5f_text"><text:span text:style-name="T1"><text:note text:id="ftn73" text:note-class="footnote"><text:note-citation>73</text:note-citation><text:note-body><text:p text:style-name="Footnote"><text:alphabetical-index-mark-start text:id="IMark94844611772568"/><text:alphabetical-index-mark-start text:id="IMark94844726378600"/><text:span text:style-name="T1">John 1</text:span><text:alphabetical-index-mark-end text:id="IMark94844726378600"/><text:span text:style-name="T1">7</text:span><text:alphabetical-index-mark-end text:id="IMark94844611772568"/><text:span text:style-name="T1">:3 </text:span><text:a xlink:type="simple" xlink:href="https://www.biblegateway.com/passage/?search=John+17%3A3&amp;version=NKJV" text:style-name="Internet_20_link" text:visited-style-name="Visited_20_Internet_20_Link"><text:span text:style-name="Definition"><text:span text:style-name="T1">NKJV</text:span></text:span></text:a></text:p></text:note-body></text:note></text:span></text:span><text:span text:style-name="T1">.</text:span></text:p>
      <text:p text:style-name="P3">In short, Life, according to the bible in the voice of Jesus Christ, is Himself, Jesus Christ, Yeshua. And as 1st John 2 says:</text:p>
      <text:p text:style-name="P50"><text:span text:style-name="Bible_5f_text"><text:span text:style-name="T1">“</text:span></text:span><text:span text:style-name="Bible_5f_text"><text:span text:style-name="T27">T</text:span></text:span><text:span text:style-name="Bible_5f_text">he one who says ‘I have come to know God’ and yet does not keep his commandments is a liar, and the truth is not in such a person. </text:span><text:span text:style-name="Bible_5f_text"><text:span text:style-name="T134">B</text:span></text:span><text:span text:style-name="Bible_5f_text">ut whoever obeys his word, truly in this person the love of God has been perfected. By this we know that we are in him. </text:span><text:span text:style-name="Bible_5f_text"><text:span text:style-name="T134">T</text:span></text:span><text:span text:style-name="Bible_5f_text">he one who says he resides in God ought himself to walk just as Jesus walked</text:span><text:span text:style-name="Bible_5f_text"><text:span text:style-name="T1">" </text:span></text:span><text:span text:style-name="Bible_5f_text"><text:span text:style-name="T1"><text:note text:id="ftn74" text:note-class="footnote"><text:note-citation>74</text:note-citation><text:note-body><text:p text:style-name="Footnote"><text:alphabetical-index-mark-start text:id="IMark94844480960136"/><text:span text:style-name="T1">1 John 2</text:span><text:alphabetical-index-mark-end text:id="IMark94844480960136"/><text:span text:style-name="T1">:4-6 </text:span><text:a xlink:type="simple" xlink:href="https://www.biblegateway.com/passage/?search=1+John+2%3A4-6&amp;version=NET" text:style-name="Internet_20_link" text:visited-style-name="Visited_20_Internet_20_Link"><text:span text:style-name="Definition"><text:span text:style-name="T1">NET</text:span></text:span></text:a></text:p></text:note-body></text:note></text:span></text:span><text:span text:style-name="T1">. </text:span><text:span text:style-name="T27">That means</text:span><text:span text:style-name="T1">: loving.</text:span></text:p>
      <text:p text:style-name="P10">This physical life that Jesus speaks of is eternal, it does not end with physical death because it continues after the resurrection of the dead. <text:span text:style-name="T135">It is o</text:span>nly interrupted.</text:p>
      <text:p text:style-name="P51"><text:span text:style-name="T1">Paul explains in </text:span><text:alphabetical-index-mark-start text:id="IMark94844611772568"/><text:span text:style-name="T1">Philippians 3</text:span><text:alphabetical-index-mark-end text:id="IMark94844611772568"/><text:span text:style-name="T1"> that Jesus Christ </text:span><text:span text:style-name="Bible_5f_text"><text:span text:style-name="T1">“</text:span></text:span><text:span text:style-name="Bible_5f_text"><text:span text:style-name="T28">w</text:span></text:span><text:span text:style-name="Bible_5f_text"><text:span text:style-name="T1">ill transform these humble bodies of ours into the likeness of his glorious body" </text:span></text:span><text:span text:style-name="Bible_5f_text"><text:span text:style-name="T1"><text:note text:id="ftn75" text:note-class="footnote"><text:note-citation>75</text:note-citation><text:note-body><text:p text:style-name="Footnote"><text:alphabetical-index-mark-start text:id="IMark94844506105224"/><text:span text:style-name="T1">Philippians 3</text:span><text:alphabetical-index-mark-end text:id="IMark94844506105224"/><text:span text:style-name="T1">:21 </text:span><text:a xlink:type="simple" xlink:href="https://www.biblegateway.com/passage/?search=Philippians+3%3A21&amp;version=NET" text:style-name="Internet_20_link" text:visited-style-name="Visited_20_Internet_20_Link"><text:span text:style-name="Definition"><text:span text:style-name="T28">NET</text:span></text:span></text:a></text:p></text:note-body></text:note></text:span></text:span><text:span text:style-name="T1">. Th</text:span><text:span text:style-name="T28">at</text:span><text:span text:style-name="T1"> one who ate roasted fish according to </text:span><text:alphabetical-index-mark-start text:id="IMark94844726378600"/><text:alphabetical-index-mark-start text:id="IMark94844468307208"/><text:span text:style-name="T1">Luke 2</text:span><text:alphabetical-index-mark-end text:id="IMark94844468307208"/><text:span text:style-name="T1">4</text:span><text:alphabetical-index-mark-end text:id="IMark94844726378600"/><text:span text:style-name="T1">, which can be touched, and which went up to heaven and they saw him until a cloud covered him according to </text:span><text:alphabetical-index-mark-start text:id="IMark94844681909672"/><text:span text:style-name="T1">Acts 1</text:span><text:alphabetical-index-mark-end text:id="IMark94844681909672"/><text:span text:style-name="T1">.</text:span></text:p>
      <text:p text:style-name="P3">If <text:span text:style-name="T136">that</text:span> <text:span text:style-name="T136">is believed</text:span>, <text:span text:style-name="T136">real life starts</text:span>. <text:span text:style-name="T136">People</text:span> begin to live according to what is believed. That physical life continues <text:span text:style-name="T236">after resurrection </text:span>and that the <text:span text:style-name="T236">way</text:span> to <text:span text:style-name="T236">STAY</text:span> alive is to follow Yeshua, YHWH, through his Spirit that lives in us, his Ruakh Hakodesh. To live as Yeshua lives. <text:span text:style-name="T136">L</text:span>oving. Following the Law, the Precepts, the Commandments. <text:span text:style-name="T136">L</text:span>oving them to be able <text:span text:style-name="T237">to </text:span>follow them. Doing what is good according to YHWH, not according to my heart.</text:p>
      <text:p text:style-name="P3"><text:soft-page-break/>YHWH himself explains through his prophet Ezekiel that:</text:p>
      <text:p text:style-name="P11"><text:span text:style-name="Bible_5f_text">"If the wicked person turns from all the sin he has committed and observes all my statutes and does what is just and right, he will surely live; he will </text:span><text:span text:style-name="Bible_5f_text"><text:span text:style-name="T137">NOT</text:span></text:span><text:span text:style-name="Bible_5f_text"> </text:span><text:span text:style-name="Bible_5f_text"><text:span text:style-name="T137">DIE</text:span></text:span><text:span text:style-name="Bible_5f_text">. None of the sins he has committed will be held against him; because of the righteousness he has done, he </text:span><text:span text:style-name="Bible_5f_text"><text:span text:style-name="T137">WILL</text:span></text:span><text:span text:style-name="Bible_5f_text"> </text:span><text:span text:style-name="Bible_5f_text"><text:span text:style-name="T137">LIVE</text:span></text:span><text:span text:style-name="Bible_5f_text">. Do I actually delight in the death of the wicked, declares the Sovereign Lord? Do I not prefer that he turn from his wicked conduct and live?</text:span></text:p>
      <text:p text:style-name="P11"><text:span text:style-name="Bible_5f_text"/></text:p>
      <text:p text:style-name="P11"><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text:span><text:span text:style-name="Bible_5f_text"><text:span text:style-name="T137">WIL DIE</text:span></text:span><text:span text:style-name="Bible_5f_text">” </text:span><text:span text:style-name="Bible_5f_text"><text:note text:id="ftn76" text:note-class="footnote"><text:note-citation>76</text:note-citation><text:note-body><text:p text:style-name="Footnote"><text:alphabetical-index-mark-start text:id="IMark94844611772568"/><text:alphabetical-index-mark-start text:id="IMark94844463099432"/><text:span text:style-name="T1">Ezekiel 1</text:span><text:alphabetical-index-mark-end text:id="IMark94844463099432"/><text:span text:style-name="T1">8</text:span><text:alphabetical-index-mark-end text:id="IMark94844611772568"/><text:span text:style-name="T1">:21-24 </text:span><text:a xlink:type="simple" xlink:href="https://www.biblegateway.com/passage/?search=Ezekiel+18%3A21-24&amp;version=NET" text:style-name="Internet_20_link" text:visited-style-name="Visited_20_Internet_20_Link"><text:span text:style-name="Definition"><text:span text:style-name="T1">NET</text:span></text:span></text:a></text:p></text:note-body></text:note></text:span>.</text:p>
      <text:p text:style-name="P3">He who does good lives and he who does evil dies. <text:span text:style-name="T137">To </text:span>follow Christ, to live as Yeshua lives, is to do what is good, is to be alive. Yeshua is the Life. His Spirit gives us Life.</text:p>
      <text:p text:style-name="P11">But it is impossible to live as Yeshua lives if <text:span text:style-name="T137">it is</text:span> believe<text:span text:style-name="T137">d</text:span> that he is dead, that <text:span text:style-name="T137">He did not rise from the dead</text:span>. That physical death is the end.</text:p>
      <text:p text:style-name="P3">If we believe that physical death is the end, we are still dead spiritually, because according to the bible we are born to this physical life spiritually dead. We are born without a relationship with the Father. Relationship that only faith in Jesus Christ can begin.</text:p>
      <text:p text:style-name="P12"><text:soft-page-break/>If we believe that physical death is not the end, <text:span text:style-name="T138">the</text:span> transformation of the mind has already begun, we are already born again to a spiritual life and all things are made new.</text:p>
      <text:p text:style-name="P68"><text:span text:style-name="T1">Only the resurrection of Yeshua allows us to see the existence in the second form because it is the only example of which there is authentic evidence. The problem is that no one, absolutely no one, can </text:span><text:span text:style-name="T29">make</text:span><text:span text:style-name="T1"> someone believe the latter, only the Father can do that. Jesus Christ himself explains </text:span><text:span text:style-name="T29">it to us </text:span><text:span text:style-name="T1">in </text:span><text:alphabetical-index-mark-start text:id="IMark94844480960136"/><text:span text:style-name="T1">John 6</text:span><text:alphabetical-index-mark-end text:id="IMark94844480960136"/><text:span text:style-name="T1">: </text:span><text:span text:style-name="Bible_5f_text"><text:span text:style-name="T1">”</text:span></text:span><text:span text:style-name="Bible_5f_text"><text:span text:style-name="T61">No</text:span></text:span><text:span text:style-name="Bible_5f_text"><text:span text:style-name="T1"> one can come to me unless the Father who sent me” </text:span></text:span><text:span text:style-name="Bible_5f_text"><text:span text:style-name="T1"><text:note text:id="ftn77" text:note-class="footnote"><text:note-citation>77</text:note-citation><text:note-body><text:p text:style-name="Footnote"><text:alphabetical-index-mark-start text:id="IMark94844480960136"/><text:span text:style-name="T1">John 6</text:span><text:alphabetical-index-mark-end text:id="IMark94844480960136"/><text:span text:style-name="T1">:44 </text:span><text:a xlink:type="simple" xlink:href="https://www.biblegateway.com/passage/?search=John+6%3A44&amp;version=WEB" text:style-name="Internet_20_link" text:visited-style-name="Visited_20_Internet_20_Link"><text:span text:style-name="Definition"><text:span text:style-name="T61">WEB</text:span></text:span></text:a></text:p></text:note-body></text:note></text:span></text:span><text:span text:style-name="Bible_5f_text"><text:span text:style-name="T1"><text:s/>“drags him first” </text:span></text:span><text:span text:style-name="Bible_5f_text"><text:span text:style-name="T1"><text:note text:id="ftn78" text:note-class="footnote"><text:note-citation>78</text:note-citation><text:note-body><text:p text:style-name="Footnote"><text:alphabetical-index-mark-start text:id="IMark94844726378904"/><text:span text:style-name="T1">John 6</text:span><text:alphabetical-index-mark-end text:id="IMark94844726378904"/><text:span text:style-name="T1">:44 </text:span><text:a xlink:type="simple" xlink:href="https://biblehub.com/text/john/6-44.htm" text:style-name="Internet_20_link" text:visited-style-name="Visited_20_Internet_20_Link"><text:span text:style-name="Definition"><text:span text:style-name="T1">biblehub</text:span></text:span></text:a><text:span text:style-name="T1"> </text:span><text:a xlink:type="simple" xlink:href="https://biblehub.com/greek/1670.htm" text:style-name="Internet_20_link" text:visited-style-name="Visited_20_Internet_20_Link"><text:span text:style-name="Definition"><text:span text:style-name="T1">G1670</text:span></text:span></text:a></text:p></text:note-body></text:note></text:span></text:span><text:span text:style-name="T1">.</text:span></text:p>
      <text:p text:style-name="P3">Some <text:span text:style-name="T139">will</text:span> only begin to believe in the resurrection of the dead <text:span text:style-name="T139">AFTER</text:span> they <text:span text:style-name="T139">have been</text:span> resurrected. But it's always better to be alive than dead.</text:p>
      <text:h text:style-name="P98" text:outline-level="4"><text:bookmark-start text:name="__RefHeading___Toc34777_4173466481"/>Death.<text:bookmark-end text:name="__RefHeading___Toc34777_4173466481"/></text:h>
      <text:p text:style-name="Text_20_body">Death is the absence of life, the non-existence of life. If death is defined in this way, we can say that just as we have <text:span text:style-name="T141">a </text:span>physical life, <text:span text:style-name="T238">a</text:span><text:span text:style-name="T141">n </text:span>emotional life, <text:span text:style-name="T141">a </text:span>mental life and, for those born in Christ, a spiritual life, an eternal life, likewise we have a respective death for each absence of each <text:span text:style-name="T140">one </text:span>of these <text:span text:style-name="T140">kinds of life</text:span>. A physical death, <text:span text:style-name="T140">an</text:span> emotional death, a mental death and a spiritual death.</text:p>
      <text:p text:style-name="P9">According to the bible, all descendants of Adam are born spiritually dead. We are born without the spirit of Yeshua, who is Life <text:span text:style-name="T141">itself</text:span>. Who gives us that spiritual life. Who gives us a relationship with the <text:span text:style-name="T141">F</text:span>ather.</text:p>
      <text:p text:style-name="P3">According to the bible, when Jehovah created man he created him with this relationship, alive not only physically but also spiritually, but warned him <text:span text:style-name="Bible_5f_text">“saying, Of every tree of the garden thou mayest </text:span><text:soft-page-break/><text:span text:style-name="Bible_5f_text">freely eat: But of the tree of the knowledge of good and evil, thou shalt not eat of it: for in the day that thou eatest thereof thou shalt surely die” </text:span><text:span text:style-name="Bible_5f_text"><text:note text:id="ftn79" text:note-class="footnote"><text:note-citation>79</text:note-citation><text:note-body><text:p text:style-name="Footnote"><text:alphabetical-index-mark-start text:id="IMark94844611772568"/><text:span text:style-name="T1">Genesis 2</text:span><text:alphabetical-index-mark-end text:id="IMark94844611772568"/><text:span text:style-name="T1">:16-17 </text:span><text:a xlink:type="simple" xlink:href="https://www.biblegateway.com/passage/?search=Genesis+2%3A16-17&amp;version=KJV" text:style-name="Internet_20_link" text:visited-style-name="Visited_20_Internet_20_Link"><text:span text:style-name="Definition"><text:span text:style-name="T1">KJV</text:span></text:span></text:a></text:p></text:note-body></text:note></text:span>.</text:p>
      <text:p text:style-name="P3">According to <text:alphabetical-index-mark-start text:id="IMark94844478414584"/>John 8<text:alphabetical-index-mark-end text:id="IMark94844478414584"/>, Jesus Christ identifies his opponent, <text:span text:style-name="T142">the </text:span>Satan, if we translate into <text:span text:style-name="T143">h</text:span>ebrew, with the father of lies, with the murderer from the beginning, with the devil. According to <text:alphabetical-index-mark-start text:id="IMark94844726378904"/>Matthew 23<text:alphabetical-index-mark-end text:id="IMark94844726378904"/>, with the serpent and the viper <text:note text:id="ftn80" text:note-class="footnote"><text:note-citation>80</text:note-citation><text:note-body><text:p text:style-name="Footnote"><text:alphabetical-index-mark-start text:id="IMark94844478414584"/><text:span text:style-name="T1">Matthew 23</text:span><text:alphabetical-index-mark-end text:id="IMark94844478414584"/><text:span text:style-name="T1">:33 </text:span><text:a xlink:type="simple" xlink:href="https://www.biblegateway.com/passage/?search=Matthew+23%3A33&amp;version=NKJV" text:style-name="Internet_20_link" text:visited-style-name="Visited_20_Internet_20_Link"><text:span text:style-name="Definition"><text:span text:style-name="T1">NKJV</text:span></text:span></text:a></text:p></text:note-body></text:note>. And according to <text:alphabetical-index-mark-start text:id="IMark94844506105224"/>Revelation 20<text:alphabetical-index-mark-end text:id="IMark94844506105224"/>, with the dragon, the devil and the ancient serpent <text:note text:id="ftn81" text:note-class="footnote"><text:note-citation>81</text:note-citation><text:note-body><text:p text:style-name="Footnote"><text:alphabetical-index-mark-start text:id="IMark94844463099432"/><text:span text:style-name="T1">Revelation 20</text:span><text:alphabetical-index-mark-end text:id="IMark94844463099432"/><text:span text:style-name="T1">:2 </text:span><text:a xlink:type="simple" xlink:href="https://www.biblegateway.com/passage/?search=Revelation+20%3A2&amp;version=NKJV" text:style-name="Internet_20_link" text:visited-style-name="Visited_20_Internet_20_Link"><text:span text:style-name="Definition"><text:span text:style-name="T1">NKJV</text:span></text:span></text:a></text:p></text:note-body></text:note>.</text:p>
      <text:p text:style-name="P52"><text:span text:style-name="T1">The first serpent mentioned in the bible, that is, the father of the lie and murderer from that beginning, that father of the Pharisees and scribes who opposed Jesus Christ deceives Eve. </text:span><text:span text:style-name="T30">He</text:span><text:span text:style-name="T1"> tells </text:span><text:span text:style-name="T31">her</text:span><text:span text:style-name="T1">: </text:span><text:span text:style-name="Bible_5f_text"><text:span text:style-name="T1">"</text:span></text:span><text:span text:style-name="Bible_5f_text">Has God indeed said, ‘You shall not eat of every tree of the garden’?</text:span><text:span text:style-name="Bible_5f_text"><text:span text:style-name="T1">” </text:span></text:span><text:span text:style-name="Bible_5f_text"><text:span text:style-name="T1"><text:note text:id="ftn82" text:note-class="footnote"><text:note-citation>82</text:note-citation><text:note-body><text:p text:style-name="Footnote"><text:alphabetical-index-mark-start text:id="IMark94844480960136"/><text:span text:style-name="T1">Genesis 3</text:span><text:alphabetical-index-mark-end text:id="IMark94844480960136"/><text:span text:style-name="T1">:1 </text:span><text:a xlink:type="simple" xlink:href="https://www.biblegateway.com/passage/?search=Genesis+3%3A1&amp;version=NKJV" text:style-name="Internet_20_link" text:visited-style-name="Visited_20_Internet_20_Link"><text:span text:style-name="Definition"><text:span text:style-name="T1">NKJV</text:span></text:span></text:a></text:p></text:note-body></text:note></text:span></text:span><text:span text:style-name="T1">. He exaggerates what YHWH has said and then lies: </text:span><text:span text:style-name="Bible_5f_text"><text:span text:style-name="T1">“</text:span></text:span><text:span text:style-name="Bible_5f_text"><text:span text:style-name="T30">Y</text:span></text:span><text:span text:style-name="Bible_5f_text"><text:span text:style-name="T1">ou will not surely die. </text:span></text:span><text:span text:style-name="Bible_5f_text"><text:span text:style-name="T30">F</text:span></text:span><text:span text:style-name="Bible_5f_text"><text:span text:style-name="T1">or God knows that in the day you eat of it your eyes will be opened, and you will be like God, knowing good and evil” </text:span></text:span><text:span text:style-name="Bible_5f_text"><text:span text:style-name="T1"><text:note text:id="ftn83" text:note-class="footnote"><text:note-citation>83</text:note-citation><text:note-body><text:p text:style-name="Footnote"><text:alphabetical-index-mark-start text:id="IMark94844478414584"/><text:span text:style-name="T1">Genesis 3</text:span><text:alphabetical-index-mark-end text:id="IMark94844478414584"/><text:span text:style-name="T1">:4-5 </text:span><text:a xlink:type="simple" xlink:href="https://www.biblegateway.com/passage/?search=Genesis+3%3A4-5&amp;version=NKJV" text:style-name="Internet_20_link" text:visited-style-name="Visited_20_Internet_20_Link"><text:span text:style-name="Definition"><text:span text:style-name="T1">NKJV</text:span></text:span></text:a></text:p></text:note-body></text:note></text:span></text:span><text:span text:style-name="T1">.</text:span></text:p>
      <text:p text:style-name="P13">Eve eats the fruit, Adam eats the fruit, and YHWH expels them from Eden. They lose access to the Tree of Life, and what happens? They die. <text:span text:style-name="T144">They </text:span>no longer have relationship with the Father, they can no longer eat from the Tree of Life and die. They die spiritually and the consequence of spiritual death is physical death. Maybe not immediately but it is the end result. Adam ends up living 930 years and dies. He eventually physically dies too. Spiritual death results in physical death.</text:p>
      <text:p text:style-name="P3"><text:soft-page-break/>The text of Genesis from the second chapter, fourth verse, change. <text:span text:style-name="T145">It s</text:span>top<text:span text:style-name="T145">s</text:span> using the word Elohim and start<text:span text:style-name="T145">s</text:span> using the word YHWH. The narrative ceases to be strictly sequential, day by day, and becomes be more generic and less chronological. More allegorical and less literal.</text:p>
      <text:p text:style-name="P3">But it can be read literally.</text:p>
      <text:p text:style-name="P3">It is not difficult for a 21st century person to imagine a <text:span text:style-name="T145">real </text:span>snake speak<text:span text:style-name="T145">ing</text:span> if you have the technology to make it speak. Moses, according to Jesus Christ, in <text:alphabetical-index-mark-start text:id="IMark94844506105224"/>John 5<text:alphabetical-index-mark-end text:id="IMark94844506105224"/>, was the one who wrote the text. And when Moses wrote this, he had already seen bushes speak, and walking sticks become serpents, and seas split in two, and bread fall from the sky for months. So writing about a snake talking to a woman, was not a fairy tale for Moses. If he really lived what he says he lived. And, if Jesus Christ is alive because he was resurrected, the text was written by Moses, it is true, and Moses lived what he said that <text:span text:style-name="T146">he</text:span> lived.</text:p>
      <text:p text:style-name="P14">And, when YHWH speaks to the serpent, he is speaking to the one who manipulated the snake. Similar to when Jesus speaks to the legion of <text:span text:style-name="T147">evil </text:span>spirits that manipulated the man of the province of the Gadarenes, according to <text:alphabetical-index-mark-start text:id="IMark94844463099432"/>Mark 5<text:alphabetical-index-mark-end text:id="IMark94844463099432"/> <text:note text:id="ftn84" text:note-class="footnote"><text:note-citation>84</text:note-citation><text:note-body><text:p text:style-name="Footnote"><text:alphabetical-index-mark-start text:id="IMark94844506105224"/><text:span text:style-name="T1">Mark 5</text:span><text:alphabetical-index-mark-end text:id="IMark94844506105224"/><text:span text:style-name="T1">:9 </text:span><text:a xlink:type="simple" xlink:href="https://www.biblegateway.com/passage/?search=Mark+5%3A9&amp;version=KJV" text:style-name="Internet_20_link" text:visited-style-name="Visited_20_Internet_20_Link"><text:span text:style-name="Definition"><text:span text:style-name="T1">KJV</text:span></text:span></text:a></text:p></text:note-body></text:note>. To <text:span text:style-name="T147">the </text:span>man as such, <text:span text:style-name="T147">Jesus only</text:span> speaks to him AFTER having expelled the unclean <text:span text:style-name="T147">evil </text:span>spirits.</text:p>
      <text:p text:style-name="P53"><text:span text:style-name="T1">In </text:span><text:alphabetical-index-mark-start text:id="IMark94844463099432"/><text:span text:style-name="T1">Genesis 3</text:span><text:alphabetical-index-mark-end text:id="IMark94844463099432"/><text:span text:style-name="T1">, YHWH says to the serpent: </text:span><text:span text:style-name="Bible_5f_text"><text:span text:style-name="T1">“</text:span></text:span><text:span text:style-name="Bible_5f_text"><text:span text:style-name="T32">B</text:span></text:span><text:span text:style-name="Bible_5f_text">ecause thou hast done this, thou art cursed above all cattle, and above every beast of the field; upon thy belly shalt thou go, and dust shalt thou eat all the days of thy life</text:span><text:span text:style-name="Bible_5f_text"><text:span text:style-name="T1">" </text:span></text:span><text:span text:style-name="Bible_5f_text"><text:span text:style-name="T1"><text:note text:id="ftn85" text:note-class="footnote"><text:note-citation>85</text:note-citation><text:note-body><text:p text:style-name="Footnote"><text:alphabetical-index-mark-start text:id="IMark94844463099432"/><text:span text:style-name="T1">Genesis 3</text:span><text:alphabetical-index-mark-end text:id="IMark94844463099432"/><text:span text:style-name="T1">:14 </text:span><text:a xlink:type="simple" xlink:href="https://www.biblegateway.com/passage/?search=Genesis+3%3A14&amp;version=KJV" text:style-name="Internet_20_link" text:visited-style-name="Visited_20_Internet_20_Link"><text:span text:style-name="Definition"><text:span text:style-name="T1">KJV</text:span></text:span></text:a></text:p></text:note-body></text:note></text:span></text:span><text:span text:style-name="T1">. </text:span><text:span text:style-name="T32">Just as </text:span><text:span text:style-name="T1">say</text:span><text:span text:style-name="T32">ing</text:span><text:span text:style-name="T1">, since you think you are </text:span><text:span text:style-name="T32">so much a</text:span><text:span text:style-name="T1"> snake, you're going to </text:span><text:span text:style-name="T32">BE</text:span><text:span text:style-name="T1"> one. He </text:span><text:span text:style-name="T32">is </text:span><text:span text:style-name="T1">tell</text:span><text:span text:style-name="T32">ing it to the</text:span><text:span text:style-name="T1"> Satan, </text:span><text:soft-page-break/><text:span text:style-name="T1">the father of lie</text:span><text:span text:style-name="T32">rs</text:span><text:span text:style-name="T1">. And from then on </text:span><text:span text:style-name="T32">he</text:span><text:span text:style-name="T1"> kept the title. </text:span><text:span text:style-name="T32">T</text:span><text:span text:style-name="T1">itle that Jesus Christ uses with the Pharisees who opposed him: serpents, vipers.</text:span></text:p>
      <text:p text:style-name="P3">The text can be read literally if we can believe the context, if we can believe that Moses lived what he said he lived. If we can imagine the necessary technology. And if we do NOT think <text:span text:style-name="T148">that </text:span>we are smarter or <text:span text:style-name="T148">more </text:span>evolved than <text:span text:style-name="T148">the one who</text:span> wrote it.</text:p>
      <text:p text:style-name="P3">And according to Paul, everything is going according to plan. In <text:alphabetical-index-mark-start text:id="IMark94844480960136"/><text:alphabetical-index-mark-start text:id="IMark94844463099432"/>1 Corinthians 1<text:alphabetical-index-mark-end text:id="IMark94844463099432"/>5<text:alphabetical-index-mark-end text:id="IMark94844480960136"/> he tells us: <text:span text:style-name="Bible_5f_text">“since by man came death, by Man also came the resurrection of the dead” </text:span><text:span text:style-name="Bible_5f_text"><text:note text:id="ftn86" text:note-class="footnote"><text:note-citation>86</text:note-citation><text:note-body><text:p text:style-name="Footnote"><text:alphabetical-index-mark-start text:id="IMark94844463099432"/><text:alphabetical-index-mark-start text:id="IMark94844480960136"/><text:span text:style-name="T1">1 Corinthians 1</text:span><text:alphabetical-index-mark-end text:id="IMark94844480960136"/><text:span text:style-name="T1">5</text:span><text:alphabetical-index-mark-end text:id="IMark94844463099432"/><text:span text:style-name="T1">:21 </text:span><text:a xlink:type="simple" xlink:href="https://www.biblegateway.com/passage/?search=1+Corinthians+15%3A21&amp;version=NKJV" text:style-name="Internet_20_link" text:visited-style-name="Visited_20_Internet_20_Link"><text:span text:style-name="Definition"><text:span text:style-name="T1">NKJV</text:span></text:span></text:a></text:p></text:note-body></text:note></text:span>.</text:p>
      <text:p text:style-name="P3">Yeshua brings us the resurrection. Yeshua is the Life. Yeshua saved us from death.</text:p>
      <text:p text:style-name="P15">It is NOT <text:span text:style-name="T257">by </text:span><text:span text:style-name="T150">AVOIDING</text:span> death that <text:span text:style-name="T149">He </text:span>saves us, because we are born spiritually dead and we are going to die physically anyway<text:span text:style-name="T149">s</text:span>. It is <text:span text:style-name="T257">by </text:span><text:span text:style-name="T149">TAKING US OUT</text:span> <text:span text:style-name="T149">of</text:span> death that <text:span text:style-name="T149">He </text:span>saves us.</text:p>
      <text:p text:style-name="P3">He first saves us from spiritual death by giving us Life through his Holy Spirit. And then he will save us from physical death, when <text:span text:style-name="T149">He</text:span> <text:span text:style-name="T149">will </text:span>resurrect <text:span text:style-name="T149">us ALL</text:span> on the last day. <text:span text:style-name="T258">That is the order for the believer and for the one that dies without believing is the inverse order.</text:span></text:p>
      <text:h text:style-name="P98" text:outline-level="4"><text:bookmark-start text:name="__RefHeading___Toc34779_4173466481"/>Liberator.<text:bookmark-end text:name="__RefHeading___Toc34779_4173466481"/></text:h>
      <text:p text:style-name="Text_20_body"><text:span text:style-name="T1">According to </text:span><text:alphabetical-index-mark-start text:id="IMark94844478414584"/><text:span text:style-name="T1">John 8</text:span><text:alphabetical-index-mark-end text:id="IMark94844478414584"/><text:span text:style-name="T1">, Jesus Christ affirms that: </text:span><text:span text:style-name="Bible_5f_text"><text:span text:style-name="T1">“</text:span></text:span><text:span text:style-name="Bible_5f_text"><text:span text:style-name="T33">M</text:span></text:span><text:span text:style-name="Bible_5f_text">ost assuredly, I say to you, whoever commits sin is a </text:span><text:span text:style-name="Bible_5f_text"><text:span text:style-name="T151">SLAVE</text:span></text:span><text:span text:style-name="Bible_5f_text"> of sin</text:span><text:span text:style-name="Bible_5f_text"><text:span text:style-name="T1">” </text:span></text:span><text:span text:style-name="Bible_5f_text"><text:span text:style-name="T1"><text:note text:id="ftn87" text:note-class="footnote"><text:note-citation>87</text:note-citation><text:note-body><text:p text:style-name="Footnote"><text:alphabetical-index-mark-start text:id="IMark94844611772568"/><text:span text:style-name="T1">John 8</text:span><text:alphabetical-index-mark-end text:id="IMark94844611772568"/><text:span text:style-name="T1">:34 </text:span><text:a xlink:type="simple" xlink:href="https://www.biblegateway.com/passage/?search=John+8%3A34&amp;version=NKJV" text:style-name="Internet_20_link" text:visited-style-name="Visited_20_Internet_20_Link"><text:span text:style-name="Definition"><text:span text:style-name="T1">NKJV</text:span></text:span></text:a></text:p></text:note-body></text:note></text:span></text:span><text:span text:style-name="T1"><text:s/>and that: </text:span><text:span text:style-name="Bible_5f_text"><text:span text:style-name="T1">“</text:span></text:span><text:span text:style-name="Bible_5f_text"><text:span text:style-name="T33">i</text:span></text:span><text:span text:style-name="Bible_5f_text"><text:span text:style-name="T1">f the Son sets you </text:span></text:span><text:span text:style-name="Bible_5f_text"><text:span text:style-name="T34">FREE</text:span></text:span><text:span text:style-name="Bible_5f_text"><text:span text:style-name="T1">, you are truly </text:span></text:span><text:span text:style-name="Bible_5f_text"><text:span text:style-name="T34">FREE</text:span></text:span><text:span text:style-name="Bible_5f_text"><text:span text:style-name="T1">” </text:span></text:span><text:span text:style-name="Bible_5f_text"><text:span text:style-name="T1"><text:note text:id="ftn88" text:note-class="footnote"><text:note-citation>88</text:note-citation><text:note-body><text:p text:style-name="Footnote"><text:alphabetical-index-mark-start text:id="IMark94844611772568"/><text:span text:style-name="T1">John 8</text:span><text:alphabetical-index-mark-end text:id="IMark94844611772568"/><text:span text:style-name="T1">:36 </text:span><text:a xlink:type="simple" xlink:href="https://www.biblegateway.com/passage/?search=John+8%3A36&amp;version=NLT" text:style-name="Internet_20_link" text:visited-style-name="Visited_20_Internet_20_Link"><text:span text:style-name="Definition"><text:span text:style-name="T33">NLT</text:span></text:span></text:a></text:p></text:note-body></text:note></text:span></text:span><text:span text:style-name="T1">.</text:span></text:p>
      <text:p text:style-name="P3"><text:soft-page-break/>Paul also explains it in <text:alphabetical-index-mark-start text:id="IMark94844478414584"/>Romans 6<text:alphabetical-index-mark-end text:id="IMark94844478414584"/>: <text:span text:style-name="Bible_5f_text">“Do you not know that if you present yourselves as obedient slaves, you are slaves of the one you obey, either of sin resulting in death, or obedience resulting in righteousness?” </text:span><text:span text:style-name="Bible_5f_text"><text:note text:id="ftn89" text:note-class="footnote"><text:note-citation>89</text:note-citation><text:note-body><text:p text:style-name="Footnote"><text:alphabetical-index-mark-start text:id="IMark94844726378904"/><text:span text:style-name="T1">Romans 6</text:span><text:alphabetical-index-mark-end text:id="IMark94844726378904"/><text:span text:style-name="T1">:16 </text:span><text:a xlink:type="simple" xlink:href="https://www.biblegateway.com/passage/?search=Romans+6%3A16&amp;version=NET" text:style-name="Internet_20_link" text:visited-style-name="Visited_20_Internet_20_Link"><text:span text:style-name="Definition"><text:span text:style-name="T1">NET</text:span></text:span></text:a></text:p></text:note-body></text:note></text:span>. And he goes on to say, <text:span text:style-name="Bible_5f_text">"But now having been set free from sin, and having become slaves of God, you have your fruit to holiness, and the end, everlasting life. For the wages of sin is death, but the gift of God is eternal life in Christ Jesus our Lord” </text:span><text:span text:style-name="Bible_5f_text"><text:note text:id="ftn90" text:note-class="footnote"><text:note-citation>90</text:note-citation><text:note-body><text:p text:style-name="Footnote"><text:alphabetical-index-mark-start text:id="IMark94844480960136"/><text:span text:style-name="T1">Romans 6</text:span><text:alphabetical-index-mark-end text:id="IMark94844480960136"/><text:span text:style-name="T1">:22-23 </text:span><text:a xlink:type="simple" xlink:href="https://www.biblegateway.com/passage/?search=Romans+6%3A22-23&amp;version=NKJV" text:style-name="Internet_20_link" text:visited-style-name="Visited_20_Internet_20_Link"><text:span text:style-name="Definition"><text:span text:style-name="T1">NKJV</text:span></text:span></text:a></text:p></text:note-body></text:note></text:span>. And he adds in <text:alphabetical-index-mark-start text:id="IMark94844611772568"/>Romans 8<text:alphabetical-index-mark-end text:id="IMark94844611772568"/> that <text:span text:style-name="Bible_5f_text">“the law of the Spirit of life in Christ Jesus has made me free from the law of sin and death” </text:span><text:span text:style-name="Bible_5f_text"><text:note text:id="ftn91" text:note-class="footnote"><text:note-citation>91</text:note-citation><text:note-body><text:p text:style-name="Footnote"><text:alphabetical-index-mark-start text:id="IMark94844506105224"/><text:span text:style-name="T1">Romans 8</text:span><text:alphabetical-index-mark-end text:id="IMark94844506105224"/><text:span text:style-name="T1">:2 </text:span><text:a xlink:type="simple" xlink:href="https://www.biblegateway.com/passage/?search=Romans+8%3A2&amp;version=NKJV" text:style-name="Internet_20_link" text:visited-style-name="Visited_20_Internet_20_Link"><text:span text:style-name="Definition"><text:span text:style-name="T1">NKJV</text:span></text:span></text:a></text:p></text:note-body></text:note></text:span>.</text:p>
      <text:p text:style-name="P16">Thus, Yeshua frees us from the power that sin has in us. <text:span text:style-name="T152">It</text:span> is a power from which we cannot escape ourselves. <text:span text:style-name="T152">Everyone</text:span> <text:span text:style-name="T152">r</text:span>ealize<text:span text:style-name="T152">s</text:span> that we are all sinners. We call it, <text:span text:style-name="T152">quote, </text:span><text:s/>“the human condition”. We say, <text:span text:style-name="T152">quote</text:span>: “everyone makes mistakes”.</text:p>
      <text:p text:style-name="P3">Paul also explains <text:span text:style-name="T153">it </text:span>in <text:alphabetical-index-mark-start text:id="IMark94844463099432"/>Romans 7<text:alphabetical-index-mark-end text:id="IMark94844463099432"/> <text:span text:style-name="T153">saying</text:span>: <text:span text:style-name="Bible_5f_text">"I know that in me (that is, in my flesh) nothing good dwells; for to will is present with me, but how to perform what is good I do not find. For the good that I will to do, I do not do; but the evil I will not to do, that I practice. Now if I do what I will not to do, it is no longer I who do it, but sin that dwells in me” </text:span><text:span text:style-name="Bible_5f_text"><text:note text:id="ftn92" text:note-class="footnote"><text:note-citation>92</text:note-citation><text:note-body><text:p text:style-name="Footnote"><text:alphabetical-index-mark-start text:id="IMark94844726378904"/><text:span text:style-name="T1">Romans 7</text:span><text:alphabetical-index-mark-end text:id="IMark94844726378904"/><text:span text:style-name="T1">:18-</text:span><text:span text:style-name="T35">20</text:span><text:span text:style-name="T1"> </text:span><text:a xlink:type="simple" xlink:href="https://www.biblegateway.com/passage/?search=Romans+7%3A18-20&amp;version=NKJV" text:style-name="Internet_20_link" text:visited-style-name="Visited_20_Internet_20_Link"><text:span text:style-name="Definition"><text:span text:style-name="T1">NKJV</text:span></text:span></text:a></text:p></text:note-body></text:note></text:span>. And he adds: <text:span text:style-name="Bible_5f_text">“O wretched man that I am! Who will deliver me from this body of death? I thank God—through Jesus Christ our Lord!" </text:span><text:span text:style-name="Bible_5f_text"><text:note text:id="ftn93" text:note-class="footnote"><text:note-citation>93</text:note-citation><text:note-body><text:p text:style-name="Footnote"><text:alphabetical-index-mark-start text:id="IMark94844463099432"/><text:span text:style-name="T1">Romans 7</text:span><text:alphabetical-index-mark-end text:id="IMark94844463099432"/><text:span text:style-name="T1">:24-25 </text:span><text:a xlink:type="simple" xlink:href="https://www.biblegateway.com/passage/?search=Romans+7%3A24-25&amp;version=NKJV" text:style-name="Internet_20_link" text:visited-style-name="Visited_20_Internet_20_Link"><text:span text:style-name="Definition"><text:span text:style-name="T1">NKJV</text:span></text:span></text:a></text:p></text:note-body></text:note></text:span>.</text:p>
      <text:p text:style-name="P3">Thus, we pass from a slavery to sin, from which we cannot get out <text:span text:style-name="T154">by ourselves</text:span>, and is therefore forced, into <text:span text:style-name="T154">a </text:span>voluntary slavery to Jesus Christ. If we willingly choose Jesus Christ as our Master, our <text:soft-page-break/>King, our Lord, is because we obey what he commands us: to love God above all things, to love our neighbor as we love ourselves, and love each other as Jesus Christ loves us.</text:p>
      <text:p text:style-name="P93"><text:span text:style-name="T1">The slavery allowed in the bible is not what we know as slavery today. In </text:span><text:alphabetical-index-mark-start text:id="IMark94844463099432"/><text:span text:style-name="T1">Leviticus 19</text:span><text:alphabetical-index-mark-end text:id="IMark94844463099432"/><text:span text:style-name="T1">, YHWH commands the people of Israel: </text:span><text:span text:style-name="Bible_5f_text"><text:span text:style-name="T1">“</text:span></text:span><text:span text:style-name="Bible_5f_text"><text:span text:style-name="T36">t</text:span></text:span><text:span text:style-name="Bible_5f_text">hou shalt love thy neighbour as thyself: I am the </text:span><text:span text:style-name="Bible_5f_text"><text:span text:style-name="T106">Lord</text:span></text:span><text:span text:style-name="Bible_5f_text"><text:span text:style-name="T1">” </text:span></text:span><text:span text:style-name="Bible_5f_text"><text:span text:style-name="T1"><text:note text:id="ftn94" text:note-class="footnote"><text:note-citation>94</text:note-citation><text:note-body><text:p text:style-name="Footnote"><text:alphabetical-index-mark-start text:id="IMark94844477022872"/><text:span text:style-name="T1">Leviticus 19</text:span><text:alphabetical-index-mark-end text:id="IMark94844477022872"/><text:span text:style-name="T1">:18 </text:span><text:a xlink:type="simple" xlink:href="https://www.biblegateway.com/passage/?search=Leviticus+19%3A18&amp;version=KJV" text:style-name="Internet_20_link" text:visited-style-name="Visited_20_Internet_20_Link"><text:span text:style-name="Definition"><text:span text:style-name="T1">KJV</text:span></text:span></text:a></text:p></text:note-body></text:note></text:span></text:span><text:span text:style-name="T1">. And Jesus Christ explains that the neighbor, in that law that orders to love the neighbor, is anyone, even slaves. Those of which, in </text:span><text:alphabetical-index-mark-start text:id="IMark94844480960136"/><text:span text:style-name="T1">Galatians 4</text:span><text:alphabetical-index-mark-end text:id="IMark94844480960136"/><text:span text:style-name="T1">, Paul says that: </text:span><text:span text:style-name="Bible_5f_text"><text:span text:style-name="T1">"the heir, as long as he is a child, does not differ at all from a slave” </text:span></text:span><text:span text:style-name="Bible_5f_text"><text:span text:style-name="T1"><text:note text:id="ftn95" text:note-class="footnote"><text:note-citation>95</text:note-citation><text:note-body><text:p text:style-name="Footnote"><text:alphabetical-index-mark-start text:id="IMark94844477022872"/><text:span text:style-name="T1">Galatians 4</text:span><text:alphabetical-index-mark-end text:id="IMark94844477022872"/><text:span text:style-name="T1">:1 </text:span><text:a xlink:type="simple" xlink:href="https://www.biblegateway.com/passage/?search=Galatians+4&amp;version=NKJV" text:style-name="Internet_20_link" text:visited-style-name="Visited_20_Internet_20_Link"><text:span text:style-name="Definition"><text:span text:style-name="T1">NKJV</text:span></text:span></text:a></text:p></text:note-body></text:note></text:span></text:span><text:span text:style-name="T1">. Those who in NOTHING differ from the child heir. Those of whom, according to </text:span><text:alphabetical-index-mark-start text:id="IMark94844478414584"/><text:span text:style-name="T1">Deuteronomy 23</text:span><text:alphabetical-index-mark-end text:id="IMark94844478414584"/><text:span text:style-name="T1">, YHWH commands that: </text:span><text:span text:style-name="Bible_5f_text"><text:span text:style-name="T1">"You shall </text:span></text:span><text:span text:style-name="Bible_5f_text"><text:span text:style-name="T91">NOT</text:span></text:span><text:span text:style-name="Bible_5f_text"><text:span text:style-name="T1"> give back to his master the slave who has escaped from his master to you” </text:span></text:span><text:span text:style-name="Bible_5f_text"><text:span text:style-name="T1"><text:note text:id="ftn96" text:note-class="footnote"><text:note-citation>96</text:note-citation><text:note-body><text:p text:style-name="Footnote"><text:alphabetical-index-mark-start text:id="IMark94844478414584"/><text:span text:style-name="T1">Deuteronomy 23</text:span><text:alphabetical-index-mark-end text:id="IMark94844478414584"/><text:span text:style-name="T1">:15 </text:span><text:a xlink:type="simple" xlink:href="https://www.biblegateway.com/passage/?search=Deuteronomy+23%3A15&amp;version=NKJV" text:style-name="Internet_20_link" text:visited-style-name="Visited_20_Internet_20_Link"><text:span text:style-name="Definition"><text:span text:style-name="T1">NKJV</text:span></text:span></text:a></text:p></text:note-body></text:note></text:span></text:span><text:span text:style-name="T1">. Those who actually belong to YHWH just as all of Israel and every creature on this planet belongs to him. Those who, according to </text:span><text:alphabetical-index-mark-start text:id="IMark94844635824504"/><text:span text:style-name="T1">Exodus 21</text:span><text:alphabetical-index-mark-end text:id="IMark94844635824504"/><text:span text:style-name="T1">, should be set free if </text:span><text:span text:style-name="T36">by </text:span><text:span text:style-name="T1">the master's fault lo</text:span><text:span text:style-name="T36">o</text:span><text:span text:style-name="T1">s</text:span><text:span text:style-name="T36">e</text:span><text:span text:style-name="T1"> an eye </text:span><text:span text:style-name="T1"><text:note text:id="ftn97" text:note-class="footnote"><text:note-citation>97</text:note-citation><text:note-body><text:p text:style-name="Footnote"><text:alphabetical-index-mark-start text:id="IMark94844635824504"/><text:span text:style-name="T1">Exodus 21</text:span><text:alphabetical-index-mark-end text:id="IMark94844635824504"/><text:span text:style-name="T1">:26 </text:span><text:a xlink:type="simple" xlink:href="https://www.biblegateway.com/passage/?search=Exodus+21%3A26&amp;version=NKJV" text:style-name="Internet_20_link" text:visited-style-name="Visited_20_Internet_20_Link"><text:span text:style-name="Definition"><text:span text:style-name="T1">NKJV</text:span></text:span></text:a></text:p></text:note-body></text:note></text:span><text:span text:style-name="T1">, and also, according to </text:span><text:alphabetical-index-mark-start text:id="IMark94844691919128"/><text:span text:style-name="T1">Leviticus 24</text:span><text:alphabetical-index-mark-end text:id="IMark94844691919128"/><text:span text:style-name="T1">, it would be done to the master as he did to the slave: an eye for an eye, a tooth for a tooth, </text:span><text:span text:style-name="T36">a </text:span><text:span text:style-name="T1">life for life </text:span><text:span text:style-name="T1"><text:note text:id="ftn98" text:note-class="footnote"><text:note-citation>98</text:note-citation><text:note-body><text:p text:style-name="Footnote"><text:alphabetical-index-mark-start text:id="IMark94844691919128"/><text:span text:style-name="T1">Leviticus 24</text:span><text:alphabetical-index-mark-end text:id="IMark94844691919128"/><text:span text:style-name="T1">:19-21 </text:span><text:a xlink:type="simple" xlink:href="https://www.biblegateway.com/passage/?search=Leviticus+24%3A19-21&amp;version=KJV" text:style-name="Internet_20_link" text:visited-style-name="Visited_20_Internet_20_Link"><text:span text:style-name="Definition"><text:span text:style-name="T1">KJV</text:span></text:span></text:a></text:p></text:note-body></text:note></text:span><text:span text:style-name="T1">.</text:span></text:p>
      <text:p text:style-name="P54"><text:span text:style-name="T1">In Jesus Christ ALL believers are made free from sin, not just slaves, to freely become slaves of Jesus Christ. Paul explains in </text:span><text:alphabetical-index-mark-start text:id="IMark94844635824504"/><text:span text:style-name="T1">Galatians 3</text:span><text:alphabetical-index-mark-end text:id="IMark94844635824504"/><text:span text:style-name="T1">: </text:span><text:span text:style-name="Bible_5f_text"><text:span text:style-name="T1">“</text:span></text:span><text:span text:style-name="Bible_5f_text"><text:span text:style-name="T37">T</text:span></text:span><text:span text:style-name="Bible_5f_text">here is neither Jew nor greek, there is neither slave nor free, there is neither male nor female; for you are all one in Christ Jesus</text:span><text:span text:style-name="Bible_5f_text"><text:span text:style-name="T1">” </text:span></text:span><text:span text:style-name="Bible_5f_text"><text:span text:style-name="T1"><text:note text:id="ftn99" text:note-class="footnote"><text:note-citation>99</text:note-citation><text:note-body><text:p text:style-name="Footnote"><text:alphabetical-index-mark-start text:id="IMark94844635824504"/><text:span text:style-name="T1">Galatians 3</text:span><text:alphabetical-index-mark-end text:id="IMark94844635824504"/><text:span text:style-name="T1">:28 </text:span><text:a xlink:type="simple" xlink:href="https://www.biblegateway.com/passage/?search=Galatians+3%3A28&amp;version=NKJV" text:style-name="Internet_20_link" text:visited-style-name="Visited_20_Internet_20_Link"><text:span text:style-name="Definition"><text:span text:style-name="T1">NKJV</text:span></text:span></text:a></text:p></text:note-body></text:note></text:span></text:span><text:span text:style-name="T1">. And in 1st Corinthians 7 Paul explains that: he </text:span><text:span text:style-name="Bible_5f_text"><text:span text:style-name="T1">“who is called in the Lord while a </text:span></text:span><text:span text:style-name="Bible_5f_text"><text:span text:style-name="T37">SLAVE</text:span></text:span><text:span text:style-name="Bible_5f_text"><text:span text:style-name="T1"> is the Lord’s </text:span></text:span><text:soft-page-break/><text:span text:style-name="Bible_5f_text"><text:span text:style-name="T37">FREEDMAN</text:span></text:span><text:span text:style-name="Bible_5f_text"><text:span text:style-name="T1">. Likewise he who is called while </text:span></text:span><text:span text:style-name="Bible_5f_text"><text:span text:style-name="T37">FREE</text:span></text:span><text:span text:style-name="Bible_5f_text"><text:span text:style-name="T1"> is Christ’s </text:span></text:span><text:span text:style-name="Bible_5f_text"><text:span text:style-name="T37">SLAVE”</text:span></text:span><text:span text:style-name="Bible_5f_text"><text:span text:style-name="T1"> </text:span></text:span><text:span text:style-name="Bible_5f_text"><text:span text:style-name="T1"><text:note text:id="ftn100" text:note-class="footnote"><text:note-citation>100</text:note-citation><text:note-body><text:p text:style-name="Footnote"><text:alphabetical-index-mark-start text:id="IMark94844691919128"/><text:span text:style-name="T1">1 Corinthians 7</text:span><text:alphabetical-index-mark-end text:id="IMark94844691919128"/><text:span text:style-name="T1">:22 </text:span><text:a xlink:type="simple" xlink:href="https://www.biblegateway.com/passage/?search=1+Corinthians+7%3A22&amp;version=NKJV" text:style-name="Internet_20_link" text:visited-style-name="Visited_20_Internet_20_Link"><text:span text:style-name="Definition"><text:span text:style-name="T1">NKJV</text:span></text:span></text:a></text:p></text:note-body></text:note></text:span></text:span><text:span text:style-name="T1">.</text:span></text:p>
      <text:p text:style-name="P3">We are all equal in Christ Jesus: willing<text:span text:style-name="T155">ly</text:span> slaves of Jesus Christ to be TRULY FREE.</text:p>
      <text:p text:style-name="P3">It is God who, through Yeshua, frees us from slavery to sin by changing our hearts so that we freely become slaves of Jesus Christ and obey his commandment <text:span text:style-name="T156">of</text:span> lov<text:span text:style-name="T156">ing</text:span> him above all things for our own good.</text:p>
      <text:h text:style-name="P98" text:outline-level="4"><text:bookmark-start text:name="__RefHeading___Toc34781_4173466481"/>Principalities and powers.<text:bookmark-end text:name="__RefHeading___Toc34781_4173466481"/></text:h>
      <text:p text:style-name="Text_20_body">But let's remember that it all started when the serpent tricked Eve. That serpent that the bible also calls the Satan. <text:span text:style-name="T157">W</text:span>ord that it is just a transliteration of the <text:span text:style-name="T157">h</text:span>ebrew word that <text:span text:style-name="T157">means</text:span> “opposer”.</text:p>
      <text:p text:style-name="P3">According to <text:alphabetical-index-mark-start text:id="IMark94844635824504"/>Job 1<text:alphabetical-index-mark-end text:id="IMark94844635824504"/>, the Satan was, at least in Job's day, a “beni-haelohim”, a son of God <text:note text:id="ftn101" text:note-class="footnote"><text:note-citation>101</text:note-citation><text:note-body><text:p text:style-name="Footnote"><text:alphabetical-index-mark-start text:id="IMark94844691919128"/><text:span text:style-name="T1">Job 1</text:span><text:alphabetical-index-mark-end text:id="IMark94844691919128"/><text:span text:style-name="T1">:6 </text:span><text:a xlink:type="simple" xlink:href="https://biblehub.com/text/job/1-6.htm" text:style-name="Internet_20_link" text:visited-style-name="Visited_20_Internet_20_Link"><text:span text:style-name="Definition"><text:span text:style-name="T1">biblehub</text:span></text:span></text:a></text:p></text:note-body></text:note>. <text:span text:style-name="T157">The </text:span>Satan was a son of Elohim, the one who created the heavens and the earth. <text:span text:style-name="T157">The </text:span>Satan was a son of the creator. The <text:span text:style-name="T157">h</text:span>ebrew words <text:span text:style-name="T157">coded as </text:span>H1121 and H430 of the Strong's code, the words for “ben”, <text:span text:style-name="T158">meaning </text:span>“son”, and “elohim”, <text:span text:style-name="T158">meaning </text:span>“God”, indicate <text:span text:style-name="T158">so</text:span> <text:note text:id="ftn102" text:note-class="footnote"><text:note-citation>102</text:note-citation><text:note-body><text:p text:style-name="Footnote"><text:a xlink:type="simple" xlink:href="https://biblehub.com/hebrew/1121.htm" text:style-name="Internet_20_link" text:visited-style-name="Visited_20_Internet_20_Link"><text:span text:style-name="Definition"><text:span text:style-name="T1">H1121</text:span></text:span></text:a><text:span text:style-name="T1"> </text:span><text:a xlink:type="simple" xlink:href="https://biblehub.com/hebrew/430.htm" text:style-name="Internet_20_link" text:visited-style-name="Visited_20_Internet_20_Link"><text:span text:style-name="Definition"><text:span text:style-name="T1">H430</text:span></text:span></text:a></text:p></text:note-body></text:note>.</text:p>
      <text:p text:style-name="P55"><text:alphabetical-index-mark-start text:id="IMark94844635824504"/><text:span text:style-name="T1">Job 1</text:span><text:alphabetical-index-mark-end text:id="IMark94844635824504"/><text:span text:style-name="T1"> says that </text:span><text:span text:style-name="Bible_5f_text"><text:span text:style-name="T1">“</text:span></text:span><text:span text:style-name="Bible_5f_text"><text:span text:style-name="T38">n</text:span></text:span><text:span text:style-name="Bible_5f_text">ow there was a day when the sons of God came to present themselves before the </text:span><text:span text:style-name="Bible_5f_text"><text:span text:style-name="T106">Lord</text:span></text:span><text:span text:style-name="Bible_5f_text">, and Satan came also among them</text:span><text:span text:style-name="Bible_5f_text"><text:span text:style-name="T1">” </text:span></text:span><text:span text:style-name="Bible_5f_text"><text:span text:style-name="T1"><text:note text:id="ftn103" text:note-class="footnote"><text:note-citation>103</text:note-citation><text:note-body><text:p text:style-name="Footnote"><text:alphabetical-index-mark-start text:id="IMark94844726378904"/><text:span text:style-name="T1">Job 1</text:span><text:alphabetical-index-mark-end text:id="IMark94844726378904"/><text:span text:style-name="T1">:6 </text:span><text:a xlink:type="simple" xlink:href="https://www.biblegateway.com/passage/?search=Job+1%3A6&amp;version=KJV" text:style-name="Internet_20_link" text:visited-style-name="Visited_20_Internet_20_Link"><text:span text:style-name="Definition"><text:span text:style-name="T1">KJV</text:span></text:span></text:a></text:p></text:note-body></text:note></text:span></text:span><text:span text:style-name="T1">. Satan was like the rest of the children of Elohim, like the angels. </text:span><text:span text:style-name="T38">T</text:span><text:span text:style-name="T1">hose who have body and spirit and relationship with Jehovah. Those who can speak eat, have sex and are </text:span><text:soft-page-break/><text:span text:style-name="T1">indistinguishable in appearance from a man, of a son of Adam. </text:span><text:span text:style-name="T38">The </text:span><text:span text:style-name="T1">Satan </text:span><text:span text:style-name="T38">e</text:span><text:span text:style-name="T1">ven has a conversation with Jehovah.</text:span></text:p>
      <text:p text:style-name="P3"><text:alphabetical-index-mark-start text:id="IMark94844726378904"/>Job 1<text:alphabetical-index-mark-end text:id="IMark94844726378904"/> narrates that:</text:p>
      <text:p text:style-name="P18"><text:span text:style-name="Bible_5f_text">“Yahweh said to Satan, ‘Where have you come from?’</text:span></text:p>
      <text:p text:style-name="P18"><text:span text:style-name="Bible_5f_text">Then Satan answered Yahweh, and said, ‘From going back and forth in the earth, and from walking up and down in it.’</text:span></text:p>
      <text:p text:style-name="P18"><text:span text:style-name="Bible_5f_text">Yahweh said to Satan, ‘Have you considered my servant, Job? For there is no one like him in the earth, a blameless and an upright man, one who fears God, and turns away from evil.’</text:span></text:p>
      <text:p text:style-name="P18"><text:span text:style-name="Bible_5f_text">Then Satan answered Yahweh, and said, ‘Does Job fear God for nothing? Haven’t you made a hedge around him, and around his house, and around all that he has, on every side? You have blessed the work of his hands, and his substance is increased in the land. But stretch out your hand now, and touch all that he has, and he will renounce you to your face.’</text:span></text:p>
      <text:p text:style-name="P18"><text:span text:style-name="Bible_5f_text">Yahweh said to Satan, ‘Behold, all that he has is in your power. Only on himself don’t stretch out your hand.’</text:span></text:p>
      <text:p text:style-name="P18"><text:span text:style-name="Bible_5f_text">So Satan went out from the presence of Yahweh” </text:span><text:span text:style-name="Bible_5f_text"><text:note text:id="ftn104" text:note-class="footnote"><text:note-citation>104</text:note-citation><text:note-body><text:p text:style-name="Footnote"><text:alphabetical-index-mark-start text:id="IMark94844635824504"/><text:span text:style-name="T1">Job 1</text:span><text:alphabetical-index-mark-end text:id="IMark94844635824504"/><text:span text:style-name="T1">:7-12 </text:span><text:a xlink:type="simple" xlink:href="https://www.biblegateway.com/passage/?search=Job+1%3A7-12&amp;version=WEB" text:style-name="Internet_20_link" text:visited-style-name="Visited_20_Internet_20_Link"><text:span text:style-name="Definition"><text:span text:style-name="T39">WEB</text:span></text:span></text:a></text:p></text:note-body></text:note></text:span>.</text:p>
      <text:p text:style-name="P3">That is, a dialogue similar to the one that Abraham <text:span text:style-name="T159">had</text:span> with YHWH, that is, Jehovah, <text:span text:style-name="T160">or </text:span>God, according to <text:alphabetical-index-mark-start text:id="IMark94844726378904"/><text:alphabetical-index-mark-start text:id="IMark94844635824504"/>Genesis 1<text:alphabetical-index-mark-end text:id="IMark94844635824504"/>8<text:alphabetical-index-mark-end text:id="IMark94844726378904"/> <text:note text:id="ftn105" text:note-class="footnote"><text:note-citation>105</text:note-citation><text:note-body><text:p text:style-name="Footnote"><text:alphabetical-index-mark-start text:id="IMark94844635824504"/><text:alphabetical-index-mark-start text:id="IMark94844726378904"/><text:span text:style-name="T1">Genesis 1</text:span><text:alphabetical-index-mark-end text:id="IMark94844726378904"/><text:span text:style-name="T1">8</text:span><text:alphabetical-index-mark-end text:id="IMark94844635824504"/><text:span text:style-name="T1"> </text:span><text:a xlink:type="simple" xlink:href="https://www.biblegateway.com/passage/?search=Genesis+18&amp;version=KJV" text:style-name="Internet_20_link" text:visited-style-name="Visited_20_Internet_20_Link"><text:span text:style-name="Definition"><text:span text:style-name="T1">KJV</text:span></text:span></text:a></text:p></text:note-body></text:note>. And <text:span text:style-name="T159">keep in mind </text:span>that Satan and company <text:span text:style-name="T159">had </text:span>already done <text:span text:style-name="T160">tricks</text:span> several times.</text:p>
      <text:p text:style-name="P56"><text:span text:style-name="T1">According to </text:span><text:alphabetical-index-mark-start text:id="IMark94844726378904"/><text:span text:style-name="T1">Genesis 6</text:span><text:alphabetical-index-mark-end text:id="IMark94844726378904"/><text:span text:style-name="T1">, apparently long before Job, some of these children did not behave very well because: </text:span><text:span text:style-name="Bible_5f_text"><text:span text:style-name="T1">"When men began to multiply on the surface of the ground, and daughters were born </text:span></text:span><text:soft-page-break/><text:span text:style-name="Bible_5f_text"><text:span text:style-name="T1">to them, God’s sons saw that men’s daughters were beautiful, and they took any that they wanted for themselves as wives” </text:span></text:span><text:span text:style-name="Bible_5f_text"><text:span text:style-name="T1"><text:note text:id="ftn106" text:note-class="footnote"><text:note-citation>106</text:note-citation><text:note-body><text:p text:style-name="Footnote"><text:alphabetical-index-mark-start text:id="IMark94844726378904"/><text:span text:style-name="T1">Genesis 6</text:span><text:alphabetical-index-mark-end text:id="IMark94844726378904"/><text:span text:style-name="T1">:1-2 </text:span><text:a xlink:type="simple" xlink:href="https://www.biblegateway.com/passage/?search=Genesis+6%3A1-2&amp;version=WEB" text:style-name="Internet_20_link" text:visited-style-name="Visited_20_Internet_20_Link"><text:span text:style-name="Definition"><text:span text:style-name="T40">WEB</text:span></text:span></text:a></text:p></text:note-body></text:note></text:span></text:span><text:span text:style-name="T1">. Y that </text:span><text:span text:style-name="Bible_5f_text"><text:span text:style-name="T1">"</text:span></text:span><text:bookmark text:name="en-WEB-142"/><text:span text:style-name="Bible_5f_text">God’s sons came in to men’s daughters and had children with them</text:span><text:span text:style-name="Bible_5f_text"><text:span text:style-name="T1">” </text:span></text:span><text:span text:style-name="Bible_5f_text"><text:span text:style-name="T1"><text:note text:id="ftn107" text:note-class="footnote"><text:note-citation>107</text:note-citation><text:note-body><text:p text:style-name="Footnote"><text:alphabetical-index-mark-start text:id="IMark94844726378904"/><text:span text:style-name="T1">Genesis 6</text:span><text:alphabetical-index-mark-end text:id="IMark94844726378904"/><text:span text:style-name="T1">:4 </text:span><text:a xlink:type="simple" xlink:href="https://www.biblegateway.com/passage/?search=Genesis+6%3A4&amp;version=WEB" text:style-name="Internet_20_link" text:visited-style-name="Visited_20_Internet_20_Link"><text:span text:style-name="Definition"><text:span text:style-name="T40">WEB</text:span></text:span></text:a></text:p></text:note-body></text:note></text:span></text:span><text:span text:style-name="T1">.</text:span></text:p>
      <text:p text:style-name="P3"><text:span text:style-name="T160">T</text:span>hat <text:span text:style-name="T160">is to say that the </text:span>Satan and other sons of God began to have sons with the daughters of men.</text:p>
      <text:p text:style-name="P56"><text:span text:style-name="T1">There would be no need to differentiate between "sons of God" and "sons of men” if it were a cross between sons and daughters of men. Sons of men with daughters of men was just what God wanted from a beginning, that's why he said to Adam and Eve: </text:span><text:span text:style-name="Bible_5f_text"><text:span text:style-name="T1">“</text:span></text:span><text:span text:style-name="Bible_5f_text"><text:span text:style-name="T40">B</text:span></text:span><text:span text:style-name="Bible_5f_text">e fruitful, multiply, fill the earth</text:span><text:span text:style-name="Bible_5f_text"><text:span text:style-name="T1">” </text:span></text:span><text:span text:style-name="Bible_5f_text"><text:span text:style-name="T1"><text:note text:id="ftn108" text:note-class="footnote"><text:note-citation>108</text:note-citation><text:note-body><text:p text:style-name="Footnote"><text:alphabetical-index-mark-start text:id="IMark94844726378904"/><text:span text:style-name="T1">Genesis 1</text:span><text:alphabetical-index-mark-end text:id="IMark94844726378904"/><text:span text:style-name="T1">:28 </text:span><text:a xlink:type="simple" xlink:href="https://www.biblegateway.com/passage/?search=Genesis+1%3A28&amp;version=WEB" text:style-name="Internet_20_link" text:visited-style-name="Visited_20_Internet_20_Link"><text:span text:style-name="Definition"><text:span text:style-name="T40">WEB</text:span></text:span></text:a></text:p></text:note-body></text:note></text:span></text:span><text:span text:style-name="T1">.</text:span></text:p>
      <text:p text:style-name="P19">No. <text:span text:style-name="T160">The </text:span>Satan not only deceived Eve, but there were also other little children of Elohim who were carried away by lust, one of the Satan's favorite themes, and things got complicated. These little children of Elohim they end up crossing with the daughters of men, <text:span text:style-name="T160">having children with them.</text:span></text:p>
      <text:p text:style-name="P20"><text:span text:style-name="T161">C</text:span>hildren who obviously cannot be called angels because they never really were messengers of God but opponents of God. That's why the bible does not refer to them as malakh, the hebrew word for angels or messengers of YHWH, but as sons of Elohim. <text:span text:style-name="T162">R</text:span>ebellious sons who from the beginning became opposed to the creation of Elohim.</text:p>
      <text:p text:style-name="P57"><text:span text:style-name="T1">The result of all this disobedience both in the earth as it is in heaven was that, according to </text:span><text:alphabetical-index-mark-start text:id="IMark94844635824504"/><text:span text:style-name="T1">Genesis 6</text:span><text:alphabetical-index-mark-end text:id="IMark94844635824504"/><text:span text:style-name="T1">: </text:span><text:span text:style-name="Bible_5f_text"><text:span text:style-name="T1">“</text:span></text:span><text:span text:style-name="Bible_5f_text"><text:span text:style-name="T41">Y</text:span></text:span><text:span text:style-name="Bible_5f_text">ahweh saw that the wickedness of man was great in the earth, and that every </text:span><text:soft-page-break/><text:span text:style-name="Bible_5f_text">imagination of the thoughts of man’s heart was continually only evil</text:span><text:span text:style-name="Bible_5f_text"><text:span text:style-name="T1">” </text:span></text:span><text:span text:style-name="Bible_5f_text"><text:span text:style-name="T1"><text:note text:id="ftn109" text:note-class="footnote"><text:note-citation>109</text:note-citation><text:note-body><text:p text:style-name="Footnote"><text:alphabetical-index-mark-start text:id="IMark94844635824504"/><text:span text:style-name="T1">Genesis 6</text:span><text:alphabetical-index-mark-end text:id="IMark94844635824504"/><text:span text:style-name="T1">:5 </text:span><text:a xlink:type="simple" xlink:href="https://www.biblegateway.com/passage/?search=Genesis+6%3A5&amp;version=WEB" text:style-name="Internet_20_link" text:visited-style-name="Visited_20_Internet_20_Link"><text:span text:style-name="Definition"><text:span text:style-name="T41">WEB</text:span></text:span></text:a></text:p></text:note-body></text:note></text:span></text:span><text:span text:style-name="T1">. </text:span><text:span text:style-name="T42">His </text:span><text:span text:style-name="T1">creation </text:span><text:span text:style-name="T42">got </text:span><text:span text:style-name="T1">spoiled.</text:span></text:p>
      <text:p text:style-name="P21">And since <text:span text:style-name="T163">H</text:span>e already knew about the <text:span text:style-name="T165">little problem</text:span> since before creating man, <text:span text:style-name="T163">H</text:span>e continued with the plan as it was before creation. And <text:span text:style-name="T163">H</text:span>e gave a hint. He did with Noah something similar to what <text:span text:style-name="T163">H</text:span>e intended to do definitively with Yeshua: a <text:span text:style-name="T164">reboot</text:span>. And <text:span text:style-name="T163">H</text:span>e sent the famous global <text:span text:style-name="T163">flood</text:span>.</text:p>
      <text:p text:style-name="P3">The <text:span text:style-name="T165">little problem</text:span> obviously continued, because the final solution was Yeshua.</text:p>
      <text:p text:style-name="P3">A little while after Noah, apparently also many years before Job, the influence and dominance of <text:span text:style-name="T166">the </text:span>Satan and company continued. Of course without offspring on earth, but they kept messing with the sons of Adam. The result was what the bible describes as the Tower of Babel. But <text:span text:style-name="T165">that </text:span>now it is easier to locate as tower of Éridu. <text:span text:style-name="T165">B</text:span>ecause it<text:span text:style-name="T165">s</text:span> remains <text:span text:style-name="T165">are found </text:span>in what is now known as Éridu. Even using the famous search engine and its mapping mechanism <text:span text:style-name="T165">anyone </text:span>can locate the site where <text:span text:style-name="T165">they</text:span> started build<text:span text:style-name="T165">ing</text:span> the <text:span text:style-name="T165">tower</text:span>.</text:p>
      <text:p text:style-name="P3">From that dominion and influence of <text:span text:style-name="T166">the </text:span>Satan and company, from <text:span text:style-name="T166">the </text:span>slavery to sin, of the current world system, ONLY the Spirit of Yeshua <text:span text:style-name="T166">can set us free</text:span>. The one that Yeshua left us after <text:span text:style-name="T166">H</text:span>is resurrection. <text:span text:style-name="T166">W</text:span>e start to <text:span text:style-name="T167">be free</text:span> when we are born again. When we start to believe that He is really alive because <text:span text:style-name="T167">H</text:span>e was resurrected. He gives us the power to fight these principalities and powers that want<text:span text:style-name="T167">ed</text:span> to see us eternally dead. It is a battle that <text:span text:style-name="T167">takes place</text:span> in the heart and mind of every believer.</text:p>
      <text:p text:style-name="P58"><text:span text:style-name="T1">Paul explains in Ephesians that: </text:span><text:span text:style-name="Bible_5f_text"><text:span text:style-name="T1">“</text:span></text:span><text:span text:style-name="Bible_5f_text"><text:span text:style-name="T43">o</text:span></text:span><text:span text:style-name="Bible_5f_text">ur wrestling is not against flesh and blood, but against the principalities, against the powers, </text:span><text:soft-page-break/><text:span text:style-name="Bible_5f_text">against the world’s rulers of the darkness of this age, and against the spiritual forces of wickedness in the heavenly places</text:span><text:span text:style-name="Bible_5f_text"><text:span text:style-name="T1">” </text:span></text:span><text:span text:style-name="Bible_5f_text"><text:span text:style-name="T1"><text:note text:id="ftn110" text:note-class="footnote"><text:note-citation>110</text:note-citation><text:note-body><text:p text:style-name="Footnote"><text:alphabetical-index-mark-start text:id="IMark94844726378904"/><text:span text:style-name="T1">Ephesians 6</text:span><text:alphabetical-index-mark-end text:id="IMark94844726378904"/><text:span text:style-name="T1">:12 </text:span><text:a xlink:type="simple" xlink:href="https://www.biblegateway.com/passage/?search=Ephesians+6%3A12&amp;version=WEB" text:style-name="Internet_20_link" text:visited-style-name="Visited_20_Internet_20_Link"><text:span text:style-name="Definition"><text:span text:style-name="T43">WEB</text:span></text:span></text:a></text:p></text:note-body></text:note></text:span></text:span><text:span text:style-name="T1">.</text:span></text:p>
      <text:p text:style-name="P59"><text:span text:style-name="T1">And </text:span><text:alphabetical-index-mark-start text:id="IMark94844635824504"/><text:span text:style-name="T1">1 </text:span><text:alphabetical-index-mark-start text:id="IMark94844726378904"/><text:span text:style-name="T1">John 5</text:span><text:alphabetical-index-mark-end text:id="IMark94844726378904"/><text:alphabetical-index-mark-end text:id="IMark94844635824504"/><text:span text:style-name="T1"> explains that: </text:span><text:span text:style-name="Bible_5f_text"><text:span text:style-name="T1">“</text:span></text:span><text:span text:style-name="Bible_5f_text"><text:span text:style-name="T44">t</text:span></text:span><text:span text:style-name="Bible_5f_text">he whole world lies in the power of the evil one</text:span><text:span text:style-name="Bible_5f_text"><text:span text:style-name="T1">” </text:span></text:span><text:span text:style-name="Bible_5f_text"><text:span text:style-name="T1"><text:note text:id="ftn111" text:note-class="footnote"><text:note-citation>111</text:note-citation><text:note-body><text:p text:style-name="Footnote"><text:alphabetical-index-mark-start text:id="IMark94844635824504"/><text:span text:style-name="T1">1 </text:span><text:alphabetical-index-mark-start text:id="IMark94844726378904"/><text:span text:style-name="T1">John 5</text:span><text:alphabetical-index-mark-end text:id="IMark94844726378904"/><text:alphabetical-index-mark-end text:id="IMark94844635824504"/><text:span text:style-name="T1">:19 </text:span><text:a xlink:type="simple" xlink:href="https://www.biblegateway.com/passage/?search=1+John+5%3A19&amp;version=WEB" text:style-name="Internet_20_link" text:visited-style-name="Visited_20_Internet_20_Link"><text:span text:style-name="Definition"><text:span text:style-name="T44">WEB</text:span></text:span></text:a></text:p></text:note-body></text:note></text:span></text:span><text:span text:style-name="T1">.</text:span></text:p>
      <text:p text:style-name="P60"><text:span text:style-name="T1">And Yeshua explains in </text:span><text:alphabetical-index-mark-start text:id="IMark94844726378904"/><text:alphabetical-index-mark-start text:id="IMark94844635824504"/><text:span text:style-name="T1">John 1</text:span><text:alphabetical-index-mark-end text:id="IMark94844635824504"/><text:span text:style-name="T1">7</text:span><text:alphabetical-index-mark-end text:id="IMark94844726378904"/><text:span text:style-name="T1"> about his followers that: </text:span><text:span text:style-name="Bible_5f_text"><text:span text:style-name="T1">“</text:span></text:span><text:span text:style-name="Bible_5f_text"><text:span text:style-name="T45">I</text:span></text:span><text:span text:style-name="Bible_5f_text"> have given them your word. The world hated them, because they are not of the world, even as I am not of the world. </text:span><text:span text:style-name="Bible_5f_text"><text:span text:style-name="T168">I</text:span></text:span><text:span text:style-name="Bible_5f_text"> pray not that you would take them from the world, but that you would keep them from the evil one. </text:span><text:span text:style-name="Bible_5f_text"><text:span text:style-name="T168">T</text:span></text:span><text:span text:style-name="Bible_5f_text">hey are not of the world even as I am not of the world</text:span><text:span text:style-name="Bible_5f_text"><text:span text:style-name="T1">” </text:span></text:span><text:span text:style-name="Bible_5f_text"><text:span text:style-name="T1"><text:note text:id="ftn112" text:note-class="footnote"><text:note-citation>112</text:note-citation><text:note-body><text:p text:style-name="Footnote"><text:alphabetical-index-mark-start text:id="IMark94844726378904"/><text:alphabetical-index-mark-start text:id="IMark94844635824504"/><text:span text:style-name="T1">John 1</text:span><text:alphabetical-index-mark-end text:id="IMark94844635824504"/><text:span text:style-name="T1">7</text:span><text:alphabetical-index-mark-end text:id="IMark94844726378904"/><text:span text:style-name="T1">:14-16 </text:span><text:a xlink:type="simple" xlink:href="https://www.biblegateway.com/passage/?search=John+17%3A14-16&amp;version=WEB" text:style-name="Internet_20_link" text:visited-style-name="Visited_20_Internet_20_Link"><text:span text:style-name="Definition"><text:span text:style-name="T45">WEB</text:span></text:span></text:a></text:p></text:note-body></text:note></text:span></text:span><text:span text:style-name="T1">. Once someone begins to follow Yeshua, he ceases to be of the world, </text:span><text:span text:style-name="T46">he </text:span><text:span text:style-name="T1">cease</text:span><text:span text:style-name="T46">s</text:span><text:span text:style-name="T1"> to be under the bondage of sin. He is </text:span><text:span text:style-name="T46">liberated</text:span><text:span text:style-name="T1"> by our liberator and begins to have the power to </text:span><text:span text:style-name="T46">fight</text:span><text:span text:style-name="T1"> principalities and heavenly powers.</text:span></text:p>
      <text:p text:style-name="P61"><text:span text:style-name="T1">And Paul in </text:span><text:alphabetical-index-mark-start text:id="IMark94844635824504"/><text:span text:style-name="T1">Romans 8</text:span><text:alphabetical-index-mark-end text:id="IMark94844635824504"/><text:span text:style-name="T1"> tells us that </text:span><text:span text:style-name="Bible_5f_text"><text:span text:style-name="T1">“</text:span></text:span><text:span text:style-name="Bible_5f_text"><text:span text:style-name="T47">n</text:span></text:span><text:span text:style-name="Bible_5f_text">either death, nor life, nor angels, nor principalities, nor things present, nor things to come, nor powers, </text:span><text:span text:style-name="Bible_5f_text"><text:span text:style-name="T169">n</text:span></text:span><text:span text:style-name="Bible_5f_text">or height, nor depth, nor any other created thing will be able to separate us from God’s love which is in Christ Jesus our Lord</text:span><text:span text:style-name="Bible_5f_text"><text:span text:style-name="T1">” </text:span></text:span><text:span text:style-name="Bible_5f_text"><text:span text:style-name="T1"><text:note text:id="ftn113" text:note-class="footnote"><text:note-citation>113</text:note-citation><text:note-body><text:p text:style-name="Footnote"><text:alphabetical-index-mark-start text:id="IMark94844478414584"/><text:span text:style-name="T1">Romans 8</text:span><text:alphabetical-index-mark-end text:id="IMark94844478414584"/><text:span text:style-name="T1">:38-39 </text:span><text:a xlink:type="simple" xlink:href="https://www.biblegateway.com/passage/?search=Romans+8%3A38-39&amp;version=WEB" text:style-name="Internet_20_link" text:visited-style-name="Visited_20_Internet_20_Link"><text:span text:style-name="Definition"><text:span text:style-name="T47">WEB</text:span></text:span></text:a></text:p></text:note-body></text:note></text:span></text:span><text:span text:style-name="T1">. </text:span><text:span text:style-name="T48">That is to say: </text:span><text:span text:style-name="T1">nothing, </text:span><text:span text:style-name="T48">absolutely</text:span><text:span text:style-name="T1"> nothing can separate us from the love of </text:span><text:span text:style-name="T48">Jesus </text:span><text:span text:style-name="T1">Christ. </text:span><text:span text:style-name="T48">Which </text:span><text:span text:style-name="T1">reminds me of </text:span><text:alphabetical-index-mark-start text:id="IMark94844726378904"/><text:span text:style-name="T1">Psalm 136</text:span><text:alphabetical-index-mark-end text:id="IMark94844726378904"/><text:span text:style-name="T1">. Go look it up.</text:span></text:p>
      <text:p text:style-name="P62"><text:alphabetical-index-mark-start text:id="IMark94844478414584"/><text:span text:style-name="T1">Ephesians 1</text:span><text:alphabetical-index-mark-end text:id="IMark94844478414584"/><text:span text:style-name="T1"> speaks of the power of God and </text:span><text:span text:style-name="Bible_5f_text"><text:span text:style-name="T1">“</text:span></text:span><text:span text:style-name="Bible_5f_text"><text:span text:style-name="T49">t</text:span></text:span><text:span text:style-name="Bible_5f_text"><text:span text:style-name="T1">he exceeding greatness of his power toward us who believe”</text:span></text:span><text:span text:style-name="T1">. And he adds that: </text:span><text:span text:style-name="Bible_5f_text"><text:span text:style-name="T1">“</text:span></text:span><text:span text:style-name="Bible_5f_text"><text:span text:style-name="T49">w</text:span></text:span><text:span text:style-name="Bible_5f_text">hich he worked in Christ, when he raised him from the dead and made him to sit at his right hand in the heavenly places, </text:span><text:span text:style-name="Bible_5f_text"><text:span text:style-name="T170">f</text:span></text:span><text:span text:style-name="Bible_5f_text">ar </text:span><text:soft-page-break/><text:span text:style-name="Bible_5f_text">above all rule, authority, power, dominion, and every name that is named, not only in this age, but also in that which is to come. </text:span><text:span text:style-name="Bible_5f_text"><text:span text:style-name="T170">H</text:span></text:span><text:span text:style-name="Bible_5f_text">e put all things in subjection under his feet</text:span><text:span text:style-name="Bible_5f_text"><text:span text:style-name="T1">” </text:span></text:span><text:span text:style-name="Bible_5f_text"><text:span text:style-name="T1"><text:note text:id="ftn114" text:note-class="footnote"><text:note-citation>114</text:note-citation><text:note-body><text:p text:style-name="Footnote"><text:alphabetical-index-mark-start text:id="IMark94844474407880"/><text:span text:style-name="T1">Ephesians 1</text:span><text:alphabetical-index-mark-end text:id="IMark94844474407880"/><text:span text:style-name="T1">:19-22 </text:span><text:a xlink:type="simple" xlink:href="https://www.biblegateway.com/passage/?search=Ephesians+1%3A19-22&amp;version=WEB" text:style-name="Internet_20_link" text:visited-style-name="Visited_20_Internet_20_Link"><text:span text:style-name="Definition"><text:span text:style-name="T49">WEB</text:span></text:span></text:a></text:p></text:note-body></text:note></text:span></text:span><text:span text:style-name="T1">. That is to say, Satan and company are under the feet of the Holy Spirit who lives in all true believer</text:span><text:span text:style-name="T49">s</text:span><text:span text:style-name="T1">.</text:span></text:p>
      <text:p text:style-name="P62"><text:alphabetical-index-mark-start text:id="IMark94844474407880"/><text:span text:style-name="T1">Colossians 2</text:span><text:alphabetical-index-mark-end text:id="IMark94844474407880"/><text:span text:style-name="T1"> explains that Yeshua, Jesus Christ, </text:span><text:span text:style-name="Bible_5f_text"><text:span text:style-name="T1">“</text:span></text:span><text:span text:style-name="Bible_5f_text"><text:span text:style-name="T49">s</text:span></text:span><text:span text:style-name="Bible_5f_text">tripped the principalities and the powers, he made a show of them openly, triumphing over them</text:span><text:span text:style-name="Bible_5f_text"><text:span text:style-name="T1">” </text:span></text:span><text:span text:style-name="Bible_5f_text"><text:span text:style-name="T1"><text:note text:id="ftn115" text:note-class="footnote"><text:note-citation>115</text:note-citation><text:note-body><text:p text:style-name="Footnote"><text:alphabetical-index-mark-start text:id="IMark94844474407880"/><text:span text:style-name="T1">Colossians 2</text:span><text:alphabetical-index-mark-end text:id="IMark94844474407880"/><text:span text:style-name="T1">:15 </text:span><text:a xlink:type="simple" xlink:href="https://www.biblegateway.com/passage/?search=Colossians+2%3A15&amp;version=WEB" text:style-name="Internet_20_link" text:visited-style-name="Visited_20_Internet_20_Link"><text:span text:style-name="Definition"><text:span text:style-name="T49">WEB</text:span></text:span></text:a></text:p></text:note-body></text:note></text:span></text:span><text:span text:style-name="T1">.</text:span></text:p>
      <text:p text:style-name="P22">It is to be expected that no<text:span text:style-name="T239">body</text:span> <text:span text:style-name="T170">will</text:span> <text:span text:style-name="T239">be </text:span>happy <text:span text:style-name="T239">to be under </text:span><text:span text:style-name="T170">some</text:span><text:span text:style-name="T239">body</text:span> <text:span text:style-name="T170">else’</text:span><text:span text:style-name="T239">s</text:span><text:span text:style-name="T170"> f</text:span><text:span text:style-name="T239">ee</text:span><text:span text:style-name="T170">t</text:span>, and <text:span text:style-name="T170">the</text:span> Satan and company, those that the bible calls <text:span text:style-name="T170">c</text:span>elestial principalities and powers, were no exception. They thought that <text:span text:style-name="T170">the idea of </text:span>Adam and offspring was a bad idea and opposed YHWH's plan from the beginning. <text:span text:style-name="T170">And</text:span> <text:span text:style-name="T170">t</text:span>hey sought to damage it and <text:span text:style-name="T170">tare</text:span> it <text:span text:style-name="T171">down</text:span> <text:span text:style-name="T170">by any means</text:span>.</text:p>
      <text:p text:style-name="P63"><text:span text:style-name="T1">But YHWH, who knows </text:span><text:span text:style-name="T50">it</text:span><text:span text:style-name="T1"> all, counted on that from the beginning and </text:span><text:span text:style-name="T50">kept it to himself</text:span><text:span text:style-name="T1">. Paul explains in </text:span><text:alphabetical-index-mark-start text:id="IMark94844635824504"/><text:span text:style-name="T1">Romans 16</text:span><text:alphabetical-index-mark-end text:id="IMark94844635824504"/><text:span text:style-name="T1"> that: </text:span><text:span text:style-name="Bible_5f_text"><text:span text:style-name="T1">“</text:span></text:span><text:span text:style-name="Bible_5f_text">the revelation of the mystery kept secret since the world began</text:span><text:span text:style-name="Bible_5f_text"><text:span text:style-name="T1">”</text:span></text:span><text:span text:style-name="T1">, that mystery </text:span><text:span text:style-name="T50">has </text:span><text:span text:style-name="Bible_5f_text"><text:span text:style-name="T50">“n</text:span></text:span><text:span text:style-name="Bible_5f_text"><text:span text:style-name="T1">ow made manifest”</text:span></text:span><text:span text:style-name="T1"> </text:span><text:span text:style-name="T50">and </text:span><text:span text:style-name="Bible_5f_text"><text:span text:style-name="T50">“made known to all nations”</text:span></text:span><text:span text:style-name="T50"> </text:span><text:span text:style-name="T1">with Jesus Christ and his Resurrection. All according to </text:span><text:span text:style-name="Bible_5f_text"><text:span text:style-name="T1">“</text:span></text:span><text:span text:style-name="Bible_5f_text"><text:span text:style-name="T50">t</text:span></text:span><text:span text:style-name="Bible_5f_text"><text:span text:style-name="T1">he prophetic Scriptures”</text:span></text:span><text:span text:style-name="T1"> </text:span><text:span text:style-name="T50">and</text:span><text:span text:style-name="T1"> </text:span><text:span text:style-name="Bible_5f_text"><text:span text:style-name="T1">“according to the commandment of the everlasting God"</text:span></text:span><text:span text:style-name="T1">. And he ends by saying that </text:span><text:span text:style-name="Bible_5f_text"><text:span text:style-name="T1">“</text:span></text:span><text:span text:style-name="Bible_5f_text"><text:span text:style-name="T50">t</text:span></text:span><text:span text:style-name="Bible_5f_text"><text:span text:style-name="T1">o God, alone wise, </text:span></text:span><text:span text:style-name="Bible_5f_text"><text:span text:style-name="T50">be </text:span></text:span><text:span text:style-name="Bible_5f_text"><text:span text:style-name="T1">glory through Jesus Christ forever. </text:span></text:span><text:span text:style-name="Bible_5f_text"><text:span text:style-name="T50">Amen</text:span></text:span><text:span text:style-name="Bible_5f_text"><text:span text:style-name="T1">” </text:span></text:span><text:span text:style-name="Bible_5f_text"><text:span text:style-name="T1"><text:note text:id="ftn116" text:note-class="footnote"><text:note-citation>116</text:note-citation><text:note-body><text:p text:style-name="Footnote"><text:alphabetical-index-mark-start text:id="IMark94844635824504"/><text:span text:style-name="T1">Romans 16</text:span><text:alphabetical-index-mark-end text:id="IMark94844635824504"/><text:span text:style-name="T1">:24-27 </text:span><text:a xlink:type="simple" xlink:href="https://www.biblegateway.com/passage/?search=Romans+16%3A24-27&amp;version=WEB" text:style-name="Internet_20_link" text:visited-style-name="Visited_20_Internet_20_Link"><text:span text:style-name="Definition"><text:span text:style-name="T50">WEB</text:span></text:span></text:a></text:p></text:note-body></text:note></text:span></text:span><text:span text:style-name="T1">.</text:span></text:p>
      <text:p text:style-name="P3">There are two kingdoms:</text:p>
      <text:list text:style-name="L2">
        <text:list-item>
          <text:p text:style-name="P103">In the hearts and minds of believers in Yeshua, <text:span text:style-name="T172">where </text:span>the Holy spirit of Yeshua reigns.</text:p>
        </text:list-item>
        <text:list-item>
          <text:p text:style-name="P103"><text:soft-page-break/>And in the hearts and minds of those who have not been born again, <text:span text:style-name="T172">where</text:span> reign the spirits of the principalities and powers that are in rebellion against the Creator, spirits that the bible calls evil and impure, or demons.</text:p>
        </text:list-item>
      </text:list>
      <text:p text:style-name="Text_20_body">Yeshua HaMashiakh gives us <text:span text:style-name="T173">H</text:span>is spirit to be able to fight <text:span text:style-name="T173">the heavenly </text:span>principalities and powers.</text:p>
      <text:h text:style-name="P98" text:outline-level="4"><text:bookmark-start text:name="__RefHeading___Toc34783_4173466481"/>One of two.<text:bookmark-end text:name="__RefHeading___Toc34783_4173466481"/></text:h>
      <text:p text:style-name="Text_20_body">According to the bible, the person who does not believe in Yeshua is spiritually dead. All those who do not follow <text:span text:style-name="T174">H</text:span>im, who do not live as <text:span text:style-name="T174">H</text:span>e taught, they are actually dead.</text:p>
      <text:p text:style-name="P64"><text:span text:style-name="T1">Jesus explains in </text:span><text:alphabetical-index-mark-start text:id="IMark94844474407880"/><text:span text:style-name="T1">John 5</text:span><text:alphabetical-index-mark-end text:id="IMark94844474407880"/><text:span text:style-name="T1"> that: </text:span><text:span text:style-name="Bible_5f_text"><text:span text:style-name="T1">“</text:span></text:span><text:span text:style-name="Bible_5f_text"><text:span text:style-name="T51">M</text:span></text:span><text:span text:style-name="Bible_5f_text">ost certainly I tell you, he who hears my word and believes him who sent me has eternal life, and doesn’t come into judgment, but has passed out of death into life</text:span><text:span text:style-name="Bible_5f_text"><text:span text:style-name="T1">" </text:span></text:span><text:span text:style-name="Bible_5f_text"><text:span text:style-name="T1"><text:note text:id="ftn117" text:note-class="footnote"><text:note-citation>117</text:note-citation><text:note-body><text:p text:style-name="Footnote"><text:alphabetical-index-mark-start text:id="IMark94844474407880"/><text:span text:style-name="T1">John 5</text:span><text:alphabetical-index-mark-end text:id="IMark94844474407880"/><text:span text:style-name="T1">:24 </text:span><text:a xlink:type="simple" xlink:href="https://www.biblegateway.com/passage/?search=John+5%3A24&amp;version=WEB" text:style-name="Internet_20_link" text:visited-style-name="Visited_20_Internet_20_Link"><text:span text:style-name="Definition"><text:span text:style-name="T51">WEB</text:span></text:span></text:a></text:p></text:note-body></text:note></text:span></text:span><text:span text:style-name="T1">.</text:span></text:p>
      <text:p text:style-name="P64"><text:span text:style-name="T1">And in </text:span><text:alphabetical-index-mark-start text:id="IMark94844635824504"/><text:span text:style-name="T1">Matthew 8</text:span><text:alphabetical-index-mark-end text:id="IMark94844635824504"/><text:span text:style-name="T1"> someone says to him, </text:span><text:span text:style-name="Bible_5f_text"><text:span text:style-name="T1">“</text:span></text:span><text:span text:style-name="Bible_5f_text"><text:span text:style-name="T51">L</text:span></text:span><text:span text:style-name="Bible_5f_text">ord, allow me first to go and bury my father</text:span><text:span text:style-name="Bible_5f_text"><text:span text:style-name="T1">"</text:span></text:span><text:span text:style-name="T1"> and Jesus replies: </text:span><text:span text:style-name="Bible_5f_text"><text:span text:style-name="T1">“</text:span></text:span><text:span text:style-name="Bible_5f_text"><text:span text:style-name="T51">F</text:span></text:span><text:span text:style-name="Bible_5f_text"><text:span text:style-name="T1">ollow me, and leave the dead to bury their own dead" </text:span></text:span><text:span text:style-name="Bible_5f_text"><text:span text:style-name="T1"><text:note text:id="ftn118" text:note-class="footnote"><text:note-citation>118</text:note-citation><text:note-body><text:p text:style-name="Footnote"><text:alphabetical-index-mark-start text:id="IMark94844635824504"/><text:span text:style-name="T1">Matthew 8</text:span><text:alphabetical-index-mark-end text:id="IMark94844635824504"/><text:span text:style-name="T1">:21-22 </text:span><text:a xlink:type="simple" xlink:href="https://www.biblegateway.com/passage/?search=Matthew+8%3A21-22&amp;version=WEB" text:style-name="Internet_20_link" text:visited-style-name="Visited_20_Internet_20_Link"><text:span text:style-name="Definition"><text:span text:style-name="T51">WEB</text:span></text:span></text:a></text:p></text:note-body></text:note></text:span></text:span><text:span text:style-name="T1">.</text:span></text:p>
      <text:p text:style-name="P3">He who does not know Jesus is dead. Dead to true life. To eternal life.</text:p>
      <text:p text:style-name="P17">Of course <text:span text:style-name="T175">one </text:span>ha<text:span text:style-name="T175">s</text:span> a physical life, an emotional life, an intellectual or mental life, but <text:span text:style-name="T175">one </text:span>do<text:span text:style-name="T175">es</text:span>n't have a<text:span text:style-name="T174">n</text:span> spiritual life, a transcendental life, an eternal life. It ends with death. That is what <text:span text:style-name="T174">one </text:span>believe<text:span text:style-name="T174">s.</text:span> <text:span text:style-name="T175">A</text:span>nd <text:span text:style-name="T174">one </text:span>live<text:span text:style-name="T174">s</text:span> according to that. <text:span text:style-name="T174">One</text:span> is dead. There is no relationship with the creator.</text:p>
      <text:p text:style-name="P65"><text:soft-page-break/><text:span text:style-name="T1">Paul explains in </text:span><text:alphabetical-index-mark-start text:id="IMark94844474407880"/><text:span text:style-name="T1">Ephesians 2</text:span><text:alphabetical-index-mark-end text:id="IMark94844474407880"/><text:span text:style-name="T1"> that: </text:span><text:span text:style-name="Bible_5f_text"><text:span text:style-name="T1">“</text:span></text:span><text:span text:style-name="Bible_5f_text"><text:span text:style-name="T52">y</text:span></text:span><text:span text:style-name="Bible_5f_text">ou were dead in transgressions and sins, </text:span><text:span text:style-name="Bible_5f_text"><text:span text:style-name="T176">i</text:span></text:span><text:span text:style-name="Bible_5f_text">n which you once walked according to the course of this world, according to the prince of the power of the air, the spirit who now works in the children of disobedienc</text:span><text:span text:style-name="Bible_5f_text"><text:span text:style-name="T176">e</text:span></text:span><text:span text:style-name="Bible_5f_text"><text:span text:style-name="T1">" </text:span></text:span><text:span text:style-name="Bible_5f_text"><text:span text:style-name="T1"><text:note text:id="ftn119" text:note-class="footnote"><text:note-citation>119</text:note-citation><text:note-body><text:p text:style-name="Footnote"><text:alphabetical-index-mark-start text:id="IMark94844474407880"/><text:span text:style-name="T1">Ephesians 2</text:span><text:alphabetical-index-mark-end text:id="IMark94844474407880"/><text:span text:style-name="T1">:1-2 </text:span><text:a xlink:type="simple" xlink:href="https://www.biblegateway.com/passage/?search=Ephesians+2%3A1-2&amp;version=WEB" text:style-name="Internet_20_link" text:visited-style-name="Visited_20_Internet_20_Link"><text:span text:style-name="Definition"><text:span text:style-name="T52">WEB</text:span></text:span></text:a></text:p></text:note-body></text:note></text:span></text:span><text:span text:style-name="T1">.</text:span></text:p>
      <text:p text:style-name="P3">In other words, we were spiritually dead for being children of <text:span text:style-name="T176">the </text:span>Satan, like some Pharisees of the time of Jesus.</text:p>
      <text:p text:style-name="P23">But, what <text:span text:style-name="T176">is that course </text:span>of this world that those who disobey God <text:span text:style-name="T176">walk accordingly</text:span>?</text:p>
      <text:p text:style-name="P3">In <text:alphabetical-index-mark-start text:id="IMark94844635824504"/>1 John 2<text:alphabetical-index-mark-end text:id="IMark94844635824504"/> it says:</text:p>
      <text:p text:style-name="P65"><text:span text:style-name="Bible_5f_text"><text:span text:style-name="T1">“</text:span></text:span><text:span text:style-name="Bible_5f_text"><text:span text:style-name="T52">D</text:span></text:span><text:span text:style-name="Bible_5f_text">on’t love the world or the things that are in the world. If anyone loves the world, the Father’s love isn’t in him. </text:span><text:span text:style-name="Bible_5f_text"><text:span text:style-name="T176">F</text:span></text:span><text:span text:style-name="Bible_5f_text">or all that is in the world, the lust of the flesh, the lust of the eyes, and the pride of life, isn’t the Father’s, but is the world’s. </text:span><text:span text:style-name="Bible_5f_text"><text:span text:style-name="T176">T</text:span></text:span><text:span text:style-name="Bible_5f_text">he world is passing away with its lusts, but he who does God’s will remains forever</text:span><text:span text:style-name="Bible_5f_text"><text:span text:style-name="T1">" </text:span></text:span><text:span text:style-name="Bible_5f_text"><text:span text:style-name="T1"><text:note text:id="ftn120" text:note-class="footnote"><text:note-citation>120</text:note-citation><text:note-body><text:p text:style-name="Footnote"><text:alphabetical-index-mark-start text:id="IMark94844474407880"/><text:span text:style-name="T1">1 John 2</text:span><text:alphabetical-index-mark-end text:id="IMark94844474407880"/><text:span text:style-name="T1">:15-17 </text:span><text:a xlink:type="simple" xlink:href="https://www.biblegateway.com/passage/?search=1+John+2%3A15-17&amp;version=WEB" text:style-name="Internet_20_link" text:visited-style-name="Visited_20_Internet_20_Link"><text:span text:style-name="Definition"><text:span text:style-name="T52">WEB</text:span></text:span></text:a></text:p></text:note-body></text:note></text:span></text:span><text:span text:style-name="T1">.</text:span></text:p>
      <text:p text:style-name="P3"><text:span text:style-name="T176">In other words </text:span><text:span text:style-name="T177">it is either </text:span>the world or YHWH, there <text:span text:style-name="T176">is</text:span> no <text:span text:style-name="T176">midle</text:span>.</text:p>
      <text:p text:style-name="P3">According to <text:alphabetical-index-mark-start text:id="IMark94844474407880"/><text:alphabetical-index-mark-start text:id="IMark94844635824504"/>John 1<text:alphabetical-index-mark-end text:id="IMark94844635824504"/>0<text:alphabetical-index-mark-end text:id="IMark94844474407880"/> Yeshua affirms that to his sheep, to those who believe in Him:</text:p>
      <text:p text:style-name="P66"><text:span text:style-name="Bible_5f_text"><text:span text:style-name="T1">“</text:span></text:span><text:span text:style-name="Bible_5f_text"><text:span text:style-name="T53">I</text:span></text:span><text:span text:style-name="Bible_5f_text"> give them eternal life, and they will never perish; no one will snatch them from my hand</text:span><text:span text:style-name="Bible_5f_text"><text:span text:style-name="T1">" </text:span></text:span><text:span text:style-name="Bible_5f_text"><text:span text:style-name="T1"><text:note text:id="ftn121" text:note-class="footnote"><text:note-citation>121</text:note-citation><text:note-body><text:p text:style-name="Footnote"><text:alphabetical-index-mark-start text:id="IMark94844635824504"/><text:alphabetical-index-mark-start text:id="IMark94844474407880"/><text:span text:style-name="T1">John 1</text:span><text:alphabetical-index-mark-end text:id="IMark94844474407880"/><text:span text:style-name="T1">0</text:span><text:alphabetical-index-mark-end text:id="IMark94844635824504"/><text:span text:style-name="T1">:28 </text:span><text:a xlink:type="simple" xlink:href="https://www.biblegateway.com/passage/?search=John+10%3A28&amp;version=NET" text:style-name="Internet_20_link" text:visited-style-name="Visited_20_Internet_20_Link"><text:span text:style-name="Definition"><text:span text:style-name="T53">NET</text:span></text:span></text:a></text:p></text:note-body></text:note></text:span></text:span><text:span text:style-name="T1">.</text:span></text:p>
      <text:p text:style-name="P3">And according to <text:alphabetical-index-mark-start text:id="IMark94844762006008"/>John 6<text:alphabetical-index-mark-end text:id="IMark94844762006008"/> Jesus states:</text:p>
      <text:p text:style-name="P67"><text:span text:style-name="Bible_5f_text"><text:span text:style-name="T1">“</text:span></text:span><text:span text:style-name="Bible_5f_text"><text:span text:style-name="T54">E</text:span></text:span><text:span text:style-name="Bible_5f_text">veryone whom the Father gives me will come to me, and the one who comes to me I will never send away</text:span><text:span text:style-name="Bible_5f_text"><text:span text:style-name="T1">" </text:span></text:span><text:span text:style-name="Bible_5f_text"><text:span text:style-name="T1"><text:note text:id="ftn122" text:note-class="footnote"><text:note-citation>122</text:note-citation><text:note-body><text:p text:style-name="Footnote"><text:alphabetical-index-mark-start text:id="IMark94844474407880"/><text:span text:style-name="T1">John 6</text:span><text:alphabetical-index-mark-end text:id="IMark94844474407880"/><text:span text:style-name="T1">:37 </text:span><text:a xlink:type="simple" xlink:href="https://www.biblegateway.com/passage/?search=John+6%3A37&amp;version=NET" text:style-name="Internet_20_link" text:visited-style-name="Visited_20_Internet_20_Link"><text:span text:style-name="Definition"><text:span text:style-name="T54">NET</text:span></text:span></text:a></text:p></text:note-body></text:note></text:span></text:span><text:span text:style-name="T1">.</text:span></text:p>
      <text:p text:style-name="P3"><text:soft-page-break/>And in <text:alphabetical-index-mark-start text:id="IMark94844762006008"/>John 6<text:alphabetical-index-mark-end text:id="IMark94844762006008"/> he also states: <text:span text:style-name="Bible_5f_text">"Now this is the will of the one who sent me: that I should not lose one person of every one he has given me, but raise them all up at the LAST day"</text:span>. And he reaffirms: <text:span text:style-name="Bible_5f_text">"For this is the will of my Father: for everyone who looks on the Son and believes in him to have eternal life, and I will raise him up at the LAST day" </text:span><text:span text:style-name="Bible_5f_text"><text:note text:id="ftn123" text:note-class="footnote"><text:note-citation>123</text:note-citation><text:note-body><text:p text:style-name="Footnote"><text:alphabetical-index-mark-start text:id="IMark94844635824504"/><text:span text:style-name="T1">John 6</text:span><text:alphabetical-index-mark-end text:id="IMark94844635824504"/><text:span text:style-name="T1">:39-40 </text:span><text:a xlink:type="simple" xlink:href="https://www.biblegateway.com/passage/?search=John+6%3A39-40&amp;version=NET" text:style-name="Internet_20_link" text:visited-style-name="Visited_20_Internet_20_Link"><text:span text:style-name="Definition"><text:span text:style-name="T54">NET</text:span></text:span></text:a></text:p></text:note-body></text:note></text:span>.</text:p>
      <text:p text:style-name="P3">In other words, first the Father gives them to <text:span text:style-name="T178">Him</text:span> and then <text:span text:style-name="T178">nobody takes</text:span> them away nor <text:span text:style-name="T178">He </text:span>throw<text:span text:style-name="T178">s</text:span> them out. <text:span text:style-name="T178">A</text:span>nd the thing continues is at the end, on the <text:span text:style-name="T178">LAST</text:span> day. Not before.</text:p>
      <text:h text:style-name="P98" text:outline-level="4"><text:bookmark-start text:name="__RefHeading___Toc34785_4173466481"/>Sleep<text:span text:style-name="T179">ing</text:span>.<text:bookmark-end text:name="__RefHeading___Toc34785_4173466481"/></text:h>
      <text:p text:style-name="Text_20_body">And <text:span text:style-name="T179">in the </text:span>meanwhile?</text:p>
      <text:p text:style-name="P69"><text:span text:style-name="T1">Well, according to </text:span><text:alphabetical-index-mark-start text:id="IMark94844474407880"/><text:alphabetical-index-mark-start text:id="IMark94844762006008"/><text:span text:style-name="T1">John 1</text:span><text:alphabetical-index-mark-end text:id="IMark94844762006008"/><text:span text:style-name="T1">1</text:span><text:alphabetical-index-mark-end text:id="IMark94844474407880"/><text:span text:style-name="T1">, Jesus Christ affirms that: </text:span><text:span text:style-name="Bible_5f_text"><text:span text:style-name="T1">“</text:span></text:span><text:span text:style-name="Bible_5f_text"><text:span text:style-name="T55">O</text:span></text:span><text:span text:style-name="Bible_5f_text">ur friend, Lazarus, has fallen asleep, but I am going so that I may awake him out of sleep</text:span><text:span text:style-name="Bible_5f_text"><text:span text:style-name="T1">" </text:span></text:span><text:span text:style-name="Bible_5f_text"><text:span text:style-name="T1"><text:note text:id="ftn124" text:note-class="footnote"><text:note-citation>124</text:note-citation><text:note-body><text:p text:style-name="Footnote"><text:alphabetical-index-mark-start text:id="IMark94844474407880"/><text:alphabetical-index-mark-start text:id="IMark94844762006008"/><text:span text:style-name="T1">John 1</text:span><text:alphabetical-index-mark-end text:id="IMark94844762006008"/><text:span text:style-name="T1">1</text:span><text:alphabetical-index-mark-end text:id="IMark94844474407880"/><text:span text:style-name="T1">:11 </text:span><text:a xlink:type="simple" xlink:href="https://www.biblegateway.com/passage/?search=John+11%3A11&amp;version=WEB" text:style-name="Internet_20_link" text:visited-style-name="Visited_20_Internet_20_Link"><text:span text:style-name="Definition"><text:span text:style-name="T55">WEB</text:span></text:span></text:a></text:p></text:note-body></text:note></text:span></text:span><text:span text:style-name="T1"><text:s/>and then explains </text:span><text:span text:style-name="Bible_5f_text"><text:span text:style-name="T1">“</text:span></text:span><text:span text:style-name="Bible_5f_text"><text:span text:style-name="T55">L</text:span></text:span><text:span text:style-name="Bible_5f_text"><text:span text:style-name="T1">azarus is dead" </text:span></text:span><text:span text:style-name="Bible_5f_text"><text:span text:style-name="T1"><text:note text:id="ftn125" text:note-class="footnote"><text:note-citation>125</text:note-citation><text:note-body><text:p text:style-name="Footnote"><text:alphabetical-index-mark-start text:id="IMark94844762006008"/><text:alphabetical-index-mark-start text:id="IMark94844635824504"/><text:span text:style-name="T1">John 1</text:span><text:alphabetical-index-mark-end text:id="IMark94844635824504"/><text:span text:style-name="T1">1</text:span><text:alphabetical-index-mark-end text:id="IMark94844762006008"/><text:span text:style-name="T1">:14 </text:span><text:a xlink:type="simple" xlink:href="https://www.biblegateway.com/passage/?search=John+11%3A14&amp;version=WEB" text:style-name="Internet_20_link" text:visited-style-name="Visited_20_Internet_20_Link"><text:span text:style-name="Definition"><text:span text:style-name="T55">WEB</text:span></text:span></text:a></text:p></text:note-body></text:note></text:span></text:span><text:span text:style-name="T1">.</text:span></text:p>
      <text:p text:style-name="P69"><text:span text:style-name="T1">And according to </text:span><text:alphabetical-index-mark-start text:id="IMark94844635824504"/><text:span text:style-name="T1">Mark 5</text:span><text:alphabetical-index-mark-end text:id="IMark94844635824504"/><text:span text:style-name="T1"> and </text:span><text:alphabetical-index-mark-start text:id="IMark94844762006008"/><text:span text:style-name="T1">Luke 8</text:span><text:alphabetical-index-mark-end text:id="IMark94844762006008"/><text:span text:style-name="T1"> Yeshua affirms: </text:span><text:span text:style-name="Bible_5f_text"><text:span text:style-name="T1">“</text:span></text:span><text:span text:style-name="Bible_5f_text"><text:span text:style-name="T55">S</text:span></text:span><text:span text:style-name="Bible_5f_text">he isn’t dead, but sleeping</text:span><text:span text:style-name="Bible_5f_text"><text:span text:style-name="T1">" </text:span></text:span><text:span text:style-name="Bible_5f_text"><text:span text:style-name="T1"><text:note text:id="ftn126" text:note-class="footnote"><text:note-citation>126</text:note-citation><text:note-body><text:p text:style-name="Footnote"><text:alphabetical-index-mark-start text:id="IMark94844762006008"/><text:span text:style-name="T1">Mark 5</text:span><text:alphabetical-index-mark-end text:id="IMark94844762006008"/><text:span text:style-name="T1">:39 </text:span><text:a xlink:type="simple" xlink:href="https://www.biblegateway.com/passage/?search=Mark+5%3A39&amp;version=WEB" text:style-name="Internet_20_link" text:visited-style-name="Visited_20_Internet_20_Link"><text:span text:style-name="Definition"><text:span text:style-name="T55">WEB</text:span></text:span></text:a><text:span text:style-name="T1"> </text:span><text:alphabetical-index-mark-start text:id="IMark94844635824504"/><text:span text:style-name="T1">Luke 8</text:span><text:alphabetical-index-mark-end text:id="IMark94844635824504"/><text:span text:style-name="T1">:52 </text:span><text:a xlink:type="simple" xlink:href="https://www.biblegateway.com/passage/?search=Luke+8%3A52&amp;version=WEB" text:style-name="Internet_20_link" text:visited-style-name="Visited_20_Internet_20_Link"><text:span text:style-name="Definition"><text:span text:style-name="T55">WEB</text:span></text:span></text:a></text:p></text:note-body></text:note></text:span></text:span><text:span text:style-name="T1">.</text:span></text:p>
      <text:p text:style-name="P3">In other words, in the meantime, the body <text:span text:style-name="T180">becomes</text:span> dust in the grave and the spirit asleep with the one who never sleeps, YHWH, <text:span text:style-name="T180">who </text:span>watches over <text:span text:style-name="T180">it</text:span>.</text:p>
      <text:p text:style-name="P95"><text:span text:style-name="T1">According to </text:span><text:alphabetical-index-mark-start text:id="IMark94844635824504"/><text:span text:style-name="T1">Ecclesiastes 9</text:span><text:alphabetical-index-mark-end text:id="IMark94844635824504"/><text:span text:style-name="T1"> in that </text:span><text:span text:style-name="T97">sleep</text:span><text:span text:style-name="T1">, </text:span><text:span text:style-name="Bible_5f_text"><text:span text:style-name="T1">“</text:span></text:span><text:span text:style-name="Bible_5f_text"><text:span text:style-name="T55">t</text:span></text:span><text:span text:style-name="Bible_5f_text">here is no work, nor plan, nor knowledge, nor wisdom, in Sheol, where you are going</text:span><text:span text:style-name="Bible_5f_text"><text:span text:style-name="T1">" </text:span></text:span><text:span text:style-name="Bible_5f_text"><text:span text:style-name="T1"><text:note text:id="ftn127" text:note-class="footnote"><text:note-citation>127</text:note-citation><text:note-body><text:p text:style-name="Footnote"><text:alphabetical-index-mark-start text:id="IMark94844691919128"/><text:span text:style-name="T1">Ecclesiastes 9</text:span><text:alphabetical-index-mark-end text:id="IMark94844691919128"/><text:span text:style-name="T1">:10 </text:span><text:a xlink:type="simple" xlink:href="https://www.biblegateway.com/passage/?search=Ecclesiastes+9%3A10&amp;version=WEB" text:style-name="Internet_20_link" text:visited-style-name="Visited_20_Internet_20_Link"><text:span text:style-name="Definition"><text:span text:style-name="T55">WEB</text:span></text:span></text:a></text:p></text:note-body></text:note></text:span></text:span><text:span text:style-name="T1">. And </text:span><text:alphabetical-index-mark-start text:id="IMark94844762006008"/><text:span text:style-name="T1">Ecclesiastes 12</text:span><text:alphabetical-index-mark-end text:id="IMark94844762006008"/><text:span text:style-name="T1">, refers to death, as the moment when </text:span><text:span text:style-name="Bible_5f_text"><text:span text:style-name="T1">“the dust RETURNS to the earth as it WAS, and the spirit </text:span></text:span><text:soft-page-break/><text:span text:style-name="Bible_5f_text"><text:span text:style-name="T1">RETURNS to God who GAVE it” </text:span></text:span><text:span text:style-name="Bible_5f_text"><text:span text:style-name="T1"><text:note text:id="ftn128" text:note-class="footnote"><text:note-citation>128</text:note-citation><text:note-body><text:p text:style-name="Footnote"><text:alphabetical-index-mark-start text:id="IMark94844762006008"/><text:span text:style-name="T1">Ecclesiastes 12</text:span><text:alphabetical-index-mark-end text:id="IMark94844762006008"/><text:span text:style-name="T1">:7 </text:span><text:a xlink:type="simple" xlink:href="https://www.biblegateway.com/passage/?search=Ecclesiastes+12%3A7&amp;version=WEB" text:style-name="Internet_20_link" text:visited-style-name="Visited_20_Internet_20_Link"><text:span text:style-name="Definition"><text:span text:style-name="T55">WEB</text:span></text:span></text:a></text:p></text:note-body></text:note></text:span></text:span><text:span text:style-name="T1">. Things go back to the way they were BEFORE they were alive: the dust turned to dust and the spirit with God. That's why there are no works, </text:span><text:span text:style-name="T56">one </text:span><text:span text:style-name="T1">can do nothing, no </text:span><text:span text:style-name="T56">plans</text:span><text:span text:style-name="T1">, there is nothing to </text:span><text:span text:style-name="T56">plan</text:span><text:span text:style-name="T1">, no knowledge, nothing can be known, not even God. </text:span><text:span text:style-name="T94">And the thing remains like that until Jesus Christ rises them, awakens them, that is why Paul in 1</text:span><text:span text:style-name="T2">st</text:span><text:span text:style-name="T94"> Corint</text:span><text:span text:style-name="T95">h</text:span><text:span text:style-name="T94">ians 11 tells us that some are sleeping </text:span><text:span text:style-name="T94"><text:note text:id="ftn129" text:note-class="footnote"><text:note-citation>129</text:note-citation><text:note-body><text:p text:style-name="P94"><text:s/><text:alphabetical-index-mark-start text:id="IMark94844762006008"/><text:alphabetical-index-mark-start text:id="IMark94844691919128"/><text:span text:style-name="T255">1 </text:span><text:span text:style-name="T94">Corint</text:span><text:span text:style-name="T95">h</text:span><text:span text:style-name="T94">ians</text:span><text:span text:style-name="T255"> 1</text:span><text:alphabetical-index-mark-end text:id="IMark94844691919128"/><text:span text:style-name="T255">1</text:span><text:alphabetical-index-mark-end text:id="IMark94844762006008"/><text:span text:style-name="T255">:30 </text:span><text:a xlink:type="simple" xlink:href="https://biblehub.com/text/1_corinthians/11-30.htm" text:style-name="Internet_20_link" text:visited-style-name="Visited_20_Internet_20_Link"><text:span text:style-name="T255">biblehub</text:span></text:a></text:p></text:note-body></text:note></text:span><text:span text:style-name="T94">, something that is </text:span><text:span text:style-name="T96">still going on</text:span><text:span text:style-name="T94">, that is what the conjugation of the greek word G2837 indicates.</text:span></text:p>
      <text:p text:style-name="P3">The comparison of Jesus Christ has two parts. One refers to the <text:span text:style-name="T181">fact that when someone </text:span>sleep<text:span text:style-name="T181">s there is</text:span> no consci<text:span text:style-name="T181">ousness</text:span>, <text:span text:style-name="T181">one</text:span> can’t do anything. The other refers <text:span text:style-name="T181">to the fact that </text:span><text:span text:style-name="T182">the person</text:span><text:span text:style-name="T181"> can be waken</text:span><text:span text:style-name="T183">ed</text:span><text:span text:style-name="T181"> up.</text:span> It is not an irreversible situation. <text:span text:style-name="T181">A</text:span>nd god can wake people up temporarily to go back to sleep late<text:span text:style-name="T181">r</text:span> or <text:span text:style-name="T181">He</text:span> can do it permanently as <text:span text:style-name="T181">in </text:span>not to go<text:span text:style-name="T181">ing</text:span> back to sleep <text:span text:style-name="T182">ever again</text:span>, <text:span text:style-name="T181">just</text:span> as He promises to do it on the <text:span text:style-name="T181">LAST</text:span> day.</text:p>
      <text:p text:style-name="P70"><text:span text:style-name="T1">In the bible we have several examples of people who </text:span><text:span text:style-name="T57">were </text:span><text:span text:style-name="T1">temporarily awakened, even for times longer than </text:span><text:span text:style-name="T57">what </text:span><text:span text:style-name="T1">Adam lived. According to </text:span><text:alphabetical-index-mark-start text:id="IMark94844762006008"/><text:span text:style-name="T1">John 21</text:span><text:alphabetical-index-mark-end text:id="IMark94844762006008"/><text:span text:style-name="T1"> when </text:span><text:span text:style-name="T57">H</text:span><text:span text:style-name="T1">e says to Peter: </text:span><text:span text:style-name="Bible_5f_text"><text:span text:style-name="T1">“</text:span></text:span><text:span text:style-name="Bible_5f_text"><text:span text:style-name="T57">I</text:span></text:span><text:span text:style-name="Bible_5f_text">f I desire that he stay until I come, what is that to you? You follow me</text:span><text:span text:style-name="Bible_5f_text"><text:span text:style-name="T1">" </text:span></text:span><text:span text:style-name="Bible_5f_text"><text:span text:style-name="T1"><text:note text:id="ftn130" text:note-class="footnote"><text:note-citation>130</text:note-citation><text:note-body><text:p text:style-name="Footnote"><text:alphabetical-index-mark-start text:id="IMark94844477022872"/><text:span text:style-name="T1">John 21</text:span><text:alphabetical-index-mark-end text:id="IMark94844477022872"/><text:span text:style-name="T1">:22 </text:span><text:a xlink:type="simple" xlink:href="https://www.biblegateway.com/passage/?search=John+21%3A22&amp;version=WEB" text:style-name="Internet_20_link" text:visited-style-name="Visited_20_Internet_20_Link"><text:span text:style-name="Definition"><text:span text:style-name="T57">WEB</text:span></text:span></text:a></text:p></text:note-body></text:note></text:span></text:span><text:span text:style-name="T1">. </text:span><text:span text:style-name="T57">S</text:span><text:span text:style-name="T1">ituation that </text:span><text:span text:style-name="T57">becomes</text:span><text:span text:style-name="T1"> real when Peter, according to </text:span><text:alphabetical-index-mark-start text:id="IMark94844691919128"/><text:span text:style-name="T1">Luke 9</text:span><text:alphabetical-index-mark-end text:id="IMark94844691919128"/><text:span text:style-name="T1">, tells Jesus Christ: </text:span><text:span text:style-name="Bible_5f_text"><text:span text:style-name="T1">“</text:span></text:span><text:span text:style-name="Bible_5f_text"><text:span text:style-name="T57">M</text:span></text:span><text:span text:style-name="Bible_5f_text"><text:span text:style-name="T1">aster, it is good for us to be here. Let’s make three tents: one for you, one for Moses, and one for Elijah” </text:span></text:span><text:span text:style-name="Bible_5f_text"><text:span text:style-name="T1"><text:note text:id="ftn131" text:note-class="footnote"><text:note-citation>131</text:note-citation><text:note-body><text:p text:style-name="Footnote"><text:alphabetical-index-mark-start text:id="IMark94844761879880"/><text:span text:style-name="T1">Luke 9</text:span><text:alphabetical-index-mark-end text:id="IMark94844761879880"/><text:span text:style-name="T1">:33 </text:span><text:a xlink:type="simple" xlink:href="https://www.biblegateway.com/passage/?search=Luke+9%3A33&amp;version=WEB" text:style-name="Internet_20_link" text:visited-style-name="Visited_20_Internet_20_Link"><text:span text:style-name="Definition"><text:span text:style-name="T57">WEB</text:span></text:span></text:a></text:p></text:note-body></text:note></text:span></text:span><text:span text:style-name="T1">. Peter offers to build 3 tabernacles, or tents, because they were in the Jewish festival of Sukot, 2 of them for Moses and Elijah, </text:span><text:span text:style-name="T57">event</text:span><text:span text:style-name="T1"> commonly known as the transfiguration of Jesus Christ. </text:span><text:span text:style-name="T57">They</text:span><text:span text:style-name="T1"> </text:span><text:span text:style-name="T57">were</text:span><text:span text:style-name="T1"> </text:span><text:soft-page-break/><text:span text:style-name="T1">physically present and so Peter offers to build two </text:span><text:span text:style-name="T57">tents</text:span><text:span text:style-name="T1"> and use them to celebrate Sukkot.</text:span></text:p>
      <text:p text:style-name="P71"><text:span text:style-name="T1">But the first to obtain a definitive physical resurrection, one that it is to not die </text:span><text:span text:style-name="T58">again</text:span><text:span text:style-name="T1">, because you can no longer die, it is Jesus Christ. </text:span><text:span text:style-name="T92">P</text:span><text:span text:style-name="T93">aul</text:span><text:span text:style-name="T1"> explains in </text:span><text:alphabetical-index-mark-start text:id="IMark94844474407880"/><text:span text:style-name="T1">Colossians 1</text:span><text:alphabetical-index-mark-end text:id="IMark94844474407880"/><text:span text:style-name="T1"> that Jesus Christ </text:span><text:span text:style-name="Bible_5f_text"><text:span text:style-name="T1">“</text:span></text:span><text:span text:style-name="Bible_5f_text"><text:span text:style-name="T58">i</text:span></text:span><text:span text:style-name="Bible_5f_text">s the beginning, the firstborn from the dead, that in all things he might have the preeminence</text:span><text:span text:style-name="Bible_5f_text"><text:span text:style-name="T1">” </text:span></text:span><text:span text:style-name="Bible_5f_text"><text:span text:style-name="T1"><text:note text:id="ftn132" text:note-class="footnote"><text:note-citation>132</text:note-citation><text:note-body><text:p text:style-name="Footnote"><text:alphabetical-index-mark-start text:id="IMark94844474407880"/><text:span text:style-name="T1">Colossians 1</text:span><text:alphabetical-index-mark-end text:id="IMark94844474407880"/><text:span text:style-name="T1">:18 </text:span><text:a xlink:type="simple" xlink:href="https://www.biblegateway.com/passage/?search=Colossians+1%3A18&amp;version=WEB" text:style-name="Internet_20_link" text:visited-style-name="Visited_20_Internet_20_Link"><text:span text:style-name="Definition"><text:span text:style-name="T58">WEB</text:span></text:span></text:a></text:p></text:note-body></text:note></text:span></text:span><text:span text:style-name="T1">.</text:span></text:p>
      <text:p text:style-name="P72"><text:span text:style-name="T1">Jesus Christ sleeps for 3 days and three nights to fulfill the scriptures, before waking up, before </text:span><text:span text:style-name="T59">resurrection</text:span><text:span text:style-name="T1">. That's why the promise </text:span><text:span text:style-name="T59">that</text:span><text:span text:style-name="T1"> Jesus Christ </text:span><text:span text:style-name="T59">makes to</text:span><text:span text:style-name="T1"> the thief who was crucified with him when he tells him that: </text:span><text:span text:style-name="Bible_5f_text"><text:span text:style-name="T1">“</text:span></text:span><text:span text:style-name="Bible_5f_text"><text:span text:style-name="T59">A</text:span></text:span><text:span text:style-name="Bible_5f_text">ssuredly I tell you, today you will be with me in Paradise</text:span><text:span text:style-name="Bible_5f_text"><text:span text:style-name="T1">” </text:span></text:span><text:span text:style-name="Bible_5f_text"><text:span text:style-name="T1"><text:note text:id="ftn133" text:note-class="footnote"><text:note-citation>133</text:note-citation><text:note-body><text:p text:style-name="Footnote"><text:alphabetical-index-mark-start text:id="IMark94844691919128"/><text:alphabetical-index-mark-start text:id="IMark94844762006008"/><text:span text:style-name="T1">Luke 2</text:span><text:alphabetical-index-mark-end text:id="IMark94844762006008"/><text:span text:style-name="T1">3</text:span><text:alphabetical-index-mark-end text:id="IMark94844691919128"/><text:span text:style-name="T1">:43 </text:span><text:a xlink:type="simple" xlink:href="https://www.biblegateway.com/passage/?search=Luke+23%3A43&amp;version=WEB" text:style-name="Internet_20_link" text:visited-style-name="Visited_20_Internet_20_Link"><text:span text:style-name="Definition"><text:span text:style-name="T59">WEB</text:span></text:span></text:a></text:p></text:note-body></text:note></text:span></text:span><text:span text:style-name="T1"><text:s/>refers to a future moment but not an immediate one, because the next three days and three nights Jesus Christ was going to be asleep in Sheol, which is no paradise.</text:span></text:p>
      <text:p text:style-name="P3">It is possible that said thief is one of those that <text:alphabetical-index-mark-start text:id="IMark94844474407880"/>Matthew 27<text:alphabetical-index-mark-end text:id="IMark94844474407880"/> speaks to us about when says that: <text:span text:style-name="Bible_5f_text">"The tombs were opened, and many BODIES of the saints who had fallen ASLEEP were RAISED; and COMING </text:span><text:span text:style-name="Bible_5f_text"><text:span text:style-name="T185">out</text:span></text:span><text:span text:style-name="Bible_5f_text"> of the tombs AFTER his resurrection, </text:span><text:span text:style-name="Bible_5f_text"><text:span text:style-name="T185">they</text:span></text:span><text:span text:style-name="Bible_5f_text"> </text:span><text:span text:style-name="Bible_5f_text"><text:span text:style-name="T185">entered</text:span></text:span><text:span text:style-name="Bible_5f_text"> into the holy city and </text:span><text:span text:style-name="Bible_5f_text"><text:span text:style-name="T185">APPEARED</text:span></text:span><text:span text:style-name="Bible_5f_text"> to many” </text:span><text:span text:style-name="Bible_5f_text"><text:note text:id="ftn134" text:note-class="footnote"><text:note-citation>134</text:note-citation><text:note-body><text:p text:style-name="Footnote"><text:alphabetical-index-mark-start text:id="IMark94844762006008"/><text:span text:style-name="T1">Matthew 27</text:span><text:alphabetical-index-mark-end text:id="IMark94844762006008"/><text:span text:style-name="T1">:52-53 </text:span><text:a xlink:type="simple" xlink:href="https://www.biblegateway.com/passage/?search=Matthew+27%3A52-53&amp;version=WEB" text:style-name="Internet_20_link" text:visited-style-name="Visited_20_Internet_20_Link"><text:span text:style-name="Definition"><text:span text:style-name="T59">WEB</text:span></text:span></text:a></text:p></text:note-body></text:note></text:span>, but the bible does not specify it. What show<text:span text:style-name="T184">s</text:span> us this passage is that the dead are asleep, unconscious, and <text:span text:style-name="T184">they can </text:span>only COME and APPEAR to the living AFTER they <text:span text:style-name="T184">RAISE from</text:span> the graves, when they cease to be ASLEEP, when they wake up, when they <text:span text:style-name="T185">are </text:span>RISEN, when they resurrect with a physical BODY, be it temporary or definitely. Not before.</text:p>
      <text:p text:style-name="P73"><text:soft-page-break/><text:span text:style-name="T1">Paul in 2nd Corinthians 5 explains the resurrection, that moment in which we will be awakened to be </text:span><text:span text:style-name="T60">in the presence of</text:span><text:span text:style-name="T1"> Jesus Christ, with a comparison. He says: </text:span><text:span text:style-name="Bible_5f_text"><text:span text:style-name="T1">“</text:span></text:span><text:span text:style-name="Bible_5f_text"><text:span text:style-name="T60">w</text:span></text:span><text:span text:style-name="Bible_5f_text">e know that if the earthly house of our tent is dissolved, we have a building from God, a house not made with hands, eternal, in the heavens. </text:span><text:span text:style-name="Bible_5f_text"><text:span text:style-name="T186">F</text:span></text:span><text:span text:style-name="Bible_5f_text">or most certainly in this we groan, longing to be clothed with our habitation which is from heaven</text:span><text:span text:style-name="Bible_5f_text"><text:span text:style-name="T1">” </text:span></text:span><text:span text:style-name="Bible_5f_text"><text:span text:style-name="T1"><text:note text:id="ftn135" text:note-class="footnote"><text:note-citation>135</text:note-citation><text:note-body><text:p text:style-name="Footnote"><text:alphabetical-index-mark-start text:id="IMark94844474407880"/><text:span text:style-name="T1">2 Corinthians 5</text:span><text:alphabetical-index-mark-end text:id="IMark94844474407880"/><text:span text:style-name="T1">:1-2 </text:span><text:a xlink:type="simple" xlink:href="https://www.biblegateway.com/passage/?search=2+Corinthians+5%3A1-2&amp;version=WEB" text:style-name="Internet_20_link" text:visited-style-name="Visited_20_Internet_20_Link"><text:span text:style-name="Definition"><text:span text:style-name="T60">WEB</text:span></text:span></text:a></text:p></text:note-body></text:note></text:span></text:span><text:span text:style-name="T1">. Paul compares this body to a temporary house that will be replaced by a permanent one that was made in heaven. </text:span><text:span text:style-name="T60">T</text:span><text:span text:style-name="T1">his body will be replaced by a permanent body to inhabit a new earth with <text:s/>new heaven</text:span><text:span text:style-name="T60">s.</text:span><text:span text:style-name="T1"> But </text:span><text:span text:style-name="T60">in the </text:span><text:span text:style-name="T1">meanwhile </text:span><text:span text:style-name="T60">we will be s</text:span><text:span text:style-name="T61">leeping</text:span><text:span text:style-name="T1">.</text:span></text:p>
      <text:h text:style-name="P98" text:outline-level="4"><text:bookmark-start text:name="__RefHeading___Toc34787_4173466481"/>Everyone.<text:bookmark-end text:name="__RefHeading___Toc34787_4173466481"/></text:h>
      <text:p text:style-name="Text_20_body"><text:span text:style-name="T1">And how am I born to that eternal life? It is not so easy because according to </text:span><text:alphabetical-index-mark-start text:id="IMark94844762006008"/><text:span text:style-name="T1">John 6</text:span><text:alphabetical-index-mark-end text:id="IMark94844762006008"/><text:span text:style-name="T1"> Jesus Christ affirms: </text:span><text:span text:style-name="Bible_5f_text">”</text:span><text:span text:style-name="Bible_5f_text"><text:span text:style-name="T187">No</text:span></text:span><text:span text:style-name="Bible_5f_text"> one can come to me unless the Father who sent me</text:span><text:span text:style-name="Bible_5f_text"><text:span text:style-name="T1">” </text:span></text:span><text:span text:style-name="Bible_5f_text"><text:span text:style-name="T1"><text:note text:id="ftn136" text:note-class="footnote"><text:note-citation>136</text:note-citation><text:note-body><text:p text:style-name="Footnote"><text:alphabetical-index-mark-start text:id="IMark94844762006008"/><text:span text:style-name="T1">John 6</text:span><text:alphabetical-index-mark-end text:id="IMark94844762006008"/><text:span text:style-name="T1">:44 </text:span><text:a xlink:type="simple" xlink:href="https://www.biblegateway.com/passage/?search=John+6%3A44&amp;version=WEB" text:style-name="Internet_20_link" text:visited-style-name="Visited_20_Internet_20_Link"><text:span text:style-name="Definition"><text:span text:style-name="T61">WEB</text:span></text:span></text:a></text:p></text:note-body></text:note></text:span></text:span><text:span text:style-name="Bible_5f_text"><text:span text:style-name="T1"><text:s/>“drags him first” </text:span></text:span><text:span text:style-name="Bible_5f_text"><text:span text:style-name="T1"><text:note text:id="ftn137" text:note-class="footnote"><text:note-citation>137</text:note-citation><text:note-body><text:p text:style-name="Footnote"><text:alphabetical-index-mark-start text:id="IMark94844474407880"/><text:span text:style-name="T1">John 6</text:span><text:alphabetical-index-mark-end text:id="IMark94844474407880"/><text:span text:style-name="T1">:44 </text:span><text:a xlink:type="simple" xlink:href="https://biblehub.com/text/john/6-44.htm" text:style-name="Internet_20_link" text:visited-style-name="Visited_20_Internet_20_Link"><text:span text:style-name="Definition"><text:span text:style-name="T1">biblehub</text:span></text:span></text:a><text:span text:style-name="T1"> </text:span><text:a xlink:type="simple" xlink:href="https://biblehub.com/greek/1670.htm" text:style-name="Internet_20_link" text:visited-style-name="Visited_20_Internet_20_Link"><text:span text:style-name="Definition"><text:span text:style-name="T1">G1670</text:span></text:span></text:a></text:p></text:note-body></text:note></text:span></text:span><text:span text:style-name="T1">.</text:span></text:p>
      <text:p text:style-name="P68"><text:span text:style-name="T1">And Jesus Christ explains in </text:span><text:alphabetical-index-mark-start text:id="IMark94844762006008"/><text:alphabetical-index-mark-start text:id="IMark94844474407880"/><text:span text:style-name="T1">John 1</text:span><text:alphabetical-index-mark-end text:id="IMark94844474407880"/><text:span text:style-name="T1">4</text:span><text:alphabetical-index-mark-end text:id="IMark94844762006008"/><text:span text:style-name="T1">: </text:span><text:span text:style-name="Bible_5f_text"><text:span text:style-name="T1">“</text:span></text:span><text:span text:style-name="Bible_5f_text"><text:span text:style-name="T61">N</text:span></text:span><text:span text:style-name="Bible_5f_text">o one comes to the Father, except through me</text:span><text:span text:style-name="Bible_5f_text"><text:span text:style-name="T1">" </text:span></text:span><text:span text:style-name="Bible_5f_text"><text:span text:style-name="T1"><text:note text:id="ftn138" text:note-class="footnote"><text:note-citation>138</text:note-citation><text:note-body><text:p text:style-name="Footnote"><text:alphabetical-index-mark-start text:id="IMark94844474407880"/><text:alphabetical-index-mark-start text:id="IMark94844762006008"/><text:span text:style-name="T1">John 1</text:span><text:alphabetical-index-mark-end text:id="IMark94844762006008"/><text:span text:style-name="T1">4</text:span><text:alphabetical-index-mark-end text:id="IMark94844474407880"/><text:span text:style-name="T1">:6 </text:span><text:a xlink:type="simple" xlink:href="https://www.biblegateway.com/passage/?search=John+14%3A6&amp;version=WEB" text:style-name="Internet_20_link" text:visited-style-name="Visited_20_Internet_20_Link"><text:span text:style-name="Definition"><text:span text:style-name="T61">WEB</text:span></text:span></text:a></text:p></text:note-body></text:note></text:span></text:span><text:span text:style-name="T1">.</text:span></text:p>
      <text:p text:style-name="P3">In other words, first the Father gives them to Jesus Christ and then <text:span text:style-name="T187">through</text:span> that way we reach the Father.</text:p>
      <text:p text:style-name="P3">So we are in the hands of YHWH. Of the <text:span text:style-name="T187">F</text:span>ather.</text:p>
      <text:p text:style-name="P3">But there is good news because according to <text:alphabetical-index-mark-start text:id="IMark94844762006008"/>John 5<text:alphabetical-index-mark-end text:id="IMark94844762006008"/>, our Lord Yeshua states:</text:p>
      <text:p text:style-name="P3"><text:span text:style-name="Bible_5f_text">“Don’t marvel at this, for the hour comes in which all who are in the tombs will hear his voice, and will come out; those who have </text:span><text:soft-page-break/><text:span text:style-name="Bible_5f_text">done good, to the resurrection of life; and those who have done evil, to the resurrection of” </text:span><text:span text:style-name="Bible_5f_text"><text:note text:id="ftn139" text:note-class="footnote"><text:note-citation>139</text:note-citation><text:note-body><text:p text:style-name="Footnote"><text:alphabetical-index-mark-start text:id="IMark94844762006008"/><text:span text:style-name="T1">John 5</text:span><text:alphabetical-index-mark-end text:id="IMark94844762006008"/><text:span text:style-name="T1">:28-29 </text:span><text:a xlink:type="simple" xlink:href="https://www.biblegateway.com/passage/?search=John+5%3A28-29&amp;version=WEB" text:style-name="Internet_20_link" text:visited-style-name="Visited_20_Internet_20_Link"><text:span text:style-name="Definition"><text:span text:style-name="T61">WEB</text:span></text:span></text:a></text:p></text:note-body></text:note></text:span><text:span text:style-name="Bible_5f_text"><text:s/>“judgment” </text:span><text:span text:style-name="Bible_5f_text"><text:note text:id="ftn140" text:note-class="footnote"><text:note-citation>140</text:note-citation><text:note-body><text:p text:style-name="Footnote"><text:alphabetical-index-mark-start text:id="IMark94844474407880"/><text:span text:style-name="T1">John 5</text:span><text:alphabetical-index-mark-end text:id="IMark94844474407880"/><text:span text:style-name="T1">:29 </text:span><text:a xlink:type="simple" xlink:href="https://biblehub.com/text/john/5-29.htm" text:style-name="Internet_20_link" text:visited-style-name="Visited_20_Internet_20_Link"><text:span text:style-name="Definition"><text:span text:style-name="T1">biblehub</text:span></text:span></text:a></text:p></text:note-body></text:note></text:span>.</text:p>
      <text:p text:style-name="P74"><text:span text:style-name="T1">Furthermore, Paul explains in </text:span><text:alphabetical-index-mark-start text:id="IMark94844762006008"/><text:span text:style-name="T1">1 Timothy 2</text:span><text:alphabetical-index-mark-end text:id="IMark94844762006008"/><text:span text:style-name="T1"> that God </text:span><text:span text:style-name="Bible_5f_text"><text:span text:style-name="T1">“</text:span></text:span><text:span text:style-name="Bible_5f_text">desires </text:span><text:span text:style-name="Bible_5f_text"><text:span text:style-name="T188">ALL</text:span></text:span><text:span text:style-name="Bible_5f_text"> people to be saved and come to full knowledge of the truth</text:span><text:span text:style-name="Bible_5f_text"><text:span text:style-name="T1">" </text:span></text:span><text:span text:style-name="Bible_5f_text"><text:span text:style-name="T1"><text:note text:id="ftn141" text:note-class="footnote"><text:note-citation>141</text:note-citation><text:note-body><text:p text:style-name="Footnote"><text:alphabetical-index-mark-start text:id="IMark94844474407880"/><text:span text:style-name="T1">1 Timothy 2</text:span><text:alphabetical-index-mark-end text:id="IMark94844474407880"/><text:span text:style-name="T1">:4 </text:span><text:a xlink:type="simple" xlink:href="https://www.biblegateway.com/passage/?search=1+Timothy+2%3A4&amp;version=WEB" text:style-name="Internet_20_link" text:visited-style-name="Visited_20_Internet_20_Link"><text:span text:style-name="Definition"><text:span text:style-name="T62">WEB</text:span></text:span></text:a></text:p></text:note-body></text:note></text:span></text:span><text:span text:style-name="T1"><text:s/>and that Jesus Christ </text:span><text:span text:style-name="Bible_5f_text"><text:span text:style-name="T1">“</text:span></text:span><text:span text:style-name="Bible_5f_text"><text:span text:style-name="T62">w</text:span></text:span><text:span text:style-name="Bible_5f_text"><text:span text:style-name="T1">ho gave himself as a ransom for </text:span></text:span><text:span text:style-name="Bible_5f_text"><text:span text:style-name="T62">ALL</text:span></text:span><text:span text:style-name="Bible_5f_text"><text:span text:style-name="T1">, the testimony in its own times" </text:span></text:span><text:span text:style-name="Bible_5f_text"><text:span text:style-name="T1"><text:note text:id="ftn142" text:note-class="footnote"><text:note-citation>142</text:note-citation><text:note-body><text:p text:style-name="Footnote"><text:alphabetical-index-mark-start text:id="IMark94844762006008"/><text:span text:style-name="T1">1 Timothy 2</text:span><text:alphabetical-index-mark-end text:id="IMark94844762006008"/><text:span text:style-name="T1">:6 </text:span><text:a xlink:type="simple" xlink:href="https://www.biblegateway.com/passage/?search=1+Timothy+2%3A6&amp;version=WEB" text:style-name="Internet_20_link" text:visited-style-name="Visited_20_Internet_20_Link"><text:span text:style-name="Definition"><text:span text:style-name="T62">WEB</text:span></text:span></text:a></text:p></text:note-body></text:note></text:span></text:span><text:span text:style-name="T1">.</text:span></text:p>
      <text:p text:style-name="P74"><text:span text:style-name="T1">And in </text:span><text:alphabetical-index-mark-start text:id="IMark94844474407880"/><text:alphabetical-index-mark-start text:id="IMark94844762006008"/><text:span text:style-name="T1">1 Corinthians 1</text:span><text:alphabetical-index-mark-end text:id="IMark94844762006008"/><text:span text:style-name="T1">5</text:span><text:alphabetical-index-mark-end text:id="IMark94844474407880"/><text:span text:style-name="T1"> Paul explains that </text:span><text:span text:style-name="Bible_5f_text"><text:span text:style-name="T1">“</text:span></text:span><text:span text:style-name="Bible_5f_text"><text:span text:style-name="T62">F</text:span></text:span><text:span text:style-name="Bible_5f_text">or as in Adam </text:span><text:span text:style-name="Bible_5f_text"><text:span text:style-name="T188">ALL</text:span></text:span><text:span text:style-name="Bible_5f_text"> die, even so in Christ </text:span><text:span text:style-name="Bible_5f_text"><text:span text:style-name="T188">ALL</text:span></text:span><text:span text:style-name="Bible_5f_text"> shall be made alive</text:span><text:span text:style-name="Bible_5f_text"><text:span text:style-name="T1">" </text:span></text:span><text:span text:style-name="Bible_5f_text"><text:span text:style-name="T1"><text:note text:id="ftn143" text:note-class="footnote"><text:note-citation>143</text:note-citation><text:note-body><text:p text:style-name="Footnote"><text:alphabetical-index-mark-start text:id="IMark94844474407880"/><text:alphabetical-index-mark-start text:id="IMark94844762006008"/><text:span text:style-name="T1">1 Corinthians 1</text:span><text:alphabetical-index-mark-end text:id="IMark94844762006008"/><text:span text:style-name="T1">5</text:span><text:alphabetical-index-mark-end text:id="IMark94844474407880"/><text:span text:style-name="T1">:22 </text:span><text:a xlink:type="simple" xlink:href="https://www.biblegateway.com/passage/?search=1+Corinthians+15%3A22&amp;version=NKJV" text:style-name="Internet_20_link" text:visited-style-name="Visited_20_Internet_20_Link"><text:span text:style-name="Definition"><text:span text:style-name="T1">NKJV</text:span></text:span></text:a></text:p></text:note-body></text:note></text:span></text:span><text:span text:style-name="T1">.</text:span></text:p>
      <text:p text:style-name="P74"><text:span text:style-name="T1">Because as explained in </text:span><text:alphabetical-index-mark-start text:id="IMark94844762006008"/><text:span text:style-name="T1">Romans 11</text:span><text:alphabetical-index-mark-end text:id="IMark94844762006008"/><text:span text:style-name="T1">: </text:span><text:span text:style-name="Bible_5f_text"><text:span text:style-name="T1">“</text:span></text:span><text:span text:style-name="Bible_5f_text">God has committed them </text:span><text:span text:style-name="Bible_5f_text"><text:span text:style-name="T188">ALL</text:span></text:span><text:span text:style-name="Bible_5f_text"> to disobedience, that He might have mercy on </text:span><text:span text:style-name="Bible_5f_text"><text:span text:style-name="T188">ALL</text:span></text:span><text:span text:style-name="Bible_5f_text"><text:span text:style-name="T1">" </text:span></text:span><text:span text:style-name="Bible_5f_text"><text:span text:style-name="T1"><text:note text:id="ftn144" text:note-class="footnote"><text:note-citation>144</text:note-citation><text:note-body><text:p text:style-name="Footnote"><text:alphabetical-index-mark-start text:id="IMark94844762006008"/><text:span text:style-name="T1">Romans 11</text:span><text:alphabetical-index-mark-end text:id="IMark94844762006008"/><text:span text:style-name="T1">:32 </text:span><text:a xlink:type="simple" xlink:href="https://www.biblegateway.com/passage/?search=Romans+11%3A32&amp;version=NKJV" text:style-name="Internet_20_link" text:visited-style-name="Visited_20_Internet_20_Link"><text:span text:style-name="Definition"><text:span text:style-name="T1">NKJV</text:span></text:span></text:a></text:p></text:note-body></text:note></text:span></text:span><text:span text:style-name="T1"><text:s/>and that: </text:span><text:span text:style-name="Bible_5f_text"><text:span text:style-name="T1">“</text:span></text:span><text:span text:style-name="Bible_5f_text"><text:span text:style-name="T62">F</text:span></text:span><text:span text:style-name="Bible_5f_text"><text:span text:style-name="T1">or of Him and through Him and to Him </text:span></text:span><text:span text:style-name="Bible_5f_text"><text:span text:style-name="T62">are ALL</text:span></text:span><text:span text:style-name="Bible_5f_text"><text:span text:style-name="T1"> things, to whom </text:span></text:span><text:span text:style-name="Bible_5f_text"><text:span text:style-name="T62">be </text:span></text:span><text:span text:style-name="Bible_5f_text"><text:span text:style-name="T1">glory forever. Amen" </text:span></text:span><text:span text:style-name="Bible_5f_text"><text:span text:style-name="T1"><text:note text:id="ftn145" text:note-class="footnote"><text:note-citation>145</text:note-citation><text:note-body><text:p text:style-name="Footnote"><text:alphabetical-index-mark-start text:id="IMark94844762006008"/><text:span text:style-name="T1">Romans 11</text:span><text:alphabetical-index-mark-end text:id="IMark94844762006008"/><text:span text:style-name="T1">:36 </text:span><text:a xlink:type="simple" xlink:href="https://www.biblegateway.com/passage/?search=Romans+11%3A36&amp;version=NKJV" text:style-name="Internet_20_link" text:visited-style-name="Visited_20_Internet_20_Link"><text:span text:style-name="Definition"><text:span text:style-name="T1">NKJV</text:span></text:span></text:a></text:p></text:note-body></text:note></text:span></text:span><text:span text:style-name="T1">.</text:span></text:p>
      <text:p text:style-name="P75"><text:span text:style-name="T1">And Jesus Christ in </text:span><text:alphabetical-index-mark-start text:id="IMark94844474407880"/><text:span text:style-name="T1">Matthew 11</text:span><text:alphabetical-index-mark-end text:id="IMark94844474407880"/><text:span text:style-name="T1"> says that: </text:span><text:span text:style-name="Bible_5f_text"><text:span text:style-name="T1">“</text:span></text:span><text:span text:style-name="Bible_5f_text"><text:span text:style-name="T63">ALL</text:span></text:span><text:span text:style-name="Bible_5f_text"> things have been delivered to Me by My Father</text:span><text:span text:style-name="Bible_5f_text"><text:span text:style-name="T1">" </text:span></text:span><text:span text:style-name="Bible_5f_text"><text:span text:style-name="T1"><text:note text:id="ftn146" text:note-class="footnote"><text:note-citation>146</text:note-citation><text:note-body><text:p text:style-name="Footnote"><text:alphabetical-index-mark-start text:id="IMark94844474407880"/><text:span text:style-name="T1">Matthew 11</text:span><text:alphabetical-index-mark-end text:id="IMark94844474407880"/><text:span text:style-name="T1">:27 </text:span><text:a xlink:type="simple" xlink:href="https://www.biblegateway.com/passage/?search=Matthew+11%3A27&amp;version=NKJV" text:style-name="Internet_20_link" text:visited-style-name="Visited_20_Internet_20_Link"><text:span text:style-name="Definition"><text:span text:style-name="T1">NKJV</text:span></text:span></text:a></text:p></text:note-body></text:note></text:span></text:span><text:span text:style-name="T1">. And in </text:span><text:alphabetical-index-mark-start text:id="IMark94844762006008"/><text:alphabetical-index-mark-start text:id="IMark94844711483000"/><text:span text:style-name="T1">John 1</text:span><text:alphabetical-index-mark-end text:id="IMark94844711483000"/><text:span text:style-name="T1">7</text:span><text:alphabetical-index-mark-end text:id="IMark94844762006008"/><text:span text:style-name="T1"> he affirms that: </text:span><text:span text:style-name="Bible_5f_text"><text:span text:style-name="T1">“</text:span></text:span><text:span text:style-name="Bible_5f_text"><text:span text:style-name="T63">y</text:span></text:span><text:span text:style-name="Bible_5f_text"><text:span text:style-name="T1">ou gave him authority over </text:span></text:span><text:span text:style-name="Bible_5f_text"><text:span text:style-name="T63">ALL</text:span></text:span><text:span text:style-name="Bible_5f_text"><text:span text:style-name="T1"> flesh, so he will give eternal life to </text:span></text:span><text:span text:style-name="Bible_5f_text"><text:span text:style-name="T63">ALL</text:span></text:span><text:span text:style-name="Bible_5f_text"><text:span text:style-name="T1"> whom you have given him" </text:span></text:span><text:span text:style-name="Bible_5f_text"><text:span text:style-name="T1"><text:note text:id="ftn147" text:note-class="footnote"><text:note-citation>147</text:note-citation><text:note-body><text:p text:style-name="Footnote"><text:alphabetical-index-mark-start text:id="IMark94844762006008"/><text:alphabetical-index-mark-start text:id="IMark94844711483000"/><text:span text:style-name="T1">John 1</text:span><text:alphabetical-index-mark-end text:id="IMark94844711483000"/><text:span text:style-name="T1">7</text:span><text:alphabetical-index-mark-end text:id="IMark94844762006008"/><text:span text:style-name="T1">:2 </text:span><text:a xlink:type="simple" xlink:href="https://www.biblegateway.com/passage/?search=John+17%3A2&amp;version=WEB" text:style-name="Internet_20_link" text:visited-style-name="Visited_20_Internet_20_Link"><text:span text:style-name="Definition"><text:span text:style-name="T63">WEB</text:span></text:span></text:a></text:p></text:note-body></text:note></text:span></text:span><text:span text:style-name="T1">.</text:span></text:p>
      <text:p text:style-name="P3">And John in <text:alphabetical-index-mark-start text:id="IMark94844711483000"/>Revelation 5<text:alphabetical-index-mark-end text:id="IMark94844711483000"/> says that: <text:span text:style-name="Bible_5f_text">"And </text:span><text:span text:style-name="Bible_5f_text"><text:span text:style-name="T189">EVERY</text:span></text:span><text:span text:style-name="Bible_5f_text"> creature which is in heaven, and on the earth, and under the earth, and such as are in the sea, and </text:span><text:span text:style-name="Bible_5f_text"><text:span text:style-name="T189">ALL</text:span></text:span><text:span text:style-name="Bible_5f_text"> that are in them, heard I saying, Blessing, and honour, and glory, and power, be unto him that </text:span><text:soft-page-break/><text:span text:style-name="Bible_5f_text">sitteth upon the throne, and unto the Lamb for ever and ever" </text:span><text:span text:style-name="Bible_5f_text"><text:note text:id="ftn148" text:note-class="footnote"><text:note-citation>148</text:note-citation><text:note-body><text:p text:style-name="Footnote"><text:alphabetical-index-mark-start text:id="IMark94844762006008"/><text:span text:style-name="T1">Revelation 5</text:span><text:alphabetical-index-mark-end text:id="IMark94844762006008"/><text:span text:style-name="T1">:13 </text:span><text:a xlink:type="simple" xlink:href="https://www.biblegateway.com/passage/?search=Revelation+5%3A13&amp;version=KJV" text:style-name="Internet_20_link" text:visited-style-name="Visited_20_Internet_20_Link"><text:span text:style-name="Definition"><text:span text:style-name="T1">KJV</text:span></text:span></text:a></text:p></text:note-body></text:note></text:span>.</text:p>
      <text:p text:style-name="P76"><text:span text:style-name="T1">And Paul quotes </text:span><text:alphabetical-index-mark-start text:id="IMark94844762006008"/><text:span text:style-name="T1">Isaiah 45</text:span><text:alphabetical-index-mark-end text:id="IMark94844762006008"/><text:span text:style-name="T1"> in </text:span><text:alphabetical-index-mark-start text:id="IMark94844474407880"/><text:span text:style-name="T1">Romans 14</text:span><text:alphabetical-index-mark-end text:id="IMark94844474407880"/><text:span text:style-name="T1"> saying, </text:span><text:span text:style-name="Bible_5f_text"><text:span text:style-name="T1">“</text:span></text:span><text:span text:style-name="Bible_5f_text"><text:span text:style-name="T64">A</text:span></text:span><text:span text:style-name="Bible_5f_text">s I live, saith the Lord, </text:span><text:span text:style-name="Bible_5f_text"><text:span text:style-name="T190">EVERY</text:span></text:span><text:span text:style-name="Bible_5f_text"> knee shall bow to me, and </text:span><text:span text:style-name="Bible_5f_text"><text:span text:style-name="T190">EVERY</text:span></text:span><text:span text:style-name="Bible_5f_text"> tongue shall confess to God</text:span><text:span text:style-name="Bible_5f_text"><text:span text:style-name="T1">" </text:span></text:span><text:span text:style-name="Bible_5f_text"><text:span text:style-name="T1"><text:note text:id="ftn149" text:note-class="footnote"><text:note-citation>149</text:note-citation><text:note-body><text:p text:style-name="Footnote"><text:alphabetical-index-mark-start text:id="IMark94844474407880"/><text:span text:style-name="T1">Romans 14</text:span><text:alphabetical-index-mark-end text:id="IMark94844474407880"/><text:span text:style-name="T1">:11 </text:span><text:a xlink:type="simple" xlink:href="https://www.biblegateway.com/passage/?search=Romans+14%3A11&amp;version=KJV" text:style-name="Internet_20_link" text:visited-style-name="Visited_20_Internet_20_Link"><text:span text:style-name="T64">KJV</text:span></text:a><text:span text:style-name="T1"> </text:span><text:alphabetical-index-mark-start text:id="IMark94844762006008"/><text:span text:style-name="T1">Isaiah 45</text:span><text:alphabetical-index-mark-end text:id="IMark94844762006008"/><text:span text:style-name="T1">:23 </text:span><text:a xlink:type="simple" xlink:href="https://www.biblegateway.com/passage/?search=Isa.45.23&amp;version=KJV" text:style-name="Internet_20_link" text:visited-style-name="Visited_20_Internet_20_Link"><text:span text:style-name="Definition"><text:span text:style-name="T1">KJV</text:span></text:span></text:a></text:p></text:note-body></text:note></text:span></text:span><text:span text:style-name="T1">.</text:span></text:p>
      <text:p text:style-name="P3">Let us hope that at least after the resurrection of the dead and during that eternal judgment that awaits those who did evil, all those "ALL" include you ; and Elohim, YHWH, the creator of heaven and earth, do<text:span text:style-name="T240">es</text:span>n't end up being a liar.</text:p>
      <text:h text:style-name="P97" text:outline-level="3"><text:bookmark-start text:name="__RefHeading___Toc34789_4173466481"/>Just.<text:bookmark-end text:name="__RefHeading___Toc34789_4173466481"/></text:h>
      <text:p text:style-name="Text_20_body">The justice described in the bible may be one of the most difficult <text:span text:style-name="T240">concepts </text:span>to understand or one of the easiest to understand.</text:p>
      <text:p text:style-name="P3">It all depends on what we believe before reading the text.</text:p>
      <text:p text:style-name="P24">If we believe that physical death IS the end, that there is no physic<text:span text:style-name="T191">al</text:span> resurrection of the dead, <text:span text:style-name="T191">it </text:span>is very difficult to understand. But if we believe that physical death is NOT the end and that there IS a physical resurrection of the dead, of ALL the dead, and we read the text letting the text <text:span text:style-name="T191">itself to </text:span>define the concepts of good, bad, obedience, disobedience, life and death, <text:span text:style-name="T191">it </text:span>is very easy to understand.</text:p>
      <text:h text:style-name="P98" text:outline-level="4"><text:bookmark-start text:name="__RefHeading___Toc34791_4173466481"/>Justice.<text:bookmark-end text:name="__RefHeading___Toc34791_4173466481"/></text:h>
      <text:p text:style-name="Text_20_body">YHWH himself explains through his prophet Ezekiel that:</text:p>
      <text:p text:style-name="P2"><text:span text:style-name="Bible_5f_text">“If the wicked person turns from all the sin he has committed and observes all my statutes and does what is just and right, he </text:span><text:soft-page-break/><text:span text:style-name="Bible_5f_text">will surely live; he will not die. None of the sins he has committed will be held against him; because of the righteousness he has done, he will live. Do I actually delight in the death of the wicked, declares the Sovereign Lord? Do I not prefer that he turn from his wicked conduct and live?</text:span></text:p>
      <text:p text:style-name="P2"><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will die” </text:span><text:span text:style-name="Bible_5f_text"><text:note text:id="ftn150" text:note-class="footnote"><text:note-citation>150</text:note-citation><text:note-body><text:p text:style-name="Footnote"><text:alphabetical-index-mark-start text:id="IMark94844762006008"/><text:alphabetical-index-mark-start text:id="IMark94844474407880"/><text:span text:style-name="T1">Ezekiel 1</text:span><text:alphabetical-index-mark-end text:id="IMark94844474407880"/><text:span text:style-name="T1">8</text:span><text:alphabetical-index-mark-end text:id="IMark94844762006008"/><text:span text:style-name="T1">:21-24 </text:span><text:a xlink:type="simple" xlink:href="https://www.biblegateway.com/passage/?search=Ezekiel+18%3A21-24&amp;version=NET" text:style-name="Internet_20_link" text:visited-style-name="Visited_20_Internet_20_Link"><text:span text:style-name="T65">NET</text:span></text:a></text:p></text:note-body></text:note></text:span>.</text:p>
      <text:p text:style-name="P3"><text:span text:style-name="T192">It’</text:span>s easy: He who does good lives. He who does evil dies.</text:p>
      <text:p text:style-name="P77"><text:span text:style-name="T1">YHWH also explains his justice through Moses. In </text:span><text:alphabetical-index-mark-start text:id="IMark94844762006008"/><text:span text:style-name="T1">Deuteronomy 30</text:span><text:alphabetical-index-mark-end text:id="IMark94844762006008"/><text:span text:style-name="T1"> tells us that: </text:span><text:span text:style-name="Bible_5f_text"><text:span text:style-name="T1">“</text:span></text:span><text:span text:style-name="Bible_5f_text"><text:span text:style-name="T66">S</text:span></text:span><text:span text:style-name="Bible_5f_text">ee, I have set before thee this day life and good, and death and evil</text:span><text:span text:style-name="Bible_5f_text"><text:span text:style-name="T1">” </text:span></text:span><text:span text:style-name="Bible_5f_text"><text:span text:style-name="T1"><text:note text:id="ftn151" text:note-class="footnote"><text:note-citation>151</text:note-citation><text:note-body><text:p text:style-name="Footnote"><text:alphabetical-index-mark-start text:id="IMark94844762006008"/><text:span text:style-name="T1">Deuteronomy 30</text:span><text:alphabetical-index-mark-end text:id="IMark94844762006008"/><text:span text:style-name="T1">:15 </text:span><text:a xlink:type="simple" xlink:href="https://www.biblegateway.com/passage/?search=Deuteronomy+30%3A15&amp;version=KJV" text:style-name="Internet_20_link" text:visited-style-name="Visited_20_Internet_20_Link"><text:span text:style-name="Definition"><text:span text:style-name="T1">KJV</text:span></text:span></text:a></text:p></text:note-body></text:note></text:span></text:span><text:span text:style-name="T1">. And </text:span><text:span text:style-name="T66">H</text:span><text:span text:style-name="T1">e also says: <text:s/></text:span><text:span text:style-name="Bible_5f_text"><text:span text:style-name="T1">“</text:span></text:span><text:span text:style-name="Bible_5f_text"><text:span text:style-name="T66">I</text:span></text:span><text:span text:style-name="Bible_5f_text"><text:span text:style-name="T1"> call heaven and earth to record this day against you, that I have set before you life and death, blessing and cursing: therefore choose life” </text:span></text:span><text:span text:style-name="Bible_5f_text"><text:span text:style-name="T1"><text:note text:id="ftn152" text:note-class="footnote"><text:note-citation>152</text:note-citation><text:note-body><text:p text:style-name="Footnote"><text:alphabetical-index-mark-start text:id="IMark94844474407880"/><text:span text:style-name="T1">Deuteronomy 30</text:span><text:alphabetical-index-mark-end text:id="IMark94844474407880"/><text:span text:style-name="T1">:19 </text:span><text:a xlink:type="simple" xlink:href="https://www.biblegateway.com/passage/?search=Deuteronomy+30%3A19&amp;version=KJV" text:style-name="Internet_20_link" text:visited-style-name="Visited_20_Internet_20_Link"><text:span text:style-name="Definition"><text:span text:style-name="T1">KJV</text:span></text:span></text:a></text:p></text:note-body></text:note></text:span></text:span><text:span text:style-name="T1">.</text:span></text:p>
      <text:p text:style-name="P3">In <text:alphabetical-index-mark-start text:id="IMark94844762006008"/>Jeremiah 17<text:alphabetical-index-mark-end text:id="IMark94844762006008"/> also YHWH says that: <text:span text:style-name="Bible_5f_text">"The heart is deceitful above all things, and desperately wicked: who can know it? I the Lord search the heart, I try the reins, even to give every man according to his ways, and according to the fruit of his doings” </text:span><text:span text:style-name="Bible_5f_text"><text:note text:id="ftn153" text:note-class="footnote"><text:note-citation>153</text:note-citation><text:note-body><text:p text:style-name="Footnote"><text:alphabetical-index-mark-start text:id="IMark94844635824504"/><text:span text:style-name="T1">Jeremiah 17</text:span><text:alphabetical-index-mark-end text:id="IMark94844635824504"/><text:span text:style-name="T1">:9-10 </text:span><text:a xlink:type="simple" xlink:href="https://www.biblegateway.com/passage/?search=Jeremiah+17%3A9-10&amp;version=KJV" text:style-name="Internet_20_link" text:visited-style-name="Visited_20_Internet_20_Link"><text:span text:style-name="Definition"><text:span text:style-name="T1">KJV</text:span></text:span></text:a></text:p></text:note-body></text:note></text:span>. And a little later in <text:alphabetical-index-mark-start text:id="IMark94844474407880"/>Jeremiah 18<text:alphabetical-index-mark-end text:id="IMark94844474407880"/>: <text:span text:style-name="Bible_5f_text">“</text:span><text:span text:style-name="Bible_5f_text"><text:span text:style-name="T193">i</text:span></text:span><text:span text:style-name="Bible_5f_text">f that nation, against whom I have pronounced, turn from their evil, I will repent of the evil that I thought to do unto them. And at what instant I shall speak concerning a nation, and concerning a kingdom, to build and to plant it; If it do evil in my sight, that it obey not my voice, then I </text:span><text:soft-page-break/><text:span text:style-name="Bible_5f_text">will repent of the good, wherewith I said I would benefit them" </text:span><text:span text:style-name="Bible_5f_text"><text:note text:id="ftn154" text:note-class="footnote"><text:note-citation>154</text:note-citation><text:note-body><text:p text:style-name="Footnote"><text:alphabetical-index-mark-start text:id="IMark94844474407880"/><text:span text:style-name="T1">Jeremiah 18</text:span><text:alphabetical-index-mark-end text:id="IMark94844474407880"/><text:span text:style-name="T1">:8-10 </text:span><text:a xlink:type="simple" xlink:href="https://www.biblegateway.com/passage/?search=Jeremiah+18%3A8-10&amp;version=KJV" text:style-name="Internet_20_link" text:visited-style-name="Visited_20_Internet_20_Link"><text:span text:style-name="Definition"><text:span text:style-name="T1">KJV</text:span></text:span></text:a></text:p></text:note-body></text:note></text:span>.</text:p>
      <text:p text:style-name="P3">In other words, the thing works for people as well as for nations. If you do what is good, you live; if you do what is bad, you die.</text:p>
      <text:h text:style-name="P98" text:outline-level="4"><text:bookmark-start text:name="__RefHeading___Toc34793_4173466481"/><text:span text:style-name="T202">The</text:span> good <text:span text:style-name="T202">guy</text:span>.<text:bookmark-end text:name="__RefHeading___Toc34793_4173466481"/></text:h>
      <text:p text:style-name="Text_20_body">The question is who <text:span text:style-name="T202">does</text:span> good?</text:p>
      <text:p text:style-name="P78"><text:span text:style-name="T1">When the rich young man addresses Jesus Christ as "good teacher" in </text:span><text:alphabetical-index-mark-start text:id="IMark94844474407880"/><text:span text:style-name="T1">Mark 10</text:span><text:alphabetical-index-mark-end text:id="IMark94844474407880"/><text:span text:style-name="T1">, Jesus Christ asks him: </text:span><text:span text:style-name="Bible_5f_text"><text:span text:style-name="T1">“</text:span></text:span><text:span text:style-name="Bible_5f_text"><text:span text:style-name="T67">W</text:span></text:span><text:span text:style-name="Bible_5f_text">hy do you call me good? No one is good except one: God</text:span><text:span text:style-name="Bible_5f_text"><text:span text:style-name="T1">” </text:span></text:span><text:span text:style-name="Bible_5f_text"><text:span text:style-name="T1"><text:note text:id="ftn155" text:note-class="footnote"><text:note-citation>155</text:note-citation><text:note-body><text:p text:style-name="Footnote"><text:alphabetical-index-mark-start text:id="IMark94844474407880"/><text:span text:style-name="T1">Mark 10</text:span><text:alphabetical-index-mark-end text:id="IMark94844474407880"/><text:span text:style-name="T1">:18 </text:span><text:a xlink:type="simple" xlink:href="https://www.biblegateway.com/passage/?search=Mark+10%3A18&amp;version=WEB" text:style-name="Internet_20_link" text:visited-style-name="Visited_20_Internet_20_Link"><text:span text:style-name="Definition"><text:span text:style-name="T67">WEB</text:span></text:span></text:a></text:p></text:note-body></text:note></text:span></text:span><text:span text:style-name="T1">. Consistent with Paul's explanation in </text:span><text:alphabetical-index-mark-start text:id="IMark94844635824504"/><text:span text:style-name="T1">Romans 11</text:span><text:alphabetical-index-mark-end text:id="IMark94844635824504"/><text:span text:style-name="T1">: </text:span><text:span text:style-name="Bible_5f_text"><text:span text:style-name="T1">“</text:span></text:span><text:span text:style-name="Bible_5f_text"><text:span text:style-name="T67">F</text:span></text:span><text:span text:style-name="Bible_5f_text"><text:span text:style-name="T1">or God has bound </text:span></text:span><text:span text:style-name="Bible_5f_text"><text:span text:style-name="T67">ALL</text:span></text:span><text:span text:style-name="Bible_5f_text"><text:span text:style-name="T1"> to disobedience, that he might have mercy on </text:span></text:span><text:span text:style-name="Bible_5f_text"><text:span text:style-name="T67">ALL</text:span></text:span><text:span text:style-name="Bible_5f_text"><text:span text:style-name="T1">" </text:span></text:span><text:span text:style-name="Bible_5f_text"><text:span text:style-name="T1"><text:note text:id="ftn156" text:note-class="footnote"><text:note-citation>156</text:note-citation><text:note-body><text:p text:style-name="Footnote"><text:alphabetical-index-mark-start text:id="IMark94844635824504"/><text:span text:style-name="T1">Romans 11</text:span><text:alphabetical-index-mark-end text:id="IMark94844635824504"/><text:span text:style-name="T1">:32 </text:span><text:a xlink:type="simple" xlink:href="https://www.biblegateway.com/passage/?search=Romans+11%3A32&amp;version=WEB" text:style-name="Internet_20_link" text:visited-style-name="Visited_20_Internet_20_Link"><text:span text:style-name="Definition"><text:span text:style-name="T67">WEB</text:span></text:span></text:a></text:p></text:note-body></text:note></text:span></text:span><text:span text:style-name="T1">. And with 1st Corinthians 15 in which Paul explains that </text:span><text:span text:style-name="Bible_5f_text"><text:span text:style-name="T1">“</text:span></text:span><text:span text:style-name="Bible_5f_text"><text:span text:style-name="T67">f</text:span></text:span><text:span text:style-name="Bible_5f_text"><text:span text:style-name="T1">or as in Adam </text:span></text:span><text:span text:style-name="Bible_5f_text"><text:span text:style-name="T67">ALL</text:span></text:span><text:span text:style-name="Bible_5f_text"><text:span text:style-name="T1"> die, so also in Christ </text:span></text:span><text:span text:style-name="Bible_5f_text"><text:span text:style-name="T67">ALL</text:span></text:span><text:span text:style-name="Bible_5f_text"><text:span text:style-name="T1"> will be made alive" </text:span></text:span><text:span text:style-name="Bible_5f_text"><text:span text:style-name="T1"><text:note text:id="ftn157" text:note-class="footnote"><text:note-citation>157</text:note-citation><text:note-body><text:p text:style-name="Footnote"><text:alphabetical-index-mark-start text:id="IMark94844635824504"/><text:alphabetical-index-mark-start text:id="IMark94844474407880"/><text:span text:style-name="T1">1 Corinthians 1</text:span><text:alphabetical-index-mark-end text:id="IMark94844474407880"/><text:span text:style-name="T1">5</text:span><text:alphabetical-index-mark-end text:id="IMark94844635824504"/><text:span text:style-name="T1">:22 </text:span><text:a xlink:type="simple" xlink:href="https://www.biblegateway.com/passage/?search=1+Corinthians+15%3A22&amp;version=WEB" text:style-name="Internet_20_link" text:visited-style-name="Visited_20_Internet_20_Link"><text:span text:style-name="Definition"><text:span text:style-name="T67">WEB</text:span></text:span></text:a></text:p></text:note-body></text:note></text:span></text:span><text:span text:style-name="T1">. And with </text:span><text:alphabetical-index-mark-start text:id="IMark94844762006008"/><text:span text:style-name="T1">Psalm 14</text:span><text:alphabetical-index-mark-end text:id="IMark94844762006008"/><text:span text:style-name="T1"> which says: </text:span><text:span text:style-name="Bible_5f_text"><text:span text:style-name="T1">“The Lord looked down from heaven upon the children of men, to see if there were any that did understand, and seek God. They are all gone aside, they are all together become filthy: there is none that doeth good, no, not one” </text:span></text:span><text:span text:style-name="Bible_5f_text"><text:span text:style-name="T1"><text:note text:id="ftn158" text:note-class="footnote"><text:note-citation>158</text:note-citation><text:note-body><text:p text:style-name="Footnote"><text:alphabetical-index-mark-start text:id="IMark94844635824504"/><text:span text:style-name="T1">Psalm 14</text:span><text:alphabetical-index-mark-end text:id="IMark94844635824504"/><text:span text:style-name="T1">:2-3 </text:span><text:a xlink:type="simple" xlink:href="https://www.biblegateway.com/passage/?search=Psalms+14%3A2-3&amp;version=KJV" text:style-name="Internet_20_link" text:visited-style-name="Visited_20_Internet_20_Link"><text:span text:style-name="Definition"><text:span text:style-name="T1">KJV</text:span></text:span></text:a></text:p></text:note-body></text:note></text:span></text:span><text:span text:style-name="T1">.</text:span></text:p>
      <text:p text:style-name="P3">Thus, according to the bible, sinners, those who do evil, <text:span text:style-name="T194">it is </text:span>ALL <text:span text:style-name="T194">of us</text:span>, absolutely everyone since Adam and the consequence is death. Precisely for this reason <text:span text:style-name="T194">we ALL</text:span> need a savior. <text:span text:style-name="T194">A</text:span>mong men there is no good one, not even one.</text:p>
      <text:p text:style-name="P3">And what was that so terrible that Adam did?</text:p>
      <text:p text:style-name="P3"><text:soft-page-break/>In <text:alphabetical-index-mark-start text:id="IMark94844762006008"/>Genesis 3<text:alphabetical-index-mark-end text:id="IMark94844762006008"/>, God tells Adam: <text:span text:style-name="Bible_5f_text">"of the tree of the knowledge of good and evil you shall not eat, for in the day that you eat of it you shall surely die” </text:span><text:span text:style-name="Bible_5f_text"><text:note text:id="ftn159" text:note-class="footnote"><text:note-citation>159</text:note-citation><text:note-body><text:p text:style-name="Footnote"><text:alphabetical-index-mark-start text:id="IMark94844635824504"/><text:span text:style-name="T1">Genesis 2</text:span><text:alphabetical-index-mark-end text:id="IMark94844635824504"/><text:span text:style-name="T1">:17 </text:span><text:a xlink:type="simple" xlink:href="https://www.biblegateway.com/passage/?search=Genesis+2%3A17&amp;version=NKJV" text:style-name="Internet_20_link" text:visited-style-name="Visited_20_Internet_20_Link"><text:span text:style-name="Definition"><text:span text:style-name="T1">2015</text:span></text:span></text:a></text:p></text:note-body></text:note></text:span>. From the tree of the knowledge of good and evil. Seek<text:span text:style-name="T195">ing</text:span> <text:span text:style-name="T195">to </text:span>know good and evil.</text:p>
      <text:p text:style-name="P3">From a strictly logical, strictly rational, point of view, it is <text:span text:style-name="T241">i</text:span>mpossible to distinguish the good from the bad without knowing the truth. If I <text:span text:style-name="T196">do not </text:span>know the truth, if I don't have access to the truth, how can I distinguish good from bad? Impossible.</text:p>
      <text:p text:style-name="P79"><text:span text:style-name="T1">Jesus Christ identifies himself as The Truth. He says in </text:span><text:alphabetical-index-mark-start text:id="IMark94844635824504"/><text:alphabetical-index-mark-start text:id="IMark94844762006008"/><text:span text:style-name="T1">John 1</text:span><text:alphabetical-index-mark-end text:id="IMark94844762006008"/><text:span text:style-name="T1">4</text:span><text:alphabetical-index-mark-end text:id="IMark94844635824504"/><text:span text:style-name="T1"> </text:span><text:span text:style-name="Bible_5f_text"><text:span text:style-name="T1">“</text:span></text:span><text:span text:style-name="Bible_5f_text"><text:span text:style-name="T68">I</text:span></text:span><text:span text:style-name="Bible_5f_text"> am the way, the truth, and the life</text:span><text:span text:style-name="Bible_5f_text"><text:span text:style-name="T1">” </text:span></text:span><text:span text:style-name="Bible_5f_text"><text:span text:style-name="T1"><text:note text:id="ftn160" text:note-class="footnote"><text:note-citation>160</text:note-citation><text:note-body><text:p text:style-name="Footnote"><text:alphabetical-index-mark-start text:id="IMark94844635824504"/><text:alphabetical-index-mark-start text:id="IMark94844762006008"/><text:span text:style-name="T1">John 1</text:span><text:alphabetical-index-mark-end text:id="IMark94844762006008"/><text:span text:style-name="T1">4</text:span><text:alphabetical-index-mark-end text:id="IMark94844635824504"/><text:span text:style-name="T1">:6 </text:span><text:a xlink:type="simple" xlink:href="https://www.biblegateway.com/passage/?search=John+14%3A6&amp;version=WEB" text:style-name="Internet_20_link" text:visited-style-name="Visited_20_Internet_20_Link"><text:span text:style-name="Definition"><text:span text:style-name="T68">WEB</text:span></text:span></text:a></text:p></text:note-body></text:note></text:span></text:span><text:span text:style-name="T1">. Th</text:span><text:span text:style-name="T69">us</text:span><text:span text:style-name="T1"> without The Truth, without Jesus Christ, it is impossible to distinguish between good and bad. That is why Jesus Christ tells us, according to </text:span><text:alphabetical-index-mark-start text:id="IMark94844474407880"/><text:span text:style-name="T1">John 8</text:span><text:alphabetical-index-mark-end text:id="IMark94844474407880"/><text:span text:style-name="T1">, that: </text:span><text:span text:style-name="Bible_5f_text"><text:span text:style-name="T1">“If you remain in my word, then you are truly my disciples. You will know the truth, and the truth will make you free” </text:span></text:span><text:span text:style-name="Bible_5f_text"><text:span text:style-name="T1"><text:note text:id="ftn161" text:note-class="footnote"><text:note-citation>161</text:note-citation><text:note-body><text:p text:style-name="Footnote"><text:alphabetical-index-mark-start text:id="IMark94844762006008"/><text:span text:style-name="T1">John 8</text:span><text:alphabetical-index-mark-end text:id="IMark94844762006008"/><text:span text:style-name="T1">:31-32 </text:span><text:a xlink:type="simple" xlink:href="https://www.biblegateway.com/passage/?search=John+8%3A31-32&amp;version=WEB" text:style-name="Internet_20_link" text:visited-style-name="Visited_20_Internet_20_Link"><text:span text:style-name="Definition"><text:span text:style-name="T69">WEB</text:span></text:span></text:a></text:p></text:note-body></text:note></text:span></text:span><text:span text:style-name="T1">.</text:span></text:p>
      <text:p text:style-name="P3">If we do not know Jesus Christ, if we do not know The Truth, we are not <text:span text:style-name="T197">TRULY</text:span> free. It is possible to choose, to <text:span text:style-name="T197">decide</text:span>, but it is not possible choose CORRECTLY. You are not truly free. <text:span text:style-name="T197">You are </text:span>a slave to a lie. That physical death is the end. <text:span text:style-name="T197">T</text:span>hat there is <text:span text:style-name="T197">no </text:span>physical resurrection. We are slaves to sin, we can only "err <text:span text:style-name="T198">the </text:span>objective”, we are not TRULY free.</text:p>
      <text:p text:style-name="P80"><text:span text:style-name="T1">It doesn't seem like it, but without Jesus Christ </text:span><text:span text:style-name="T70">it happens to us </text:span><text:span text:style-name="T1">what happened to the people of Israel in the time of the Judges. According to </text:span><text:alphabetical-index-mark-start text:id="IMark94844762006008"/><text:span text:style-name="T1">Judges 21</text:span><text:alphabetical-index-mark-end text:id="IMark94844762006008"/><text:span text:style-name="T1">, when already having the commandments and all the law of the Torah, </text:span><text:span text:style-name="Bible_5f_text"><text:span text:style-name="T1">“</text:span></text:span><text:span text:style-name="Bible_5f_text"><text:span text:style-name="T70">e</text:span></text:span><text:span text:style-name="Bible_5f_text">very man did that which was right in his own eyes</text:span><text:span text:style-name="Bible_5f_text"><text:span text:style-name="T1">” </text:span></text:span><text:span text:style-name="Bible_5f_text"><text:span text:style-name="T1"><text:note text:id="ftn162" text:note-class="footnote"><text:note-citation>162</text:note-citation><text:note-body><text:p text:style-name="Footnote"><text:alphabetical-index-mark-start text:id="IMark94844762006008"/><text:span text:style-name="T1">Judges 21</text:span><text:alphabetical-index-mark-end text:id="IMark94844762006008"/><text:span text:style-name="T1">:25 </text:span><text:a xlink:type="simple" xlink:href="https://www.biblegateway.com/passage/?search=Judges+21%3A25&amp;version=KJV" text:style-name="Internet_20_link" text:visited-style-name="Visited_20_Internet_20_Link"><text:span text:style-name="Definition"><text:span text:style-name="T1">KJV</text:span></text:span></text:a></text:p></text:note-body></text:note></text:span></text:span><text:span text:style-name="T1">. And without Jesus Christ, </text:span><text:span text:style-name="T70">it still happens to us</text:span><text:span text:style-name="T1">. When is </text:span><text:soft-page-break/><text:span text:style-name="T1">abortion good? When is it good to change gender? Is homosexual marriage good? Was YHWH good in sending Shaul to kill all the people of Amalek? Is the law written in Deuteronomy </text:span><text:span text:style-name="T70">good</text:span><text:span text:style-name="T1">? Why do</text:span><text:span text:style-name="T70">es</text:span><text:span text:style-name="T1">n't </text:span><text:span text:style-name="T70">it</text:span><text:span text:style-name="T1"> ban slavery? We choose, we judge, without The Truth, without Jesus Christ in the heart, and we end up doing the </text:span><text:span text:style-name="T70">same thing of </text:span><text:alphabetical-index-mark-start text:id="IMark94844474407880"/><text:span text:style-name="T1">Judges 21</text:span><text:alphabetical-index-mark-end text:id="IMark94844474407880"/><text:span text:style-name="T1">: </text:span><text:span text:style-name="Bible_5f_text"><text:span text:style-name="T1">“</text:span></text:span><text:span text:style-name="Bible_5f_text"><text:span text:style-name="T70">e</text:span></text:span><text:span text:style-name="Bible_5f_text"><text:span text:style-name="T1">very man did that which was right in his own eyes” </text:span></text:span><text:span text:style-name="Bible_5f_text"><text:span text:style-name="T1"><text:note text:id="ftn163" text:note-class="footnote"><text:note-citation>163</text:note-citation><text:note-body><text:p text:style-name="Footnote"><text:alphabetical-index-mark-start text:id="IMark94844474407880"/><text:span text:style-name="T1">Judges 21</text:span><text:alphabetical-index-mark-end text:id="IMark94844474407880"/><text:span text:style-name="T1">:25 </text:span><text:a xlink:type="simple" xlink:href="https://www.biblegateway.com/passage/?search=Judges+21%3A25&amp;version=KJV" text:style-name="Internet_20_link" text:visited-style-name="Visited_20_Internet_20_Link"><text:span text:style-name="Definition"><text:span text:style-name="T1">KJV</text:span></text:span></text:a></text:p></text:note-body></text:note></text:span></text:span><text:span text:style-name="T1">.</text:span></text:p>
      <text:p text:style-name="P34">And what we believe as true, as certain, as real, determines the way we think, speak and act. <text:span text:style-name="T199">Our p</text:span>riorities, wishes and objectives are aligned with what we believe. That is why John explains in 1st John 2 that: <text:span text:style-name="Bible_5f_text">“Don’t love the world or the things that are in the world. If anyone loves the world, the Father’s love isn’t in him. For all that is in the world, the lust of the flesh, the lust of the eyes, and the pride of life, isn’t the Father’s, but is the world’s” </text:span><text:span text:style-name="Bible_5f_text"><text:note text:id="ftn164" text:note-class="footnote"><text:note-citation>164</text:note-citation><text:note-body><text:p text:style-name="Footnote"><text:alphabetical-index-mark-start text:id="IMark94844635824504"/><text:span text:style-name="T1">1 John 2</text:span><text:alphabetical-index-mark-end text:id="IMark94844635824504"/><text:span text:style-name="T1">:15-16 </text:span><text:a xlink:type="simple" xlink:href="https://www.biblegateway.com/passage/?search=1+John+2%3A15-16&amp;version=WEB" text:style-name="Internet_20_link" text:visited-style-name="Visited_20_Internet_20_Link"><text:span text:style-name="Definition"><text:span text:style-name="T71">WEB</text:span></text:span></text:a></text:p></text:note-body></text:note></text:span>. <text:span text:style-name="T199">P</text:span>leasure, money and social power are the priorities of those who belong to the world. <text:span text:style-name="T199">Those</text:span> priorities change when <text:span text:style-name="T199">we know </text:span>Jesus Christ, the Truth <text:span text:style-name="T199">himself</text:span>. That's why Yeshua also says in <text:alphabetical-index-mark-start text:id="IMark94844480960136"/><text:alphabetical-index-mark-start text:id="IMark94844474407880"/>John 1<text:alphabetical-index-mark-end text:id="IMark94844474407880"/>1<text:alphabetical-index-mark-end text:id="IMark94844480960136"/> that: <text:span text:style-name="Bible_5f_text">"I am the resurrection and the life” </text:span><text:span text:style-name="Bible_5f_text"><text:note text:id="ftn165" text:note-class="footnote"><text:note-citation>165</text:note-citation><text:note-body><text:p text:style-name="Footnote"><text:alphabetical-index-mark-start text:id="IMark94844635824504"/><text:alphabetical-index-mark-start text:id="IMark94844474407880"/><text:span text:style-name="T1">John 1</text:span><text:alphabetical-index-mark-end text:id="IMark94844474407880"/><text:span text:style-name="T1">1</text:span><text:alphabetical-index-mark-end text:id="IMark94844635824504"/><text:span text:style-name="T1">:25 </text:span><text:a xlink:type="simple" xlink:href="https://www.biblegateway.com/passage/?search=John+11%3A25&amp;version=KJV" text:style-name="Internet_20_link" text:visited-style-name="Visited_20_Internet_20_Link"><text:span text:style-name="Definition"><text:span text:style-name="T1">KJV</text:span></text:span></text:a></text:p></text:note-body></text:note></text:span>.</text:p>
      <text:p text:style-name="P81"><text:span text:style-name="T1">When you begin to believe in his resurrection, things begin to change. Paul explains in </text:span><text:alphabetical-index-mark-start text:id="IMark94844474407880"/><text:span text:style-name="T1">Romans 10</text:span><text:alphabetical-index-mark-end text:id="IMark94844474407880"/><text:span text:style-name="T1"> that </text:span><text:span text:style-name="Bible_5f_text"><text:span text:style-name="T1">“</text:span></text:span><text:span text:style-name="Bible_5f_text"><text:span text:style-name="T72">i</text:span></text:span><text:span text:style-name="Bible_5f_text">f you will confess with your mouth that Jesus is Lord, and believe in your heart that God raised him from the dead, you will be saved</text:span><text:span text:style-name="Bible_5f_text"><text:span text:style-name="T1">” </text:span></text:span><text:span text:style-name="Bible_5f_text"><text:span text:style-name="T1"><text:note text:id="ftn166" text:note-class="footnote"><text:note-citation>166</text:note-citation><text:note-body><text:p text:style-name="Footnote"><text:alphabetical-index-mark-start text:id="IMark94844474407880"/><text:span text:style-name="T1">Romans 10</text:span><text:alphabetical-index-mark-end text:id="IMark94844474407880"/><text:span text:style-name="T1">:9 </text:span><text:a xlink:type="simple" xlink:href="https://www.biblegateway.com/passage/?search=Romans+10%3A9&amp;version=WEB" text:style-name="Internet_20_link" text:visited-style-name="Visited_20_Internet_20_Link"><text:span text:style-name="Definition"><text:span text:style-name="T72">WEB</text:span></text:span></text:a></text:p></text:note-body></text:note></text:span></text:span><text:span text:style-name="T1">. Believe IN THE HEART, not from the mouth </text:span><text:span text:style-name="T72">to the </text:span><text:span text:style-name="T1">outside, that Jesus Christ was resurrected, allows the process to begin.</text:span></text:p>
      <text:h text:style-name="P98" text:outline-level="4"><text:bookmark-start text:name="__RefHeading___Toc34795_4173466481"/><text:soft-page-break/><text:span text:style-name="T200">Doing</text:span> good.<text:bookmark-end text:name="__RefHeading___Toc34795_4173466481"/></text:h>
      <text:p text:style-name="Text_20_body">Doing good seems very easy, Jesus Christ explains it, according to <text:alphabetical-index-mark-start text:id="IMark94844683266632"/>Matthew 22<text:alphabetical-index-mark-end text:id="IMark94844683266632"/>: <text:span text:style-name="Bible_5f_text">“You shall love the Lord your God with all your heart, with all your soul, and with all your mind. This is the first and great commandment. A second likewise is this, You shall love your neighbor as yourself. The whole law and the prophets depend on these two commandments” </text:span><text:span text:style-name="Bible_5f_text"><text:note text:id="ftn167" text:note-class="footnote"><text:note-citation>167</text:note-citation><text:note-body><text:p text:style-name="Footnote"><text:alphabetical-index-mark-start text:id="IMark94844619701320"/><text:span text:style-name="T1">Matthew 22</text:span><text:alphabetical-index-mark-end text:id="IMark94844619701320"/><text:span text:style-name="T1">:37-40 </text:span><text:a xlink:type="simple" xlink:href="https://www.biblegateway.com/passage/?search=Matthew+22%3A37-40&amp;version=WEB" text:style-name="Internet_20_link" text:visited-style-name="Visited_20_Internet_20_Link"><text:span text:style-name="Definition"><text:span text:style-name="T73">WEB</text:span></text:span></text:a></text:p></text:note-body></text:note></text:span>. And he adds, according to <text:alphabetical-index-mark-start text:id="IMark94844525404680"/><text:alphabetical-index-mark-start text:id="IMark94844405206424"/>John 1<text:alphabetical-index-mark-end text:id="IMark94844405206424"/>3<text:alphabetical-index-mark-end text:id="IMark94844525404680"/>: <text:span text:style-name="Bible_5f_text">“A new commandment I give to you, that you love one another. Just as I have loved you, you also love one another” </text:span><text:span text:style-name="Bible_5f_text"><text:note text:id="ftn168" text:note-class="footnote"><text:note-citation>168</text:note-citation><text:note-body><text:p text:style-name="Footnote"><text:alphabetical-index-mark-start text:id="IMark94844405206424"/><text:alphabetical-index-mark-start text:id="IMark94844525404680"/><text:span text:style-name="T1">John 1</text:span><text:alphabetical-index-mark-end text:id="IMark94844525404680"/><text:span text:style-name="T1">3</text:span><text:alphabetical-index-mark-end text:id="IMark94844405206424"/><text:span text:style-name="T1">:34 </text:span><text:a xlink:type="simple" xlink:href="https://www.biblegateway.com/passage/?search=John+13%3A34&amp;version=WEB" text:style-name="Internet_20_link" text:visited-style-name="Visited_20_Internet_20_Link"><text:span text:style-name="Definition"><text:span text:style-name="T73">WEB</text:span></text:span></text:a></text:p></text:note-body></text:note></text:span>.</text:p>
      <text:p text:style-name="P3"><text:span text:style-name="T201">It looks</text:span> easy. Love God above all things, love your neighbor <text:span text:style-name="T203">as yourself</text:span>, love as Yeshua loves us. Easy. Love, love, love.</text:p>
      <text:p text:style-name="P3">To do good is to love.</text:p>
      <text:p text:style-name="P3">It is in practice that things are not so easy because according to <text:alphabetical-index-mark-start text:id="IMark94844525404680"/>Matthew 5<text:alphabetical-index-mark-end text:id="IMark94844525404680"/>, Yeshua makes it a little more difficult than what was written by Moses. Yeshua says that <text:span text:style-name="Bible_5f_text">“You have heard that it was said to the ancient ones, ‘You shall not murder;’ and ‘Whoever murders will be in danger of the judgment.’ But I tell you that everyone who is angry with his brother without a cause will be in danger of the judgment. Whoever says to his brother, ‘Raca!’ will be in danger of the council. Whoever says, ‘You fool!’ will be in danger of the fire of Gehenna“ </text:span><text:span text:style-name="Bible_5f_text"><text:note text:id="ftn169" text:note-class="footnote"><text:note-citation>169</text:note-citation><text:note-body><text:p text:style-name="Footnote"><text:alphabetical-index-mark-start text:id="IMark94844619701320"/><text:span text:style-name="T1">Matthew 5</text:span><text:alphabetical-index-mark-end text:id="IMark94844619701320"/><text:span text:style-name="T1">:21-22 </text:span><text:a xlink:type="simple" xlink:href="https://www.biblegateway.com/passage/?search=Matthew+5%3A21-22&amp;version=WEB" text:style-name="Internet_20_link" text:visited-style-name="Visited_20_Internet_20_Link"><text:span text:style-name="Definition"><text:span text:style-name="T73">WEB</text:span></text:span></text:a></text:p></text:note-body></text:note></text:span>. And he adds: <text:span text:style-name="Bible_5f_text">“You have heard that it was said, ‘You shall not commit adultery’ ; but I tell you that everyone who gazes at a woman to lust after her has committed adultery with her already in his heart” </text:span><text:span text:style-name="Bible_5f_text"><text:note text:id="ftn170" text:note-class="footnote"><text:note-citation>170</text:note-citation><text:note-body><text:p text:style-name="Footnote"><text:alphabetical-index-mark-start text:id="IMark94844525404680"/><text:span text:style-name="T1">Matthew 5</text:span><text:alphabetical-index-mark-end text:id="IMark94844525404680"/><text:span text:style-name="T1">:27-28 </text:span><text:a xlink:type="simple" xlink:href="https://www.biblegateway.com/passage/?search=Matthew+5%3A27-28&amp;version=WEB" text:style-name="Internet_20_link" text:visited-style-name="Visited_20_Internet_20_Link"><text:span text:style-name="Definition"><text:span text:style-name="T73">WEB</text:span></text:span></text:a></text:p></text:note-body></text:note></text:span>. <text:span text:style-name="T242">Meaning </text:span>that <text:span text:style-name="T203">we </text:span>sin with what <text:span text:style-name="T203">we</text:span> sa<text:span text:style-name="T203">y</text:span>, with <text:span text:style-name="T203">our </text:span>thoughts, with <text:span text:style-name="T203">our</text:span> feelings, <text:soft-page-break/>with <text:span text:style-name="T203">our</text:span> heart. It's not just what <text:span text:style-name="T203">we</text:span> do. <text:span text:style-name="T203">It is</text:span> <text:span text:style-name="T203">what</text:span> comes <text:span text:style-name="T203">out from </text:span>the heart. Yeshua explains in <text:alphabetical-index-mark-start text:id="IMark94844405206424"/>Matthew 15<text:alphabetical-index-mark-end text:id="IMark94844405206424"/> that: <text:span text:style-name="Bible_5f_text">“the things which proceed out of the mouth come out of the heart, and they defile the man. For out of the heart come evil thoughts, murders, adulteries, sexual sins, thefts, false testimony, and blasphemies” </text:span><text:span text:style-name="Bible_5f_text"><text:note text:id="ftn171" text:note-class="footnote"><text:note-citation>171</text:note-citation><text:note-body><text:p text:style-name="Footnote"><text:alphabetical-index-mark-start text:id="IMark94844525404680"/><text:span text:style-name="T1">Matthew 15</text:span><text:alphabetical-index-mark-end text:id="IMark94844525404680"/><text:span text:style-name="T1">:18-19 </text:span><text:a xlink:type="simple" xlink:href="https://www.biblegateway.com/passage/?search=Matthew+15%3A18-19&amp;version=WEB" text:style-name="Internet_20_link" text:visited-style-name="Visited_20_Internet_20_Link"><text:span text:style-name="Definition"><text:span text:style-name="T73">WEB</text:span></text:span></text:a></text:p></text:note-body></text:note></text:span>.</text:p>
      <text:p text:style-name="P3">Yeshua demands more than the law written by Moses. According to <text:alphabetical-index-mark-start text:id="IMark94844405206424"/>Matthew 5<text:alphabetical-index-mark-end text:id="IMark94844405206424"/>, Yeshua <text:span text:style-name="T204">demands</text:span> loving the enemy, turning the other cheek, <text:span text:style-name="T204">giving anything</text:span> they ask <text:span text:style-name="T204">for</text:span>, go the extra mile, be like <text:span text:style-name="T243">the </text:span>Heavenly Father who is perfect. <text:span text:style-name="T204">To be</text:span> <text:span text:style-name="T243">H</text:span>oly.</text:p>
      <text:p text:style-name="P3">To be good is to be Holy and Perfect like the Heavenly Father.</text:p>
      <text:p text:style-name="P3"><text:span text:style-name="T205">Now, t</text:span>hose are big words. That is why Yeshua says that he did not come to <text:span text:style-name="T205">cancel</text:span> the law but to complete it. To <text:span text:style-name="T205">make</text:span> it <text:span text:style-name="T205">even </text:span>more perfect.</text:p>
      <text:p text:style-name="P3">That is why Peter asks him <text:span text:style-name="Bible_5f_text">"Who then can be saved?"</text:span>, and Yeshua replies: <text:span text:style-name="Bible_5f_text">"With men this is impossible, but with God all things are possible” </text:span><text:span text:style-name="Bible_5f_text"><text:note text:id="ftn172" text:note-class="footnote"><text:note-citation>172</text:note-citation><text:note-body><text:p text:style-name="Footnote"><text:alphabetical-index-mark-start text:id="IMark94844405206424"/><text:span text:style-name="T1">Matthew 19</text:span><text:alphabetical-index-mark-end text:id="IMark94844405206424"/><text:span text:style-name="T1">:25 </text:span><text:a xlink:type="simple" xlink:href="https://www.biblegateway.com/passage/?search=Matthew+19%3A25-26&amp;version=WEB" text:style-name="Internet_20_link" text:visited-style-name="Visited_20_Internet_20_Link"><text:span text:style-name="Definition"><text:span text:style-name="T74">WEB</text:span></text:span></text:a></text:p></text:note-body></text:note></text:span>.</text:p>
      <text:h text:style-name="P98" text:outline-level="4"><text:bookmark-start text:name="__RefHeading___Toc34797_4173466481"/>The bad guys.<text:bookmark-end text:name="__RefHeading___Toc34797_4173466481"/></text:h>
      <text:p text:style-name="Text_20_body">The good is God. <text:span text:style-name="T244">To do</text:span> good is to love as God loves, to be Holy and Perfect.</text:p>
      <text:p text:style-name="P3">We have all sinned, we all have sin <text:span text:style-name="T247">with</text:span><text:span text:style-name="T245">in ourselves</text:span>. All men have done evil.</text:p>
      <text:p text:style-name="P3">And according to the bible, what happens to the one who does evil? What <text:span text:style-name="T206">happens to bad people</text:span>? They die. In fact they are already dead. It is precisely <text:span text:style-name="T207">because they are </text:span>spiritually dead, for not <text:soft-page-break/>knowing Yeshua, who is Life itself, for not being able to live as Jesus Christ lived, that they cannot do what is good. And the consequence of spiritual death is physical death. That was the consequence for Adam and that is the fate of sinners, of all Adam's descendants.</text:p>
      <text:p text:style-name="P25">With the exception of a few <text:span text:style-name="T246">people </text:span>of the last generation descended from Adam, we are ALL going to physically die. Because there is sin in EVERYONE. <text:span text:style-name="T207">It i</text:span>s <text:span text:style-name="T207">with</text:span>in <text:span text:style-name="T207">the flesh</text:span> itself. In genetics itself. <text:span text:style-name="T208">That </text:span>one that comes from Adam. There is a physical <text:span text:style-name="T208">propagation</text:span> of evil, through the flesh, and a spiritual propagation, through the social system, what the bible calls the world. That is why the bible speaks of a creation <text:span text:style-name="T208">in collapse</text:span>, <text:span text:style-name="T208">a fallen creation</text:span>. Spiritual death is nullable when you begin to spiritually know Jesus Christ. And physical death will be nullable AFTER the resurrection of the dead. Jesus Christ saves us from death <text:span text:style-name="T208">by TAKING</text:span> US OUT of death, both physical and spiritual.</text:p>
      <text:p text:style-name="P82"><text:alphabetical-index-mark-start text:id="IMark94844405206424"/><text:span text:style-name="T1">Psalm 37</text:span><text:alphabetical-index-mark-end text:id="IMark94844405206424"/><text:span text:style-name="T1"> says that the wicked wither, that they will be </text:span>cut off<text:span text:style-name="T1">, </text:span><text:span text:style-name="T75">that they will be no more, </text:span><text:span text:style-name="T1">that </text:span><text:span text:style-name="T75">you</text:span><text:span text:style-name="T1"> </text:span><text:span text:style-name="T75">will</text:span><text:span text:style-name="T1"> look for them and </text:span><text:span text:style-name="T75">will </text:span><text:span text:style-name="T1">not find them, that their day </text:span><text:span text:style-name="T75">comes</text:span><text:span text:style-name="T1">, that their sword will enter their own hearts, </text:span><text:span text:style-name="T75">that their arms will be broken, </text:span><text:span text:style-name="T1">that they will perish, that they </text:span><text:span text:style-name="T75">vanish</text:span><text:span text:style-name="T1"> like smoke, that they will be </text:span><text:span text:style-name="T76">destroyed</text:span><text:span text:style-name="T1"> </text:span><text:span text:style-name="T1"><text:note text:id="ftn173" text:note-class="footnote"><text:note-citation>173</text:note-citation><text:note-body><text:p text:style-name="Footnote"><text:alphabetical-index-mark-start text:id="IMark94844525404680"/><text:span text:style-name="T1">Psalm 37</text:span><text:alphabetical-index-mark-end text:id="IMark94844525404680"/><text:span text:style-name="T1"> </text:span><text:a xlink:type="simple" xlink:href="https://www.biblegateway.com/passage/?search=Psalm+37&amp;version=WEB" text:style-name="Internet_20_link" text:visited-style-name="Visited_20_Internet_20_Link"><text:span text:style-name="T76">WEB</text:span></text:a></text:p></text:note-body></text:note></text:span><text:span text:style-name="T1">. Obviously that has not happened yet. There are still a lot of bad guys out there.</text:span></text:p>
      <text:p text:style-name="P3">Psalm 9 has a similar tone, it speaks of the destruction of the wicked forever and ever. Other psalms calling for or announcing destruction of the wicked are Psalm 10, 12, 18, 21, 28, 52, 58, 59, 63, 73, 92. In short, there are several psalms that speak of the destruction of the wicked.</text:p>
      <text:p text:style-name="P26"><text:soft-page-break/>There are several psalms in which the psalmist asks God for physi<text:span text:style-name="T209">cal</text:span> suffering of the wicked. Some in tones of revenge and torture. <text:span text:style-name="T210">W</text:span>hich shows us that even psalmists saw themselves as good people, the bad <text:span text:style-name="T210">guys </text:span>are the others, and that, according to the bible, it is valid to ask practically anything to God. Including the suffering of other people or the death of oneself. It is valid as long as God is asked <text:span text:style-name="T210">for it </text:span>and <text:span text:style-name="T210">it is </text:span>not th<text:span text:style-name="T210">ought</text:span> about taking actions <text:span text:style-name="T210">by</text:span> yourself. <text:span text:style-name="T210">L</text:span>eav<text:span text:style-name="T210">ing</text:span> things in <text:span text:style-name="T248">the </text:span>hands of God's justice.</text:p>
      <text:p text:style-name="P3">There are several <text:span text:style-name="T210">pasages</text:span> in the book of Revelation <text:span text:style-name="T210">that talk about</text:span> the destruction of the wicked.</text:p>
      <text:p text:style-name="P3"><text:alphabetical-index-mark-start text:id="IMark94844483826616"/><text:alphabetical-index-mark-start text:id="IMark94844405206424"/>Revelation 1<text:alphabetical-index-mark-end text:id="IMark94844405206424"/>1<text:alphabetical-index-mark-end text:id="IMark94844483826616"/>, just after blowing the seventh trumpet, tells us that: <text:span text:style-name="Bible_5f_text">“The nations were angry, and your wrath came, as did the time for the dead to be judged, and to give your bondservants the prophets, their reward, as well as to the saints, and those who fear your name, to the small and the great, and to </text:span><text:span text:style-name="Bible_5f_text"><text:span text:style-name="T211">DESTROY</text:span></text:span><text:span text:style-name="Bible_5f_text"> those who destroy the earth” </text:span><text:span text:style-name="Bible_5f_text"><text:note text:id="ftn174" text:note-class="footnote"><text:note-citation>174</text:note-citation><text:note-body><text:p text:style-name="Footnote"><text:alphabetical-index-mark-start text:id="IMark94844483826616"/><text:alphabetical-index-mark-start text:id="IMark94844405206424"/><text:span text:style-name="T1">Revelation 1</text:span><text:alphabetical-index-mark-end text:id="IMark94844405206424"/><text:span text:style-name="T1">1</text:span><text:alphabetical-index-mark-end text:id="IMark94844483826616"/><text:span text:style-name="T1">:18 </text:span><text:a xlink:type="simple" xlink:href="https://www.biblegateway.com/passage/?search=Revelation+11%3A18&amp;version=WEB" text:style-name="Internet_20_link" text:visited-style-name="Visited_20_Internet_20_Link"><text:span text:style-name="Definition"><text:span text:style-name="T77">WEB</text:span></text:span></text:a></text:p></text:note-body></text:note></text:span>.</text:p>
      <text:p text:style-name="P3">In <text:alphabetical-index-mark-start text:id="IMark94844727211000"/>Revelation 20<text:alphabetical-index-mark-end text:id="IMark94844727211000"/> when it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175" text:note-class="footnote"><text:note-citation>175</text:note-citation><text:note-body><text:p text:style-name="Footnote"><text:alphabetical-index-mark-start text:id="IMark94844474407880"/><text:span text:style-name="T1">Revelation 20</text:span><text:alphabetical-index-mark-end text:id="IMark94844474407880"/><text:span text:style-name="T1">:7-9 </text:span><text:a xlink:type="simple" xlink:href="https://www.biblegateway.com/passage/?search=Revelation+20%3A7-9&amp;version=WEB" text:style-name="Internet_20_link" text:visited-style-name="Visited_20_Internet_20_Link"><text:span text:style-name="Definition"><text:span text:style-name="T78">WEB</text:span></text:span></text:a></text:p></text:note-body></text:note></text:span>.</text:p>
      <text:p text:style-name="P3"><text:alphabetical-index-mark-start text:id="IMark94844727211000"/>Revelation 21<text:alphabetical-index-mark-end text:id="IMark94844727211000"/> says that: <text:span text:style-name="Bible_5f_text">“But for the cowardly, unbelieving, sinners, abominable, murderers, sexually immoral, sorcerers, </text:span><text:soft-page-break/><text:span text:style-name="Bible_5f_text">idolaters, and all liars, their part is in the lake that burns with fire and sulfur, which is the second death” </text:span><text:span text:style-name="Bible_5f_text"><text:note text:id="ftn176" text:note-class="footnote"><text:note-citation>176</text:note-citation><text:note-body><text:p text:style-name="Footnote"><text:alphabetical-index-mark-start text:id="IMark94844474407880"/><text:span text:style-name="T1">Revelation 21</text:span><text:alphabetical-index-mark-end text:id="IMark94844474407880"/><text:span text:style-name="T1">:8 </text:span><text:a xlink:type="simple" xlink:href="https://www.biblegateway.com/passage/?search=Revelation+21%3A8&amp;version=WEB" text:style-name="Internet_20_link" text:visited-style-name="Visited_20_Internet_20_Link"><text:span text:style-name="Definition"><text:span text:style-name="T78">WEB</text:span></text:span></text:a></text:p></text:note-body></text:note></text:span>.</text:p>
      <text:p text:style-name="P3">The point is that God promises to destroy the wicked. <text:span text:style-name="T212">T</text:span>hat the day will come <text:span text:style-name="T212">when you will look for them </text:span>and <text:span text:style-name="T212">will not</text:span> find them.</text:p>
      <text:h text:style-name="P98" text:outline-level="4"><text:bookmark-start text:name="__RefHeading___Toc34799_4173466481"/>Fire.<text:bookmark-end text:name="__RefHeading___Toc34799_4173466481"/></text:h>
      <text:p text:style-name="Text_20_body">YHWH's, God's, favorite way of ending the bad guys is with fire.</text:p>
      <text:p text:style-name="P83"><text:span text:style-name="T1">In </text:span><text:alphabetical-index-mark-start text:id="IMark94844474407880"/><text:alphabetical-index-mark-start text:id="IMark94844727211000"/><text:span text:style-name="T1">Genesis 1</text:span><text:alphabetical-index-mark-end text:id="IMark94844727211000"/><text:span text:style-name="T1">9</text:span><text:alphabetical-index-mark-end text:id="IMark94844474407880"/><text:span text:style-name="T1"> it says that: </text:span><text:span text:style-name="Bible_5f_text"><text:span text:style-name="T1">“Then Yahweh rained on Sodom and on Gomorrah sulfur and </text:span></text:span><text:span text:style-name="Bible_5f_text"><text:span text:style-name="T79">FIRE</text:span></text:span><text:span text:style-name="Bible_5f_text"><text:span text:style-name="T1"> from Yahweh out of the sky” </text:span></text:span><text:span text:style-name="Bible_5f_text"><text:span text:style-name="T1"><text:note text:id="ftn177" text:note-class="footnote"><text:note-citation>177</text:note-citation><text:note-body><text:p text:style-name="Footnote"><text:alphabetical-index-mark-start text:id="IMark94844474407880"/><text:alphabetical-index-mark-start text:id="IMark94844727211000"/><text:span text:style-name="T1">Genesis 1</text:span><text:alphabetical-index-mark-end text:id="IMark94844727211000"/><text:span text:style-name="T1">9</text:span><text:alphabetical-index-mark-end text:id="IMark94844474407880"/><text:span text:style-name="T1">:24 </text:span><text:a xlink:type="simple" xlink:href="https://www.biblegateway.com/passage/?search=Genesis+19%3A24&amp;version=WEB" text:style-name="Internet_20_link" text:visited-style-name="Visited_20_Internet_20_Link"><text:span text:style-name="Definition"><text:span text:style-name="T79">WEB</text:span></text:span></text:a></text:p></text:note-body></text:note></text:span></text:span><text:span text:style-name="T1">. In </text:span><text:alphabetical-index-mark-start text:id="IMark94844619701320"/><text:span text:style-name="T1">Ezekiel 38</text:span><text:alphabetical-index-mark-end text:id="IMark94844619701320"/><text:span text:style-name="T1">: </text:span><text:span text:style-name="Bible_5f_text"><text:span text:style-name="T1">“I will rain on him, and on his hordes, and on the many peoples who are with him, an overflowing shower, with great hailstones, </text:span></text:span><text:span text:style-name="Bible_5f_text"><text:span text:style-name="T79">FIRE</text:span></text:span><text:span text:style-name="Bible_5f_text"><text:span text:style-name="T1">, and sulfur” </text:span></text:span><text:span text:style-name="Bible_5f_text"><text:span text:style-name="T1"><text:note text:id="ftn178" text:note-class="footnote"><text:note-citation>178</text:note-citation><text:note-body><text:p text:style-name="Footnote"><text:alphabetical-index-mark-start text:id="IMark94844491191272"/><text:span text:style-name="T1">Ezekiel 38</text:span><text:alphabetical-index-mark-end text:id="IMark94844491191272"/><text:span text:style-name="T1">:22 </text:span><text:a xlink:type="simple" xlink:href="https://www.biblegateway.com/passage/?search=Ezekiel+38%3A22&amp;version=WEB" text:style-name="Internet_20_link" text:visited-style-name="Visited_20_Internet_20_Link"><text:span text:style-name="Definition"><text:span text:style-name="T79">WEB</text:span></text:span></text:a></text:p></text:note-body></text:note></text:span></text:span><text:span text:style-name="T1">. </text:span><text:span text:style-name="T79">I</text:span><text:span text:style-name="T1">n Amos 1 and 2 we see that Jehovah says that: </text:span><text:span text:style-name="Bible_5f_text"><text:span text:style-name="T1">“I will send a </text:span></text:span><text:span text:style-name="Bible_5f_text"><text:span text:style-name="T79">FIRE</text:span></text:span><text:span text:style-name="Bible_5f_text"><text:span text:style-name="T1"> into the house of Hazael”</text:span></text:span><text:span text:style-name="T1">, </text:span><text:span text:style-name="T79">and </text:span><text:span text:style-name="Bible_5f_text"><text:span text:style-name="T1">“I will send a </text:span></text:span><text:span text:style-name="Bible_5f_text"><text:span text:style-name="T79">FIRE</text:span></text:span><text:span text:style-name="Bible_5f_text"><text:span text:style-name="T1"> on the wall of Gaza”</text:span></text:span><text:span text:style-name="T1">, </text:span><text:span text:style-name="T79">and </text:span><text:span text:style-name="Bible_5f_text"><text:span text:style-name="T1">“I will send a </text:span></text:span><text:span text:style-name="Bible_5f_text"><text:span text:style-name="T79">FIRE</text:span></text:span><text:span text:style-name="Bible_5f_text"><text:span text:style-name="T1"> on the wall of Tyrus”</text:span></text:span><text:span text:style-name="T1">, </text:span><text:span text:style-name="T79">and </text:span><text:span text:style-name="Bible_5f_text"><text:span text:style-name="T1">“I will send a </text:span></text:span><text:span text:style-name="Bible_5f_text"><text:span text:style-name="T79">FIRE</text:span></text:span><text:span text:style-name="Bible_5f_text"><text:span text:style-name="T1"> upon Teman”</text:span></text:span><text:span text:style-name="T1">, </text:span><text:span text:style-name="T79">and </text:span><text:span text:style-name="Bible_5f_text"><text:span text:style-name="T1">“I will send a </text:span></text:span><text:span text:style-name="Bible_5f_text"><text:span text:style-name="T79">FIRE</text:span></text:span><text:span text:style-name="Bible_5f_text"><text:span text:style-name="T1"> upon Moab”</text:span></text:span><text:span text:style-name="T1">, </text:span><text:span text:style-name="T79">and </text:span><text:span text:style-name="Bible_5f_text"><text:span text:style-name="T1">“I will send a </text:span></text:span><text:span text:style-name="Bible_5f_text"><text:span text:style-name="T79">FIRE</text:span></text:span><text:span text:style-name="Bible_5f_text"><text:span text:style-name="T1"> upon Judah”</text:span></text:span><text:span text:style-name="T1">. In </text:span><text:alphabetical-index-mark-start text:id="IMark94844683266632"/><text:span text:style-name="T1">Revelation 20</text:span><text:alphabetical-index-mark-end text:id="IMark94844683266632"/><text:span text:style-name="T1"> says that </text:span><text:span text:style-name="Bible_5f_text"><text:span text:style-name="T1">“</text:span></text:span><text:span text:style-name="Bible_5f_text"><text:span text:style-name="T79">FIRE</text:span></text:span><text:span text:style-name="Bible_5f_text"><text:span text:style-name="T1"> came down out of heaven from God and devoured them” </text:span></text:span><text:span text:style-name="Bible_5f_text"><text:span text:style-name="T1"><text:note text:id="ftn179" text:note-class="footnote"><text:note-citation>179</text:note-citation><text:note-body><text:p text:style-name="Footnote"><text:alphabetical-index-mark-start text:id="IMark94844491191272"/><text:span text:style-name="T1">Revelation 20</text:span><text:alphabetical-index-mark-end text:id="IMark94844491191272"/><text:span text:style-name="T1">:7-9 </text:span><text:a xlink:type="simple" xlink:href="https://www.biblegateway.com/passage/?search=Revelation+20%3A7-9&amp;version=WEB" text:style-name="Internet_20_link" text:visited-style-name="Visited_20_Internet_20_Link"><text:span text:style-name="Definition"><text:span text:style-name="T79">WEB</text:span></text:span></text:a></text:p></text:note-body></text:note></text:span></text:span><text:span text:style-name="T1">. </text:span><text:alphabetical-index-mark-start text:id="IMark94844563872216"/><text:span text:style-name="T1">Revelation 21</text:span><text:alphabetical-index-mark-end text:id="IMark94844563872216"/><text:span text:style-name="T1"> says that: </text:span><text:span text:style-name="Bible_5f_text"><text:span text:style-name="T1">“</text:span></text:span><text:span text:style-name="Bible_5f_text"><text:span text:style-name="T79">t</text:span></text:span><text:span text:style-name="Bible_5f_text">he fearful, and unbelieving, and the abominable, and murderers, and whoremongers, and sorcerers, and idolaters, and all liars, shall have their part in the lake which burneth with </text:span><text:span text:style-name="Bible_5f_text"><text:span text:style-name="T213">FIRE</text:span></text:span><text:span text:style-name="Bible_5f_text"> and brimstone: which is the second death</text:span><text:span text:style-name="Bible_5f_text"><text:span text:style-name="T1">” </text:span></text:span><text:span text:style-name="Bible_5f_text"><text:span text:style-name="T1"><text:note text:id="ftn180" text:note-class="footnote"><text:note-citation>180</text:note-citation><text:note-body><text:p text:style-name="Footnote"><text:alphabetical-index-mark-start text:id="IMark94844604580968"/><text:span text:style-name="T1">Revelation 21</text:span><text:alphabetical-index-mark-end text:id="IMark94844604580968"/><text:span text:style-name="T1">:8 </text:span><text:a xlink:type="simple" xlink:href="https://www.biblegateway.com/passage/?search=Revelation+21%3A8&amp;version=KJV" text:style-name="Internet_20_link" text:visited-style-name="Visited_20_Internet_20_Link"><text:span text:style-name="Definition"><text:span text:style-name="T1">KJV</text:span></text:span></text:a></text:p></text:note-body></text:note></text:span></text:span><text:span text:style-name="T1">. In 2nd Peter 2 says that: </text:span><text:span text:style-name="Bible_5f_text"><text:span text:style-name="T1">“</text:span></text:span><text:span text:style-name="Bible_5f_text"><text:span text:style-name="T79">B</text:span></text:span><text:span text:style-name="Bible_5f_text"><text:span text:style-name="T1">ut the heavens and the earth, which are now, by the same word are kept in store, reserved unto </text:span></text:span><text:span text:style-name="Bible_5f_text"><text:span text:style-name="T79">FIRE</text:span></text:span><text:span text:style-name="Bible_5f_text"><text:span text:style-name="T1"> against the day of judgment and perdition </text:span></text:span><text:soft-page-break/><text:span text:style-name="Bible_5f_text"><text:span text:style-name="T1">of ungodly men” </text:span></text:span><text:span text:style-name="Bible_5f_text"><text:span text:style-name="T1"><text:note text:id="ftn181" text:note-class="footnote"><text:note-citation>181</text:note-citation><text:note-body><text:p text:style-name="Footnote"><text:alphabetical-index-mark-start text:id="IMark94844604580968"/><text:span text:style-name="T1">2 Peter 3</text:span><text:alphabetical-index-mark-end text:id="IMark94844604580968"/><text:span text:style-name="T1">:7 </text:span><text:a xlink:type="simple" xlink:href="https://www.biblegateway.com/passage/?search=2+Peter+3%3A7&amp;version=KJV" text:style-name="Internet_20_link" text:visited-style-name="Visited_20_Internet_20_Link"><text:span text:style-name="Definition"><text:span text:style-name="T1">KJV</text:span></text:span></text:a></text:p></text:note-body></text:note></text:span></text:span><text:span text:style-name="T1">. Definitely God likes fire. And sometimes sulfur </text:span><text:span text:style-name="T79">and brimstone</text:span><text:span text:style-name="T1">.</text:span></text:p>
      <text:p text:style-name="P84"><text:span text:style-name="T1">The bible also tells us in 1st </text:span><text:alphabetical-index-mark-start text:id="IMark94844604580968"/><text:span text:style-name="T1">John 4</text:span><text:alphabetical-index-mark-end text:id="IMark94844604580968"/><text:span text:style-name="T1"> that: </text:span><text:span text:style-name="Bible_5f_text"><text:span text:style-name="T1">“</text:span></text:span><text:span text:style-name="Bible_5f_text"><text:span text:style-name="T80">H</text:span></text:span><text:span text:style-name="Bible_5f_text">e who doesn’t love doesn’t know God, for God is love</text:span><text:span text:style-name="Bible_5f_text"><text:span text:style-name="T1">” </text:span></text:span><text:span text:style-name="Bible_5f_text"><text:span text:style-name="T1"><text:note text:id="ftn182" text:note-class="footnote"><text:note-citation>182</text:note-citation><text:note-body><text:p text:style-name="Footnote"><text:alphabetical-index-mark-start text:id="IMark94844604580968"/><text:span text:style-name="T1">1 </text:span><text:alphabetical-index-mark-start text:id="IMark94844474407880"/><text:span text:style-name="T1">John 4</text:span><text:alphabetical-index-mark-end text:id="IMark94844474407880"/><text:alphabetical-index-mark-end text:id="IMark94844604580968"/><text:span text:style-name="T1">:8 </text:span><text:a xlink:type="simple" xlink:href="https://www.biblegateway.com/passage/?search=+1+John+4%3A8&amp;version=WEB" text:style-name="Internet_20_link" text:visited-style-name="Visited_20_Internet_20_Link"><text:span text:style-name="Definition"><text:span text:style-name="T80">WEB</text:span></text:span></text:a></text:p></text:note-body></text:note></text:span></text:span><text:span text:style-name="T1">. And in </text:span><text:alphabetical-index-mark-start text:id="IMark94844491191272"/><text:alphabetical-index-mark-start text:id="IMark94844619701320"/><text:span text:style-name="T89">H</text:span><text:span text:style-name="T1">ebrews 1</text:span><text:alphabetical-index-mark-end text:id="IMark94844619701320"/><text:span text:style-name="T1">2</text:span><text:alphabetical-index-mark-end text:id="IMark94844491191272"/><text:span text:style-name="T1">: </text:span><text:span text:style-name="Bible_5f_text"><text:span text:style-name="T1">“</text:span></text:span><text:span text:style-name="Bible_5f_text"><text:span text:style-name="T80">f</text:span></text:span><text:span text:style-name="Bible_5f_text"><text:span text:style-name="T1">or our God is a consuming fire” </text:span></text:span><text:span text:style-name="Bible_5f_text"><text:span text:style-name="T1"><text:note text:id="ftn183" text:note-class="footnote"><text:note-citation>183</text:note-citation><text:note-body><text:p text:style-name="Footnote"><text:alphabetical-index-mark-start text:id="IMark94844491191272"/><text:alphabetical-index-mark-start text:id="IMark94844619701320"/><text:span text:style-name="T1">Hebrews 1</text:span><text:alphabetical-index-mark-end text:id="IMark94844619701320"/><text:span text:style-name="T1">2</text:span><text:alphabetical-index-mark-end text:id="IMark94844491191272"/><text:span text:style-name="T1">:29 </text:span><text:a xlink:type="simple" xlink:href="https://www.biblegateway.com/passage/?search=Hebrews+12%3A29&amp;version=WEB" text:style-name="Internet_20_link" text:visited-style-name="Visited_20_Internet_20_Link"><text:span text:style-name="Definition"><text:span text:style-name="T80">WEB</text:span></text:span></text:a></text:p></text:note-body></text:note></text:span></text:span><text:span text:style-name="T1">. </text:span><text:span text:style-name="T80">Which</text:span><text:span text:style-name="T1"> mean</text:span><text:span text:style-name="T80">s </text:span><text:span text:style-name="T1">that God is love and fire at the same time.</text:span></text:p>
      <text:p text:style-name="P3">And according to <text:alphabetical-index-mark-start text:id="IMark94844619701320"/>Isaiah 9<text:alphabetical-index-mark-end text:id="IMark94844619701320"/> Jehovah <text:span text:style-name="T214">declares</text:span> that <text:span text:style-name="Bible_5f_text">“for the passion of YHWH </text:span><text:span text:style-name="Bible_5f_text"><text:span text:style-name="T214">tzabaot the whole</text:span></text:span><text:span text:style-name="Bible_5f_text"> earth is on fire and the peoples are the fuel. Fire from man to brother leaving no one” </text:span><text:span text:style-name="Bible_5f_text"><text:note text:id="ftn184" text:note-class="footnote"><text:note-citation>184</text:note-citation><text:note-body><text:p text:style-name="Footnote"><text:alphabetical-index-mark-start text:id="IMark94844619701320"/><text:span text:style-name="T1">Isaiah 9</text:span><text:alphabetical-index-mark-end text:id="IMark94844619701320"/><text:span text:style-name="T1">:19 </text:span><text:a xlink:type="simple" xlink:href="https://biblehub.com/text/isaiah/9-19.htm" text:style-name="Internet_20_link" text:visited-style-name="Visited_20_Internet_20_Link"><text:span text:style-name="Definition"><text:span text:style-name="T1">biblehub</text:span></text:span></text:a><text:span text:style-name="T1"> (traducido por el autor)</text:span></text:p></text:note-body></text:note></text:span>. ALL the earth. And the PEOPLE are THE FUEL. And the fire spreads from man to brother! <text:span text:style-name="T215">Just as saying:</text:span> TREMENDOUS FIRE!</text:p>
      <text:p text:style-name="P85"><text:span text:style-name="T1">The interesting thing is that this is perfectly consistent with the intentions that Yeshua says he has in </text:span><text:alphabetical-index-mark-start text:id="IMark94844491191272"/><text:span text:style-name="T1">Luke 12</text:span><text:alphabetical-index-mark-end text:id="IMark94844491191272"/><text:span text:style-name="T1"> when he states that: </text:span><text:span text:style-name="Bible_5f_text"><text:span text:style-name="T1">“</text:span></text:span><text:span text:style-name="Bible_5f_text"><text:span text:style-name="T81">I</text:span></text:span><text:span text:style-name="Bible_5f_text"> came to throw </text:span><text:span text:style-name="Bible_5f_text"><text:span text:style-name="T214">FIRE</text:span></text:span><text:span text:style-name="Bible_5f_text"> on the earth. I wish it were already kindled</text:span><text:span text:style-name="Bible_5f_text"><text:span text:style-name="T1">" </text:span></text:span><text:span text:style-name="Bible_5f_text"><text:span text:style-name="T1"><text:note text:id="ftn185" text:note-class="footnote"><text:note-citation>185</text:note-citation><text:note-body><text:p text:style-name="Footnote"><text:alphabetical-index-mark-start text:id="IMark94844474407880"/><text:span text:style-name="T1">Luke 12</text:span><text:alphabetical-index-mark-end text:id="IMark94844474407880"/><text:span text:style-name="T1">:49 </text:span><text:a xlink:type="simple" xlink:href="https://www.biblegateway.com/passage/?search=Luke+12%3A49&amp;version=WEB" text:style-name="Internet_20_link" text:visited-style-name="Visited_20_Internet_20_Link"><text:span text:style-name="Definition"><text:span text:style-name="T81">WEB</text:span></text:span></text:a></text:p></text:note-body></text:note></text:span></text:span><text:span text:style-name="T1">. And with </text:span><text:alphabetical-index-mark-start text:id="IMark94844762006008"/><text:span text:style-name="T1">Mark 9</text:span><text:alphabetical-index-mark-end text:id="IMark94844762006008"/><text:span text:style-name="T1"> when Yeshua states: </text:span><text:span text:style-name="Bible_5f_text"><text:span text:style-name="T1">“</text:span></text:span><text:span text:style-name="Bible_5f_text"><text:span text:style-name="T81">F</text:span></text:span><text:span text:style-name="Bible_5f_text"><text:span text:style-name="T1">or everyone will be salted with </text:span></text:span><text:span text:style-name="Bible_5f_text"><text:span text:style-name="T81">FIRE</text:span></text:span><text:span text:style-name="Bible_5f_text"><text:span text:style-name="T1">” </text:span></text:span><text:span text:style-name="Bible_5f_text"><text:span text:style-name="T1"><text:note text:id="ftn186" text:note-class="footnote"><text:note-citation>186</text:note-citation><text:note-body><text:p text:style-name="Footnote"><text:alphabetical-index-mark-start text:id="IMark94844463099432"/><text:span text:style-name="T1">Mark 9</text:span><text:alphabetical-index-mark-end text:id="IMark94844463099432"/><text:span text:style-name="T1">:49 </text:span><text:a xlink:type="simple" xlink:href="https://www.biblegateway.com/passage/?search=Mark+9%3A49&amp;version=WEB" text:style-name="Internet_20_link" text:visited-style-name="Visited_20_Internet_20_Link"><text:span text:style-name="Definition"><text:span text:style-name="T81">WEB</text:span></text:span></text:a></text:p></text:note-body></text:note></text:span></text:span><text:span text:style-name="T1">. </text:span><text:span text:style-name="T81">Which means that the pyromaniac</text:span><text:span text:style-name="T1"> is Jesus Christ!</text:span></text:p>
      <text:h text:style-name="P99" text:outline-level="5"><text:bookmark-start text:name="__RefHeading___Toc34801_4173466481"/>Spiritual.<text:bookmark-end text:name="__RefHeading___Toc34801_4173466481"/></text:h>
      <text:p text:style-name="Text_20_body"><text:span text:style-name="T1">John the Baptist, according to </text:span><text:alphabetical-index-mark-start text:id="IMark94844474407880"/><text:span text:style-name="T1">Matthew 3</text:span><text:alphabetical-index-mark-end text:id="IMark94844474407880"/><text:span text:style-name="T1">, explains to us about Jesus Christ that: </text:span><text:span text:style-name="Bible_5f_text"><text:span text:style-name="T1">“</text:span></text:span><text:span text:style-name="Bible_5f_text"><text:span text:style-name="T82">H</text:span></text:span><text:span text:style-name="Bible_5f_text">e will baptize you in the Holy Spirit. </text:span><text:span text:style-name="Bible_5f_text"><text:span text:style-name="T215">H</text:span></text:span><text:span text:style-name="Bible_5f_text">is winnowing fork is in his hand, and he will thoroughly cleanse his threshing floor. He will gather his wheat into the barn, but the chaff he will burn up with unquenchable </text:span><text:span text:style-name="Bible_5f_text"><text:span text:style-name="T215">FIRE</text:span></text:span><text:span text:style-name="Bible_5f_text"><text:span text:style-name="T1">” </text:span></text:span><text:span text:style-name="Bible_5f_text"><text:span text:style-name="T1"><text:note text:id="ftn187" text:note-class="footnote"><text:note-citation>187</text:note-citation><text:note-body><text:p text:style-name="Footnote"><text:alphabetical-index-mark-start text:id="IMark94844474407880"/><text:span text:style-name="T1">Matthew 3</text:span><text:alphabetical-index-mark-end text:id="IMark94844474407880"/><text:span text:style-name="T1">:11-12 </text:span><text:a xlink:type="simple" xlink:href="https://www.biblegateway.com/passage/?search=Matthew+3%3A11-12&amp;version=WEB" text:style-name="Internet_20_link" text:visited-style-name="Visited_20_Internet_20_Link"><text:span text:style-name="Definition"><text:span text:style-name="T82">WEB</text:span></text:span></text:a></text:p></text:note-body></text:note></text:span></text:span><text:span text:style-name="T1">. In a </text:span><text:soft-page-break/><text:span text:style-name="T1">FIRE that will NEVER go out. Jehovah, in </text:span><text:alphabetical-index-mark-start text:id="IMark94844463099432"/><text:span text:style-name="T1">Malachi 3</text:span><text:alphabetical-index-mark-end text:id="IMark94844463099432"/><text:span text:style-name="T1">, warns us: </text:span><text:span text:style-name="Bible_5f_text"><text:span text:style-name="T1">“</text:span></text:span><text:span text:style-name="Bible_5f_text"><text:span text:style-name="T83">w</text:span></text:span><text:span text:style-name="Bible_5f_text"><text:span text:style-name="T1">ho can endure the day of his coming? And who will stand when he appears? For he is like a refiner’s </text:span></text:span><text:span text:style-name="Bible_5f_text"><text:span text:style-name="T83">FIRE</text:span></text:span><text:span text:style-name="Bible_5f_text"><text:span text:style-name="T1">, and like launderers’ soap” </text:span></text:span><text:span text:style-name="Bible_5f_text"><text:span text:style-name="T1"><text:note text:id="ftn188" text:note-class="footnote"><text:note-citation>188</text:note-citation><text:note-body><text:p text:style-name="Footnote"><text:alphabetical-index-mark-start text:id="IMark94844762006008"/><text:span text:style-name="T1">Malachi 3</text:span><text:alphabetical-index-mark-end text:id="IMark94844762006008"/><text:span text:style-name="T1">:2 </text:span><text:a xlink:type="simple" xlink:href="https://www.biblegateway.com/passage/?search=Malachi+3%3A2&amp;version=WEB" text:style-name="Internet_20_link" text:visited-style-name="Visited_20_Internet_20_Link"><text:span text:style-name="Definition"><text:span text:style-name="T83">WEB</text:span></text:span></text:a></text:p></text:note-body></text:note></text:span></text:span><text:span text:style-name="T1">.</text:span></text:p>
      <text:p text:style-name="P86"><text:span text:style-name="T1">Jesus Christ himself tells us about the Valley of Hinnom, the Ge Hinom in </text:span><text:span text:style-name="T84">h</text:span><text:span text:style-name="T1">ebrew, </text:span><text:span text:style-name="T84">the</text:span><text:span text:style-name="T1"> Ge-Henna in the </text:span><text:span text:style-name="T84">g</text:span><text:span text:style-name="T1">reek transliteration. Translated “INFERNO” in latin and then “INF</text:span><text:span text:style-name="T84">I</text:span><text:span text:style-name="T1">ERNO” in spanish, also translated into germanic languages as “hel” or “helle” and later translated into english as “</text:span><text:span text:style-name="T84">HELL</text:span><text:span text:style-name="T1">”. A valley where </text:span><text:span text:style-name="T84">in the </text:span><text:span text:style-name="T1">times of King Josiah, the </text:span><text:span text:style-name="T89">h</text:span><text:span text:style-name="T84">ebrews</text:span><text:span text:style-name="T1">, the Israelites, sacrific</text:span><text:span text:style-name="T84">ed</text:span><text:span text:style-name="T1"> their children by passing them through fire to </text:span><text:span text:style-name="T84">some</text:span><text:span text:style-name="T1"> god Moloch </text:span><text:span text:style-name="T1"><text:note text:id="ftn189" text:note-class="footnote"><text:note-citation>189</text:note-citation><text:note-body><text:p text:style-name="Footnote"><text:alphabetical-index-mark-start text:id="IMark94844604580968"/><text:span text:style-name="T1">2 Kings 23</text:span><text:alphabetical-index-mark-end text:id="IMark94844604580968"/><text:span text:style-name="T1">:10 </text:span><text:a xlink:type="simple" xlink:href="https://www.biblegateway.com/passage/?search=2+Kings+23%3A10&amp;version=KJV" text:style-name="Internet_20_link" text:visited-style-name="Visited_20_Internet_20_Link"><text:span text:style-name="Definition"><text:span text:style-name="T1">KJV</text:span></text:span></text:a><text:span text:style-name="T1"> Jeremiah 7:31 </text:span><text:a xlink:type="simple" xlink:href="https://www.biblegateway.com/passage/?search=Jeremiah+7%3A31&amp;version=KJV" text:style-name="Internet_20_link" text:visited-style-name="Visited_20_Internet_20_Link"><text:span text:style-name="Definition"><text:span text:style-name="T1">KJV</text:span></text:span></text:a></text:p></text:note-body></text:note></text:span><text:span text:style-name="T1">. </text:span><text:span text:style-name="T84">U</text:span><text:span text:style-name="T1">sing said valley as a reference, Jesus Christ tells us according to </text:span><text:alphabetical-index-mark-start text:id="IMark94844474407880"/><text:span text:style-name="T1">Matthew 5</text:span><text:alphabetical-index-mark-end text:id="IMark94844474407880"/><text:span text:style-name="T1"> that: </text:span><text:span text:style-name="Bible_5f_text"><text:span text:style-name="T1">“</text:span></text:span><text:span text:style-name="Bible_5f_text"><text:span text:style-name="T84">W</text:span></text:span><text:span text:style-name="Bible_5f_text">hoever says, ‘You fool!’ will be in danger of the </text:span><text:span text:style-name="Bible_5f_text"><text:span text:style-name="T253">FIRE</text:span></text:span><text:span text:style-name="Bible_5f_text"> of Gehenna”</text:span><text:span text:style-name="Bible_5f_text"><text:span text:style-name="T1"> </text:span></text:span><text:span text:style-name="Bible_5f_text"><text:span text:style-name="T1"><text:note text:id="ftn190" text:note-class="footnote"><text:note-citation>190</text:note-citation><text:note-body><text:p text:style-name="Footnote"><text:alphabetical-index-mark-start text:id="IMark94844491191272"/><text:span text:style-name="T1">Matthew 5</text:span><text:alphabetical-index-mark-end text:id="IMark94844491191272"/><text:span text:style-name="T1">:22 </text:span><text:a xlink:type="simple" xlink:href="https://www.biblegateway.com/passage/?search=Matthew+5%3A22&amp;version=WEB" text:style-name="Internet_20_link" text:visited-style-name="Visited_20_Internet_20_Link"><text:span text:style-name="Definition"><text:span text:style-name="T84">WEB</text:span></text:span></text:a></text:p></text:note-body></text:note></text:span></text:span><text:span text:style-name="T1">, and that: </text:span><text:span text:style-name="Bible_5f_text"><text:span text:style-name="T1">“everyone who gazes at a woman to lust after her has committed adultery with her already in his heart. If your right eye causes you to stumble, pluck it out and throw it away from you. For it is more profitable for you that one of your members should perish than for your whole body to be cast into Gehenna” </text:span></text:span><text:span text:style-name="Bible_5f_text"><text:span text:style-name="T1"><text:note text:id="ftn191" text:note-class="footnote"><text:note-citation>191</text:note-citation><text:note-body><text:p text:style-name="Footnote"><text:alphabetical-index-mark-start text:id="IMark94844474407880"/><text:span text:style-name="T1">Matthew 5</text:span><text:alphabetical-index-mark-end text:id="IMark94844474407880"/><text:span text:style-name="T1">:29 </text:span><text:a xlink:type="simple" xlink:href="https://www.biblegateway.com/passage/?search=Matthew+5%3A28-29&amp;version=WEB" text:style-name="Internet_20_link" text:visited-style-name="Visited_20_Internet_20_Link"><text:span text:style-name="Definition"><text:span text:style-name="T84">WEB</text:span></text:span></text:a></text:p></text:note-body></text:note></text:span></text:span><text:span text:style-name="T1">. And according to </text:span><text:alphabetical-index-mark-start text:id="IMark94844762006008"/><text:span text:style-name="T1">Matthew 18</text:span><text:alphabetical-index-mark-end text:id="IMark94844762006008"/><text:span text:style-name="T1">, Jesus Christ says that said fire is ETERNAL </text:span><text:span text:style-name="T1"><text:note text:id="ftn192" text:note-class="footnote"><text:note-citation>192</text:note-citation><text:note-body><text:p text:style-name="Footnote"><text:alphabetical-index-mark-start text:id="IMark94844474407880"/><text:span text:style-name="T1">Matthew 18</text:span><text:alphabetical-index-mark-end text:id="IMark94844474407880"/><text:span text:style-name="T1">:8 </text:span><text:a xlink:type="simple" xlink:href="https://www.biblegateway.com/passage/?search=Matthew+18%3A8&amp;version=WEB" text:style-name="Internet_20_link" text:visited-style-name="Visited_20_Internet_20_Link"><text:span text:style-name="Definition"><text:span text:style-name="T84">WEB</text:span></text:span></text:a></text:p></text:note-body></text:note></text:span><text:span text:style-name="T1">.</text:span></text:p>
      <text:p text:style-name="P3">The Son, Jesus Christ, also likes fire to put an end to <text:span text:style-name="T216">the </text:span>bad <text:span text:style-name="T216">guys</text:span>. And not just any fire but an ETERNAL one. And if <text:span text:style-name="T216">you</text:span> <text:span text:style-name="T216">gaze</text:span> greedily: <text:span text:style-name="T217">already trouble</text:span>.</text:p>
      <text:p text:style-name="P3">Jehovah, YHWH, the Father, according to <text:alphabetical-index-mark-start text:id="IMark94844474407880"/>Isaiah 33<text:alphabetical-index-mark-end text:id="IMark94844474407880"/>, says that: <text:span text:style-name="Bible_5f_text">“Now I will arise, says Yahweh. Now I will lift myself up. Now I </text:span><text:soft-page-break/><text:span text:style-name="Bible_5f_text">will be exalted. You will conceive chaff. You will give birth to stubble. Your breath is a </text:span><text:span text:style-name="Bible_5f_text"><text:span text:style-name="T217">FIRE</text:span></text:span><text:span text:style-name="Bible_5f_text"> that will devour you. The peoples will be like the burning of lime, like thorns that are cut down and burned in the </text:span><text:span text:style-name="Bible_5f_text"><text:span text:style-name="T217">FIRE</text:span></text:span><text:span text:style-name="Bible_5f_text">. Hear, you who are far off, what I have done; and, you who are near, acknowledge my might. The sinners in Zion are afraid. Trembling has seized the godless ones. Who among us can live with the devouring </text:span><text:span text:style-name="Bible_5f_text"><text:span text:style-name="T217">FIRE</text:span></text:span><text:span text:style-name="Bible_5f_text">? Who among us can live with everlasting burning?” </text:span><text:span text:style-name="Bible_5f_text"><text:note text:id="ftn193" text:note-class="footnote"><text:note-citation>193</text:note-citation><text:note-body><text:p text:style-name="Footnote"><text:alphabetical-index-mark-start text:id="IMark94844474407880"/><text:span text:style-name="T1">Isaiah 33</text:span><text:alphabetical-index-mark-end text:id="IMark94844474407880"/><text:span text:style-name="T1">:10-14 </text:span><text:a xlink:type="simple" xlink:href="https://www.biblegateway.com/passage/?search=Isaiah+33%3A10-14&amp;version=WEB" text:style-name="Internet_20_link" text:visited-style-name="Visited_20_Internet_20_Link"><text:span text:style-name="Definition"><text:span text:style-name="T85">WEB</text:span></text:span></text:a></text:p></text:note-body></text:note></text:span>. No one wants to live in the middle of a fire that does not go out. Especially the bad <text:span text:style-name="T217">guys</text:span>.</text:p>
      <text:p text:style-name="P87"><text:span text:style-name="T1">And according to </text:span><text:alphabetical-index-mark-start text:id="IMark94844474407880"/><text:span text:style-name="T1">Jude 1</text:span><text:alphabetical-index-mark-end text:id="IMark94844474407880"/><text:span text:style-name="T1"> the thing has already started because it speaks of the non-believers of the time in the following terms: </text:span><text:span text:style-name="Bible_5f_text"><text:span text:style-name="T1">“</text:span></text:span><text:span text:style-name="Bible_5f_text"><text:span text:style-name="T85">a</text:span></text:span><text:span text:style-name="Bible_5f_text">nd some save, snatching them out of the </text:span><text:span text:style-name="Bible_5f_text"><text:span text:style-name="T217">FIRE</text:span></text:span><text:span text:style-name="Bible_5f_text"> with fear, hating even the clothing stained by the flesh</text:span><text:span text:style-name="Bible_5f_text"><text:span text:style-name="T1">” </text:span></text:span><text:span text:style-name="Bible_5f_text"><text:span text:style-name="T1"><text:note text:id="ftn194" text:note-class="footnote"><text:note-citation>194</text:note-citation><text:note-body><text:p text:style-name="Footnote"><text:alphabetical-index-mark-start text:id="IMark94844762006008"/><text:span text:style-name="T1">Jude 1</text:span><text:alphabetical-index-mark-end text:id="IMark94844762006008"/><text:span text:style-name="T1">:23 </text:span><text:a xlink:type="simple" xlink:href="https://www.biblegateway.com/passage/?search=Jude+1%3A23&amp;version=WEB" text:style-name="Internet_20_link" text:visited-style-name="Visited_20_Internet_20_Link"><text:span text:style-name="Definition"><text:span text:style-name="T85">WEB</text:span></text:span></text:a></text:p></text:note-body></text:note></text:span></text:span><text:span text:style-name="T1">.</text:span></text:p>
      <text:p text:style-name="P27">On the one hand we have that the Holy Spirit is like a fire, that consumes everything, which is love, which is transmitted from believer to non-believer, which will never go out, that burns all peoples and nations, that transforms the person, which cleanses the person like a purifying fire, or like bleach that removes stains, that the bad <text:span text:style-name="T218">guys</text:span> <text:span text:style-name="T218">are </text:span>fill<text:span text:style-name="T218">ed with fear</text:span> and tremble to think of it, that Jesus Christ was the one who brought <text:span text:style-name="T218">it </text:span>and <text:span text:style-name="T218">that </text:span>he is going to set the whole earth on fire. One way to end the <text:span text:style-name="T218">bad guys</text:span> is by turning them <text:span text:style-name="T249">into </text:span>good <text:span text:style-name="T218">guys </text:span>through his Holy Spirit. Starting off of a creature that does evil God makes a new creature that does good, transforming the first into the second through its Holy Spirit.</text:p>
      <text:p text:style-name="P3">It is noteworthy that this fire of the Holy Spirit is one that will never <text:span text:style-name="T219">go out, a fire that </text:span>is eternal.</text:p>
      <text:h text:style-name="P99" text:outline-level="5"><text:bookmark-start text:name="__RefHeading___Toc34803_4173466481"/><text:soft-page-break/>Physical.<text:bookmark-end text:name="__RefHeading___Toc34803_4173466481"/></text:h>
      <text:p text:style-name="Text_20_body">On the other hand we have that Sodom and Gomorrah were not consumed by a spiritual fire, but by a physical one. A physical fire was the one that also consumed Tyre, Bozrah, Kerioth, and Jerusalem.</text:p>
      <text:p text:style-name="P88"><text:span text:style-name="T1">And the fire that Peter talks about in 2nd Peter 3 when he says that: </text:span><text:span text:style-name="Bible_5f_text"><text:span text:style-name="T1">“</text:span></text:span><text:span text:style-name="Bible_5f_text"><text:span text:style-name="T86">B</text:span></text:span><text:span text:style-name="Bible_5f_text">ut the heavens that exist now and the earth, by the same word have been stored up for </text:span><text:span text:style-name="Bible_5f_text"><text:span text:style-name="T220">FIRE</text:span></text:span><text:span text:style-name="Bible_5f_text">, being reserved against the day of judgment and destruction of ungodly men</text:span><text:span text:style-name="Bible_5f_text"><text:span text:style-name="T1">” </text:span></text:span><text:span text:style-name="Bible_5f_text"><text:span text:style-name="T1"><text:note text:id="ftn195" text:note-class="footnote"><text:note-citation>195</text:note-citation><text:note-body><text:p text:style-name="Footnote"><text:alphabetical-index-mark-start text:id="IMark94844762006008"/><text:span text:style-name="T1">2 Peter 3</text:span><text:alphabetical-index-mark-end text:id="IMark94844762006008"/><text:span text:style-name="T1">:7 </text:span><text:a xlink:type="simple" xlink:href="https://www.biblegateway.com/passage/?search=2+Peter+3%3A7&amp;version=WEB" text:style-name="Internet_20_link" text:visited-style-name="Visited_20_Internet_20_Link"><text:span text:style-name="Definition"><text:span text:style-name="T86">WEB</text:span></text:span></text:a></text:p></text:note-body></text:note></text:span></text:span><text:span text:style-name="T1">, is a fire that seems to be very physical because he compares the situation with what happened in times of Noah. Situation that was definitely very physical.</text:span></text:p>
      <text:p text:style-name="P3">Furthermore, Peter says that: <text:span text:style-name="Bible_5f_text">“But 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text:span><text:span text:style-name="Bible_5f_text"><text:span text:style-name="T220">H</text:span></text:span><text:span text:style-name="Bible_5f_text">is promise, we look for new heavens and a new earth, in which righteousness dwells” </text:span><text:span text:style-name="Bible_5f_text"><text:note text:id="ftn196" text:note-class="footnote"><text:note-citation>196</text:note-citation><text:note-body><text:p text:style-name="Footnote"><text:alphabetical-index-mark-start text:id="IMark94844474407880"/><text:span text:style-name="T1">2 Peter 3</text:span><text:alphabetical-index-mark-end text:id="IMark94844474407880"/><text:span text:style-name="T1">:10-13 </text:span><text:a xlink:type="simple" xlink:href="https://www.biblegateway.com/passage/?search=2+Peter+3%3A10-13&amp;version=WEB" text:style-name="Internet_20_link" text:visited-style-name="Visited_20_Internet_20_Link"><text:span text:style-name="Definition"><text:span text:style-name="T86">WEB</text:span></text:span></text:a></text:p></text:note-body></text:note></text:span>. <text:span text:style-name="T221">Elements dissolved</text:span>, works of the earth <text:span text:style-name="T221">burned up</text:span>, molten elements <text:span text:style-name="T221">with heat, </text:span>and then <text:span text:style-name="T221">a </text:span>new <text:span text:style-name="T221">earth with </text:span>a new <text:span text:style-name="T221">heavens</text:span>. <text:span text:style-name="T221">It cannot be said clearer</text:span>. <text:span text:style-name="T221">S</text:span>omething very physical <text:span text:style-name="T221">happens </text:span>that ends everything by fire, not by water, so as not to break the promise that God made to Noah.</text:p>
      <text:p text:style-name="P89"><text:soft-page-break/><text:span text:style-name="T1">If what is described in </text:span><text:alphabetical-index-mark-start text:id="IMark94844762006008"/><text:span text:style-name="T1">Isaiah 30</text:span><text:alphabetical-index-mark-end text:id="IMark94844762006008"/><text:span text:style-name="T1"> is physical when it says that: </text:span><text:span text:style-name="Bible_5f_text"><text:span text:style-name="T1">“</text:span></text:span><text:span text:style-name="Bible_5f_text">the light of the moon will be like the light of the sun, and the light of the sun will be seven times brighter, like the light of seven days</text:span><text:span text:style-name="Bible_5f_text"><text:span text:style-name="T1">” </text:span></text:span><text:span text:style-name="Bible_5f_text"><text:span text:style-name="T1"><text:note text:id="ftn197" text:note-class="footnote"><text:note-citation>197</text:note-citation><text:note-body><text:p text:style-name="Footnote"><text:alphabetical-index-mark-start text:id="IMark94844762006008"/><text:span text:style-name="T1">Isaiah 30</text:span><text:alphabetical-index-mark-end text:id="IMark94844762006008"/><text:span text:style-name="T1">:26 </text:span><text:a xlink:type="simple" xlink:href="https://www.biblegateway.com/passage/?search=Isaiah+30%3A26&amp;version=WEB" text:style-name="Internet_20_link" text:visited-style-name="Visited_20_Internet_20_Link"><text:span text:style-name="Definition"><text:span text:style-name="T87">WEB</text:span></text:span></text:a></text:p></text:note-body></text:note></text:span></text:span><text:span text:style-name="T1">, it is easily understandable </text:span><text:span text:style-name="T87">how</text:span><text:span text:style-name="T1"> this entire planet is consumed by the fire. If the moon becomes like the sun and the sun increases its energy 7 times this planet becomes a ball of fire. </text:span><text:span text:style-name="T87">A</text:span><text:span text:style-name="T1">nd the prophecy of </text:span><text:alphabetical-index-mark-start text:id="IMark94844474407880"/><text:span text:style-name="T1">Zephaniah 1</text:span><text:alphabetical-index-mark-end text:id="IMark94844474407880"/><text:span text:style-name="T1"> would be literal: </text:span><text:span text:style-name="Bible_5f_text"><text:span text:style-name="T1">"I will utterly sweep away everything from the surface of the earth, says Yahweh. I will sweep away man and animal. I will sweep away the birds of the sky, the fish of the sea, and the heaps of rubble with the wicked. I will cut off man from the surface of the earth, says Yahweh” </text:span></text:span><text:span text:style-name="Bible_5f_text"><text:span text:style-name="T1"><text:note text:id="ftn198" text:note-class="footnote"><text:note-citation>198</text:note-citation><text:note-body><text:p text:style-name="Footnote"><text:alphabetical-index-mark-start text:id="IMark94844762006008"/><text:span text:style-name="T1">Zephaniah 1</text:span><text:alphabetical-index-mark-end text:id="IMark94844762006008"/><text:span text:style-name="T1">:2-3 </text:span><text:a xlink:type="simple" xlink:href="https://www.biblegateway.com/passage/?search=Zephaniah+1%3A2-3&amp;version=WEB" text:style-name="Internet_20_link" text:visited-style-name="Visited_20_Internet_20_Link"><text:span text:style-name="Definition"><text:span text:style-name="T87">WEB</text:span></text:span></text:a></text:p></text:note-body></text:note></text:span></text:span><text:span text:style-name="T1">.</text:span></text:p>
      <text:p text:style-name="P28">This moment would be the moment when all <text:span text:style-name="T222">of Adam’s </text:span>offspring <text:span text:style-name="T222">is</text:span> finished. No more sons of sons of sons of Adam. <text:span text:style-name="T222">T</text:span>his would be the time in which a few will not <text:span text:style-name="T250">physically </text:span>die because they will be directly transformed, according to Paul in <text:alphabetical-index-mark-start text:id="IMark94844474407880"/><text:alphabetical-index-mark-start text:id="IMark94844762006008"/>1 Corinthians 1<text:alphabetical-index-mark-end text:id="IMark94844762006008"/>5<text:alphabetical-index-mark-end text:id="IMark94844474407880"/> <text:note text:id="ftn199" text:note-class="footnote"><text:note-citation>199</text:note-citation><text:note-body><text:p text:style-name="Footnote"><text:alphabetical-index-mark-start text:id="IMark94844762006008"/><text:alphabetical-index-mark-start text:id="IMark94844474407880"/><text:span text:style-name="T1">1 Corinthians 1</text:span><text:alphabetical-index-mark-end text:id="IMark94844474407880"/><text:span text:style-name="T1">5</text:span><text:alphabetical-index-mark-end text:id="IMark94844762006008"/><text:span text:style-name="T1">:51 </text:span><text:a xlink:type="simple" xlink:href="https://www.biblegateway.com/passage/?search=1+Corinthians+15%3A51&amp;version=NKJV" text:style-name="Internet_20_link" text:visited-style-name="Visited_20_Internet_20_Link"><text:span text:style-name="Definition"><text:span text:style-name="T1">NKJV</text:span></text:span></text:a></text:p></text:note-body></text:note>.</text:p>
      <text:p text:style-name="P35">This moment would correspond to the one described in <text:alphabetical-index-mark-start text:id="IMark94844474407880"/>Revelation 20<text:alphabetical-index-mark-end text:id="IMark94844474407880"/> when, <text:span text:style-name="T222">s</text:span>peaking of the thousand-year reign of Jesus Christ on earth, <text:span text:style-name="T222">it</text:span>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00" text:note-class="footnote"><text:note-citation>200</text:note-citation><text:note-body><text:p text:style-name="Footnote"><text:alphabetical-index-mark-start text:id="IMark94844762006008"/><text:span text:style-name="T1">Revelation 20</text:span><text:alphabetical-index-mark-end text:id="IMark94844762006008"/><text:span text:style-name="T1">:7-9 </text:span><text:a xlink:type="simple" xlink:href="https://www.biblegateway.com/passage/?search=Revelation+20%3A7-9&amp;version=WEB" text:style-name="Internet_20_link" text:visited-style-name="Visited_20_Internet_20_Link"><text:span text:style-name="Definition"><text:span text:style-name="T88">WEB</text:span></text:span></text:a></text:p></text:note-body></text:note></text:span>. would correspond because after that you don't <text:soft-page-break/>see this <text:span text:style-name="T222">earth</text:span> <text:span text:style-name="T222">with these heavens</text:span> again but a new <text:span text:style-name="T222">earth</text:span> and new <text:span text:style-name="T222">heavens</text:span>. <text:span text:style-name="T222">N</text:span>ew physical heaven<text:span text:style-name="T222">s</text:span> and a new physical earth, because the spiritual ones are already being built with all the born again <text:span text:style-name="T222">b</text:span>elievers. Those who are going to live in that new <text:span text:style-name="T222">earth </text:span>with that new <text:span text:style-name="T222">heavens</text:span>, also physical, when they are physically resurrected.</text:p>
      <text:p text:style-name="P90"><text:span text:style-name="T1">Moment also described in </text:span><text:alphabetical-index-mark-start text:id="IMark94844474407880"/><text:span text:style-name="T1">Ezekiel 38</text:span><text:alphabetical-index-mark-end text:id="IMark94844474407880"/><text:span text:style-name="T1">, when he says that Gog will say to himself: </text:span><text:span text:style-name="Bible_5f_text"><text:span text:style-name="T1">“</text:span></text:span><text:span text:style-name="Bible_5f_text"><text:span text:style-name="T88">I</text:span></text:span><text:span text:style-name="Bible_5f_text"> will go to those who are at rest, who dwell securely, all of them dwelling without walls, and having neither bars nor gates</text:span><text:span text:style-name="Bible_5f_text"><text:span text:style-name="T1">” </text:span></text:span><text:span text:style-name="Bible_5f_text"><text:span text:style-name="T1"><text:note text:id="ftn201" text:note-class="footnote"><text:note-citation>201</text:note-citation><text:note-body><text:p text:style-name="Footnote"><text:alphabetical-index-mark-start text:id="IMark94844474407880"/><text:span text:style-name="T1">Ezekiel 38</text:span><text:alphabetical-index-mark-end text:id="IMark94844474407880"/><text:span text:style-name="T1">:11 </text:span><text:a xlink:type="simple" xlink:href="https://www.biblegateway.com/passage/?search=Ezekiel+38%3A11&amp;version=WEB" text:style-name="Internet_20_link" text:visited-style-name="Visited_20_Internet_20_Link"><text:span text:style-name="Definition"><text:span text:style-name="T88">WEB</text:span></text:span></text:a></text:p></text:note-body></text:note></text:span></text:span><text:span text:style-name="T1">. And that in the end everything ends with: </text:span><text:span text:style-name="Bible_5f_text"><text:span text:style-name="T1">“</text:span></text:span><text:span text:style-name="Bible_5f_text"><text:span text:style-name="T88">o</text:span></text:span><text:span text:style-name="Bible_5f_text"><text:span text:style-name="T1">verflowing shower, with great hailstones, fire, and sulfur” </text:span></text:span><text:span text:style-name="Bible_5f_text"><text:span text:style-name="T1"><text:note text:id="ftn202" text:note-class="footnote"><text:note-citation>202</text:note-citation><text:note-body><text:p text:style-name="Footnote"><text:alphabetical-index-mark-start text:id="IMark94844474407880"/><text:span text:style-name="T1">Ezekiel 38</text:span><text:alphabetical-index-mark-end text:id="IMark94844474407880"/><text:span text:style-name="T1">:22 </text:span><text:a xlink:type="simple" xlink:href="https://www.biblegateway.com/passage/?search=Ezekiel+38%3A22&amp;version=WEB" text:style-name="Internet_20_link" text:visited-style-name="Visited_20_Internet_20_Link"><text:span text:style-name="Definition"><text:span text:style-name="T88">WEB</text:span></text:span></text:a></text:p></text:note-body></text:note></text:span></text:span><text:span text:style-name="T1">. Just </text:span><text:span text:style-name="T88">like it all </text:span><text:span text:style-name="T1">ends in </text:span><text:alphabetical-index-mark-start text:id="IMark94844762006008"/><text:span text:style-name="T1">Revelation 20</text:span><text:alphabetical-index-mark-end text:id="IMark94844762006008"/><text:span text:style-name="T1">. It makes sense that if </text:span><text:span text:style-name="T88">there is </text:span><text:span text:style-name="T1">a thousand years of peace, </text:span><text:span text:style-name="T88">of </text:span><text:span text:style-name="T1">tranquility, in which one lives confidently, there </text:span><text:span text:style-name="T88">will be</text:span><text:span text:style-name="T1"> no walls </text:span><text:span text:style-name="T88">n</text:span><text:span text:style-name="T1">or locks.</text:span></text:p>
      <text:p text:style-name="P3">Moment that is the end, end, of the children, of the children, of the children of Adam. It doesn't go anymore. No more offspring of Adam. <text:span text:style-name="T222">M</text:span>oment that is right before the resurrection of the dead.</text:p>
      <text:p text:style-name="P3">We can conclude that God also likes physical fire to end with the bad guys. Of course, none of the physical fires mention<text:span text:style-name="T222">ed in</text:span> the bible, and that we know <text:span text:style-name="T254">are </text:span>physical <text:span text:style-name="T254">ones</text:span>, have been eternal. <text:span text:style-name="T222">E</text:span>very <text:span text:style-name="T222">single </text:span>one has finished. They have all turned of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Index_20_1" style:display-name="Index 1" style:family="paragraph" style:parent-style-name="Index" style:class="index">
      <style:paragraph-properties fo:margin-left="0mm" fo:margin-right="0mm" fo:margin-top="0mm" fo:margin-bottom="1.01mm" style:contextual-spacing="false" fo:text-indent="0mm" style:auto-text-indent="false"/>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
      <style:paragraph-properties fo:text-align="end" style:justify-single-word="false"/>
    </style:style>
    <style:page-layout style:name="Mpm1">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0</text:page-number></text:p>
      </style:footer>
    </style:master-page>
    <style:master-page style:name="Right_20_Page" style:display-name="Right Page" style:page-layout-name="Mpm3" draw:style-name="Mdp1" style:next-style-name="Left_20_Page">
      <style:header>
        <text:p text:style-name="MP2"><text:chapter text:display="name" text:outline-level="3"/></text:p>
      </style:header>
      <style:footer>
        <text:p text:style-name="Footer"><text:page-number text:select-page="current">0</text:page-number></text:p>
      </style:footer>
    </style:master-page>
    <style:master-page style:name="Left_20_Page" style:display-name="Left Page" style:page-layout-name="Mpm4" draw:style-name="Mdp1" style:next-style-name="Right_20_Page">
      <style:header>
        <text:p text:style-name="Header"><text:chapter text:display="name" text:outline-level="3"/></text:p>
      </style:header>
      <style:footer>
        <text:p text:style-name="Footer"><text:page-number text:select-page="current">0</text:page-number></text:p>
      </style:footer>
    </style:master-page>
    <style:master-page style:name="Intro_20_First_20_Page" style:display-name="Intro First Page" style:page-layout-name="Mpm5" draw:style-name="Mdp1" style:next-style-name="Intro_20_Left"/>
    <style:master-page style:name="First_20_Page" style:display-name="First Page" style:page-layout-name="Mpm6" draw:style-name="Mdp1" style:next-style-name="Left_20_Page"/>
    <style:master-page style:name="Envelope" style:page-layout-name="Mpm7" draw:style-name="Mdp1"/>
    <style:master-page style:name="Index" style:page-layout-name="Mpm8" draw:style-name="Mdp1"/>
    <style:master-page style:name="HTML" style:page-layout-name="Mpm9" draw:style-name="Mdp1"/>
    <style:master-page style:name="Landscape" style:page-layout-name="Mpm10" draw:style-name="Mdp1"/>
    <style:master-page style:name="Intro_20_Left" style:display-name="Intro Left" style:page-layout-name="Mpm11" draw:style-name="Mdp1" style:next-style-name="Intro_20_Right">
      <style:footer>
        <text:p text:style-name="Footer"><text:page-number text:select-page="current">0</text:page-number></text:p>
      </style:footer>
    </style:master-page>
    <style:master-page style:name="Intro_20_Right" style:display-name="Intro Right" style:page-layout-name="Mpm12" draw:style-name="Mdp1" style:next-style-name="Intro_20_Left">
      <style:footer>
        <text:p text:style-name="Footer"><text:page-number text:select-page="current">0</text:page-number></text:p>
      </style:footer>
    </style:master-page>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14T12:43:13.075934149</dc:date>
    <meta:editing-duration>P4DT5H6M38S</meta:editing-duration>
    <meta:editing-cycles>1812</meta:editing-cycles>
    <meta:generator>LibreOffice/7.5.5.2$Linux_X86_64 LibreOffice_project/50$Build-2</meta:generator>
    <dc:creator>Jose Luis Quiroga</dc:creator>
    <meta:document-statistic meta:table-count="0" meta:image-count="0" meta:object-count="0" meta:page-count="56" meta:paragraph-count="517" meta:word-count="15495" meta:character-count="82860" meta:non-whitespace-character-count="67878"/>
  </office:meta>
</office:document-meta>
</file>